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PingFang SC" svg:font-family="PingFang SC"/>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P4" style:family="paragraph" style:parent-style-name="Standard">
      <style:paragraph-properties fo:margin-bottom="0.1667in" style:line-height-at-least="0.2361in"/>
      <style:text-properties style:font-name="PingFang TC" fo:font-size="12.0pt" fo:color="#000000" fo:background-color="#868686"/>
    </style:style>
    <style:style style:name="P5" style:family="paragraph" style:parent-style-name="Standard">
      <style:text-properties style:font-name="Heiti TC Light" fo:font-size="12.0pt" fo:background-color="#868686"/>
    </style:style>
    <style:style style:name="P6" style:family="paragraph" style:parent-style-name="Standard">
      <style:paragraph-properties fo:margin-bottom="0.1667in"/>
      <style:text-properties style:font-name="Heiti TC Light" fo:font-size="12.0pt" fo:background-color="#ececec"/>
    </style:style>
    <style:style style:name="P7" style:family="paragraph" style:parent-style-name="Standard">
      <style:paragraph-properties fo:margin-bottom="0.1667in"/>
      <style:text-properties style:font-name="Heiti TC Light" fo:font-size="12.0pt"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PingFang SC" fo:letter-spacing="0.0000in"/>
    </style:style>
    <style:style style:name="T5" style:family="text">
      <style:text-properties style:font-name="Apple Color Emoji" fo:letter-spacing="0.0000in"/>
    </style:style>
    <style:style style:name="T6" style:family="text">
      <style:text-properties fo:color="#052726"/>
    </style:style>
    <style:style style:name="TableColumn1" style:family="table-column">
      <style:table-column-properties style:column-width="3.4625in" style:rel-column-width="32767*"/>
    </style:style>
  </office:automatic-styles>
  <office:body>
    <office:text>
      <text:p text:style-name="P1"><text:span text:style-name="T1">老羊   |  2019.11.30 02:18   |   </text:span><text:a xlink:type="simple" xlink:href="http://palinfo.habago.org/Entry?Command=Information_PrintForum&amp;iPage=1#FORUM38169"><text:span text:style-name="T2">#</text:span></text:a></text:p>
      <text:p text:style-name="P2"><text:span text:style-name="T1">既然港警如此邪惡，我建議把香港所有的、三萬多的港警全數送到內地放假一個月，讓全世界都見識高素質、自愛自重的香港人在沒有邪惡港警的暴行下維持香港社會良好的運作。</text:span><text:span text:style-name="T3"><text:line-break/></text:span></text:p>
      <text:p text:style-name="P1"><text:span text:style-name="T1">陳真   |  2019.11.30 01:08   |   </text:span><text:a xlink:type="simple" xlink:href="http://palinfo.habago.org/Entry?Command=Information_PrintForum&amp;iPage=1#FORUM38168"><text:span text:style-name="T2">#</text:span></text:a></text:p>
      <text:p text:style-name="P3"><text:span text:style-name="T1">卡韓政變 (196)：民進黨光是去年一年之內就殺害了二十萬人</text:span><text:span text:style-name="T3"><text:line-break/><text:line-break/></text:span><text:span text:style-name="T1">陳真 2019.11.30.</text:span><text:span text:style-name="T3"><text:line-break/><text:line-break/><text:line-break/></text:span><text:span text:style-name="T1">依照賴清德的邏輯，民進黨光是去年一年之內就殺害了二十萬個台灣人。</text:span><text:span text:style-name="T3"><text:line-break/><text:line-break/></text:span><text:span text:style-name="T1">不管寫什麼，現實也好，概念也罷，我寫東西很快，說不定比我講話還快。我發現，惟有以這樣一種迅速方式來寫，似乎才能寫得好一些。</text:span><text:span text:style-name="T3"><text:line-break/><text:line-break/></text:span><text:span text:style-name="T1">出於義憤，想寫的現實東西很多，玻利維亞、利比亞，委內瑞拉、伊拉克、以巴問題、香港暴亂、阿桑吉、韓國瑜、「郭宋柯人渣黨側翼聯盟」等等等，但生活的極度忙碌，讓我現在寫東西只能爭取以秒為單位的零碎時間，每寫個三、五字，就得中斷許久，實在很挫折。</text:span><text:span text:style-name="T3"><text:line-break/><text:line-break/></text:span><text:span text:style-name="T1">要是我有一千隻手就好了，並且有個可以同時處理各種事物的量子頭腦，那我就可以更加充份利用時間，而且不需排出先後順序，同時就能一起進行。</text:span><text:span text:style-name="T3"><text:line-break/><text:line-break/></text:span><text:span text:style-name="T1">Line有個「動態消息」。昨天，我看到我的朋友黃志中 (現任台南衛生局長，之前是高雄市衛生局長) 在Line的動態上貼了一篇報導，通篇是假新聞。我經常實在覺得很累很無奈，究竟何時方休？無時無刻就只能忍受根本數不清永無止盡的造謠抹黑；因為數量無限，你根本不可能一一去揭穿，真的實在很累，很可惡，很無恥。</text:span><text:span text:style-name="T3"><text:line-break/><text:line-break/></text:span><text:span text:style-name="T1">自從二十幾年前人渣黨崛起之後，在這個島上每天就是無窮無盡的造謠抹黑與扭曲。我常想，誰能指出來，不用多，只要一句就好，誰能指出來這個人渣黨和它的走狗綠媒們有沒有哪一句話是真的？只要一句就好！完全就是謊言、謠言、扭曲歪曲與誇大渲染。</text:span><text:span text:style-name="T3"><text:line-break/><text:line-break/></text:span><text:span text:style-name="T1">台南市衛生局長黃志中轉貼的那篇假新聞是「信傳媒」的記者邱立玲所寫。她說：</text:span><text:span text:style-name="T3"><text:line-break/><text:line-break/></text:span><text:span text:style-name="T1">「香港抗爭活動5個月期間，遭遇黑警濫暴...5000多人被捕，...警方並通報6－9月發現2537具屍體與256宗自殺案，死者多半為年輕人。其中有些年輕人疑似被黑警滅口或送到深圳關押。在大批年輕人流血流淚之後，林鄭月娥26日終於鬆口，考慮成立獨立檢討委員會。如果林鄭能早點答應，也不會有那麼多無辜的學生被黑警丟到海裡、丟到樓下或被強暴慘死。中共的專制獨裁，害慘強力要求法治和自治的香港年輕人。」</text:span><text:span text:style-name="T3"><text:line-break/><text:line-break/></text:span><text:span text:style-name="T1">我看了，真不敢相信自己的眼睛，怎麼會有人明目張膽發出這種假新聞？後來發現，假新聞的源頭之一就是賴清德。他在上星期 (11月25日)的臉書上寫說：</text:span><text:span text:style-name="T3"><text:line-break/><text:line-break/></text:span><text:span text:style-name="T1">「藉著修例風波，香港警方任意進入大學校園捕捉學生...在路上看到漂亮女生就抓。至11月19日為止，香港共有5804人被警察逮捕、一共發現2537具死亡屍體及256宗自殺案件。這些不尋常的數字，只是香港政府胡作非為的冰山一角。大家還敢相信一國兩制嗎？還敢相信中國的保證嗎？」</text:span><text:span text:style-name="T3"><text:line-break/><text:line-break/></text:span><text:span text:style-name="T1">很無恥吧！我真不敢相信怎麼會有人這麼無恥！為什麼記者或官員可以撒謊造謠卻根本不需更正，不需負起任何法律責任，不需為此遭到任何懲處？</text:span><text:span text:style-name="T3"><text:line-break/><text:line-break/></text:span><text:span text:style-name="T1">自由時報斗大的聳動標題也是故意這麼寫的：</text:span><text:span text:style-name="T3"><text:line-break/><text:line-break/></text:span><text:span text:style-name="T1">「慘！香港政府公布：3個月接獲2537宗屍體通報案。」</text:span><text:span text:style-name="T3"><text:line-break/><text:line-break/></text:span><text:span text:style-name="T1">我個人平常生活中完全不談政治，盡量珍惜人與人之間的基本善意與感情，盡量假裝不知道人們的想法與為人。但有些時候，實在很難裝聾作啞，於是我就公開在Line的「動態消息」上公開回覆我的這位局長朋友黃志中。我是這麼寫的：</text:span><text:span text:style-name="T3"><text:line-break/><text:line-break/></text:span><text:span text:style-name="T1">「志中，你真的相信這種假新聞？你是衛生局長不是嗎？你是這樣理解數據的嗎？依照你的邏輯，台灣去年光是一年之內就發現17萬多具屍體，也是民進黨謀殺的嗎？你任職高雄衛生局長任內，是不是幾萬條人命也都應該算在你頭上？」</text:span><text:span text:style-name="T3"><text:line-break/><text:line-break/></text:span><text:span text:style-name="T1">真的是睜眼說瞎話。做為一個衛生局長，是這樣理解死亡統計的嗎？香港的死亡人數及各種死亡狀況個案數和自殺人數等等等，在過去幾年來有什麼變化嗎？一直都是正常狀況不是嗎？而這些數字竟然被扭曲成在香港暴亂中被警方殺害的人數。真的有夠無恥。</text:span><text:span text:style-name="T3"><text:line-break/><text:line-break/></text:span><text:span text:style-name="T1">學姊前些日子告訴我說，她聽說有幾百幾千個台灣人在大陸「被失蹤」、「被消失」，意思是說中共好恐怖哦，台灣人一到大陸隨時就有可能被殺被關。學姊當然不可能相信這些鬼話。我跟她說，依照這個邏輯，台灣更恐怖，何只幾百幾千人，台灣人在民進黨的統治下，每年就有高達三萬人「被失蹤」、「被消失」。</text:span><text:span text:style-name="T3"><text:line-break/><text:line-break/></text:span><text:span text:style-name="T1">事實上，這些都是失蹤人口統計，但綠營就偏偏能把它扭曲成被中共祕密抓走或暗殺的人數，然後進一步口耳相傳來唬弄一般社會大眾，藉以謀取政治利益，騙取選票。</text:span><text:span text:style-name="T3"><text:line-break/><text:line-break/></text:span><text:span text:style-name="T1">我查了一下資料，台灣長住大陸及工作的人口約有兩三百萬，至於短期旅遊就更多了。但是，根據各媒體今年九月底的報導，過去三年來，在大陸的失蹤台灣人是 67人。這樣很過份嗎？台灣總人口也不過兩千三百萬，每年失蹤人口就有大約三萬人。相對地，三年內，台灣人在大陸一共有67人失蹤，這樣很可怕嗎？</text:span><text:span text:style-name="T3"><text:line-break/><text:line-break/></text:span><text:span text:style-name="T1">重點是，失蹤人口指的是失去聯絡的人。如果你硬要把這67人故意扭曲成被中共偷偷抓走或偷偷暗殺的人口，那麼，台灣光是一年就有三萬人被民進黨抓走，另有十七萬人被民進黨謀殺。算一算，光是去年一年之內就大約有二十萬人遇害。</text:span><text:span text:style-name="T3"><text:line-break/><text:line-break/></text:span><text:span text:style-name="T1">對於這個黨及綠媒與支持者，我想說的只有兩個字：無恥！</text:span><text:span text:style-name="T3"><text:line-break/><text:line-break/></text:span><text:span text:style-name="T1">為了傷害韓國瑜，更是每天散播根本數不清的謠言與抹黑。然而，真正為非作歹壞事做絕的就是這個人渣黨檯面上這些無惡不作無所不貪的人渣。</text:span></text:p>
      <text:p text:style-name="P1"><text:span text:style-name="T1">陳真   |  2019.11.28 10:21   |   </text:span><text:a xlink:type="simple" xlink:href="http://palinfo.habago.org/Entry?Command=Information_PrintForum&amp;iPage=1#FORUM38167"><text:span text:style-name="T2">#</text:span></text:a></text:p>
      <text:p text:style-name="P2"><text:span text:style-name="T1">我們也該去 AIT實施一下美國人所渴望的香港民主嗎？</text:span><text:span text:style-name="T3"><text:line-break/><text:line-break/></text:span><text:span text:style-name="T1">陳真 2019. 11. 28.</text:span><text:span text:style-name="T3"><text:line-break/><text:line-break/><text:line-break/></text:span><text:span text:style-name="T1">我常想，難道我們也應該去AIT，依照美國所歌頌的香港追求民主模式，效法一番？比方說大家都一律蒙面，攜帶汽油彈 (我知道怎麼製作)、鐵棍、幾桶汽油、弓箭、鐵錘、木棍、玻璃瓶...等等等，看到警察就圍毆，搶他的槍械，或是往路人(記得最好是針對美國人及其走狗)身上淋汽油，然後縱火把他當場燒死，至少也要叫美國人統統滾回美國去。</text:span><text:span text:style-name="T3"><text:line-break/><text:line-break/></text:span><text:span text:style-name="T1">然後，記得要對 AIT 及其走狗民進黨黨部丟擲汽油彈，圍堵各大馬路，不准行人通過，縱火焚燒捷運，燒火車，燒法院，燒學校，燒公車，燒銀行，燒商店，燒地鐵，特別應該燒所有與美國和美資有關的個人或機構。</text:span><text:span text:style-name="T3"><text:line-break/><text:line-break/></text:span><text:span text:style-name="T1">如果有其他路人意見與我們不同，當然馬上就該打，看哪個老師或學生寫文章對我們有所不敬，馬上就肉搜，公布他家地址和家人、小孩姓名與學校或工作單位，鼓勵大家前往痛毆一番，至少要打到頭破血流才行。當然，為了捍衛民主自由與人權，把他打死也沒關係；或是在他教學的課堂上把他當眾軟禁，用雷射光照射燒灼他的生殖器，逼台灣人承認他不是台灣人，逼美國人承認他不是美國人。</text:span><text:span text:style-name="T3"><text:line-break/><text:line-break/></text:span><text:span text:style-name="T1">然後，請祖國通過一個 "促進美國民主與人權法案"，凡是執行上述各種追求民主與自由之英勇行為者，其所犯刑責一概不予承認，而且反倒必須邀請他前來祖國求學、演講，透過媒體把他捧為年輕學子的明星偶像，捧為民主英雄、自由鬥士，給他全額獎學金，定期給他巨額生活費，給他各種高階工作，加以訓練，加以栽培，以便日後前往美國本土，繼續捍衛民主自由與人權。</text:span><text:span text:style-name="T3"><text:line-break/><text:line-break/></text:span><text:span text:style-name="T1">至於企圖制止我們追求民主自由的美國警察或其下令官員，一概查封其本人與所有親屬之財產，統統以恐怖份子論罪，任何人得以逕行逮捕，或是必要時請祖國出動無人機予以就地狙殺，以促進美國的民主自由與人權。</text:span><text:span text:style-name="T3"><text:line-break/><text:line-break/></text:span><text:span text:style-name="T1">而且，務必記得 "寧可錯殺一百，不可放過一個" 的原則：敵人如果住大樓，就用飛彈把整棟樓轟掉；敵人如果正在參加喜宴，就把宴會賓客新娘新郎等 "同夥" 統統殺光光；敵人如果受傷跑去醫院治療，就把醫院包括醫生護士全部幹掉。同理類推。這沒什麼，這叫做 "除惡務盡"，這叫做 "附帶損失" (collateral damage)；重點是殺掉某個人，連帶其他九十九個只是附帶損害，套句美國前國務卿歐布萊特(Madeleine Albright)的名言：陪葬了五十萬個伊拉克小孩的生命，"這是值得的"。</text:span><text:span text:style-name="T3"><text:line-break/><text:line-break/></text:span><text:span text:style-name="T1">我隨手寫的這些，不過冰山一角。如果你覺得很荒唐，那麼，當它應用在他人身上時，為什麼你反而歌頌讚揚？</text:span><text:span text:style-name="T3"><text:line-break/><text:line-break/></text:span><text:span text:style-name="T1">現實的情況卻是這樣：</text:span><text:span text:style-name="T3"><text:line-break/><text:line-break/></text:span><text:span text:style-name="T1">當我們來到 AIT 時，我們手無寸鐵，手上只有幾張傳單及一面牌子，要求釋放阿桑吉。我們全都以真面目出現，不會蒙面。而且，面對警察時，我們一概待之以禮，離去時也不會忘記鞠躬致意；警察要我們拿出身份證，我們就趕緊拿出來（往後我個人決定不再把身份證拿出來）；警察對我們大小聲，我們依舊陪笑臉；警察說我們違法，我們就只留下兩個人在 AIT 圍牆前靜站，其他人則撤退到對街，這樣就不違反集會遊行法了。</text:span><text:span text:style-name="T3"><text:line-break/><text:line-break/></text:span><text:span text:style-name="T1">我們是如此客氣與溫和，而AIT附屬的安全警衛們卻個個囂張跋扈，動輒耍流氓，動輒威脅恐嚇，出言不遜。</text:span><text:span text:style-name="T3"><text:line-break/><text:line-break/></text:span><text:span text:style-name="T1">我們是如此客氣與溫和，我們錯了嗎？我們應該效法一下美國人在香港在大陸在台灣在全世界各地所鼓吹的專門針對敵人異己所推行的民主自由嗎？我們下回（12月14日下午三點）去 AIT 該蒙面並且準備汽油彈和鐵棍及汽油嗎？</text:span><text:span text:style-name="T3"><text:line-break/><text:line-break/></text:span><text:span text:style-name="T1">是不是可以請那些每天民主自由喊不停的綠營人渣美國走狗們教教我們應該怎麼追求民主自由與人權，然後才能讓美國不再傷害這個時代最偉大的人民英雄阿桑吉，讓美國不再到處侵略，不再到處在全世界燒殺擄掠。</text:span></text:p>
      <text:p text:style-name="P1"><text:span text:style-name="T1">陳真   |  2019.11.28 10:15   |   </text:span><text:a xlink:type="simple" xlink:href="http://palinfo.habago.org/Entry?Command=Information_PrintForum&amp;iPage=1#FORUM38166"><text:span text:style-name="T2">#</text:span></text:a></text:p>
      <text:p text:style-name="P3"><text:span text:style-name="T1">現在每個月會去AIT前面靜站，下回是12月 14日下午三點到五點。但是，正王每周一下午一點到三點也都會自己去AIT舉牌。</text:span></text:p>
      <text:p text:style-name="P1"><text:span text:style-name="T1">老羊   |  2019.11.28 06:14   |   </text:span><text:a xlink:type="simple" xlink:href="http://palinfo.habago.org/Entry?Command=Information_PrintForum&amp;iPage=1#FORUM38165"><text:span text:style-name="T2">#</text:span></text:a></text:p>
      <text:p text:style-name="P2"><text:span text:style-name="T1">今天觀察者網刊了另一篇楊渡訪對陳明忠的訪問稿，內容和之前其他的當然多少有些重複，但是仍然值得一讀：https://www.guancha.cn/yangdu/2019_11_27_526503_1.shtml</text:span></text:p>
      <text:p text:style-name="P1"><text:span text:style-name="T1">鄭豐遠   |  2019.11.28 05:13   |   </text:span><text:a xlink:type="simple" xlink:href="http://palinfo.habago.org/Entry?Command=Information_PrintForum&amp;iPage=1#FORUM38164"><text:span text:style-name="T2">#</text:span></text:a></text:p>
      <text:p text:style-name="P3"><text:span text:style-name="T1">我仔細閱讀了陳明忠先生的幾則訪談，真的是非常非常訝異和驚嘆，了不起的英雄好漢。</text:span><text:span text:style-name="T3"><text:line-break/><text:line-break/></text:span><text:span text:style-name="T1">陳先生已逝，他贏得了我所有的尊敬。</text:span></text:p>
      <text:p text:style-name="P1"><text:span text:style-name="T1">懷軒   |  2019.11.28 03:22   |   </text:span><text:a xlink:type="simple" xlink:href="http://palinfo.habago.org/Entry?Command=Information_PrintForum&amp;iPage=1#FORUM38163"><text:span text:style-name="T2">#</text:span></text:a></text:p>
      <text:p text:style-name="P2"><text:span text:style-name="T1">英國衛報25日刊了一篇60名各國醫生聯署提出的公開信，呼籲儘快讓阿桑吉移往醫學中心接受治療，不然他很可能死在獄中。看了這新聞，真是令人感到傷心，以及極端的憤怒⋯。</text:span><text:span text:style-name="T3"><text:line-break/><text:line-break/></text:span><text:span text:style-name="T1">https://bit.ly/37NMbwQ</text:span></text:p>
      <text:p text:style-name="P1"><text:span text:style-name="T1">陳真   |  2019.11.28 02:52   |   </text:span><text:a xlink:type="simple" xlink:href="http://palinfo.habago.org/Entry?Command=Information_PrintForum&amp;iPage=1#FORUM38162"><text:span text:style-name="T2">#</text:span></text:a></text:p>
      <text:p text:style-name="P3"><text:span text:style-name="T1">中國對於世界和平及貧窮問題上的貢獻，至少是空前的；從來沒有一個國家在這兩個人類的根本問題上能夠做出比中國更為巨大的貢獻；這樣一種成就，在我看來是極其不可思議的，簡直就是一種奇蹟。</text:span><text:span text:style-name="T3"><text:line-break/><text:line-break/></text:span><text:span text:style-name="T1">前些天，走在昆明街頭，看到一些紅布條上面寫著：慶祝建國70周年。對此我總覺得很不可思議。70年，這麼短的時光，卻有如此成就。</text:span><text:span text:style-name="T3"><text:line-break/><text:line-break/></text:span><text:span text:style-name="T1">中國歷經百年外患，西方列強入侵與殺戮，割據與佔領，再加上日本侵華殺害數千萬人，在這樣一種極其慘烈的傷害、宛如人間煉獄般的百年凌遲之下，竟然能夠在短短七十年之間，對人類社會做出無與倫比的巨大貢獻，實在很難想像。</text:span><text:span text:style-name="T3"><text:line-break/><text:line-break/></text:span><text:span text:style-name="T1">而美國卻是另一種極端，血腥與邪惡之極致，完全就是喪心病狂，毫無人性，毒害整個世界，無所不用其極。</text:span><text:span text:style-name="T3"><text:line-break/><text:line-break/></text:span><text:span text:style-name="T1">對於中、美這兩道命題，我知道一般人的認知剛好完全相反。但是，我講的到底對不對，這很容易查證不是嗎？為何人們對於主流所灌輸的一切資訊從來不去做一點基本功課便深信不疑呢？我實在很難理解這樣一種心靈、這樣一種腦子。</text:span></text:p>
      <text:p text:style-name="P1"><text:span text:style-name="T1">陳真   |  2019.11.28 02:19   |   </text:span><text:a xlink:type="simple" xlink:href="http://palinfo.habago.org/Entry?Command=Information_PrintForum&amp;iPage=1#FORUM38161"><text:span text:style-name="T2">#</text:span></text:a></text:p>
      <text:p text:style-name="P2"><text:span text:style-name="T1">反民主罪行：美國策動玻利維亞法西斯軍事政變</text:span><text:span text:style-name="T3"><text:line-break/><text:line-break/></text:span><text:span text:style-name="T1">作者：Timothy Alexander Guzman</text:span><text:span text:style-name="T3"><text:line-break/><text:line-break/></text:span><text:span text:style-name="T1">譯者： 陳真</text:span><text:span text:style-name="T3"><text:line-break/><text:line-break/></text:span><text:span text:style-name="T1">文章出處：Global Research (https://bit.ly/35f97Tk)</text:span><text:span text:style-name="T3"><text:line-break/><text:line-break/></text:span><text:span text:style-name="T1">原文發表日期：2019. 11. 15.</text:span><text:span text:style-name="T3"><text:line-break/><text:line-break/><text:line-break/></text:span><text:span text:style-name="T1">玻利維亞的合法民選總統埃沃·莫拉萊斯 (Evo Morales)，於數天前(11月11日) 流亡墨西哥。他指出，「美洲國家組織 (The Organization of American States，簡稱OAS) 專為美國帝國主義服務」。他表示「無法理解」為何他的軍事將領竟然會背叛玻利維亞人民。他說：「這證實了一件事：亦即我最大的罪行就是我是個原住民。這終究是個階級問題。」</text:span><text:span text:style-name="T3"><text:line-break/><text:line-break/></text:span><text:span text:style-name="T1">無論現況如何，莫拉萊斯總統至今依舊獲得大多數玻利維亞人民的支持。他是玻利維亞史上第一個原住民總統，出身貧窮農家，不曾上過大學。</text:span><text:span text:style-name="T3"><text:line-break/><text:line-break/></text:span><text:span text:style-name="T1">根據報導，「這位流亡總統再度表明：玻利維亞自從脫離了國際貨幣基金組織 (IMF) 後，經濟情況已有所改善。」</text:span><text:span text:style-name="T3"><text:line-break/><text:line-break/></text:span><text:span text:style-name="T1">在玻利維亞的歷史上，莫拉萊斯之前的許多總統，總是以美國利益惟命是從，強力鎮壓窮人及原住民，殺害許多罷工的工人，並且出賣國家礦產利益給美國及一些歐洲公司，以致於玻利維亞人民數十年來一直都是在美方武裝支持的極右獨裁政權底下過著赤貧生活；尤有甚者，對古柯生產地進行軍事管制，實施暴虐統治。</text:span><text:span text:style-name="T3"><text:line-break/><text:line-break/></text:span><text:span text:style-name="T1">根據 2014年半島電視台針對莫拉萊斯崛起經過的一項紀實報導，標題為「莫拉萊斯是否已證明對手是錯的？」，莫拉萊斯曾在古柯生產地親身經歷過這樣一段恐怖統治。特別令他難忘的是，他曾在 Chipiriri 城市目擊一個種植古柯樹的農夫，因為拒絕承認走私而遭軍閥殺害。莫拉萊斯說：</text:span><text:span text:style-name="T3"><text:line-break/><text:line-break/></text:span><text:span text:style-name="T1">「軍頭們完全沒有半點猶豫，就往那個農夫身上澆滿汽油，當著許多人面前點燃，把他活活燒死。」</text:span><text:span text:style-name="T3"><text:line-break/><text:line-break/></text:span><text:span text:style-name="T1">半島電視台提到莫拉萊斯施政之成功，如此說道：</text:span><text:span text:style-name="T3"><text:line-break/><text:line-break/></text:span><text:span text:style-name="T1">「玻利維亞的國內生產總值 (GDP) ，從2009年到2013年持續穩定成長。根據聯合國報告，玻利維亞原本是拉丁美洲貧窮人口比例最高的國家，但在莫拉萊斯的執政下，貧窮人口從西元 2000年到 2012 年足足減少了 32.2%；就業率與薪資亦有明顯成長，最低工資更是大幅提高了兩成。」</text:span><text:span text:style-name="T3"><text:line-break/><text:line-break/></text:span><text:span text:style-name="T1">半島電視台分析認為，莫拉萊斯施政成功的原因在於他把礦產及電信等各項產業收歸國有，為國庫創造了巨大收益，藉以從事民生基礎建設的改善 (在此之前，玻利維亞民生凋敝，全國僅有一成的道路鋪設)；莫拉萊斯並特別致力於婦孺老幼人口的脫貧計劃。另外，莫拉萊斯也成功消除了文盲。2014年8月，聯合國教科文組織 (UNESCO) 正式宣告玻利維亞脫盲成功 (譯者註：文盲人口少於總人口4%謂之脫盲)。</text:span><text:span text:style-name="T3"><text:line-break/><text:line-break/></text:span><text:span text:style-name="T1">然而，今年10月20日，當莫拉萊斯宣告贏得總統大選，右翼暴亂隨即引發；帶頭者主要是玻利維亞的法西斯組織領導人卡馬丘 (Luis Fernando Camacho) 。創辦新聞調查網站「灰色地帶」(the Grayzone) 的美國著名作家、導演及獲獎記者 Max Blumenthal 及 Ben Norton ，形容卡馬丘不但是「巴拿馬文件」(the Panama Papers) 榜上有名的「權貴財閥」，而且是「極右基督教基本教義派，從事惡名昭彰之種族主義暴力之法西斯準軍事組織成員。該組織座落於玻利維亞較為富庶的分離主義大城聖克魯茲（Santa Cruz）」。</text:span><text:span text:style-name="T3"><text:line-break/><text:line-break/></text:span><text:span text:style-name="T1">(譯者註：卡馬丘被媒體稱呼為「基督教法西斯主義者」，因其信奉種族階層主義，特別鄙視原住民，認為原住民是最低等的人種。)</text:span><text:span text:style-name="T3"><text:line-break/><text:line-break/></text:span><text:span text:style-name="T1">(譯者註：巴拿馬文件是2016年由「國際調查記者同盟」(ICIJ) 所揭露的一份機密文件，詳列二十幾萬筆各國政客、財閥刻意隱藏的海外資產黑資料。該文件揭露卡馬丘諸多海外洗錢行徑。)  </text:span><text:span text:style-name="T3"><text:line-break/><text:line-break/></text:span><text:span text:style-name="T1">信奉極右法西斯的卡馬丘，獲得哥倫比亞與巴西右翼政府以及企圖推翻委內瑞拉總統馬杜洛 (Nicolas Maduro) 的反對派人士的支持，自然也就絲毫不令人驚訝。</text:span><text:span text:style-name="T3"><text:line-break/><text:line-break/></text:span><text:span text:style-name="T1">(譯者註：關於美國策動委內瑞拉右翼政變，參見巴勒網兩篇譯文：</text:span><text:span text:style-name="T3"><text:line-break/><text:line-break/></text:span><text:span text:style-name="T1">https://bit.ly/2s2zWfp</text:span><text:span text:style-name="T3"><text:line-break/><text:line-break/></text:span><text:span text:style-name="T1">https://bit.ly/2Qwy0Ge)</text:span><text:span text:style-name="T3"><text:line-break/><text:line-break/></text:span><text:span text:style-name="T1">卡馬丘所帶領的反政府暴動，除了毆打政府官員，並旋即發展成導致多人死亡的極端暴力；美國並以金錢買通軍方將領及警察首長，以武力威迫莫拉萊斯總統及副總統 Garcia Linera 辭職。</text:span><text:span text:style-name="T3"><text:line-break/><text:line-break/></text:span><text:span text:style-name="T1">在這場由美國主導的軍事政變中，莫拉萊斯曾要求與反對派進行對話，遭到斷然拒絕。根據報導，莫拉萊斯甚至曾經接受美國「走狗」(lackey) --「美洲國家組織 (The Organization of American States，簡稱OAS) 的重新選舉提議，卻也不了了之。</text:span><text:span text:style-name="T3"><text:line-break/><text:line-break/></text:span><text:span text:style-name="T1">這場政變暴動，主要是針對莫拉萊斯所屬的政黨--「爭取社會主義運動黨」(the Movement To Socialism，簡稱MAS) 及一些媒體記者，進行暴力攻擊。根據英國國家廣播電台 (BBC) 報導，玻利維亞一個小鎮的女鎮長，被暴民從家中拖出，全身潑滿紅漆，並剪掉她的頭髮。莫拉萊斯總統及其他政府官員，為了避免流血暴動持續擴大，決定辭職。</text:span><text:span text:style-name="T3"><text:line-break/><text:line-break/></text:span><text:span text:style-name="T1">就在這個星期一 (11月11日)，美國總統川普讚揚這場政變是玻利維亞「邁向民主、自由與繁榮的一大步」。川普說：「經過漫長的十四年，莫拉萊斯不顧玻利維亞憲法與人民的意志，困獸猶鬥之餘，終於決定離開。這項決定，保全了民主的同時，玻利維亞人民的聲音也終於被全世界聽見。」</text:span><text:span text:style-name="T3"><text:line-break/><text:line-break/></text:span><text:span text:style-name="T1">川普並藉此恫嚇委內瑞拉及尼加拉瓜，他說：「這將傳遞一項強烈訊息給委內瑞拉和尼加拉瓜的非法政權：民主與人民的意志將盛行於世；我們將與完全的民主自由與繁榮的西半球又更接近一步了。」</text:span><text:span text:style-name="T3"><text:line-break/><text:line-break/></text:span><text:span text:style-name="T1">也許，川普應該去問問厄瓜多和智利人民，問問他們在美國所支持的這兩個右翼法西斯傀儡政權--厄瓜多總統列寧·莫雷諾 (Lenin Moreno) 及智利的億萬富豪總統塞巴斯蒂安·皮涅拉 (Sebastián Piñera) 的統治下，究竟是過著一種什麼樣的「民主自由與繁榮」的生活？</text:span><text:span text:style-name="T3"><text:line-break/><text:line-break/></text:span><text:span text:style-name="T1">(譯者註：2017年，莫雷諾在美國的支持下當選總統，旋即撤銷厄瓜多對於Julian Assange 的政治庇護，並要求英國警方進入使館逮捕。)</text:span><text:span text:style-name="T3"><text:line-break/><text:line-break/></text:span><text:span text:style-name="T1">各位可還記得 2016年 12月川普競選美國總統時所發表的政見？他說：</text:span><text:span text:style-name="T3"><text:line-break/><text:line-break/></text:span><text:span text:style-name="T1">「當我當選美國總統之後，美國將不再到處忙著顛覆其他國家，因為我們對他們根本一無所知，不應介入。」</text:span><text:span text:style-name="T3"><text:line-break/><text:line-break/></text:span><text:span text:style-name="T1">川普的態度一百八十度轉變。這不令人訝異，畢竟美國外交政策依舊牢牢掌控在「深層政府」 (deep state) 那些人手裏。前一陣子，美國企圖顛覆委內瑞拉的馬杜洛 (Maduro) 政府。看來，川普已經和「深層政府」聯手，結合拉美右翼勢力，採用在委內瑞拉、尼加拉瓜及其他國家一模一樣的顛覆政權手法，在拉丁美洲重建美國霸權。</text:span><text:span text:style-name="T3"><text:line-break/><text:line-break/></text:span><text:span text:style-name="T1">對此，美國顯然無視於伴隨著甫獲釋之巴西前總統魯拉·達席瓦 (Lula Da Silva) 而興起的左傾粉紅浪潮 (pink tide)。</text:span><text:span text:style-name="T3"><text:line-break/><text:line-break/></text:span><text:span text:style-name="T1">魯拉總統於 2017年被關，罪名是收受一家名叫 OAS 的廠商120萬美元的賄款，以助其獲得政府契約。魯拉總統始終否認這項指控。但是，美國政府和巴西的右翼富豪政客們顯然在囚禁魯拉總統的判決上起了關鍵作用。魯拉總統的一位辯護律師Valeska Texeira Zanin Martin 如此說道：</text:span><text:span text:style-name="T3"><text:line-break/><text:line-break/></text:span><text:span text:style-name="T1">「這項政治判決，無疑傷害了巴西的法治與民主，同時也侵害了魯拉的基本人權。巴西人民與國際社會均深表關切。」</text:span><text:span text:style-name="T3"><text:line-break/><text:line-break/></text:span><text:span text:style-name="T1">出獄後的魯拉總統，與阿根廷、古巴、尼加拉瓜和委內瑞拉政府，一同譴責玻利維亞的武裝政變，聲明支持莫拉萊斯總統。</text:span><text:span text:style-name="T3"><text:line-break/><text:line-break/></text:span><text:span text:style-name="T1">耐人尋味的是：為何美國執意推翻莫拉萊斯？他被鎖定攻擊的原因有幾點：</text:span><text:span text:style-name="T3"><text:line-break/><text:line-break/></text:span><text:span text:style-name="T1">首先，時間必須回到 2013年，莫拉萊斯驅逐了美國藉以顛覆它國政權的主要工具之一--美國國際開發署 (United States Agency for International Development，簡稱 USAID)。根據 2013 年5月1 日路透社報導，「美國國務卿約翰凱瑞近日宣稱，拉丁美洲只是美國的一個『後院』。莫拉萊斯總統旋即驅逐了美國國際開發署，藉此做為一種『抗議』。」莫拉萊斯說，「玻利維亞必須國有化...各方應尊重玻利維亞人民的尊嚴。請美國國際開發署應立即離開玻利維亞。」</text:span><text:span text:style-name="T3"><text:line-break/><text:line-break/></text:span><text:span text:style-name="T1">莫拉萊斯的舉動，對於美國把拉丁美洲視為「後院」的政策無疑是一項打擊。然而，早在莫拉萊斯當選總統之初，美國中情局 (CIA) 便透過「美國民主基金會」 (NED) 捐輸數百萬美元的鉅額金援，資助玻利維亞各項反政府的右翼組織活動。</text:span><text:span text:style-name="T3"><text:line-break/><text:line-break/></text:span><text:span text:style-name="T1">另一方面，不管誰當美國總統，莫拉萊斯長久以來經常公開譴責美國的外交政策。早在川普當選總統之前，美國政府及其軍工複合體與中情局，便已不斷企圖顛覆莫拉萊斯。2018年，在聯合國的安理會上，莫拉萊斯發表了一段談話。他對川普如此說道：</text:span><text:span text:style-name="T3"><text:line-break/><text:line-break/></text:span><text:span text:style-name="T1">「我在此必須很坦誠、很公開地跟你說：美國對於所謂人權與正義，根本從來都不關心，而且也絲毫看不出來你們真的想要推行民主。」「美國既然簽署了各項有關保護人權的國際公約，那就不應該動輒威脅國際刑事法庭 ( the International Criminal Court簡稱ICC) ，妨礙其法定調查權，不應該在世界各地刑求異己，不應該抵制聯合國人權委員會，更不應該強制把兒童難民和他們的父母家人隔離，甚至把兒童難民關入監牢。」</text:span><text:span text:style-name="T3"><text:line-break/><text:line-break/></text:span><text:span text:style-name="T1">據悉，相當小心眼的川普，在聯合國安理會上對於莫拉萊斯此一發言很不滿，感覺尊嚴受損。這也許說明了為何他刻意高調讚賞玻利維亞政變的原因。</text:span><text:span text:style-name="T3"><text:line-break/><text:line-break/></text:span><text:span text:style-name="T1">至於說到玻利維亞的豐富天然資源，更是美國長年所企圖全數掠奪。眾所周知，玻利維亞擁有全世界最大的鋰礦產，就如 2018年彭博社一篇題為「玻利維亞幾乎不可能實現的鋰礦夢」的文章所指出：</text:span><text:span text:style-name="T3"><text:line-break/><text:line-break/></text:span><text:span text:style-name="T1">「2025年，全世界對於鋰的需求將翻倍。這項細緻的稀有金屬礦產，目前主要生產地是奧地利、智利和阿根廷。至於玻利維亞，目前仍有大約九百萬噸尚未進行商業開採，如今卻已無法開採販售。」為什麼呢？因為：</text:span><text:span text:style-name="T3"><text:line-break/><text:line-break/></text:span><text:span text:style-name="T1">玻利維亞歷年來最為巨大的經濟發展之一，就是選擇了中國的「新疆特變電工集團有限公司」(Xinjiang TBEA Group Co Ltd) 做為玻利維亞國營鋰開採計劃的合作夥伴。這項與中國合作的稀有金屬開採計畫，對於美國的經濟利益構成威脅，同時也削弱了美國在拉丁美洲的主導地位。</text:span><text:span text:style-name="T3"><text:line-break/><text:line-break/></text:span><text:span text:style-name="T1">就如路透社於今年年初的一項報導所指出：「中國的新疆特變電工集團有限公司，在這項和玻利維亞國營鋰企業 YLB 的合作開採計畫中，將持有百分之四十九的股份。」路透社指出：中國和玻利維亞在美國後院一起合作開採鋰礦，此舉顯然激怒美國；特別是中國的參與其中，更使得不管是民主黨或共和黨都一致認為絕不可容忍。</text:span><text:span text:style-name="T3"><text:line-break/><text:line-break/></text:span><text:span text:style-name="T1">路透社的報導如此寫道：</text:span><text:span text:style-name="T3"><text:line-break/><text:line-break/></text:span><text:span text:style-name="T1">「玻利維亞政府估計，這項開採計畫預計需要23億美元。新疆公司將負責先期款項的支出，而玻利維亞政府的 YLB 則以所持股份支付將來更進一步的開採費用。YLB 的執行長Juan Carlos Montenegro 在電話中說道：莫拉萊斯總統曾經問我說：『為什麼？為什麼我們選擇了中國？』執行長回答說：『因為這將確保我們日後在中國的電池開發市場中，能夠擁有一席之地。』莫拉萊斯隨後也就在奧魯羅 (Oruro) 高地城市的一項歌唱紀念儀式中宣布此事。</text:span><text:span text:style-name="T3"><text:line-break/><text:line-break/></text:span><text:span text:style-name="T1">中國是全球鋰耗量最高的國家。2025年以前，一年需要八十萬公頓以因應其高速發展的電動車工業。中國駐玻利維亞大使梁宇讚揚此一合作計畫是『歷史性的』；因為，鋰是下一代電動車所需電池的關鍵元素。」</text:span><text:span text:style-name="T3"><text:line-break/><text:line-break/></text:span><text:span text:style-name="T1">自從莫拉萊斯 2006年選上總統，美國便不斷策畫想推翻他，特別是當他與委內瑞拉前總統查維茲及拉丁美洲其他反美左派政府結盟時，更使得美國決心把他鏟除。根據法新社報導，莫拉萊斯被迫流亡後，曾在推特上如此寫道：</text:span><text:span text:style-name="T3"><text:line-break/><text:line-break/></text:span><text:span text:style-name="T1">「因為政治因素，我被迫離開國家，對此我覺得很痛苦，但我會隨時尋求機會，我將會以更大的力量和勇氣歸來。」</text:span><text:span text:style-name="T3"><text:line-break/><text:line-break/></text:span><text:span text:style-name="T1">隨著巴西前總統魯拉的重返政壇，以及委內瑞拉、墨西哥、尼加拉瓜、古巴以及甫當選阿根廷總統的Alberto Fernández 等等案例看來，拉丁美洲之對抗美國帝國主義魔爪的戰鬥，似乎才剛要開始。</text:span><text:span text:style-name="T3"><text:line-break/><text:line-break/></text:span><text:span text:style-name="T1">=====================</text:span><text:span text:style-name="T3"><text:line-break/></text:span><text:span text:style-name="T1">喬姆斯基與普拉薩德的聯合聲明：我們反對玻利維亞的政變</text:span><text:span text:style-name="T3"><text:line-break/><text:line-break/></text:span><text:span text:style-name="T1">作者：Noam Chomsy (喬姆斯基，美國語言學家與哲學家)、Vijay Prashad (維傑·普拉薩德，印度史學家、記者)</text:span><text:span text:style-name="T3"><text:line-break/><text:line-break/></text:span><text:span text:style-name="T1">譯者：陳真</text:span><text:span text:style-name="T3"><text:line-break/><text:line-break/></text:span><text:span text:style-name="T1">聲明發表日期 2019. 11. 09.</text:span><text:span text:style-name="T3"><text:line-break/><text:line-break/><text:line-break/></text:span><text:span text:style-name="T1">聲明前言：</text:span><text:span text:style-name="T3"><text:line-break/><text:line-break/></text:span><text:span text:style-name="T1">玻利維亞右翼勢力發動政變，反對民選總統埃沃·莫拉萊斯 (Evo Morales)。喬姆斯基 (Noam Chomsky) 及印度記者兼史學家維傑·普拉薩德 (Vijay Prashad) 對此發表聯合聲明，加入全球各地人民所發起的「世界站在埃沃這一邊」(The World is with Evo) 運動，譴責此一政變。</text:span><text:span text:style-name="T3"><text:line-break/><text:line-break/></text:span><text:span text:style-name="T1">聲明本文：</text:span><text:span text:style-name="T3"><text:line-break/><text:line-break/></text:span><text:span text:style-name="T1">一項政變正企圖推翻玻利維亞的民選總統莫拉萊斯。玻利維亞軍事部門--包括警方，公開表明他們將允許法西斯武裝組織攻擊位於首都拉巴斯 (La Paz) 的總統府。此一情勢，十分險峻。</text:span><text:span text:style-name="T3"><text:line-break/><text:line-break/></text:span><text:span text:style-name="T1">莫拉萊斯總統曾邀請四個主要反對勢力坐下協商有關玻利維亞的民主前途，他並祈求透過和平對話，避免玻利維亞再度回到過去軍事獨裁以及由大財團掌權的痛苦日子。莫拉萊斯總統並要求聯合國、美洲國家組織 (OAS)、梵蒂崗以及其他國家或組織一起來防止政變。</text:span><text:span text:style-name="T3"><text:line-break/><text:line-break/></text:span><text:span text:style-name="T1">這項政變乃是由玻利維亞的大財團所發動。他們對於此次選舉再次輸給莫拉萊斯的「爭取社會主義運動黨」(the Movement To Socialism，簡稱 MAS)，感到很懊惱。這些財團完全由美國政府所支持，長期以來處心積慮想推翻莫拉萊斯總統及其所推展的國有化運動。</text:span><text:span text:style-name="T3"><text:line-break/><text:line-break/></text:span><text:span text:style-name="T1">十幾年來，位於玻利維亞首都拉巴斯的美國大使館政治運作中心，曾經表明美國有兩套顛覆計畫：計畫 A 是發動政變，計畫 B 則是直接殺害莫拉萊斯總統。此一行徑，嚴重違反聯合國憲章及所有國際義務，因此我們反對此一政變，我們將選擇站在玻利維亞人民這一邊。我們並且期盼玻利維亞人民能夠挺得過這一波針對他們所發動的攻擊。</text:span><text:span text:style-name="T3"><text:line-break/><text:line-break/></text:span><text:span text:style-name="T1">「世界站在埃沃這一邊」，我們也是。</text:span><text:span text:style-name="T3"><text:line-break/><text:line-break/></text:span><text:span text:style-name="T1">(譯者註：這篇聯合聲明發表後兩天，莫拉萊斯總統流亡墨西哥。)</text:span></text:p>
      <text:p text:style-name="P1"><text:span text:style-name="T1">林炤育   |  2019.11.27 19:06   |   </text:span><text:a xlink:type="simple" xlink:href="http://palinfo.habago.org/Entry?Command=Information_PrintForum&amp;iPage=1#FORUM38160"><text:span text:style-name="T2">#</text:span></text:a></text:p>
      <text:p text:style-name="P3"><text:span text:style-name="T1">兩則新聞</text:span><text:span text:style-name="T3"><text:line-break/><text:line-break/></text:span><text:span text:style-name="T1">11月27日，外交部發言人耿爽主持例行記者會。</text:span><text:span text:style-name="T3"><text:line-break/><text:line-break/></text:span><text:span text:style-name="T1">有記者問：據報導，美國駐德國大使格雷內爾25日發表聲明稱 “中美無法在道德上相提並論”。格雷內爾還表示，把美國政府同中國共產黨進行比較，這是對美國的侮辱，也是對中國民眾的侮辱。你對此有何評論？</text:span><text:span text:style-name="T3"><text:line-break/><text:line-break/></text:span><text:span text:style-name="T1">耿爽回答：美國的一些政客和官員隔三差五就要出來叫一叫、跳一跳，抹黑攻擊中國。他們的拙劣表演充分暴露出其不可告人的險惡用心和政治企圖。</text:span><text:span text:style-name="T3"><text:line-break/><text:line-break/></text:span><text:span text:style-name="T1">美國確實無法在道德層面同中國相提並論。在國際社會大家庭裡，中國始終維護和平，促進發展，堅守道義，同各國攜手構建人類命運共同體。美國卻損人利己，唯我獨尊，背信棄義，在世界上大搞順我者昌，逆我者亡。</text:span><text:span text:style-name="T3"><text:line-break/><text:line-break/></text:span><text:span text:style-name="T1">耿爽指出，第一，中國始終是世界和平的建設者。中國堅持走和平發展道路，積極為維護世界和平穩定貢獻智慧力量。截至去年底，中國累計派出聯合國維和人員近4萬人，成為安理會五常中派出維和人員最多的國家。在國際關係中，中國堅持相互尊重、不干涉內政原則，推動各方通過對話協商解決朝鮮半島、伊核、阿富汗、若開邦等熱點問題，積極發揮建設性作用，日益成為世界和平的穩定之錨和信心之源。</text:span><text:span text:style-name="T3"><text:line-break/><text:line-break/></text:span><text:span text:style-name="T1">反觀美國，可謂是世界動盪不安的製造者。在阿富汗、伊拉克、利比亞、敘利亞等國燃起戰火，給當地百姓留下了無法彌合的傷痛。赤裸裸干涉他國內政，在亞非地區遙控“阿拉伯之春”，在歐亞導演“顏色革命”，在世界各地搞“和平演變”，已經成為全球最大的不穩定因素。</text:span><text:span text:style-name="T3"><text:line-break/><text:line-break/><text:line-break/></text:span><text:span text:style-name="T1">第二，中國始終是全球發展的貢獻者。中國堅持對外開放，互利共贏，同世界分享中國發展的機遇。中國堅定維護以世界貿易組織為核心的多邊貿易體制，致力於構建開放型世界經濟。作為世界第二大經濟體，中國對全球GDP增量的貢獻率已連續10年高達34%。70年來，中國共向166個國家和國際組織提供近4000億元人民幣援助，為120多個發展中國家提供了力所能及的幫助。共建“一帶一路”倡議提出6年來，獲得了國際社會的高度認同和積極響應，取得了一大批早期收穫，已經成為當今世界最受歡迎的公共產品和規模最大的經濟合作平台。反觀美國，可謂是霸凌行徑的操弄者。處處奉行“美國優先”，只想佔他人便宣。在與別國貿易往來中，一言不合就加徵關稅。在國際金融體系中，濫用美元壟斷地位，動不動對他國實施單邊制裁和長臂管轄。還動用國家力量編造“莫須有”的罪名，打壓特定國家和特定企業。美國自己不願投入，卻千方百計干擾破壞中國和其他國家開展合作。</text:span><text:span text:style-name="T3"><text:line-break/><text:line-break/><text:line-break/></text:span><text:span text:style-name="T1">第三，中國始終是國際秩序的維護者。中國高舉多邊主義旗幟，堅定維護以聯合國為核心的國際體系、以國際法為基礎的國際秩序，推動構建人類命運共同體。中國迄今參加了100多個政府間國際組織，簽署了超過500個多邊條約，中國為推動《巴黎協定》的全面達成和有效落實作出了突出貢獻。中國歷來按時足額繳納聯合國會費，支持聯合國為促進世界和平與發展發揮作用。中國積極推動落實聯合國2030年可持續發展議程，在G20杭州峰會期間，首次將發展議題納入全球宏觀政策協調框架之內，得到了廣大發展中國家的一致讚譽和好評。反觀美國，可謂是國際事務的攪局者。2017年以來，美國逃避應承擔的責任義務，先後退出聯合國教科文組織、人權理事會、《巴黎協定》、伊核協議、《中導條約》等。美國國內侵犯人權的狀況很普遍、很嚴重，卻對他國人權狀況說三道四，而且自己並不是聯合國《兒童權利公約》、《消除對婦女一切形式歧視公約》等重要人權公約的締約方。美國派軍機到別的國家門口耀武揚威，叫囂著南海航行自由，卻未加入《聯合國海洋法公約》。美方長期拖欠聯合國會費高達10.55億美元，使聯合國陷入了財政危機，甚至還在今年聯大期間宣稱“自己是民族主義者”，公然批評全球化。</text:span><text:span text:style-name="T3"><text:line-break/><text:line-break/><text:line-break/></text:span><text:span text:style-name="T1">另外，我不得不說的是，格雷內爾先生試圖挑撥中國共產黨與中國人民的關係，極其陰險。新中國成立70年來，中國共產黨帶領中國人民實現了從站起來、富起來到強起來的歷史性飛躍，受到全體中國人民的衷心擁護。根據美國民調機構的調查結果，中國民眾對政府的信任度全球第一。人心是最好的口碑。任何妄圖否定中國的社會主義制度、挑撥中國共產黨和中國人民的關係的政治圖謀都注定不會得逞！</text:span><text:span text:style-name="T3"><text:line-break/><text:line-break/></text:span><text:span text:style-name="T1">最後我要奉勸格雷內爾先生和美國一些政客，人貴有自知之明，請他趁早放棄偏見執念，停止喋喋不休的反華聒噪，反省美國自身問題。還是那句話，不要高估自己的造謠能力，也不要低估別人的判斷能力。謊言重複千遍依然還是謊言。</text:span><text:span text:style-name="T3"><text:line-break/></text:span><text:span text:style-name="T1">----------</text:span><text:span text:style-name="T3"><text:line-break/></text:span><text:span text:style-name="T1">“當年不都說美國監聽我們？我們也沒抵制啊”。</text:span><text:span text:style-name="T3"><text:line-break/></text:span><text:span text:style-name="T1">德部長對美駐德大使格的靈魂拷問引發美不滿，怒稱“將中美進行類比”是對美國的“侮辱”</text:span><text:span text:style-name="T3"><text:line-break/><text:line-break/></text:span><text:span text:style-name="T1">在上周的電視辯論中，面對德國公共廣播聯盟（ADR）記者拋出所謂的華為“安全問題”，阿爾特邁爾用“稜鏡門”舉例反駁說，“我們活在一個開放的世界。我記得‘稜鏡門’事件爆發時，當年我還是（默克爾內閣）幕僚長，而你（指ADR記者）不停地在寫文章抨擊美國政府有多不靠譜，不值得信用。我們也沒有抵制他們啊？”</text:span><text:span text:style-name="T3"><text:line-break/><text:line-break/></text:span><text:span text:style-name="T1">節目播出後，美駐德大使格雷內爾25日回應時怒稱，“不能在道德上，將中國和美國劃等號”。他認為阿爾特邁爾“將中美進行類比”的行為，“對成千上萬為捍衛德國安全而戰的美軍士兵而言，是種侮辱，對數以百萬致力於西方聯盟的美國人來說，也是種侮辱”。</text:span><text:span text:style-name="T3"><text:line-break/><text:line-break/></text:span><text:span text:style-name="T1">格雷內爾的回應含糊其辭，其中並未就“美國監聽默克爾”一事進行反駁。</text:span><text:span text:style-name="T3"><text:line-break/><text:line-break/></text:span><text:span text:style-name="T1">另外，早在今年年初，阿爾特邁爾在明確表態支持華為在德國的5G建設後不久，他便收到了來自格雷內爾的“警告信”。格雷內爾在信中威脅其放棄華為，否則美方將削弱美德兩國間的情報共享。</text:span><text:span text:style-name="T3"><text:line-break/><text:line-break/></text:span><text:span text:style-name="T1">上周，德國主要執政黨基民盟在萊比錫舉行的黨代會上做出決議，不排除華為參與德國的5G建設。這項決議得到大多數與會代表同意。</text:span><text:span text:style-name="T3"><text:line-break/><text:line-break/></text:span><text:span text:style-name="T1">內容寫道，參加建設的只能是可以信賴的設備供應商，他們必須滿足明確定義的安全條件，其中包括，必須排除外國對德國的5G基礎設施施加影響。而這一切必須經得起複核。</text:span></text:p>
      <text:p text:style-name="P1"><text:span text:style-name="T1">李鑑慧   |  2019.11.27 10:04   |   </text:span><text:a xlink:type="simple" xlink:href="http://palinfo.habago.org/Entry?Command=Information_PrintForum&amp;iPage=1#FORUM38159"><text:span text:style-name="T2">#</text:span></text:a></text:p>
      <text:p text:style-name="P2"><text:span text:style-name="T1">John Pilger這篇文章清楚解釋了Assange先前性侵案件的完全子虛烏有, 背後的惡意政治操弄, 和英國拘禁的完全非法。這種事情能發生在人人自以為關切民主人權以及假新聞的年代，真是難以想像。</text:span><text:span text:style-name="T3"><text:line-break/><text:line-break/></text:span><text:span text:style-name="T1">https://bit.ly/2OugkcY</text:span></text:p>
      <text:p text:style-name="P1"><text:span text:style-name="T1">陳真   |  2019.11.26 20:58   |   </text:span><text:a xlink:type="simple" xlink:href="http://palinfo.habago.org/Entry?Command=Information_PrintForum&amp;iPage=2#FORUM38158"><text:span text:style-name="T2">#</text:span></text:a></text:p>
      <text:p text:style-name="P2"><text:span text:style-name="T1">花了點時間整理了幾篇陳明忠的訪談。各位不妨仔細讀過一遍。對我來說，這些言論，算是重溫舊夢，但是，對於大多數新一代的人來說，說不定會覺得新奇而有所啟發。</text:span><text:span text:style-name="T3"><text:line-break/><text:line-break/></text:span><text:span text:style-name="T1">而我想說的是，對於那些長期被各式各樣的謊言與操弄所朦蔽的人，事實上，在你四周早已存在無數足以讓你察覺真相而能跳脫欺瞞的線索與逃出路徑，問題其實只是看你願不願意面對真相而已。</text:span><text:span text:style-name="T3"><text:line-break/><text:line-break/></text:span><text:span text:style-name="T1">前些天在雲南昆明，一下飛機，迎面看到一個大招牌寫著 "過往雲煙"，挺有趣，雲是雲南的雲，煙是香煙的煙，是家香煙舖。被某種哲學蟲咬傷的人，喜歡煙塵光影之類的詩意幻化，對於諸如 "事實" 或 "真相" 這類字眼往往會產生嚴重過敏。</text:span><text:span text:style-name="T3"><text:line-break/><text:line-break/></text:span><text:span text:style-name="T1">然而，面對過往，說 "真相" 也許太沉重，但它畢竟也不僅僅是什麼 "觀點"。觀點也者，你觀我觀大家各有所觀，但我相信，哪怕是再怎麼難以捉摸的過往雲煙，事實上還是有著某種基本事實，人物時空總不可能不可捉摸到真的如煙如塵之渺茫。</text:span><text:span text:style-name="T3"><text:line-break/><text:line-break/></text:span><text:span text:style-name="T1">這樣一些不煙不塵的基本事實，或許就藏著一把鑰匙，足以讓你逃脫人為捉弄與洗腦。</text:span><text:span text:style-name="T3"><text:line-break/><text:line-break/></text:span><text:span text:style-name="T1">21年前 (1998 年)，在我仍然拋頭露面大言不慚的時期，我利用暑假回台灣，在高雄長庚醫院做了一場演講，題目叫做"逃出蒼蠅瓶：談語言的極限"。記得那天來了很多聽眾，還有人遠從外地而來。但我只顧著低頭念稿子，拙劣的表達能力，使我向來沒法和聽眾產生共鳴，總覺得雞同鴨講彷彿就是一種存在的宿命。</text:span><text:span text:style-name="T3"><text:line-break/><text:line-break/></text:span><text:span text:style-name="T1">"演講" 完畢 (應該說念完稿子)，我不知道在場聽眾幾個人逃出了蒼蠅瓶，還是反而被我關入蒼蠅瓶之中？</text:span><text:span text:style-name="T3"><text:line-break/><text:line-break/></text:span><text:span text:style-name="T1">蒼蠅瓶是維根斯坦的一個隱喻。你知道，既然是隱喻，意味著它很難 (或根本不可能) 用言語說清楚。不管怎麼樣，我總算用當年仍是大言不慚的傻逼姿態之最大力氣，給出了一把我以為可以讓你逃出蒼蠅瓶的鑰匙。</text:span><text:span text:style-name="T3"><text:line-break/><text:line-break/></text:span><text:span text:style-name="T1">幾年下來，種種過往變得亦雲亦煙，我慢慢發現，也許連鑰匙都不需要，因為就如維根斯坦所說，大門根本沒關上，你想走隨時都能走，並沒有任何東西把你禁錮起來。</text:span><text:span text:style-name="T3"><text:line-break/><text:line-break/></text:span><text:span text:style-name="T1">哲學上的東西很難 (或幾乎不可能) 通俗化，因此，為了說明一個不可言說的隱喻，我只好創造更多的隱喻，於是很弔詭地，當我們越是想要往現實可言的方向走去，卻反而越來越像個煙裏來霧裏去的詩人，而那理當震撼人心的 "基本事實真相" 呢？究竟離我們越近或越遠？我也有點迷惘了。</text:span><text:span text:style-name="T3"><text:line-break/><text:line-break/></text:span><text:span text:style-name="T1">我在昆明長水機場那塊 "過往雲煙" 的招牌底下，駐足良久，直到一位姑娘跑出來說："先生，買煙嗎？"</text:span><text:span text:style-name="T3"><text:line-break/><text:line-break/></text:span><text:span text:style-name="T1">我必須坦誠，我真的很想騙人，就像齊克果說的，我很想把人 "騙進真理裏頭"。想要被我騙的人，不妨就相信我一回，"走出" 蒼蠅瓶，別再當腦殘了。連 "逃" 都不用，因為瓶子根本沒關上。</text:span><text:span text:style-name="T3"><text:line-break/><text:line-break/></text:span><text:span text:style-name="T1">我並不在意某個人是腦殘，但我很擔心和一大群腦殘一起生活在這地球上，因為，當腦殘成為主流生物，套句Emir Kusturica  "地下社會" 的電影對白："大禍將臨頭"。</text:span><text:span text:style-name="T3"><text:line-break/><text:line-break/></text:span><text:span text:style-name="T1">很多人老是想要改造世界，但我從來只想改造自己。因為我知道，當我改造了自己，事實上也就改造了世界；或者說，我至少對這世界盡了一道本份，我起碼儘可能不讓自己成為腦殘，儘可能不對世界產生危害。</text:span><text:span text:style-name="T3"><text:line-break/><text:line-break/></text:span><text:span text:style-name="T1">陳真 2019. 11. 26.</text:span><text:span text:style-name="T3"><text:line-break/><text:line-break/></text:span><text:span text:style-name="T1">(饑餓等待下班中)</text:span><text:span text:style-name="T3"><text:line-break/><text:line-break/></text:span><text:span text:style-name="T1">===================</text:span><text:span text:style-name="T3"><text:line-break/><text:line-break/></text:span><text:span text:style-name="T1">一個土生土長的“臺灣人”為何是堅定的兩岸統一派</text:span><text:span text:style-name="T3"><text:line-break/><text:line-break/></text:span><text:span text:style-name="T1">陳明忠 (臺灣左統派代表人物，夏潮聯合會榮譽會長)</text:span><text:span text:style-name="T3"><text:line-break/><text:line-break/></text:span><text:span text:style-name="T1">2016. 04. 18.</text:span><text:span text:style-name="T3"><text:line-break/><text:line-break/></text:span><text:span text:style-name="T1">來源：觀察者網</text:span><text:span text:style-name="T3"><text:line-break/><text:line-break/></text:span><text:span text:style-name="T1">4月16日，臺灣統派的旗幟性人物之一、87歲高齡的陳明忠老先生攜《無悔：陳明忠回憶錄》出現在北京三聯書店的讀者見面會。</text:span><text:span text:style-name="T3"><text:line-break/><text:line-break/></text:span><text:span text:style-name="T1">出席此次讀者見面會並作點評發言的還有清華大學教授汪暉、臺灣淡江大學教授呂正惠、中國社科院文學研究所李娜女士、三聯書店總編輯翟德芳、曾受邀觀禮大陸九三大閱兵的臺灣地區少數民族“民意代表”的高金素梅女士等嘉賓。</text:span><text:span text:style-name="T3"><text:line-break/><text:line-break/></text:span><text:span text:style-name="T1">陳明忠老先生出生于1929年日據時期的臺灣，是臺灣“二二八”事件親歷者，前後兩次入獄共二十一年，臺灣最後一位政治死刑犯，統派的旗幟性人物之一。</text:span><text:span text:style-name="T3"><text:line-break/><text:line-break/></text:span><text:span text:style-name="T1">陳明忠假釋後參與 “黨外民主”活動，以大義為重，積極促進兩岸和解，推動連戰訪問大陸。他的一生，極富傳奇色彩，生動地折射出臺灣自日據時代以來數十年間的社會發展進程，是大陸讀者瞭解臺灣二十世紀歷史的難得渠道。</text:span><text:span text:style-name="T3"><text:line-break/><text:line-break/></text:span><text:span text:style-name="T1">二二八事變期間，陳明忠加入起義隊伍，1950年白色恐怖期間被捕，判刑十年。</text:span><text:span text:style-name="T3"><text:line-break/><text:line-break/></text:span><text:span text:style-name="T1">1960年出獄後，因其優異的化學知識，曾到製藥廠工作，最後升任廠長。</text:span><text:span text:style-name="T3"><text:line-break/><text:line-break/></text:span><text:span text:style-name="T1">1976年再度被捕，被控接受中國共產黨命令，在台陰謀判亂。獄中備受酷刑，堅不屈服。經海外保釣學生及其它特赦組織大力營救，終由死刑改判為十五年徒刑。</text:span><text:span text:style-name="T3"><text:line-break/><text:line-break/></text:span><text:span text:style-name="T1">1987年保外就醫。出獄後，曾為組織“臺灣政治受難者互助會”及“中國統一聯盟”大力奔走。陳明忠先生與林書揚先生（被關三十四年七個月）為目前臺灣左統派中最受尊敬的兩位前輩。</text:span><text:span text:style-name="T3"><text:line-break/><text:line-break/></text:span><text:span text:style-name="T1">1995年，臺灣導演侯孝賢拍攝影片《好男好女》，著名女藝人伊能靜出演白色恐怖時期的犧牲者、共產黨人鍾浩東的夫人蔣碧玉。蔣碧玉父親的角色，侯孝賢特意邀請鍾浩東曾經的獄友陳明忠先生扮演。</text:span><text:span text:style-name="T3"><text:line-break/><text:line-break/></text:span><text:span text:style-name="T1">年過八旬，回顧一生，他說：“亂世的人本來就不如太平時代的狗，我不過生錯了時代，並沒有走錯路。”《無悔》是他的口述回憶錄。(餘略)</text:span><text:span text:style-name="T3"><text:line-break/><text:line-break/></text:span><text:span text:style-name="T1">一個日據時期的“臺灣日本人”如何明白自己是中國人</text:span><text:span text:style-name="T3"><text:line-break/><text:line-break/></text:span><text:span text:style-name="T1">陳明忠1929年生於高雄，家境殷實。在“皇民化”的教育下，他以為自己是臺灣人，自然也就是日本人，不料上中學時被日本同學稱為“清國奴”，打架時不准贏，否則就被日本學生群起而攻，打到鼻青臉腫，從此知道自己是中國人。</text:span><text:span text:style-name="T3"><text:line-break/><text:line-break/></text:span><text:span text:style-name="T1">他說：“在學校，我受日本人欺侮，當一個臺灣人，一點尊嚴都沒有，動不動被打，政治上給人欺負，這是民族壓迫；但作為一個地主的兒子，經濟上我欺負別人，這是階級壓迫。我知道被欺負的痛苦，討厭給人欺負，所以開始覺悟到自己也不應該欺負人，甚至，世界上根本不應該有壓迫存在。我的社會主義意識，就這樣很樸素地産生了。”</text:span><text:span text:style-name="T3"><text:line-break/><text:line-break/></text:span><text:span text:style-name="T1">陳明忠從“中國人”和“社會主義”這兩個基本立場出發，從理論書籍和社會實踐中學習、思考，從獄友中的共產黨人和來自大陸的普通戰俘的言行中獲取切身感受，逐漸形成了自己堅定的信念。在二十世紀五十年代到八十年代的臺灣，為堅守信念，他先後坐牢二十一年，受盡酷刑，仍矢志不渝。</text:span><text:span text:style-name="T3"><text:line-break/><text:line-break/></text:span><text:span text:style-name="T1">為明其志，他和同樣是政治犯的妻子，為兩個女兒取名“志民”和“志平”，即“志在為人民，志在為民主；志在為和平，志在為平等”。</text:span><text:span text:style-name="T3"><text:line-break/><text:line-break/></text:span><text:span text:style-name="T1">八十年代，第二次出獄後，冒著再次入獄的危險，他積極參與社會運動。他認為自己“應當為臺灣的民主盡力”，“同時也不願意臺灣繼續做美國的附庸，希望中國統一，希望中國富強，希望中國人擁有自尊，不再被人歧視；並且希望在這基礎上實現人人平等的社會主義，永遠不要再出現人欺負人、人歧視人的不正常現象”。</text:span><text:span text:style-name="T3"><text:line-break/><text:line-break/></text:span><text:span text:style-name="T1">他說：“這是我自己選擇的路，這條路就是要提著腦袋走的，坐牢和犧牲都不能埋怨。假如人生再來一次，我還是會選擇同樣的路。”</text:span><text:span text:style-name="T3"><text:line-break/><text:line-break/></text:span><text:span text:style-name="T1">一個土生土長的“臺灣人”為何是堅定的兩岸統一派</text:span><text:span text:style-name="T3"><text:line-break/><text:line-break/></text:span><text:span text:style-name="T1">1950年，在白色恐怖中，台共黨人陳明忠被捕，表面的罪名是參加“二二八”，暗地裏被懷疑是共產黨員。</text:span><text:span text:style-name="T3"><text:line-break/><text:line-break/></text:span><text:span text:style-name="T1">在憲兵隊，陳明忠“被刑求（刑訊逼供），先灌水、夾手指，然後坐老虎凳。老虎凳的磚頭一塊一塊往上加”，刑求人員警告他，“再加一塊，你腿骨會斷，人可就終身殘廢了”，他依然不承認——承認了自己是共產黨人，一定會被槍斃。</text:span><text:span text:style-name="T3"><text:line-break/><text:line-break/></text:span><text:span text:style-name="T1">這本書收錄的老照片中，有一張是陳明忠坐在臺北馬場町槍決紀念丘前拍攝的。在臺灣五十年代持續多年的白色恐怖中，日據時代臺北的跑馬場——馬場町，是槍決共產黨人等政治犯的刑場。殺一個人，就撒一層土掩蓋血迹，殺的人多，慢慢就形成了一人多高的小丘。可見當時恐怖之甚。</text:span><text:span text:style-name="T3"><text:line-break/><text:line-break/></text:span><text:span text:style-name="T1">逃過一死的陳明忠，關在獄中十年，目睹了很多人赴死，其中多有堅定的共產黨人，也不乏受屈的冤魂。</text:span><text:span text:style-name="T3"><text:line-break/><text:line-break/></text:span><text:span text:style-name="T1">“有一個叫馮錦輝的被叫出去槍決了。他和同牢房的每個人握手，帶著微笑走出去。和我握手時，他的手是溫熱的，我非常佩服。我在台南憲兵隊誤以為要被槍斃時，因為有點緊張而感覺到自己腦袋頂部突突地跳，他居然這麽鎮靜。我們唱著安息歌送他走。”</text:span><text:span text:style-name="T3"><text:line-break/><text:line-break/></text:span><text:span text:style-name="T1">“很久以後，我終於知道，馮錦輝是宜蘭地區（台共）的負責人……他早知道自己一定會死，所以視死如歸。”</text:span><text:span text:style-name="T3"><text:line-break/><text:line-break/></text:span><text:span text:style-name="T1">出獄以後，陳明忠和馮錦輝的妹妹馮守娥女士結了婚，瞭解到：“馮錦輝是我岳丈最喜歡的兒子。”</text:span><text:span text:style-name="T3"><text:line-break/><text:line-break/></text:span><text:span text:style-name="T1">“過了幾天，基隆中學校長鍾浩東也被叫出去了。本來基隆中學案，凡是外省地下黨員一律判死刑，本省人一律判感訓。鍾浩東（雖然是本省人，但）堅決不接受感訓。” </text:span><text:span text:style-name="T3"><text:line-break/><text:line-break/></text:span><text:span text:style-name="T1">“按照慣例，我們唱安息歌送他，他要求我們加唱《幌馬車之歌》。他說，他太太跟著他到大陸參加抗戰，他太太很喜歡這首歌。”（鍾浩東和蔣碧玉的故事，可以參見藍博洲先生的著作《幌馬車之歌》，也可以參看侯孝賢據此改編導演的影片《好男好女》。）</text:span><text:span text:style-name="T3"><text:line-break/><text:line-break/></text:span><text:span text:style-name="T1">“張伯哲在大陸時是東江縱隊團級政委，來台後是台中市、台中縣地區的地委委員，他當然一定死。我看他很平靜，好像等待的不是死亡。我問他：‘你不怕死嗎?’他說：‘孔子不是說過嗎，朝聞道夕死可矣。’對他來說，‘道’就是共産主義。”</text:span><text:span text:style-name="T3"><text:line-break/><text:line-break/></text:span><text:span text:style-name="T1">“我看到了馮錦輝、鍾浩東、張伯哲臨刑前的勇敢與堅定，他們的影子一直留在我腦海中，讓我下定決心，要跟著他們的路走下去……這是我在牢房裏最大的收穫。”</text:span><text:span text:style-name="T3"><text:line-break/><text:line-break/></text:span><text:span text:style-name="T1">陳明忠在牢房中見到的三個外省人，也給他留下了深刻的印象。</text:span><text:span text:style-name="T3"><text:line-break/><text:line-break/></text:span><text:span text:style-name="T1">“有一個人，來台之前見過毛澤東和劉少奇，後來槍決了。他曾跟我講，毛澤東對他們很親切，像好好先生；劉少奇看起來很嚴厲，對他們一個一個追問，什麽事情都不放過。他認為，是因為劉少奇在白區領導地下工作，毛澤東沒有這種經歷，所以做事風格不一樣。”</text:span><text:span text:style-name="T3"><text:line-break/><text:line-break/></text:span><text:span text:style-name="T1">“還有一個‘中央政治大學’畢業的。他的一個同學是共產黨，讓他給對岸發電報，他拒絕了，但沒有檢舉。”他原以為自己只是會被判徒刑，“結果有一天竟然叫到了他的名字，要叫出去槍斃了。</text:span><text:span text:style-name="T3"><text:line-break/><text:line-break/></text:span><text:span text:style-name="T1">他整個人呆了一陣，然後說：‘我不相信！’又再說：‘我不相信！’他走出牢房時，長歎了一口氣，說：‘啊——算了。” 他的判決書上寫著：“‘中央政治學校’的校長是蔣委員長，你是他的學生，竟然不檢舉共產黨！”</text:span><text:span text:style-name="T3"><text:line-break/><text:line-break/></text:span><text:span text:style-name="T1">另一個人叫劉鳴鍾，估計自己要被槍斃，說：“共產黨人被槍斃的時候都會喊‘共產黨萬歲’，我不是共產黨，不能喊‘共產黨萬歲’，但也不能喊‘國民黨萬歲’啊——國民黨都要槍斃我了。我喊什麽呢？’他想了一下，就說：‘我要喊“劉鳴鍾27歲！’”但當他被叫出去的時候，“太緊張了，‘劉鳴鍾27歲’，忘記喊了。”</text:span><text:span text:style-name="T3"><text:line-break/><text:line-break/></text:span><text:span text:style-name="T1">勉力推進臺灣的民主進程和兩岸統一</text:span><text:span text:style-name="T3"><text:line-break/><text:line-break/></text:span><text:span text:style-name="T1">1976年，臺灣仍處在“戒嚴”時期，出獄16年的陳明忠再次入獄，所依據的是《懲治叛亂條例》第二條第一項：“意圖以非法之方法顛覆‘政府’而著手執行。”這個罪名的唯一刑罰是：死刑。</text:span><text:span text:style-name="T3"><text:line-break/><text:line-break/></text:span><text:span text:style-name="T1">一進監獄，“上峰”就發了指示：“不管用什麽手段，一定要口供。”“就算人進了棺材，口供也要留下了！”此後三個月，陳明忠經歷了四輪刑求：第一輪，六天五夜；第二輪，五天五夜；第三輪，五天五夜；第四輪，五天五夜。疲勞審訊、拶指、牙籤插指甲縫、老虎凳、電刑、灌辣椒水和汽油以及赤身捆在冰塊上九小時等等。陳明忠甚至被打到脊椎錯位。</text:span><text:span text:style-name="T3"><text:line-break/><text:line-break/></text:span><text:span text:style-name="T1">“問案的人事後對我說：‘我們刑求分四個階段，一般在第一階段，大部分人都會承認罪狀；到了第二階段，剩下那些不肯承認的人，連叫他承認 ‘偷古井’（閩南話諺語），他也會承認。所以第三、第四階段的刑求，我們從來沒有機會用過。你是有史以來第一個通過四個階段還不肯認罪的人。你練過什麽武功？”</text:span><text:span text:style-name="T3"><text:line-break/><text:line-break/></text:span><text:span text:style-name="T1">刑求的痕迹大多消失後，陳明忠被起訴。判決當晚，蔣經國發表電視講話說：“陳明忠意圖從東南亞運送武器發動暴動……”因為政治犯的判決問題，蔣經國親自在電視上露面，這是從來沒有過的事情。</text:span><text:span text:style-name="T3"><text:line-break/><text:line-break/></text:span><text:span text:style-name="T1">1987年，通過時任蔣經國秘書的馬英九的幫助，陳明忠保外就醫。</text:span><text:span text:style-name="T3"><text:line-break/><text:line-break/></text:span><text:span text:style-name="T1">出獄之後，陳明忠仍關心和參與各種社會活動，勉力推進臺灣的民主進程和兩岸統一。2005年2月27日，他親赴國民黨中央黨部，以“‘二二八’事件當事人、臺灣最後一個政治死刑犯”的身份發表講話，呼籲臺灣各政黨真正理解和徹底反省“二二八”事件，解決發生悲劇的歷史根源，結束兩岸敵對狀態，締結兩岸和平協定。</text:span><text:span text:style-name="T3"><text:line-break/><text:line-break/></text:span><text:span text:style-name="T1">講話後，他“將一把象徵兩岸和解的‘和解之鑰’交給（時任國民黨主席的）連戰，期許他勇敢負起結束國共內戰的責任”，“連戰當場指定（國民黨）副主席江丙坤率團登陸破冰”，後來又親自正式訪問大陸。</text:span><text:span text:style-name="T3"><text:line-break/><text:line-break/></text:span><text:span text:style-name="T1">2008年，目睹兩岸關係的風雲，陳明忠說：</text:span><text:span text:style-name="T3"><text:line-break/><text:line-break/></text:span><text:span text:style-name="T1">“二二八”之後，臺灣青年向左轉，就是因為瞭解到：只有搞革命，才能重建中國經濟，才能根本解決內部很多矛盾問題……大陸經過革命，經過重重困難，終於在二十世紀九十年代以後全面發展起來。事實上，這等於實現了當年臺灣左翼青年嚮往的目標。……“</text:span><text:span text:style-name="T3"><text:line-break/><text:line-break/></text:span><text:span text:style-name="T1">中國崛起”的事實已經不容否認……現在和未來的兩岸關係，關鍵還在於：臺灣肯不肯承認“中國崛起”的客觀現實。李登輝、陳水扁都瞧不起大陸，但如果未來臺灣還維持這種態度，不肯承認大陸的發展，不願跟大陸和談、合作，那還會再吃虧的。</text:span><text:span text:style-name="T3"><text:line-break/><text:line-break/></text:span><text:span text:style-name="T1">========================</text:span><text:span text:style-name="T3"><text:line-break/></text:span><text:span text:style-name="T1">一個臺灣人的左統之路</text:span><text:span text:style-name="T3"><text:line-break/><text:line-break/></text:span><text:span text:style-name="T1">訪談者：呂正惠、陳宜中</text:span><text:span text:style-name="T3"><text:line-break/><text:line-break/></text:span><text:span text:style-name="T1">陳明忠 (臺灣左統派代表人物，夏潮聯合會榮譽會長)</text:span><text:span text:style-name="T3"><text:line-break/><text:line-break/></text:span><text:span text:style-name="T1">2014-04-17</text:span><text:span text:style-name="T3"><text:line-break/><text:line-break/></text:span><text:span text:style-name="T1">來源：《思想》</text:span><text:span text:style-name="T3"><text:line-break/><text:line-break/></text:span><text:span text:style-name="T1">【臺灣“學運”收場之際，淡江大學教授呂正惠賜稿觀察者網，對大陸青年說了幾句心裏話。文中，呂教授透露，自己剛整理完陳明忠先生的回憶錄（並賜稿觀察者網首發《&lt;陳明忠回憶錄&gt;序》）。本文原載臺灣《思想》雜誌2008年第9期。觀察者網轉載。】</text:span><text:span text:style-name="T3"><text:line-break/><text:line-break/></text:span><text:span text:style-name="T1">陳明忠先生，1929年出生於高雄岡山一個大地主家庭。日據末期，考上高雄中學，因在學期間備受日本同學欺淩，才意識到自己是中國人，開始反抗日本人。畢業後服役，被迫構築工事，因脫逃曾遭關押。光復後，就讀台中農學院（中興大學前身）。</text:span><text:span text:style-name="T3"><text:line-break/><text:line-break/></text:span><text:span text:style-name="T1">二二八事變期間，加入起義隊伍，並參加謝雪紅二七部隊的敢死隊，在埔里的烏欄橋戰役中最後一人離開戰場。</text:span><text:span text:style-name="T3"><text:line-break/><text:line-break/></text:span><text:span text:style-name="T1">1950年白色恐怖期間被捕，判刑十年。</text:span><text:span text:style-name="T3"><text:line-break/><text:line-break/></text:span><text:span text:style-name="T1">1960年出獄後，因其優異的化學知識，曾到製藥廠工作，最後升任廠長。</text:span><text:span text:style-name="T3"><text:line-break/><text:line-break/></text:span><text:span text:style-name="T1">1976年再度被捕，被控接受中囯共產黨命令，在台陰謀判亂。獄中備受酷刑，堅不屈服。經海外保釣學生及其它特赦組織大力營救，終由死刑改判為十五年徒刑。</text:span><text:span text:style-name="T3"><text:line-break/><text:line-break/></text:span><text:span text:style-name="T1">1987年保外就醫。出獄後，曾為組織“臺灣政治受難者互助會”及“中國統一聯盟”大力奔走。陳先生與林書揚先生（被關三十四年七個月）為目前臺灣左統派中最受尊敬的兩位前輩。</text:span><text:span text:style-name="T3"><text:line-break/><text:line-break/></text:span><text:span text:style-name="T1">國民黨來台接收大失民心，臺灣的反國民黨力量主要是向左轉，支援當時處於內戰中的共產黨。50年代的白色恐怖統治，目標就是要清除島內這一反抗力量。這些左派，大約三分之一被槍斃，三分之二被關押，主要的精英很少倖存。</text:span><text:span text:style-name="T3"><text:line-break/><text:line-break/></text:span><text:span text:style-name="T1">被關押的左派，出獄以後成為被遺忘的一群，生活在茫茫黑夜之中，大部分人的生活都成了問題。這批老左派的難題之一是，他們很難流暢地表達自己的看法。除了必須努力瞭解他們在獄中時外面所發生的變化之外，他們的語言表達也大有困難。他們大半接受日本教育，在年富力強有機會全力學習中文時，卻關在獄中至少十年，喪失了最好的學習機會。</text:span><text:span text:style-name="T3"><text:line-break/><text:line-break/></text:span><text:span text:style-name="T1">下面的訪談是50年代反國民黨左派一次非常完整的觀點表達，涉及臺灣、現代中國、社會主義的許多重要議題，充分表達了像陳先生這種老一輩左統派革命者的觀點。</text:span><text:span text:style-name="T3"><text:line-break/><text:line-break/></text:span><text:span text:style-name="T1">一、“臺灣人的悲情”來自日本的統治</text:span><text:span text:style-name="T3"><text:line-break/><text:line-break/></text:span><text:span text:style-name="T1">問：陳先生，您的經歷非常特殊，我們今天的訪談，事先沒有設定一個問題表，您想怎麽談就怎麽談，請從您最想說的談起。</text:span><text:span text:style-name="T3"><text:line-break/><text:line-break/></text:span><text:span text:style-name="T1">陳：我想先談“臺灣人的悲情”。民進黨說，二二八是臺灣人的悲情。這根本不對。以我的經驗，臺灣人民在日本的統治下，沒有任何尊嚴可言，這才是真正的“臺灣人的悲情”。我因此知道自己是“清國奴”，是中國人，才開始起來反抗，我的一生從此就改變了。</text:span><text:span text:style-name="T3"><text:line-break/><text:line-break/></text:span><text:span text:style-name="T1">如果要講悲情，就要從日據時代講起。日據時代，臺灣人是二等國民，被欺負到什麽程度？我的思想改變是從高雄中學開始，當時我們一班五十個人，只有十個臺灣人，其他都是日本人。我經常被罵是“清國奴”，動不動就被打，我搞不清楚為什麽。</text:span><text:span text:style-name="T3"><text:line-break/><text:line-break/></text:span><text:span text:style-name="T1">後來，我才知道自己不是日本人。對我衝擊很大的事情是，有一次我和一個日本同學打架，事後來了十幾個日本人打我一個，最後跟我講一句話：“你可以和內地人（按：日本人）打架，但不可以打贏。”</text:span><text:span text:style-name="T3"><text:line-break/><text:line-break/></text:span><text:span text:style-name="T1">這對我衝擊非常大。不是說一視同仁嗎？我一直以為我是日本人，但臺灣人和日本人打架卻不可以打贏，這是怎麽一回事？我的腦筋開始産生混淆，兩三年以後才知道原來我不是日本人，是中國人，思想才整個轉變過來。</text:span><text:span text:style-name="T3"><text:line-break/><text:line-break/></text:span><text:span text:style-name="T1">我感覺到在日據時代作為臺灣人，真是一點尊嚴都沒有。例如，當時村長在鄉下都是有聲望的人，是我們尊敬的人。但是，日本的警察叫村長跪下，村長就要跪下，這在我們看起來，實在是太瞧不起臺灣人了。</text:span><text:span text:style-name="T3"><text:line-break/><text:line-break/></text:span><text:span text:style-name="T1">日本人跟臺灣人的薪水也不一樣，同樣的學歷，日本人的薪水比臺灣人高60%，為什麽會這樣？</text:span><text:span text:style-name="T3"><text:line-break/><text:line-break/></text:span><text:span text:style-name="T1">再舉個例子，我認識一個人叫做林金助，是石油公司的工友，給大家燒開水泡茶的。可是林金助這個名字日本人也有。有一天上面有人來視察，從名冊上看到名字，以為他是日本人，馬上升他當雇員，因為日本人是不能當工友的。</text:span><text:span text:style-name="T3"><text:line-break/><text:line-break/></text:span><text:span text:style-name="T1">日本人可以當勞動者，就是不能當工友幫人服務，不能倒茶、掃地。你想，當時身為臺灣人是什麽感覺？我們是二等公民，甚至是三等公民（因為還有琉球人），一點尊嚴都沒有。我家是大地主家庭，我每天有牛奶喝，但因為在日本人面前沒有尊嚴，才知道尊嚴最重要。</text:span><text:span text:style-name="T3"><text:line-break/><text:line-break/></text:span><text:span text:style-name="T1">我家的佃農在我面前也沒有尊嚴，就像我在日本人面前一樣，所以，我開始反抗日本人的統治，也開始轉向社會主義。所有的臺灣人，在日本人面前都沒有尊嚴，那我們臺灣人是什麽東西呢？難道這不是“臺灣人的悲情”嗎？</text:span><text:span text:style-name="T3"><text:line-break/><text:line-break/></text:span><text:span text:style-name="T1">二、二二八不是省籍衝突</text:span><text:span text:style-name="T3"><text:line-break/><text:line-break/></text:span><text:span text:style-name="T1">問：那您怎麽看待二二八？</text:span><text:span text:style-name="T3"><text:line-break/><text:line-break/></text:span><text:span text:style-name="T1">陳：二二八是反抗，是反抗國民黨的惡劣統治。“造反有理”，這是人民的哲學。二二八是反抗，不是悲情。</text:span><text:span text:style-name="T3"><text:line-break/><text:line-break/></text:span><text:span text:style-name="T1">問：您反抗日本人，又反抗國民黨政府，這有什麽不同？</text:span><text:span text:style-name="T3"><text:line-break/><text:line-break/></text:span><text:span text:style-name="T1">陳：當然不一樣。日本人是外國人，他們瞧不起所有中國人（包括臺灣人）；國民黨是中國人的政府，它是一個不好的政府，我們是反抗一個我們自己的不好的政府。二二八時，我們反對的是一個惡劣的政府，而不是所有外省人。</text:span><text:span text:style-name="T3"><text:line-break/><text:line-break/></text:span><text:span text:style-name="T1">當時從大陸來的人，好壞都有。台中農學院的外省老師，包括院長（就是校長），學問好，思想開明，我就很尊敬。我不但不反對他們，還保護他們。二二八事件期間，我把他們集中起來，請我的學弟林淵源（他後來當高雄縣長）照顧他們。</text:span><text:span text:style-name="T3"><text:line-break/><text:line-break/></text:span><text:span text:style-name="T1">問：照您這樣講，二二八就不是省籍衝突，至少主要不是省籍衝突？</text:span><text:span text:style-name="T3"><text:line-break/><text:line-break/></text:span><text:span text:style-name="T1">陳：二二八本質上是一個反抗惡劣政府的行動，不是省籍衝突。當然有些本省人情緒激動，打了外省人，這是有的，但不是主要的。你們還要注意，當時的省黨部和陳儀是作對的，他們要把事情鬧大，好搞垮陳儀。蔣渭川是省黨部的人，他找了一批打手，專打外省人。他故意製造糾紛，就是要把事情鬧大。</text:span><text:span text:style-name="T3"><text:line-break/><text:line-break/></text:span><text:span text:style-name="T1">我們在台中開大會鬥爭台中縣長劉存忠，因為他貪污。民眾要把他處死，謝雪紅說，他有罪，但罪不至死。民眾又喊要割他耳朵，謝雪紅又說，那太殘忍了。民眾說，那就打他，於是謝雪紅讓一些人上來打。這可以證明，反抗的人相當節制，知道自己要幹什麽。</text:span><text:span text:style-name="T3"><text:line-break/><text:line-break/></text:span><text:span text:style-name="T1">但蔣渭川這個人你們要注意，他是省黨部李翼中的人。二二八之後，他當了臺灣省民政廳長。我第一次坐牢之前，在1950年1月9日的中央日報上（按：此時陳先生拿出複印的剪報資料），看到一則怪異的啓事，內容是“慶祝蔣渭川、彭德、李翼中、林日高等四人出任民政廳長、建設廳長、省府委員”。</text:span><text:span text:style-name="T3"><text:line-break/><text:line-break/></text:span><text:span text:style-name="T1">在賀詞的下面有21人署名同賀，名單中好多人竟然都是在二二八事件中，遇害或行蹤不明的台籍人士，像林茂生、王添燈、林連宗、宋斐如、王育德的哥哥王育霖、還有陳炘。</text:span><text:span text:style-name="T3"><text:line-break/><text:line-break/></text:span><text:span text:style-name="T1">我後來坐牢時，才聽說這則啓事是地下黨（即共産地下組織）的吳思漢刊登的。吳思漢為什麽要用這些人的名義來刊登？因為據說這些人之所以被害，都是蔣渭川告的密，所以吳思漢故意用他們的名字以示抗議。</text:span><text:span text:style-name="T3"><text:line-break/><text:line-break/></text:span><text:span text:style-name="T1">蔣渭川是CC派，他的老闆是臺灣省黨部主委李翼中，也是CC派。那時候被打的外省人，很多都是蔣渭川的人打的；蔣渭川找了一批流氓，到處搗蛋，要把政學系的陳儀鬥倒。陳儀很氣，要抓蔣渭川，結果被蔣跑掉了，蔣被李翼中保護起來。蔣渭川的女兒，為了保護父親，擋在蔣渭川前面，結果被陳儀派去的人殺了。</text:span><text:span text:style-name="T3"><text:line-break/><text:line-break/></text:span><text:span text:style-name="T1">李敖曾說，二二八分成三個階段：第一個階段是臺灣人殺外省人，第二個階段是外省人殺臺灣人，第三個階段是臺灣人殺臺灣人。李敖的說法太誇張了，很容易引起誤解。</text:span><text:span text:style-name="T3"><text:line-break/><text:line-break/></text:span><text:span text:style-name="T1">第一個階段，一些外省人被打，少數人被打死，蔣渭川的打手到處亂打人；第二個階段，外省軍隊從基隆登陸，一路開槍掃射，但因為大部分臺灣人躲了起來，所以只有在街上的人，才會被流彈打中；第三個階段，國民黨補殺了一些臺灣知名人士和地方領袖，其中不少人可能是蔣渭川開名單密告的，所以李敖說臺灣人殺臺灣人。李敖講話是很生動，但太誇張，很容易讓人誤以為二二八是省籍衝突。</text:span><text:span text:style-name="T3"><text:line-break/><text:line-break/></text:span><text:span text:style-name="T1">當時，我們根本不覺得二二八是省籍衝突。我們要反抗的不是外省人，而就是貪官污吏。但是，貪污的人都躲起來了，倒楣的卻是一般的外省人；有些外省人挨揍，還有些被打死了。不過，二二八的性質並不是省籍衝突，而是反抗國民黨暴政，是政權跟人民之間的衝突。</text:span><text:span text:style-name="T3"><text:line-break/><text:line-break/></text:span><text:span text:style-name="T1">壞的人是那些貪官污吏，但我們學生對外省老師的印象就比較好。因為，那時候來台的外省老師很多都受過很好的教育，左派的也很多，比較進步，比較講民主，跟學生相處很像朋友。</text:span><text:span text:style-name="T3"><text:line-break/><text:line-break/></text:span><text:span text:style-name="T1">台籍老師受日本人影響，權威性較強，講話都是用命令的，所以學生對外省老師比較有好感。這不是我一個人的說法，黃春明也這麽講（他的外省老師因為是共產黨，後來也被槍斃了）。</text:span><text:span text:style-name="T3"><text:line-break/><text:line-break/></text:span><text:span text:style-name="T1">關於二二八，我還可以說兩點。民進黨一直在製造一種印象，讓人覺得，二二八時國民黨在臺灣進行大屠殺。依我的瞭解，二二八死的人，大約在一千上下。</text:span><text:span text:style-name="T3"><text:line-break/><text:line-break/></text:span><text:span text:style-name="T1">1950年我被捕時，在獄中跟臺灣各地的難友聊天，瞭解各地的狀況，據我當時估計，大概就是這個數目。後來，民進黨成立了二二八賠償委員會，列了一大筆經費，到現在錢都還沒領完。據我探聽，領的人不超過一千人，而且其中有一些還是白色恐怖受難者家屬領的。民進黨完全不公佈這個消息，還繼續炒作，實在很不應該。</text:span><text:span text:style-name="T3"><text:line-break/><text:line-break/></text:span><text:span text:style-name="T1">還有，陳映真跟我講過，有一個外省老師，看到接收人員欺壓臺灣人，非常不平，寫了幾篇小說加以揭露，發表在上海的文藝刊物上（按，這些作品已收入人間思想叢刊《鵝仔》，人間出版社，2000年9月），可見二二八主要是“官民矛盾”，不是“省籍矛盾”。</text:span><text:span text:style-name="T3"><text:line-break/><text:line-break/></text:span><text:span text:style-name="T1">三、白色恐怖是國民黨鎮壓人民，不分省籍</text:span><text:span text:style-name="T3"><text:line-break/><text:line-break/></text:span><text:span text:style-name="T1">問：您的說法跟民進黨的差很多。有些台獨派說，二二八是台獨運動的起源，您不同意吧？</text:span><text:span text:style-name="T3"><text:line-break/><text:line-break/></text:span><text:span text:style-name="T1">陳：好多人（尤其是台獨派）說，二二八是台獨運動的起源。這個說法我不同意。二二八是民國36年（1947年）的事，但是一直要到我第一次坐牢出獄的那一年，1960年，才有人因為台獨案件進來坐牢。另外，台獨派在日本成立“臺灣青年會”是1960年，台獨聯盟是1970年在美國成立。怎麽看，時間上都差太多了。</text:span><text:span text:style-name="T3"><text:line-break/><text:line-break/></text:span><text:span text:style-name="T1">光復以後，臺灣人熱情歡迎祖國軍隊的到來，可見他們對日本的統治有多反感。後來看到祖國的政府這麽糟，才開始想，要怎麽辦？然後大家才瞭解到，原來我們的祖國有兩個：一個是共產黨的紅色祖國；一個國民黨的白色祖國。既然壓迫我們的是國民黨，是白色祖國，於是年輕人就開始向左轉，向共產黨那邊靠攏。</text:span><text:span text:style-name="T3"><text:line-break/><text:line-break/></text:span><text:span text:style-name="T1">當然，當中有些人像我，在日據時代本來就已有社會主義思想；但是，也有些人是因為反對國民黨的暴政，才轉向共產黨的。所以，當時在共產黨裏面有這兩種成分，一種是日據時代就有社會主義思想的，還有一種是二二八以後對國民黨不滿才向左轉的。(餘略)</text:span><text:span text:style-name="T3"><text:line-break/><text:line-break/></text:span><text:span text:style-name="T1">問：您現在談到二二八以後臺灣社會的變化，接著就是白色恐怖，您對白色恐怖有什麽看法？</text:span><text:span text:style-name="T3"><text:line-break/><text:line-break/></text:span><text:span text:style-name="T1">陳：國共內戰國民黨失敗，撤退來臺灣。當時我們認為，“解放臺灣”是遲早的事，但沒想到1950年（民國三十九年）韓戰爆發，美國第七艦隊竟然侵犯中國主權，開入臺灣海峽。有了美國保護，國民黨像吃了一顆定心丸，就開始大量逮捕、屠殺反對他的人，特別是潛伏的共產黨地下黨員。</text:span><text:span text:style-name="T3"><text:line-break/><text:line-break/></text:span><text:span text:style-name="T1">我要特別強調，白色恐怖，是國民黨對於人民的恐怖統治。凡是被認為有可能反對國民黨的人，不分省籍，也不管有沒有證據，就一律逮捕。</text:span><text:span text:style-name="T3"><text:line-break/><text:line-break/></text:span><text:span text:style-name="T1">我被捕以前，大概是1950年的5、6月間，報紙登出地下黨領導人蔡孝乾投降的消息，他呼籲所有地下黨員出來自清。當時蔡孝乾所供出的共產黨員共有900多個，主要是臺灣省工作委員會系統（簡稱“省工委”），加上別的系統（包括搞情報工作的）。</text:span><text:span text:style-name="T3"><text:line-break/><text:line-break/></text:span><text:span text:style-name="T1">受難的共產黨員共約1300人左右。可是問題是，按照謝聰敏引用立法院的資料，整個白色恐怖時期因涉及匪諜案件被捕的人數就有14~15萬人，可見其中大多數人是被冤枉的。</text:span><text:span text:style-name="T3"><text:line-break/><text:line-break/></text:span><text:span text:style-name="T1">就共產黨員來說，他們是“求仁得仁”，是無怨無悔的；但是就大多數受冤枉的受難人和他們的家屬來說，白色恐怖當然是“悲情”。(餘略)</text:span><text:span text:style-name="T3"><text:line-break/><text:line-break/></text:span><text:span text:style-name="T1">在14~15萬受難人當中，約有40%是外省人。當時外省人占臺灣總人口數也還不到15%，由此可見，外省人受害比率非常高。所以說，白色恐怖不僅是本省人的悲情，更是外省人的悲情。</text:span><text:span text:style-name="T3"><text:line-break/><text:line-break/></text:span><text:span text:style-name="T1">所謂“臺灣人的悲情來自於‘外來政權’的統治”這種泛綠陣營的說法，並不符合事實。正確的說，白色恐怖應該是“白色統治階級對所有被統治階級的恐怖行為”，是國民黨對所有臺灣人民（包括外省人）的恐怖統治，與族群矛盾沒有關係。</text:span><text:span text:style-name="T3"><text:line-break/><text:line-break/></text:span><text:span text:style-name="T1">四、為什麽認同“新民主革命”？</text:span><text:span text:style-name="T3"><text:line-break/><text:line-break/></text:span><text:span text:style-name="T1">問：陳先生，您願不願意談談，二二八以後您政治態度的改變？</text:span><text:span text:style-name="T3"><text:line-break/><text:line-break/></text:span><text:span text:style-name="T1">陳：二二八前後，我對國民黨這個政權已經徹底失望。但當時我聽說，大陸還有一個共產黨，是主張革命的。後來，我就知道了毛澤東的“新民主主義”。毛澤東說，中國是處在半封建、半殖民的階段。</text:span><text:span text:style-name="T3"><text:line-break/><text:line-break/></text:span><text:span text:style-name="T1">一方面，我們受制于封建傳統，譬如，中國還有很多大地主，許許多多的佃農整年勞動，卻一直處在饑餓邊緣。另一方面，我們又受帝國主義侵略，備受外國人欺淩，毫無民族尊嚴，譬如，臺灣的中國人就一直受到日本人的欺壓。</text:span><text:span text:style-name="T3"><text:line-break/><text:line-break/></text:span><text:span text:style-name="T1">毛澤東認為，既然中國的農人、工人、小資產階級知識份子、民族資本家這四種階級的人，占了中國絕大部分人口，這些人應該聯合起來，一方面打倒封建的大地主階級，另一方面打倒受到外國收買的買辦階級，這樣中國才有前途。</text:span><text:span text:style-name="T3"><text:line-break/><text:line-break/></text:span><text:span text:style-name="T1">我突然瞭解，國民黨政權就是封建大地主和買辦階級的總代表；他們只占中國人的極小部分，卻仗恃著美國帝國主義的支援，肆意的欺壓中國的絕大多數人（包括臺灣人）。這樣，我就瞭解國民黨為什麽會以這種惡劣的手段接收臺灣；同時也瞭解到二二八的反抗之所以失敗，就是因為不認識整個中國的狀況。這樣，我就轉向了“新民主革命”。</text:span><text:span text:style-name="T3"><text:line-break/><text:line-break/></text:span><text:span text:style-name="T1">二二八之後，很多臺灣青年都有這種覺悟。譬如，我高雄中學的學長鍾和鳴（後來改名鍾浩東，作家鍾理和的同父異母兄弟），畢業後考上台大，後來放棄不讀，和一群朋友偷渡到大陸，去參加國民黨的抗戰。光復後回到臺灣，當基隆中學校長。二二八之後，他也是因為覺悟到，要救中國只有參加革命，所以他加入地下黨，不幸被捕。那時候還沒戒嚴，被判感化，但他不服感化，結果被國民黨槍斃。</text:span><text:span text:style-name="T3"><text:line-break/><text:line-break/></text:span><text:span text:style-name="T1">又譬如，臺北的郭琇琮，跟我一樣，也是大地主家庭出身。他念建國中學時，也跟我一樣，受到日本同學的欺負，起來反抗，被日本人關了起來。國民黨來接收的時候，還特別派人把他從監獄迎接出來。</text:span><text:span text:style-name="T3"><text:line-break/><text:line-break/></text:span><text:span text:style-name="T1">二二八之後（那時候，他已經是台大醫院的醫師），他也加入地下黨。白色恐怖時被抓了，國民黨要他投降，他寧可被槍斃，也不肯投降。</text:span><text:span text:style-name="T3"><text:line-break/><text:line-break/></text:span><text:span text:style-name="T1">跟郭琇琮同時槍斃的，還有許強和吳思漢。許強是台大內科主任醫師，在日本讀醫科時，日本人很佩服他的才智；他們說，如果諾貝爾獎有醫學獎，許強有可能得到。</text:span><text:span text:style-name="T3"><text:line-break/><text:line-break/></text:span><text:span text:style-name="T1">吳思漢原本在日本學醫，放棄了，偷渡到朝鮮，一路跑到重慶。在當時的中央日報上，他發表了《尋找祖國三千里》的文章，轟動一時；為了表示對祖國的情懷，他把自己的名字改為“思漢”。</text:span><text:span text:style-name="T3"><text:line-break/><text:line-break/></text:span><text:span text:style-name="T1">後來，他們思想都改變了，轉為支援共產黨，被捕後寧死不降。他們這些人都比我們沒被判死刑的人，優秀太多了。當時這樣又有才能、又勇敢的臺灣青年很多，最傑出的都被處死了。</text:span><text:span text:style-name="T3"><text:line-break/><text:line-break/></text:span><text:span text:style-name="T1">台獨派說，二二八把臺灣的菁英殺了許多。這一點也不準確，因為二二八殺掉的知名人士並不多，而且，大半是年紀較大的。白色恐怖殺的青年人就不知多了多少倍，他們都是臺灣未來的希望。</text:span><text:span text:style-name="T3"><text:line-break/><text:line-break/></text:span><text:span text:style-name="T1">應該說，臺灣人才的斷層，關鍵在白色恐怖。當時還有很多島內的外省朋友，也跟我們一樣，一起合作，想要打倒國民黨。這樣，你們就能瞭解，為什麽國民黨有了美國保護之後，就開始逮捕、屠殺，而且牽連那麽多無辜的人。你想想看，地下黨聽說只有1300人，而白色恐怖的受害者卻多達14~15萬人（保守估計），你看這個政權有多殘酷！</text:span><text:span text:style-name="T3"><text:line-break/><text:line-break/></text:span><text:span text:style-name="T1">五、台獨運動是地主階級後代搞出來的</text:span><text:span text:style-name="T3"><text:line-break/><text:line-break/></text:span><text:span text:style-name="T1">問：照您所說，從二二八到白色恐怖，其實都是政權跟人民的矛盾；這個政權在壓迫人民的時候，是不分省籍的。但是，國民黨政權畢竟還有另外一個面向。當年老蔣幾乎完全用他帶過來的外省菁英統治臺灣，所以還是種下了省籍衝突的禍因，以至於台獨派日後不斷炒作族群，甚至把二二八和白色恐怖都講成是“外省人殺臺灣人”的族群殺戮。您能不能進一步對台獨運動做更細部的分析？</text:span><text:span text:style-name="T3"><text:line-break/><text:line-break/></text:span><text:span text:style-name="T1">陳：剛剛說到，二二八一直被講成是台獨運動形成的原因。我認為時間不對。二二八是1947年的事情，開始有台獨政治犯卻是在1960年左右；在那以前，只有廖文毅等幾個人是台獨政治犯，其他通通是紅帽子。王育德在日本成立臺灣青年會是1960年，美國台獨聯盟的成立是1970年，和二二八相距太遠了。</text:span><text:span text:style-name="T3"><text:line-break/><text:line-break/></text:span><text:span text:style-name="T1">二二八事件之後，臺灣的年輕人是向左轉，而不是轉向台獨。台獨的概念是從土地改革才開始。當然，土地改革是應該的，但是站在地主階級的立場，看法就不一樣。我自己家裏是地主，有好多親戚也都是地主；他們的感覺是：國民黨在大陸根本不做“耕者有其田”，來臺灣才向臺灣人下手，是要把臺灣地主的勢力消滅掉。</text:span><text:span text:style-name="T3"><text:line-break/><text:line-break/></text:span><text:span text:style-name="T1">同時，土地徵收的價錢也差很多。臺灣是兩期稻作，中間種雜糧，但是徵收土地的計算方式是以兩年的稻米收成來計價，中間的雜作不算。國民黨一方面用戰爭末期的糧食價格作為計價標準，讓土地變得很便宜；另一方面又把市面上只值一、二元的四大公司（台泥、臺灣農林、台礦、台肥）股票，高估為十元來作補償。這一來一去，原本二十元的東西變成一元，所以很多人不滿意。</text:span><text:span text:style-name="T3"><text:line-break/><text:line-break/></text:span><text:span text:style-name="T1">地主不滿意，可是沒有辦法。因為白色恐怖，反對的話就會被抓起來，所以什麽都不敢講。但是因為他們家世好，早期到日本、美國的留學生都是他們的子弟。在海外台獨人士當中，台南一中和嘉義中學的校友比較多；一半以上的台獨幹部，都是這兩個學校的畢業生。因為最好的土地都在嘉南平原，嘉南地主的子弟就變成了海外台獨的主力。</text:span><text:span text:style-name="T3"><text:line-break/><text:line-break/></text:span><text:span text:style-name="T1">一個典型的案例是林獻堂。在日據時代，他領導臺灣文化協會反抗殖民統治；他曾經因為去大陸訪問時說了一句“我終於回到祖國”，回來後被日本流氓當眾打耳光羞辱。</text:span><text:span text:style-name="T3"><text:line-break/><text:line-break/></text:span><text:span text:style-name="T1">這麽堅定的愛國主義者，一旦階級利益受到傷害，便放棄了民族意識。土地改革後，林獻堂跑到日本去，還曾支援邱永漢搞台獨。這也是為什麽臺灣有縣市長選舉以來，第一個黨外的縣長是台南市的葉廷珪，因為台南是地主窩。</text:span><text:span text:style-name="T3"><text:line-break/><text:line-break/></text:span><text:span text:style-name="T1">還有，地主階級一方面因為“耕者有其田”拿到四大公司的股票，又經營中小企業發達起來，於是漸漸形成勢力。臺灣內部的中小企業家，和在美國的台獨組織，這兩股力量一合流，台獨就發展了起來。所以，台獨運動事實上是臺灣土地改革的結果，是地主階級的運動。這是我個人長期研究所得出的結論，是我第一個講的。可惜我以前收集的資料都散失了，但這個題目可以好好研究。</text:span><text:span text:style-name="T3"><text:line-break/><text:line-break/></text:span><text:span text:style-name="T1">六、皇民化意識的復活是國民黨的統治造成的</text:span><text:span text:style-name="T3"><text:line-break/><text:line-break/></text:span><text:span text:style-name="T1">問： 您這樣講臺獨運動，跟現在的流行說法相差很大。剛剛講到日據時代，當日本人來台的時候，反日抗爭死掉了很多人，皇民化教育是後來的事情；所以鄭鴻生會寫到他爸爸跟他祖父兩個不同世代，對祖國的感情不太一樣。</text:span><text:span text:style-name="T3"><text:line-break/><text:line-break/></text:span><text:span text:style-name="T1">也許有人會說：陳明忠先生當初在雄中被欺負，産生了抗日意識和中國認同，這可以理解；不過，另外也有一些受皇民化教育的人，願意為日本人打仗；因此，陳先生的經驗或許有一些代表性，但是也有另一些人對悲情的理解是不一樣的。</text:span><text:span text:style-name="T3"><text:line-break/><text:line-break/></text:span><text:span text:style-name="T1">更進一步來講，可能也有些台獨派人士會說：陳先生剛剛講到的日本人對臺灣人的欺壓，其實正是“臺灣意識”或甚至“台獨意識”的種子，而不見得會導向中國認同。您怎麽回應這些說法？</text:span><text:span text:style-name="T3"><text:line-break/><text:line-break/></text:span><text:span text:style-name="T1">陳：其實不用把皇民化看得那麽成功，根本不是那麽一回事。我舉個親眼看到的例子：光復前我住在鄉下，那時候日本快打輸了，要訓練臺灣的兵員。年輕人上過日語小學的還可以，但要訓練三十多歲的壯年兵就有問題，因為大多數都聽不懂日語。</text:span><text:span text:style-name="T3"><text:line-break/><text:line-break/></text:span><text:span text:style-name="T1">班長訓練踏步走，用日語喊“左右、左右”，但臺灣兵聽不懂，變成了同手同腳。為了讓臺灣兵聽懂指令，班長只好用臺灣話講“碗筷、碗筷”（碗代表左手，筷子代表右手）。你說，對這些人來說，皇民化能起什麽作用？連日語都聽不懂。(餘略)</text:span><text:span text:style-name="T3"><text:line-break/><text:line-break/></text:span><text:span text:style-name="T1">台獨的皇民化論述事實上是臺灣地主階級的論述，跟一般臺灣民眾沒有關係。如果說皇民化的效果那麽大的話，就不能夠理解，為什麽日本投降的時候很多日本警察被打？</text:span><text:span text:style-name="T3"><text:line-break/><text:line-break/></text:span><text:span text:style-name="T1">譬如說，郭國基就把以前刑求他的日本人，帶到半屏山殺掉。如果皇民化那麽成功的話，為什麽光復的時候會有那麽多人去歡迎國軍？更沒辦法理解為什麽那麽多的青年在二二八事件後向左轉？皇民化成功的話，不會是這樣。近年來皇民化意識的重生，是因為國民黨統治失敗的關係。也就是說，“臺灣意識”之所以會變質為“台獨意識”，其實也跟國民黨來臺灣統治有關。</text:span><text:span text:style-name="T3"><text:line-break/><text:line-break/></text:span><text:span text:style-name="T1">如果“臺灣意識”所意味的是：“在臺灣土生土長的臺灣人民，意識到自己生長之地的存在，以及這個存在的獨特性”，那麽臺灣意識應該萌芽於1895年。清朝把臺灣割讓給日本，切斷了臺灣和祖國大陸的臍帶，所以臺灣人民産生了一種“臺灣意識”。但是這種意識是以祖國情懷、祖國意識作為主要特徵，因此成為對抗日帝壓制的武器。</text:span><text:span text:style-name="T3"><text:line-break/><text:line-break/></text:span><text:span text:style-name="T1">這個階段的“臺灣意識”，在臺灣人民的心中不僅和“祖國意識”沒有衝突，甚至是重疊在一起的。</text:span><text:span text:style-name="T3"><text:line-break/><text:line-break/></text:span><text:span text:style-name="T1">不過，臺灣人民在對抗日本統治的過程中，由於祖國落後、沒辦法幫忙，所以心態上逐漸有些變化。臺灣人民逐漸感覺到，要擺脫殖民地這種沒有尊嚴的二等國民處境，唯有自立自救一途，於是開始養成了以臺灣為中心去看問題的思考方式。</text:span><text:span text:style-name="T3"><text:line-break/><text:line-break/></text:span><text:span text:style-name="T1">這時，“臺灣意識”跟“祖國意識”開始出現一些微妙的差距。一方面，“臺灣意識”之中包括了因割台而湧現出來的民族之愛、亡國之痛；也就是說，“中國意識”是“臺灣意識”的主要部分。另一方面，清朝割讓臺灣給日本，很容易使臺灣人民産生充滿悲情的“孤兒意識”；正因為孤立無援，“當家做主”的願望也逐漸成為“臺灣意識”的重要成分。</text:span><text:span text:style-name="T3"><text:line-break/><text:line-break/></text:span><text:span text:style-name="T1">但我想要強調，這種與“中國意識”稍有距離的“臺灣意識”，絕不是一個以祖國為敵，與祖國徹底決裂的“台獨意識”。臺灣所謂“皇民化意識”的重新起來，其實是國民黨統治臺灣的結果。</text:span><text:span text:style-name="T3"><text:line-break/><text:line-break/></text:span><text:span text:style-name="T1">七、“外來政權”與“省籍情結”</text:span><text:span text:style-name="T3"><text:line-break/><text:line-break/></text:span><text:span text:style-name="T1">問：您剛剛的談話，讓我印象最深的有幾個重點。您說，在日據時期，“臺灣意識”不但沒有異化成“台獨意識”，而且跟“祖國意識”高度重疊。皇民化教育根本不成功，臺灣人民熱切歡迎祖國軍隊的到來。可是不多久卻發現到，取代日本殖民統治的，竟然是一個我們自己的惡劣的政府；於是展開了反抗，二二八事件之後更進一步向左轉，最後遭到受美國保護的國民黨的恐怖鎮壓，株連無數。</text:span><text:span text:style-name="T3"><text:line-break/><text:line-break/></text:span><text:span text:style-name="T1">您說，二二八的起因是反抗貪官污吏，白色恐怖是國民黨統治者對所有臺灣人民的迫害，不分省籍。您指出，台獨運動的形成和土地改革很有關係，不能回溯到二二八。您認為台獨派把二二八和白色恐怖講成省籍衝突，是指鹿為馬，是對歷史真相、對國民黨暴政性質的嚴重扭曲。</text:span><text:span text:style-name="T3"><text:line-break/><text:line-break/></text:span><text:span text:style-name="T1">現在我想進一步請問，您如何理解民進黨所謂的“外來政權”問題？以及所謂的“省籍情結”？台獨派不斷的操弄“外來”和“本土”之分，而且還非常成功。您怎麽解讀這個現象？</text:span><text:span text:style-name="T3"><text:line-break/><text:line-break/></text:span><text:span text:style-name="T1">陳：“臺灣意識”之所以變成想與祖國徹底決裂的“台獨意識”，除了地主階級鼓動台獨的關鍵因素外，另一個重要的背景，當然就是所謂的“外來政權”的問題，以及由此衍生的“省籍情結”。</text:span><text:span text:style-name="T3"><text:line-break/><text:line-break/></text:span><text:span text:style-name="T1">前面我一再說，不論是二二八還是白色恐怖，都不是省籍衝突，而是國民黨政權和臺灣人民之間的矛盾。國民黨政權不但迫害本省人，也迫害外省人。這種迫害，完全不能從民進黨所說的“外來政權”去理解，因為外省人也同樣遭殃，甚至更慘。</text:span><text:span text:style-name="T3"><text:line-break/><text:line-break/></text:span><text:span text:style-name="T1">不過，蔣家政權用外省菁英統治臺灣，這個省籍面向當然存在，這是不能否認的。台獨派之所以很成功的挑起“省籍情結”，然後把二二八和白色恐怖通通扭曲成是省籍衝突，跟這個當然很有關係。</text:span><text:span text:style-name="T3"><text:line-break/><text:line-break/></text:span><text:span text:style-name="T1">蔣家政權來台的時候，帶了150~200萬的人來。他們並沒有講臺灣人是二等公民，而且，並不是所有的外省人都是統治階級。事實上，除了少數的蔣家家臣外，大多數是軍、公、教的中下級成員，特別是老兵；他們不見得過得比本省人好，好多人的生活比本省人還糟糕。</text:span><text:span text:style-name="T3"><text:line-break/><text:line-break/></text:span><text:span text:style-name="T1">可是，那時候決定臺灣命運的中央級民意代表，通通是外省人，連鄉下的派出所主任都是外省人。那些擔任蔣家家臣的“高級”外省人，在臺灣的地位和處處表現出來的優越感，跟日據時期日本人的表現並沒什麽兩樣。</text:span><text:span text:style-name="T3"><text:line-break/><text:line-break/></text:span><text:span text:style-name="T1">在這種情況之下，很多臺灣人會認為光復不過是“從大陸來的新統治階級替代日本統治階級”而已。同時，臺灣人民會在心中把日本人的殖民統治拿來跟國民黨做比較。很多人覺得國民黨當然比較差，所以“皇民化意識”又重新來了。</text:span><text:span text:style-name="T3"><text:line-break/><text:line-break/></text:span><text:span text:style-name="T1">當所謂“外來政權”的說法普遍在民間流傳，臺灣人要“出頭天”、要“當家做主”的口號，就很容易打動民心。這為“台獨意識”提供了發展和擴大的空間。因此，“臺灣意識”之所以異化為“台獨意識”，可以說是蔣家政權完全忽視臺灣人民的心情所造成的。</text:span><text:span text:style-name="T3"><text:line-break/><text:line-break/></text:span><text:span text:style-name="T1">“臺灣意識”不等於“台獨意識”；“台獨意識”是異化了的“臺灣意識”。今天表現在政治上和中國為敵，意圖和中國徹底決裂的是“台獨意識”，而不是“臺灣意識”。臺灣心懷不滿的地主階級台獨派，就是利用了臺灣人的省籍情緒，才獲得成功的。當年靠外省菁英統治臺灣的蔣家政權，當然要負很大的責任。</text:span><text:span text:style-name="T3"><text:line-break/><text:line-break/></text:span><text:span text:style-name="T1">二二八事件以及使成千上萬人民受難的白色恐怖案件，令臺灣人民陷入恐懼的深淵，所産生的仇恨到今天還漂蕩在臺灣島的上空。你想想，如果高官都是外省菁英，這種仇恨是不是很容易被簡化成族群仇恨？是不是很容易被台獨派利用？</text:span><text:span text:style-name="T3"><text:line-break/><text:line-break/></text:span><text:span text:style-name="T1">八、國民黨喪失民族立場引發了另一種悲情</text:span><text:span text:style-name="T3"><text:line-break/><text:line-break/></text:span><text:span text:style-name="T1">陳：我想，還應該講一點，“臺灣意識”異化成“台獨意識”，國民黨還要負另外一種責任。為了自己的生存，他們喪失了民族立場，對美國人不能保持民族尊嚴。</text:span><text:span text:style-name="T3"><text:line-break/><text:line-break/></text:span><text:span text:style-name="T1">1950年6月25日韓戰爆發，27日，美國第七艦隊就進入臺灣海峽。不但如此，還有第13航空隊駐防，同時成立美軍顧問團入駐陽明山。</text:span><text:span text:style-name="T3"><text:line-break/><text:line-break/></text:span><text:span text:style-name="T1">最嚴重的是，臺灣當局在美國的要求下，竟然同意美軍享有治外法權。也就是說，美軍在台犯了罪，臺灣當局無權過問——這是晚清時期列強租界和治外法權的現代版，是國民黨政府撤退來臺灣後，臺灣人民所遭受到的最大恥辱和悲情。這樣，國民黨（包括他統治下的中國人民）對美國的關係，不是比臺灣人在日本統治下的法律處境還糟嗎？</text:span><text:span text:style-name="T3"><text:line-break/><text:line-break/></text:span><text:span text:style-name="T1">美軍殺人沒有罪！典型的案例就是1957年的劉自然事件。他是革命實踐研究院的職員（當時的班主任是蔣經國），被一位名叫雷諾的美軍上士在陽明山的美軍眷區槍殺了。警方要逮捕雷諾的時候，被美軍藉口外交豁免權而強行阻攔。事後雷諾辯稱，他槍殺劉自然，是因為劉偷看他太太洗澡。但到底有沒有這回事？我們不知道，因為死無對證。</text:span><text:span text:style-name="T3"><text:line-break/><text:line-break/></text:span><text:span text:style-name="T1">5月23日美軍軍事法庭判決雷諾無罪，當天就用直升機送回美國。5月24日，劉自然的遺孀到美國駐台大使館前面抗議，高舉“殺人者無罪”的牌子，引起群眾的圍觀；最後人群衝入美國大使館，把汽車燒掉了，連美國國旗都燒掉了。</text:span><text:span text:style-name="T3"><text:line-break/><text:line-break/></text:span><text:span text:style-name="T1">不但是這樣，連裏面的文件也燒掉了，還圍攻美國新聞處以及美國協防司令部。當時參與的群眾有幾萬人，還是高中生的陳映真也有參加。後來抓了一些人，群眾要求放人；警察又開槍打死了一個人，傷了三十多個人。然後，還派了三個師進來臺北鎮壓；第一批先抓了四、五十個人，後來又抓了一百多個，其中四十多個人以“意圖製造事件的暴動者”的罪名，判了六個月到一年的有期徒刑。</text:span><text:span text:style-name="T3"><text:line-break/><text:line-break/></text:span><text:span text:style-name="T1">報導這個事件的聯合報記者，竟被判了無期徒刑，一直到1976年我第二次坐牢的時候，他還在關。</text:span><text:span text:style-name="T3"><text:line-break/><text:line-break/></text:span><text:span text:style-name="T1">為了這個事情，蔣介石把衛戍司令、憲兵司令、警察署署長通通撤換掉，俞鴻鈞內閣也被迫總辭。蔣介石還親自出面向美國大使道歉。這是國民黨政府來台後的第一次反美事件，這難道不是“臺灣人的悲情”嗎？為什麽民進黨從來不講？難道他們的悲情意識是有選擇性的？</text:span><text:span text:style-name="T3"><text:line-break/><text:line-break/></text:span><text:span text:style-name="T1">臺灣人的悲情還表現在美國的“臺灣關係法”上，這個民進黨也從來不敢講。1979年美國和中華人民共和國建交（也就是跟在臺灣的中華民國斷交），為了取代遭排除的“中美共同防禦條約”，美國國會片面以國內法的形式制定了“臺灣關係法”，試圖用美國國內法直接適用於臺灣。這就意味著臺灣是美國的屬地，是美國的一個地方。</text:span><text:span text:style-name="T3"><text:line-break/><text:line-break/></text:span><text:span text:style-name="T1">這就難怪邱義仁會說：“臺灣不抱美國的大腿可以嗎？”這就是奴才，把臺灣當成是美國的新殖民地，使臺灣人民喪失了尊嚴，失去了作為臺灣這塊土地上的主人的地位。所以，我覺得泛綠人士的悲情意識是選擇性的悲情意識。日據時代不願意講，治外法權不敢講，就連“臺灣關係法”也不能講，就只會不斷的扭曲臺灣人民的歷史記憶，將二二八和白色恐怖打造成台獨的歷史神話。</text:span><text:span text:style-name="T3"><text:line-break/><text:line-break/></text:span><text:span text:style-name="T1">九、國民黨不殺台獨派</text:span><text:span text:style-name="T3"><text:line-break/><text:line-break/></text:span><text:span text:style-name="T1">陳：我還要再講一點。“臺灣關係法”是美國國內法，民進黨竟不以為恥；承認美國的治外法權，國民黨也不以為恥。他們都是一樣的，不必“龜笑鼈無尾”，一樣都是美國的奴才。臺灣哪有光復？以前是日本的殖民地，現在是美國的殖民地。</text:span><text:span text:style-name="T3"><text:line-break/><text:line-break/></text:span><text:span text:style-name="T1">你們知道嗎？臺灣戒嚴時期的政治犯裏面，台獨政治犯是不判死刑的，因為美國不准國民黨把他們判死刑。最有名的是雲林縣的蘇東啓，他想要去軍援倉庫搶武器，先和高玉樹商量，但高玉樹知道不會成功，就去密告；所以蘇東啓一去搶就被抓起來，可是沒有槍斃，判了無期徒刑。</text:span><text:span text:style-name="T3"><text:line-break/><text:line-break/></text:span><text:span text:style-name="T1">台獨派只有一個被槍斃，但那是例外。被槍斃的那個人確實有台獨思想，可是沒有活動。調查局知道之後，派人僞裝成台獨份子去慫恿他發展組織，然後派他去日本跟台獨人士聯繫。在日本的國民黨情治人員也假裝自己是台獨，教他回台之後如何推動工作；等到組織發展到三十多個人之後，就把他抓起來。這個事情在法律上是不應該的，是入人於罪。他本來沒有發展組織的想法，是調查局設計他去做，然後再抓起來，這其實是殺人滅口。</text:span><text:span text:style-name="T3"><text:line-break/><text:line-break/></text:span><text:span text:style-name="T1">但那是個例外，其他的台獨派都沒有被槍斃。當時還沒有外獨會，台獨派都是臺灣人。如果像民進黨說的，外省人和臺灣人的矛盾那麽嚴重的話，那台獨應該是會被殺的啊！國民黨為什麽不殺台獨？這不是很奧妙嗎？</text:span><text:span text:style-name="T3"><text:line-break/><text:line-break/></text:span><text:span text:style-name="T1">美國的敵人是中國共產黨，國民黨的敵人也是中國共產黨；台獨派不是美國的敵人，反而是美國暗中支援的。以前，國民黨常把台獨派和共產黨連在一起，這不是很荒唐嗎？因為只有這樣，才能置之死地。但也因為太笨了，沒有人相信，所以這樣炮製出來的政治案件，一次也沒成功。</text:span><text:span text:style-name="T3"><text:line-break/><text:line-break/></text:span><text:span text:style-name="T1">那個時候，台獨派都是臺灣人，而國民黨不殺台獨派。如果國民黨政權的主要敵人是臺灣人或本省人，怎麽會不殺呢？國民黨抓臺灣的共產黨地下組織，從來沒手軟過，殺他們也毫不猶疑，這證明了什麽呢？難道這也叫省籍矛盾？</text:span><text:span text:style-name="T3"><text:line-break/><text:line-break/></text:span><text:span text:style-name="T1">再說一句，九〇年代台獨派勢力最大的時候，民進黨批起左統派（不論省籍）毫不留情，國民黨批左統派也是如此。在這裏，他們是內部矛盾，左統派是他們共同的敵人。因為，民進黨和國民黨都是美國的奴才，他們都沒有中國立場。臺灣表面上光復了，但實際上是美國的殖民地；這是戰後臺灣人最大的悲情，就像戰前臺灣人最大的悲情，是被日本人統治一樣。</text:span><text:span text:style-name="T3"><text:line-break/><text:line-break/></text:span><text:span text:style-name="T1">我這一輩子在臺灣，還沒有當過真正的中國人，這是我最大的悲哀。</text:span><text:span text:style-name="T3"><text:line-break/><text:line-break/></text:span><text:span text:style-name="T1">十、藍營的問題：神化兩蔣、親美反中、堅持一中一台</text:span><text:span text:style-name="T3"><text:line-break/><text:line-break/></text:span><text:span text:style-name="T1">問：您對臺灣的現狀，還有什麽批評？</text:span><text:span text:style-name="T3"><text:line-break/><text:line-break/></text:span><text:span text:style-name="T1">陳：我還想批評一下現在的藍營。首先，我對他們神化兩蔣感到非常不滿。蔣介石在大陸時期的功過可以暫時不提，但對兩蔣在臺灣的功過，必須有一個合理的評價，不該把他們看得像“神”一樣。</text:span><text:span text:style-name="T3"><text:line-break/><text:line-break/></text:span><text:span text:style-name="T1">當然，蔣經國是比他爸爸好一點，可是當時好多人的死還是跟他有關。所以很多二二八事件，或是五○年代白色恐怖死難者的家屬，到現在都不能原諒兩蔣。泛藍把他們“神”化，我非常不滿意。我每次看到他們去參拜慈湖，感覺就跟看到日本首相去參拜靖國神社，沒什麽兩樣。</text:span><text:span text:style-name="T3"><text:line-break/><text:line-break/></text:span><text:span text:style-name="T1">蔣家父子在臺灣的統治至少有幾個爭議點，例如，他們引進美國勢力，將臺灣置於美國的保護之下，造成兩岸長期對峙的局面。駐台美軍的外交豁免權，重演滿清晚年的“租借”和“治外法權”，終於引發了“劉自然事件”。</text:span><text:span text:style-name="T3"><text:line-break/><text:line-break/></text:span><text:span text:style-name="T1">另外，他們還接受屬於美國國內法的“臺灣關係法”，讓它適用於臺灣，使臺灣淪為美國的附庸，甘願作美國的爪牙，牽制祖國的發展。</text:span><text:span text:style-name="T3"><text:line-break/><text:line-break/></text:span><text:span text:style-name="T1">蔣介石統治臺灣的另一個直接結果，就是産生“省籍情結”。由於蔣家政權的統治，才使得“省籍情結”發酵，使得“皇民化意識”復甦，使得“臺灣意識”異化為“台獨意識”。也就是說，“台獨意識”的産生，台獨派的坐大，其實都是蔣家政權統治所帶來的惡果。泛藍陣營根本沒有考慮這點，根本沒有檢討。就像他們一味崇拜兩蔣一樣，他們絲毫不考慮台籍人士的心情。</text:span><text:span text:style-name="T3"><text:line-break/><text:line-break/></text:span><text:span text:style-name="T1">我對泛藍陣營不滿的另一點是：他們堅持“一中一台”，主張中華民國是一個主權獨立的國家，不願意也不敢做中國人。這一點我非常不滿意。中華民國是主權獨立的國家，這講得通嗎？中華民國撤退來臺灣之後，中國的主權當然應該由中華人民共和國來繼承。主權問題不是自己說了算，要世界都承認才行。臺灣的蔣家政權，雖然擁有土地、人民和政府，但卻沒有主權，不能自稱是主權國家，只能說是一個“地方政權”或“流亡政府”而已。</text:span><text:span text:style-name="T3"><text:line-break/><text:line-break/></text:span><text:span text:style-name="T1">但是泛藍人士一直認為臺灣比大陸還進步，又由於“反共”意識形態的作祟，不想要兩岸統一，只想要永遠維持現狀。時代在變，“現狀”也在變，所謂的“現狀”是不可能永遠維持的。</text:span><text:span text:style-name="T3"><text:line-break/><text:line-break/></text:span><text:span text:style-name="T1">在臺灣的中國人，不應該一直聽命於美國人。實際上，國際上只有一個中國，大陸和臺灣都是中國的一部分。中國的“主權”應該由兩岸的人民來“共用”，臺灣的“治權”才是由臺灣人民來“獨享”，一國兩制就是這樣啊！</text:span><text:span text:style-name="T3"><text:line-break/><text:line-break/></text:span><text:span text:style-name="T1">在這種情況下，大陸保證不徵稅、不派官，連部隊都不會派來臺灣，這有什麽不對呢？為什麽要拒絕？我認為，藍營的“一中一台”和綠營的台獨，區別實在是不大的。他們只不過是在爭奪臺灣島內的政治權力而已，他們都沒有真正為臺灣人民的前途和利益著想。</text:span><text:span text:style-name="T3"><text:line-break/><text:line-break/></text:span><text:span text:style-name="T1">十一、一國兩制與兩岸關係</text:span><text:span text:style-name="T3"><text:line-break/><text:line-break/></text:span><text:span text:style-name="T1">問：我覺得“主權共用、治權獨享”這個概念，其實有些台獨派是可能接受的。可是“主權”要如何“共用”？“治權”如何可能“獨享”？這中間好像還有些爭論空間。</text:span><text:span text:style-name="T3"><text:line-break/><text:line-break/></text:span><text:span text:style-name="T1">比方說，在一個中國的框架之下，如果是“主權共用、治權獨享”的話，那是不是某種比較鬆散的組合方式？獨享治權的臺灣，政治的自由度會有多大？再舉個例子來說，蘇聯是聯合國安理會成員，烏克蘭和白俄羅斯也是聯合國會員；在一個蘇聯的框架下，前蘇聯在聯合國共有三個席位。</text:span><text:span text:style-name="T3"><text:line-break/><text:line-break/></text:span><text:span text:style-name="T1">當然，我並不是說前蘇聯模式是最佳選擇；我也不太相信臺灣人民真的那麽想要進聯合國，或非進聯合國不可，那是台獨炒作出來的議題。不過，國際空間或地位問題之所以高度敏感，也正因為它同時涉及臺灣在一中框架下的政治地位問題，也就是您提到的“治權獨享”問題。在這些方面，您願意再多說一些嗎？</text:span><text:span text:style-name="T3"><text:line-break/><text:line-break/></text:span><text:span text:style-name="T1">陳：大陸的態度是，在一個中國的原則之下，兩岸什麽事都可以談。也就是說，國號、國旗等都可以談。問題是，現在藍、綠兩黨都不肯承認“一個中國原則”，所以，你提的想法根本就不能在談判桌前談。臺灣方面如果不承認“一個中國原則”，你怎麽能夠讓大陸方面跟你談這些問題呢？還有，談判與實力是有關係的，臺灣應該選擇對自己最有利的時機來談，講話才更有力量。你不覺得，臺灣已經錯過最好的時機了嗎？</text:span><text:span text:style-name="T3"><text:line-break/><text:line-break/></text:span><text:span text:style-name="T1">問：“一國兩制”在臺灣一直被妖魔化。所以，統派在談“一國兩制”的時候，是不是應該多談“一國兩制”的“治權獨享”面向？以及，將可以為臺灣帶來更多的國際空間等等？</text:span><text:span text:style-name="T3"><text:line-break/><text:line-break/></text:span><text:span text:style-name="T1">如此一來，臺灣的一般讀者也才會知道，原來統派的主張是這樣，原來“一國兩制”是這樣子談的。現在兩岸的政治互動很糟，所以胡錦濤雖然說國際空間可以談，可是事實上連戰去了一趟大陸，這方面也沒什麽突破。連一個非主權國家可以加入的WHA，大陸都還是多所阻撓。這點在臺灣就很敏感，很容易被炒作成是“中國打壓臺灣”。所以我想要問，您怎麽看臺灣的國際空間問題？</text:span><text:span text:style-name="T3"><text:line-break/><text:line-break/></text:span><text:span text:style-name="T1">陳：很多國際組織，是規定只有主權國家才能加入，譬如聯合國。有些可以用地區名義加入，譬如奧運。如果臺灣所說的國際空間是屬於前一類，那不是等於要大陸承認臺灣是個主權國家嗎？這根本就違反了“一個中國原則”。</text:span><text:span text:style-name="T3"><text:line-break/><text:line-break/></text:span><text:span text:style-name="T1">如果兩岸以“一國兩制”的方式統一，那麽，在這種架構下，臺灣的國際空間比香港還要大。老實講，臺灣的兩黨就不甘心接受“一個中國原則”，所以故意在那邊打迷糊仗，蓄意欺騙臺灣人民，想要達到混淆視聽的目的。他們不想讓臺灣人民瞭解，在“一國兩制”架構下，臺灣的國際空間很大，而且比現在要大很多。在臺灣現在的經濟條件下，兩黨這樣莫名其妙的堅持下去，到底對臺灣好，還是不好呢？</text:span><text:span text:style-name="T3"><text:line-break/><text:line-break/></text:span><text:span text:style-name="T1">說到國際空間，我就想談一點歷史。1949年國民黨內戰失敗，撤守臺灣，共產黨在大陸建立“中華人民共和國”。共產黨統治了中國絕大部分的土地和人民，而“中華民國”卻只能靠著美國的保護存活下來。在這情況下，美國還仗恃它在聯合國的強大影響，讓“中華民國”保有聯合國的中國席位，讓“中華人民共和國”完全沒有國際空間。從聯合國的角度來看，那時候“中華民國”是一個擁有中國主權的政府，而“中華人民共和國”卻只是一個不受國際承認的政府。</text:span><text:span text:style-name="T3"><text:line-break/><text:line-break/></text:span><text:span text:style-name="T1">這種情況，維持了二十一年！然後，“中華人民共和國”才取得聯合國的中國席位。說難聽一點，美國保護“中華民國”，跟日本保護“僞滿州國”有什麽不同？在這種狀況下，“中華人民共和國”還願意以對等的地位，“政府”跟“政府”談，還有比這更好的條件嗎？怎麽可能要求“中華人民共和國”承認“中華民國”是一個“主權國家”呢？</text:span><text:span text:style-name="T3"><text:line-break/><text:line-break/></text:span><text:span text:style-name="T1">當“中華民國”還佔據聯合國的中國席位時，它會承認“中華人民共和國”是個主權國家嗎？那不是製造中國分裂嗎？而蔣介石也就會成為中國的千古罪人。蔣介石不肯幹的事，鄧小平、江澤民、胡錦濤，不管將來誰當中國的領導人，誰都不會幹這種千古駡名的事。</text:span><text:span text:style-name="T3"><text:line-break/><text:line-break/></text:span><text:span text:style-name="T1">問：兩岸關係要改善，大概首先需要有一個好的迴圈出現，然後才會慢慢上升到更進一步的層次。像現在，就不是一個很好的互動狀態。大陸其實有很多東西是可以給的，但它現在不願意給，怕你用來搞台獨；臺灣這邊其實也知道自己可以要，但是假如要不到會很沒面子。而且，臺灣現在是民選政府，一個政治上的失敗就要付出代價，所以會傾向於保守。面對兩岸之間的政治僵局，您認為要怎麽樣才能有所突破？</text:span><text:span text:style-name="T3"><text:line-break/><text:line-break/></text:span><text:span text:style-name="T1">陳：我想主要還是心態問題。臺灣一直認為大陸比臺灣差，實際上大陸現在已經發展起來了，“中國崛起”的事實已經不容否認。雖然大陸內部還有不少問題，但哪一國沒有問題呢？美國就沒有問題嗎？現在美國的問題並不比中國少，現在也再沒有人講“中國崩潰論”了。</text:span><text:span text:style-name="T3"><text:line-break/><text:line-break/></text:span><text:span text:style-name="T1">現在和未來的兩岸關係，關鍵還是在於：臺灣肯不肯承認“中國崛起”的客觀現實？李登輝、陳水扁都瞧不起大陸，但如果未來臺灣還維持這種態度，不肯承認大陸的發展，不願意跟大陸和談、合作，那還會再吃虧的。</text:span><text:span text:style-name="T3"><text:line-break/><text:line-break/></text:span><text:span text:style-name="T1">我想暫時回到光復初期，談談那個時候的兩岸差距，再回到目前的兩岸問題。臺灣在清朝末年經過沈葆楨、丁日昌、劉銘傳等改革派官員搞洋務運動的影響下，早就已經進入商業資本主義的階段，糖、茶、樟腦還大規模的外銷到國外。</text:span><text:span text:style-name="T3"><text:line-break/><text:line-break/></text:span><text:span text:style-name="T1">日本人來了之後繼承了這個基礎，為了殖民統治的需要將經濟規模深化，所以到光復的時候，臺灣已經進入了資本主義現代化的初期。</text:span><text:span text:style-name="T3"><text:line-break/><text:line-break/></text:span><text:span text:style-name="T1">相對的，大陸從鴉片戰爭以後，內亂外患搞得一塌糊塗，加上經過了八年對日抗戰，變成“一窮二白”。我認為，要窮人有志氣是很難的。我在光復後看到來台接收的國軍和官員的種種作為，才理解八路軍為什麽要制定“三大紀律、八項注意”。大陸人來到臺灣看到什麽就想要什麽，又搶又騙，什麽都要，這是當時大陸比臺灣落後的證據。</text:span><text:span text:style-name="T3"><text:line-break/><text:line-break/></text:span><text:span text:style-name="T1">我認為，接收初期接收者與在地人的衝突，在地人對接收者的不滿等等，根本原因就在於海峽兩岸經濟發展階段的差距。二二八之後，臺灣青年向左轉，就是因為瞭解到：只有搞革命，才能重建中國經濟，才能根本解決內部很多矛盾問題。國民黨的腐敗問題，其實就是中國整體落後的一種表現。</text:span><text:span text:style-name="T3"><text:line-break/><text:line-break/></text:span><text:span text:style-name="T1">按我的理解，大陸經過革命，經過重重的困難，終於在二十世紀九〇年代以後全面發展起來。事實上，這等於實現了當年臺灣左翼青年向往的目標。</text:span><text:span text:style-name="T3"><text:line-break/><text:line-break/></text:span><text:span text:style-name="T1">再說到當年來台接收的人，當年他們比臺灣人還窮，貪污腐化，被臺灣人瞧不起。後來臺灣經濟因為受到美國的援助，發展得較快；於是，變得有錢的外省人就和變得有錢的臺灣人一樣，都瞧不起大陸。</text:span><text:span text:style-name="T3"><text:line-break/><text:line-break/></text:span><text:span text:style-name="T1">其實大陸因為地方大，問題多，又被美國圍堵，才發展得比較慢。因為人家慢，比你窮，就瞧不起人家。現在人家發展起來，比你還有前途，你還不肯承認，還要“訂高價”（“拿翹”）。我認為，這才是目前兩岸關係的實質。臺灣人（包括本省人和外省人），要好好自我反省，不要老是說人家打壓你。</text:span><text:span text:style-name="T3"><text:line-break/><text:line-break/></text:span><text:span text:style-name="T1">十二、臺灣的三種左派：新民主主義左派、文革左派、洋化左派</text:span><text:span text:style-name="T3"><text:line-break/><text:line-break/></text:span><text:span text:style-name="T1">問：陳先生，聽您這樣說，我想請您特別從左派的角度，談一談大陸現況，以及您對中國革命的看法。還有，您覺得您自己的左派立場，跟臺灣的其他左派有哪些不同？</text:span><text:span text:style-name="T3"><text:line-break/><text:line-break/></text:span><text:span text:style-name="T1">陳：臺灣一直認為大陸比臺灣差，實際上大陸現在已經開始有點錢了。現在不是在講“和諧社會”這個概念嗎？這表示大陸已經有能力從內部來改變自己。例如以前講“一部分人先富起來”，現在強調“大家都要富起來”；以前只講“效率”，沒有講“公正”；以前談到經濟發展只看GDP，現在強調要“以人為本”。胡錦濤提出“和諧社會”和“科學發展觀”這些概念，就表示說大陸已經有能力改善過去因為引進資本主義成分所造成的那些毛病。</text:span><text:span text:style-name="T3"><text:line-break/><text:line-break/></text:span><text:span text:style-name="T1">我覺得以前大家對“一國兩制”的詮釋是不對的。它把大陸看成是社會主義社會，而臺灣是資本主義社會，所以統一以後可以各搞各的。其實，就我的看法，我認為大陸現在比較接近列寧所說的“特殊的過渡時期”，是要過渡到社會主義社會之前的“國家資本主義階段”。這是由共產黨所領導的、以國家的力量發展資本主義的生産方式，最後的目標是要達到社會主義，但現在還不是社會主義。</text:span><text:span text:style-name="T3"><text:line-break/><text:line-break/></text:span><text:span text:style-name="T1">很多的臺灣左派朋友都搞不清楚這點。列寧說：“蘇維埃社會主義共和國聯邦的社會主義，並不是說現在實行的就是社會主義，而是表示要堅決的走向社會主義的道路的意思。”</text:span><text:span text:style-name="T3"><text:line-break/><text:line-break/></text:span><text:span text:style-name="T1">中國的革命分成兩個階段，一個是新民主主義階段，一個是社會主義階段。就是因為中國沒有實施社會主義的物質和文化條件，所以必須通過新民主主義這一階段，先創造出實現社會主義的條件，然後才能夠進入社會主義階段。</text:span><text:span text:style-name="T3"><text:line-break/><text:line-break/></text:span><text:span text:style-name="T1">臺灣左派內部的一個分歧點就在這裏。在文化大革命的時候才開始接觸社會主義的人（文革左派）的看法，和新民主主義革命時代就開始接觸社會主義的人（譬如我這一代）的看法，就很不一樣。</text:span><text:span text:style-name="T3"><text:line-break/><text:line-break/></text:span><text:span text:style-name="T1">在新民主主義時期參加共產黨或接觸社會主義的人，對改革開放有一定的理解。因為新民主主義者，本來就主張在共產黨的領導之下，實行現代化、採用資本主義方式、利用資本主義、又限制資本主義，然後才過渡到社會主義。這個過渡時期所採用的，不是完全自由開放的市場經濟，而是有限制的市場化。</text:span><text:span text:style-name="T3"><text:line-break/><text:line-break/></text:span><text:span text:style-name="T1">但是，文革時期接觸社會主義的朋友，就比較沒有這個概念。他們比較會認為現在的中國共產黨是走資，走資本主義的道路，甚至完全放棄了社會主義。</text:span><text:span text:style-name="T3"><text:line-break/><text:line-break/></text:span><text:span text:style-name="T1">問：關於臺灣左派的內部分歧，能不能請您再多講一點？</text:span><text:span text:style-name="T3"><text:line-break/><text:line-break/></text:span><text:span text:style-name="T1">陳：新民主革命的一代，親眼看到中國的慘況，而其中的臺灣青年，更親身經歷了日本人的歧視與欺壓。對新民主主義革命者來講，革命一方面是希望中國富強起來，另一方面是希望中國的窮人能過好日子（那時候的中國農民真是慘）。我們的理想是從切身的痛苦出發的，我們瞭解這個革命過程可能很漫長、很痛苦，是要犧牲生命的。</text:span><text:span text:style-name="T3"><text:line-break/><text:line-break/></text:span><text:span text:style-name="T1">七〇年代因為保釣運動而左傾的一代，對中國現代史不瞭解，沒有切身的體驗，只在觀念上左傾；當時又是文革，他們受到極左思想的影響，很理想化，以為馬上要實現社會主義。所以，大陸改革開放以後，有些文革左派會認為大陸已經走資，因此不屑一顧。但難道，他們想要讓中國人一直過著一窮二白的生活嗎？如果中國經濟不發展起來，在蘇東集團倒了以後，中國怎麽能夠在美國獨霸之下存活下去呢？中國既要改善一般人的生活，還要有能力在美國的霸權之下獨立發展下去，不改革開放，行得通嗎？</text:span><text:span text:style-name="T3"><text:line-break/><text:line-break/></text:span><text:span text:style-name="T1">臺灣還有一種更年輕的留洋左派，我是聽呂教授說的。他們同情古巴和拉丁美洲國家，反對美國霸權；但他們好像還是不太能夠瞭解，為什麽中國非走改革開放的道路不可。</text:span><text:span text:style-name="T3"><text:line-break/><text:line-break/></text:span><text:span text:style-name="T1">他們似乎不太考慮到，中國在改革開放之前，處境並沒有比古巴和拉丁美洲國家好多少。要不然，1950年美國怎麽會毫無顧忌的侵犯中國主權，把第七艦隊開入臺灣海峽，干涉中國的內戰，又在聯合國阻攔新中國取得中國席位達21年之久？不改革開放，經濟搞不起來，要怎麽抵擋美國霸權？</text:span><text:span text:style-name="T3"><text:line-break/><text:line-break/></text:span><text:span text:style-name="T1">我認為，七〇年代以後左轉的臺灣左派，不夠瞭解現代中國長期經歷的痛苦。但從左派觀點來講，即使沒有中國感情，也應該理解到，中國有過一百年備受帝國主義侵略的歷史。就只要想想抗戰就好了，一個國家為此死了幾千萬人，這難道不是一件現代世界史的大事嗎？所謂“落後就要挨打”，這是血淋淋的歷史教訓。</text:span><text:span text:style-name="T3"><text:line-break/><text:line-break/></text:span><text:span text:style-name="T1">問：中國革命的歷程很複雜，有文化大革命，又有改革開放，兩方面相差這麽大，您怎麽看？</text:span><text:span text:style-name="T3"><text:line-break/><text:line-break/></text:span><text:span text:style-name="T1">陳：這個問題問得太好了，我想講一點自己的親身經歷。1976年我第二次被捕不久，文革結束了。我看中央日報，看到它所“揭露”的“真相”，剛開始不相信，以為是國民黨造謠。後來看到一些中央日報刊登的傷痕文學，就知道是真的，於是非常痛苦。如果革命搞成這個樣子，我這一輩子的革命不是白搞了嗎？</text:span><text:span text:style-name="T3"><text:line-break/><text:line-break/></text:span><text:span text:style-name="T1">我吃了那麽多的苦，只要革命的理想能實現，又有什麽關係。但是如果革命搞錯了，我豈不是白活了嗎？為了這個，我痛苦了很久。我一直在想這個問題，終於慢慢厘清了自己的思想。</text:span><text:span text:style-name="T3"><text:line-break/><text:line-break/></text:span><text:span text:style-name="T1">我跟劉少奇一樣，可以說是兩階段革命論者。我主張先用國家的力量搞資本主義生産方式，搞現代化，但要朝著社會主義目標，就是鄧小平說的“有中國特色的社會主義”前進。沒有資本主義生産方式，沒有現代化，就不能讓中國人民富裕起來，也不能讓中國真正強大起來。那樣的話，什麽社會主義都不要講了。</text:span><text:span text:style-name="T3"><text:line-break/><text:line-break/></text:span><text:span text:style-name="T1">毛澤東不是這樣想的。他馬上要進入社會主義，所以就搞起文化大革命。我到現在還不完全瞭解文化大革命是什麽樣子，因為沒有一本書講得清楚。但毛澤東以為立刻要進入社會主義，這我不能同意。窮國怎麽可能實行社會主義呢？</text:span><text:span text:style-name="T3"><text:line-break/><text:line-break/></text:span><text:span text:style-name="T1">我還認為，毛澤東一直想著美國包圍中國，隨時會打中國，所以，他要把中國搞得隨時可以應戰。但這應該叫做“備戰體制”，不叫社會主義。蘇東集團垮了，中國沒有垮，因為中國在文化大革命之後，認清了革命要分幾個階段。</text:span><text:span text:style-name="T3"><text:line-break/><text:line-break/></text:span><text:span text:style-name="T1">從1949年到1976年，可以說是中國革命的奠基階段；這一階段的目標在於：重建中國，原始積累，從事基本建設，建立初步國防（包括核子彈）。有了這些基礎，就可以改革開放，開始大步現代化。很遺憾，毛澤東不這樣想；才有一點基礎，就要進入社會主義，當然亂了套，多走了冤枉路。不過，中國終於走向正路，既沒有放棄社會主義的大目標，也沒有全盤倒向資本主義。</text:span><text:span text:style-name="T3"><text:line-break/><text:line-break/></text:span><text:span text:style-name="T1">蘇聯和東歐就不是這樣。他們以前走過頭，現在全部不要，另外走資本主義道路。從極左到極右，怎麽會不亂？他們沒有認識到，落後國家的現代化道路，不能跟西方一樣。他們太迷信自由經濟了。</text:span><text:span text:style-name="T3"><text:line-break/><text:line-break/></text:span><text:span text:style-name="T1">落後國家的路很難走。中國革命後黨內的意見很多，也犯了幾次嚴重錯誤。我們也不能隨意責備他們，因為從來沒走過的道路，誰能一次就走對？</text:span><text:span text:style-name="T3"><text:line-break/><text:line-break/></text:span><text:span text:style-name="T1">西方資本主義初期，不把工人當人看，所以才會産生社會主義思想。但現在有誰還會記得，西方資本主義原始積累時期的殘酷與血腥？誰還會記得，資本主義帝國主義時期，西方人在殖民地所犯下的種種滔天罪行？</text:span><text:span text:style-name="T3"><text:line-break/><text:line-break/></text:span><text:span text:style-name="T1">毛澤東雖然走偏了，鄧小平卻在黨內的長期鬥爭中看到了正確的道路。文革結束初期，中國還有極左派，也有想要倒向資本主義的極右派。但鄧小平堅持走中間路線，緊抓“四個堅持”（其中最重要的是：堅持共產黨領導，堅持社會主義目標），同時引進資本主義生産方式，再隨時調整。</text:span><text:span text:style-name="T3"><text:line-break/><text:line-break/></text:span><text:span text:style-name="T1">以前講“讓一部分人先富起來”，現在講“和諧社會”，這就是“與時俱進”。要有彈性，不要教條主義。我認為，臺灣七〇年代以後的左派，不懂歷史的現實，不懂歷史唯物論，缺乏發展的視野，都有教條主義的傾向。(餘略)</text:span><text:span text:style-name="T3"><text:line-break/><text:line-break/></text:span><text:span text:style-name="T1">十三、要堅持走中國道路</text:span><text:span text:style-name="T3"><text:line-break/><text:line-break/></text:span><text:span text:style-name="T1">問：我想要再問您一個問題。大陸近年來爆發了很多的維權運動，不見得直接挑戰政權，而是在抗議資本主義發展過程中某些嚴重的不公不義。但是，中國政府為了要維持和平穩定的發展，主要好像還是以鎮壓的方式來處理這些抗議。對大陸內部的弱勢者維權運動，統派是選擇不發言呢？還是有不同的看法？</text:span><text:span text:style-name="T3"><text:line-break/><text:line-break/></text:span><text:span text:style-name="T1">陳：實際上，我必須承認，臺灣的統派實在對大陸情況不太瞭解。這主要是因為資訊不足。如果像鳳凰電視臺能夠進來，也許還可以瞭解一些，但現在不能進來。(餘略)</text:span><text:span text:style-name="T3"><text:line-break/><text:line-break/></text:span><text:span text:style-name="T1">坦白說，不是我們不願意談，而是不瞭解，資料太少了沒辦法談。例如六四，剛開始我完全不瞭解，後來看到天安門廣場上的口號是“打倒李鵬”而不是“打倒趙紫陽”（趙才是官倒的來源），才開始覺得事情不簡單，但也不能瞭解大陸內部的問題。直到看了《讀書》前主編汪暉的文章，才稍微瞭解當時大陸社會的總總矛盾。我們只能在摸索中看問題，但不會看到西方或臺灣媒體罵什麽，我們就跟著罵。我們很關心大陸，但有我們的關心方式。</text:span><text:span text:style-name="T3"><text:line-break/><text:line-break/></text:span><text:span text:style-name="T1">我們知道大陸還有很多問題。這些問題該怎麽解決，就像剛剛說的，我們還不夠瞭解，只能關心。但是，絕不能按西方或臺灣所要求的方式來解決。大陸經濟的發展，就不是西方模式。</text:span><text:span text:style-name="T3"><text:line-break/><text:line-break/></text:span><text:span text:style-name="T1">蘇聯按西方模式，蘇聯就垮了。經濟這樣，政治也是這樣。大陸的政治體制，當然要隨經濟的改變來調整，但是要按大陸的步子來調整，而不是按西方的要求來調整。</text:span><text:span text:style-name="T3"><text:line-break/><text:line-break/></text:span><text:span text:style-name="T1">最近的十七大，據說已開始實行“黨內民主”，可見大陸也不是沒有注意到政改問題。但我們確實不知道，他們的長期規劃是什麽。大陸的體制不可能不改，我們都關心，但我們沒有必要和西方媒體“同一口徑”。</text:span><text:span text:style-name="T3"><text:line-break/><text:line-break/></text:span><text:span text:style-name="T1">十四、講“轉型正義”民進黨沒政治智慧</text:span><text:span text:style-name="T3"><text:line-break/><text:line-break/></text:span><text:span text:style-name="T1">問：陳先生，我突然又想起一個問題。這兩年，臺灣的綠營人士一直在談“轉型正義”。您經歷過二二八和白色恐怖，被國民黨關過那麽久，獄中還備受刑求，好不容易撿回一命。您認為找出當年刑求你的、迫害你的第一線“加害者”，要求他們吐露“真相”，是好的做法嗎？對於“轉型正義”，您有什麽看法？</text:span><text:span text:style-name="T3"><text:line-break/><text:line-break/></text:span><text:span text:style-name="T1">陳：什麽轉型正義！就是要算舊帳，要清算嘛！我覺得，民進黨真是沒政治智慧。呂教授曾經講過一個故事給我聽。劉邦、項羽爭天下，他們都是現在的蘇北人，很多黨羽彼此認識。項羽自殺、劉邦統一天下以後，劉邦準備算舊帳，想殺當年他的黨羽、但卻投降項羽的人，結果議論紛紛，人心不安。</text:span><text:span text:style-name="T3"><text:line-break/><text:line-break/></text:span><text:span text:style-name="T1">劉邦請教張良，張良教劉邦找一個他最痛恨的人，不但封他侯爵，還跟他同車出入。其他人一看，都說：連那個人都沒事，我們還擔心什麽！劉邦就用這種方法，平息人心的不安。</text:span><text:span text:style-name="T3"><text:line-break/><text:line-break/></text:span><text:span text:style-name="T1">民進黨現在要算舊帳，所有外省人都不安，他們又怎麽會跟民進黨同心協力搞台獨呢？台獨是搞假的嗎？我認為他們只會操弄族群，很沒出息。</text:span><text:span text:style-name="T3"><text:line-break/><text:line-break/></text:span><text:span text:style-name="T1">就講我好了，我被國民黨關了二十一年，我太太十年，我的大舅子被槍斃（他槍斃前跟我同房，臨走時一一跟我們握手，我發現他的手還是熱的，真是了不起。當時我根本沒有想到，出獄後會跟他妹妹結婚）。論仇恨，可以算“苦大仇深”了吧！</text:span><text:span text:style-name="T3"><text:line-break/><text:line-break/></text:span><text:span text:style-name="T1">幾年前，連戰想去大陸，猶豫不決，讓我到國民黨黨部講話。我去了，我跟他們說，我今天不是來跟國民黨算舊帳的。當年國共內戰，我們心向共產黨，被國民黨搞得家破人亡。應該說，內戰讓很多人受苦。但現在時代不一樣了，你們兩黨應該和解，不要再因為兩黨不和，讓很多人受牽連。如果你們能這樣做，我們的苦就沒白吃。連戰聽了很感動，當場就決定到大陸去，以党主席的身份和共產黨談。共產黨對他也非常禮遇，以國家領導人的規格接待。</text:span><text:span text:style-name="T3"><text:line-break/><text:line-break/></text:span><text:span text:style-name="T1">我去國民黨黨部，我的一個難友非常不諒解，從此以後不跟我講話。當年我第一次坐牢，刑期已滿，國民黨還不讓我走，要把我送到小琉球。那時候我身體很差，長期得肺病，很瘦。我那位難友認為，我會死在小琉球，所以他透過別人通知他父母，由他父母賄賂相關人員（他們有管道），我就被釋放了。他對我有救命之恩，他不跟我講話，我很難過。但我認為，我沒做錯。我是為所有的臺灣人（包括外省人）著想。</text:span><text:span text:style-name="T3"><text:line-break/><text:line-break/></text:span><text:span text:style-name="T1">“轉型正義”——那麽，民進黨就自以為掌握“正義”了？這如果不是無知，就是無恥。他們難道不知道，是美國保護了國民黨這個不得民心的政權，讓它在島內亂抓人、亂殺人？</text:span><text:span text:style-name="T3"><text:line-break/><text:line-break/></text:span><text:span text:style-name="T1">美國為了自己的利益，圍堵中國，想要困死中國，二十年不承認新中國；保護了應該被消滅的政權，讓它隨意殘殺支援新中國的人，還連累一大批無辜。是誰“不義”，不是美國嗎？</text:span><text:span text:style-name="T3"><text:line-break/><text:line-break/></text:span><text:span text:style-name="T1">同樣的，美國扶持南韓的李承晚、越南的吳廷琰，讓他們殘殺南韓跟越南的左翼份子和民族主義者。美國這樣做，根本就不顧別的國家的利益和人民的死活。造成臺灣將近四十年戒嚴的元兇，不是美國嗎？民進黨為什麽不去算美國的帳，不去跟美國要求“轉型正義”？</text:span><text:span text:style-name="T3"><text:line-break/><text:line-break/></text:span><text:span text:style-name="T1">再說，就是因為五〇年代的殘殺，讓臺灣人民對國民黨充滿了怨恨，民進黨才能藉此出頭。民進黨難道不是踏在左派跟無辜者的血迹上前進的嗎？民進黨曾經對那些犧牲的臺灣左派，表達過一點起碼的敬意嗎？民進黨只聽那個罪惡之源——美國的話，怎麽還有臉跟別人講“正義”呢？</text:span><text:span text:style-name="T3"><text:line-break/><text:line-break/></text:span><text:span text:style-name="T1">不過，我也希望外省朋友能瞭解過去的歷史，不要再把兩蔣當作神，動不動就去朝拜。很多臺灣人家屬，在二二八或白色恐怖中受害，他們到現在還不能原諒兩蔣。</text:span><text:span text:style-name="T3"><text:line-break/><text:line-break/></text:span><text:span text:style-name="T1">我個人不喜歡兩蔣，兩蔣在臺灣的功過，可留給將來的歷史家去評斷。現在，民進黨要算舊帳，國民黨就擡兩蔣，再這樣爭下去，越爭越糟糕。我希望外省朋友能理解這一點，不要動不動就擡出兩蔣這個神主牌。</text:span><text:span text:style-name="T3"><text:line-break/><text:line-break/></text:span><text:span text:style-name="T1">而且，我前面也講過，原來在日據時代，臺灣人的皇民思想並不深。國民黨來了以後，臺灣人拿日本殖民政府來跟國民黨比較，才又懷念日本統治，皇民思想才又重生。有些外省人不能瞭解這種狀況，所以老是指責臺灣人。我當然很厭惡那些老皇民，像李登輝。但我們（特別是外省朋友）要瞭解其中的因由，不要動不動就指責臺灣人。</text:span><text:span text:style-name="T3"><text:line-break/><text:line-break/></text:span><text:span text:style-name="T1">我認為，藍、綠惡鬥的根本關鍵，就是，雙方都不承認自己是中國人。如果大家都是中國人，而且，大家都為中國的崛起歡欣鼓舞，大家都充滿了希望，怎麽還會互鬥呢？</text:span><text:span text:style-name="T3"><text:line-break/></text:span><text:span text:style-name="T1">如果藍、綠兩邊都承認自己是中國人，大家當然會互相親近，彼此有矛盾，也不過是自己內部的矛盾。(餘略)</text:span><text:span text:style-name="T3"><text:line-break/><text:line-break/></text:span><text:span text:style-name="T1">現在藍和綠，都把對方看作“異類”，是完全不同的人，彼此互相排斥，甚至互相敵視。如果他們都認為大家都是中國人，就不會這樣子。所以我認為，“一個中國的原則”，不但可以解決兩岸矛盾，還可以舒緩臺灣內部的省籍矛盾。</text:span><text:span text:style-name="T3"><text:line-break/><text:line-break/></text:span><text:span text:style-name="T1">記住過去的歷史，是要得到教訓，不要重犯錯誤。現在民進黨所以講歷史，卻是要算舊帳，而且這個“帳”還是他自以為的“帳”，這只能加深裂痕，於事無補。</text:span><text:span text:style-name="T3"><text:line-break/><text:line-break/></text:span><text:span text:style-name="T1">應該說，臺灣幾十年來的歷史，是許多因素造成的（這不能不讓人想到日本的侵略、中國的內戰、美國蓄意製造的冷戰）。我們必須放眼看這樣的大歷史，不能夾纏在臺灣的內部。</text:span><text:span text:style-name="T3"><text:line-break/><text:line-break/></text:span><text:span text:style-name="T1">看看現在的世界，美國、日本的經濟不可能有起色，中國的經濟欣欣向榮。我們應該往前看，為臺灣找到最好的前途。如果臺灣還閉眼不看，就會搞得進不能退不得，只好繼續在窩裏鬥。如果大家放寬胸懷，重新複歸中國，那路子寬得很，還有什麽好鬥呢？</text:span><text:span text:style-name="T3"><text:line-break/><text:line-break/></text:span><text:span text:style-name="T1">總而言之，臺灣的兩大族群，再這樣彼此不諒解，不往前看，繼續惡鬥下去，臺灣一定沒前途。這種局面，我們統派實在看不下去。</text:span><text:span text:style-name="T3"><text:line-break/><text:line-break/></text:span><text:span text:style-name="T1">===================</text:span><text:span text:style-name="T3"><text:line-break/></text:span><text:span text:style-name="T1">對話陳明忠：二二八不是省籍衝突，也並非皇民造反</text:span><text:span text:style-name="T3"><text:line-break/><text:line-break/></text:span><text:span text:style-name="T1">(節錄，全文見觀察者網)</text:span><text:span text:style-name="T3"><text:line-break/><text:line-break/></text:span><text:span text:style-name="T1">2017-02-28 </text:span><text:span text:style-name="T3"><text:line-break/><text:line-break/></text:span><text:span text:style-name="T1">11月21日清晨，臺灣左統派代表人物陳明忠先生去世，享年90歲。陳老先生一生追求祖國統一，他的精神也必將激勵後來者不懈奮鬥。觀察者網此前曾委託前夏潮聯合會會長陳福裕對話陳明忠先生，今日重刊此文，緬懷逝者。</text:span><text:span text:style-name="T3"><text:line-break/><text:line-break/></text:span><text:span text:style-name="T1">【採訪/觀察者網專欄作者陳福裕，錄音整理/史學敏】</text:span><text:span text:style-name="T3"><text:line-break/><text:line-break/></text:span><text:span text:style-name="T1">作為“二二八事件”的親歷者之一，陳明忠同時也是白色恐怖的受難者，是臺灣最後一位死刑犯。21年的牢獄生活，並沒有磨滅他對社會主義、祖國統一的嚮往，反而是在艱苦的鬥爭中，堅定了他的信仰和追求。正如陳明忠自己所言：“亂世的人本來就不如太平時代的狗，我不過生錯了時代，並沒有走錯路。”大概這也是他對自己一生堅持最好的注解。</text:span><text:span text:style-name="T3"><text:line-break/><text:line-break/></text:span><text:span text:style-name="T1">今天是“二二八事件”七十周年，七十年歷史巨變，“二二八事件”也被用作各種解釋，歷史沒有在爭辯中走向和解，反而愈發對立，也讓後來人無從判斷七十年前在臺灣街頭到底發生了什麽。</text:span><text:span text:style-name="T3"><text:line-break/><text:line-break/></text:span><text:span text:style-name="T1">在“二二八事件”七十周年紀念日前夕，觀察者網特別委託前夏潮聯合會會長陳福裕，對話陳明忠先生，從省籍衝突、反國民黨統治、“台獨建國”、“皇民造反論”等各個角度，還原“二二八事件”的本來面目，在理清歷史的同時，也幫助我們對臺灣現狀有更深入的理解。</text:span><text:span text:style-name="T3"><text:line-break/><text:line-break/></text:span><text:span text:style-name="T1">陳福裕：“二二八事件”發生迄今整整七十年，歷史的真相並未隨著時間的推移和檔案的解密而水落石出，反倒因為藍綠鬥爭的尖銳化，特別是兩次政黨輪替而出現了各種版本的解讀，糾纏不休。歷史是事實的反思，所有對事件的詮釋都免不了的要參揉著人的價值判斷，受到個人的視野、立場和黨派性的侷限。</text:span><text:span text:style-name="T3"><text:line-break/><text:line-break/></text:span><text:span text:style-name="T1">解嚴30年來，有關“二二八”的資料和討論雖然不再有禁忌，但卻存在著許多“政治誤區”，亟待澄清。一般來說，綠營的支持者都傾向認為“二二八”是“省籍矛盾”，是“官逼民反”，是國民黨這個“外來政權對本省精英的蓄意屠殺”，因此將“二二八”定性為“台獨建國運動”的開始。</text:span><text:span text:style-name="T3"><text:line-break/><text:line-break/></text:span><text:span text:style-name="T1">藍營的群眾卻擺向另一個極端，越來越多人主張“皇民造反論”，認為二二八事件是日本殖民統治下喪失祖國意識的皇民化階層和地痞流氓，勾結美日，借由查緝私煙的偶發衝突趁機造反，想要達成“臺灣獨立”或“託管”的目的。所以，他們認為二二八是“民逼官反”，而不是“官逼民反”。</text:span><text:span text:style-name="T3"><text:line-break/><text:line-break/></text:span><text:span text:style-name="T1">您作為“二二八”人民起義的歷史見證者，特別是謝雪紅二七部隊武裝鬥爭少數目前還在世的親身參與者，我們想聽聽您對上述兩種說法的評價。</text:span><text:span text:style-name="T3"><text:line-break/><text:line-break/></text:span><text:span text:style-name="T1">陳明忠：一般的說法，“二二八”事件的起因是“官逼民反”，我不太贊成這個說法。我們是因為不滿當時負責接收的國民黨官員貪污、無能和普遍存在的族群優越感，他們認為是打了八年抗戰才能夠解放臺灣，所以有一種優越感，覺得我們應該要感謝他們。但他並沒有逼你！主要是我們對腐敗和無能的不滿。我們是反對腐敗，反對貪污，反對專制政府，覺得那不是兵，是土匪，我們討厭的是國民黨竟然比日本還不如。</text:span><text:span text:style-name="T3"><text:line-break/><text:line-break/></text:span><text:span text:style-name="T1">當時臺灣人經過五十年日本的殖民統治，對祖國大陸的政治制度和社會現狀不是很瞭解，由於期待過高，所以産生極大的落差。行政長官制度確實有很多疏失，加上接收官員腐敗，軍紀欠佳，對本省人的參政待遇也不公平，同時為了維持國共內戰的龐大軍需的管制政策，造成百業蕭條、物價飛漲和失業嚴重的問題，導致臺灣人對祖國的態度，從期待、失望到憤怒，認為祖國是如此不堪，甚至比日本人還不如。</text:span><text:span text:style-name="T3"><text:line-break/><text:line-break/></text:span><text:span text:style-name="T1">其實，當時臺灣人的遭遇，跟抗戰後國民黨在全國各地的接管工作大同小異，只是臺灣人受到異族統治50年，不瞭解當時的祖國是什麽一個樣子。更由於受到日本的壓迫，對祖國的期待就特別大，反差就越大。</text:span><text:span text:style-name="T3"><text:line-break/><text:line-break/></text:span><text:span text:style-name="T1">當時，我們透過大陸來的雜誌如《觀察》等刊物知道︰國民黨的接收人員不僅對臺灣如此，對其他包括東北在內的淪陷區的人民也都是如此的，他們把曾經生活在日本統治下的人民都當成漢奸，不分官方的或民方的財産，拼命接收，因此人民把這些貪婪、腐敗的國民黨接收人員的行為謔稱為“五子登科”。</text:span><text:span text:style-name="T3"><text:line-break/><text:line-break/></text:span><text:span text:style-name="T1">這不是臺灣個別的現象，我們認為“二二八”是統治階級欺壓被統治階級，而不是外省人欺壓本省人，只不過因為當官的大多是外省人，所以才被扭曲為省籍矛盾。</text:span><text:span text:style-name="T3"><text:line-break/><text:line-break/></text:span><text:span text:style-name="T1">我認為，“二二八”之所以發生，主要是與當時海峽兩岸在社會發展階段上存在著差距有關。當時臺灣已經進入資本主義的初級階段，有了初步的法制建設，相對而言，大陸還停留在半殖民半封建社會，必然會産生衝突。我們想想，國民黨接收官員為什麽貪污？主要是中國太落後，太貧窮，見到什麽都想要。</text:span><text:span text:style-name="T3"><text:line-break/><text:line-break/></text:span><text:span text:style-name="T1">但是中國為什麽會落後貧窮？是因為百年來的帝國主義外患使然，主要還是日本侵略。現在很多人在說要“轉型正義”，要鬥爭國民黨，應該要考慮當時的中國為什麽會那麽慘，那麽腐化？那些兵看起來像土匪，是因為太窮。為什麽會窮？就是因為內亂外患。所以，如果要算“二二八”的賬，日本也有責任，他們不找日本，只會追究國民黨。</text:span><text:span text:style-name="T3"><text:line-break/><text:line-break/></text:span><text:span text:style-name="T1">二戰後，因為戰敗而遭到接收的地區與國家不在少數，而在臺灣或是大陸其他比較現代化的城市，發生類似國民黨這種“劫收大員”的行徑也絕非特例。像日本戰敗後，美軍派員接收，在政治管制上就作出與國民黨軍隊同樣的行徑，甚至強姦婦女揚長而去，有過之而無不及。</text:span><text:span text:style-name="T3"><text:line-break/><text:line-break/></text:span><text:span text:style-name="T1">但是，為什麽在日本不會爆發類似“二二八事件”，在臺灣卻是一發不可收拾？主要是兩地人民的心理落差不一樣：就臺灣人而言，以為日本戰敗，就可以揚眉吐氣，不需再做異國奴；反之，日本人則早有做“亡國奴”的心理準備，只能逆來順受。</text:span><text:span text:style-name="T3"><text:line-break/><text:line-break/></text:span><text:span text:style-name="T1">更重要的是，相較之下，大陸內地的社經、文化水平和臺灣還有所差距，但美國則是遠遠高於日本。日本老百姓看到美軍的裝備、武器和服裝等等都優於日本，自然對美軍産生好感，甚至進一步産生自卑感，開始崇拜美國文化。</text:span><text:span text:style-name="T3"><text:line-break/><text:line-break/></text:span><text:span text:style-name="T1">同時，由於美國的經濟發展優於日本，美軍接收日本之後，也沒有什麽強取豪奪的事情發生。再加上朝鮮戰爭爆發，美國的東亞戰略轉移，不但強迫各國放棄對日本的實物補償，還大力援助日本振興計劃，日本人普遍對美國留下好印象，自然就不會發生類似“二二八事件”。</text:span><text:span text:style-name="T3"><text:line-break/><text:line-break/></text:span><text:span text:style-name="T1">反觀臺灣人，由於對國民黨、國軍和外省人的惡劣印象，加上人為的政治打造，進而變成省籍對立的情緒，形成今日難解的仇視中國情結。所以我認為，“二二八事件”的主因是來自於臺灣與內地接收官員、軍隊在文化和社經發展階段的落差，如今被解釋為外省人屠殺本省人，是臺灣“獨立建國”運動的起始點，其實是經由“有心人”所刻意打造下“被扭曲的歷史記憶”。</text:span><text:span text:style-name="T3"><text:line-break/><text:line-break/></text:span><text:span text:style-name="T1">舉例來說，單單是“二二八事件”到底死了多少人，到現在還爭論不休。根據二二八補償基金會的統計，“二二八事件”的死難者不到一千人，而且當中還包括五〇年代白色恐怖的犧牲者。另外，用最寬鬆的標準，出面領取補償金的也只有一千六百多人。</text:span><text:span text:style-name="T3"><text:line-break/><text:line-break/></text:span><text:span text:style-name="T1">然而在民間被打造出來的集體記憶裏，“二二八事件”的死亡人數高達數萬人，甚至是數十萬人。我第二次坐牢保外就醫之後，在九〇年代初到美國演講，報告了上述的數位，就被海外“台獨”人是罵我沒有良心，說光是高雄市就死了30萬人。我就告訴他，光復初期高雄市的人口只有15萬，難道是全殺光了，還到外縣市拉15萬人來殺？歷史真相的被扭曲，可見一斑。</text:span><text:span text:style-name="T3"><text:line-break/><text:line-break/></text:span><text:span text:style-name="T1">陳福裕：有關於“二二八事件”的定性，還有另一個說法，主要是泛藍學者的主張，他們認為“二二八事件”並不是“官逼民反”，其實是“反民逼官”，就是皇民化的臺灣人，因為不要大陸來統治，利用二二八來造反，殺外省人，最後才造成國民黨對他的鎮壓。這種“皇民造反論”，近年來隨著民進黨二度執政所産生的焦慮感，表現得非常高亢。</text:span><text:span text:style-name="T3"><text:line-break/><text:line-break/></text:span><text:span text:style-name="T1">陳明忠：首先我必須強調的是，所謂臺灣人，並不是同“質”的。臺灣人當中，有欺負人的，也有被欺負的人；有富人，也有窮人。日本殖民統治時期，我們大致上可以把臺灣人分為“有財有權”、“有財無權”和“無財無權”的三種。這三種人之間，由於利害關係不同，互相之間並不是和諧的，甚至有時候還是相當敵對的。也由於有這種利害關係的不同，同樣是臺灣人，對光復的反應就有所不同。</text:span><text:span text:style-name="T3"><text:line-break/><text:line-break/></text:span><text:span text:style-name="T1">例如，日據時代屬於“有財有權”的人，如鹿港的辜振甫或被封為貴族院“議員”的許丙、簡朗山等人自然反對光復，因此他們和日本軍官勾結，搞臺灣“獨立”。</text:span><text:span text:style-name="T3"><text:line-break/><text:line-break/></text:span><text:span text:style-name="T1">又如林獻堂、蔡培火等地主士紳，本來是屬於“有財無權”的人。他們為了爭取分享政 “權”而抗日，組織文化協會。但後來受到“無財無權”的中下層臺灣人要求經濟民主、社會民主壓力之後，逐漸走向妥協之路，在“地方自治聯盟”時期已顯然變質，最後在日據時代後期則積極參與“皇民化運動”。所以這些人對光復是心存觀望的，看看是否能夠在光復後得到利益。</text:span><text:span text:style-name="T3"><text:line-break/><text:line-break/></text:span><text:span text:style-name="T1">至於“無財無權”的大多數臺灣人民，則因在政治上、經濟上以及社會上都遭日本人的欺壓，因此這些人是絕對歡迎光復的。所以，整體看來，臺灣人民因各屬於不同的階級，對光復的態度也有所不同。</text:span><text:span text:style-name="T3"><text:line-break/><text:line-break/></text:span><text:span text:style-name="T1">臺灣光復初期，確實有一批“有財無權”的地主士紳對陳儀非常不滿，但是並沒有參加活動。日本宣佈投降之後，陳炘與林獻堂、羅萬伡、林呈祿、蔡培火及蘇維梁赴南京參加受降典禮，在大陸地區見識到江浙財團及國民黨官僚對當地的橫徵暴斂，回台之後決定要接收日産（主要是糖業公司），向全台有10甲以上的地主仕紳募資5000萬元成立“大公企業公司”，規定1人10股。台糖是賺錢的公司，每個人都想投資，以我們岡山來說，很多人賣掉二層樓房參加集資。</text:span><text:span text:style-name="T3"><text:line-break/><text:line-break/></text:span><text:span text:style-name="T1">問題是，陳儀怎麽會賣呢？陳儀的思想不是社會主義，也不是資本主義，他有點北歐式的社會民主主義，所以他一定要收歸國有。錢是收了，兩三年後錢也有還你，但還你多少？一棟樓房還你一條毛巾。“</text:span><text:span text:style-name="T3"><text:line-break/><text:line-break/></text:span><text:span text:style-name="T1">二二八事件”爆發後，陳炘雖曾短暫的參與“二二八事件處理委員會”，因為身患瘧疾而無法參加開會，但在3月11日晚上，陳儀以約見陳炘為由將他逮捕，從此以後便下落不明。</text:span><text:span text:style-name="T3"><text:line-break/><text:line-break/></text:span><text:span text:style-name="T1">總的來說，“二二八事件”不是什麽臺灣人的悲情，而是臺灣人民繼承日據時期“抗暴、回歸祖國”愛國主義傳統的表現，許多在事件中起重大作用的人，都是在日據時期參加臺灣共產黨、農民組合、文化協會和30年代以後的赤色救援會的積極分子。皇民化分子基本上沒有參加，甚至還在旁邊看好戲，嘲笑統左派說“你看，這就是你們熱烈迎接的祖國！”</text:span><text:span text:style-name="T3"><text:line-break/><text:line-break/></text:span><text:span text:style-name="T1">舉例來說，日本戰敗投降，我從高雄回到台中農學院（今中興大學）讀書。當時看到很多年青人在十字路口，用風琴在教民衆唱國歌（“中華民國”）、教國語。當時我很感動，覺得他們很進步。</text:span><text:span text:style-name="T3"><text:line-break/></text:span><text:span text:style-name="T1">二二八的時候，我到埔里參加武裝起義，看到這些人竟然都圍在謝雪紅身邊，聽謝雪紅指揮。再經過兩三年，五〇年代我被捕入獄，在保安司令部軍事看守所我又見到他們，看到他們被槍決的最後一幕。</text:span><text:span text:style-name="T3"><text:line-break/><text:line-break/></text:span><text:span text:style-name="T1">現在“台獨”勢力起來，和二二八沒有直接關係，參加二二八的那些人都是日本時代反日的那些人，日本時代反日的都對祖國嚮往的，看到這種腐敗轉成絕望，才會想要把這種腐敗的政府推翻，才會參加共產黨。</text:span><text:span text:style-name="T3"><text:line-break/><text:line-break/></text:span><text:span text:style-name="T1">後來這些人都死了，但日本時代的三腳仔（皇民化分子），反而都沒事，因為他們都沒參加。他們還冷笑著，覺得你們希望的祖國就是這樣。</text:span><text:span text:style-name="T3"><text:line-break/><text:line-break/></text:span><text:span text:style-name="T1">另外，“二二八事件”發生的時候，確實也有些地痞流氓和從南洋復員回來的高砂義勇隊日本軍夫藉機鬧事，但到底有多少人？贏的時候就說有很多人，輸的時候就跑光了。例如，打台中教化會館的時候，據說有兩三千人，但是我到埔里打烏牛欄橋戰役的時候，就剩下一兩百人而已。</text:span><text:span text:style-name="T3"><text:line-break/><text:line-break/></text:span><text:span text:style-name="T1">剩下的都是什麽人？當時留在謝雪紅身邊的都是共產黨員，像後來跑到大陸去的、台中商業學校的何其懷，他是陳文茜的七舅公。還有武裝基地第三隊隊長，台中師範學校的呂煥章。還有就是嘉義自治聯軍的那些人，張志忠是省工委會武工部部長，簡吉是政委。</text:span><text:span text:style-name="T3"><text:line-break/><text:line-break/></text:span><text:span text:style-name="T1">“二二八事件”後，很多共產黨的基地都是左派那些人。光復前很多鄉長鎮長都是反日的，都是農民組合或是文化協會的成員，像率領民眾進攻埔心機場奪取槍械彈藥的蘆竹鄉（今路竹鄉）鄉長林元枝。還有後來和黃順興一起去大陸的陳逸松（當過第一屆臺北市議員）和王世堅的外公，嘉義朴子的張榮宗等等，都是日據時代赤色救援會成員。</text:span><text:span text:style-name="T3"><text:line-break/><text:line-break/></text:span><text:span text:style-name="T1">日據時期反日的人，因為受到大家尊敬，在光復後很多都當鄉長。這些人在二二八的時候參加起義，二二八之後都變成共產黨的基地，在五〇年代白色恐怖時期都被消滅了。</text:span><text:span text:style-name="T3"><text:line-break/><text:line-break/></text:span><text:span text:style-name="T1">所以，所謂的“皇民造反論”是毫無根據的。日本總督後藤新平說：“臺灣人貪財、怕死、愛面子”，也確實是這樣的。他們不敢反抗，反而都是左派的這些人才敢反抗，只不過因為抗日的左派幾乎在白色恐怖時期都被肅清，現在就輪到他們發言。</text:span><text:span text:style-name="T3"><text:line-break/><text:line-break/></text:span><text:span text:style-name="T1">很多人在參加二二八之後變成共產黨，共產黨被消滅之後，換三腳仔起來，當日本的代理商，成為日後黨外民主運動的主流。所以整個歷史的解釋是錯的，因為參加的這些人都已經死了，反而是和日本勾結的這些人起來，話語權被他們拿走，所以他們會說日本有多好。</text:span><text:span text:style-name="T3"><text:line-break/><text:line-break/></text:span><text:span text:style-name="T1">陳福裕：你的意思是說，“二二八事件”所造成的歷史後果是日據時代抗日、迎接祖國光復臺灣的知識精英，在經過二二八對國民黨的失望後，轉向對紅色祖國的認同而參加地下黨，因此在五〇年代時被全面肅清。</text:span><text:span text:style-name="T3"><text:line-break/><text:line-break/></text:span><text:span text:style-name="T1">在臺灣的愛國主義傳統遭受重大挫折的情況之下，皇民化階層通過與日本之間的經濟往來，做他們的代理商，日後成為占臺灣出口總額90%臺灣的中小企業主。由於他們對國民黨的接收政策和土地改革不滿，變成七〇年代臺灣黨外民主運動的主體，掌握了“二二八事件”的話語權，藉以打造被扭曲的歷史集體記憶。</text:span><text:span text:style-name="T3"><text:line-break/><text:line-break/></text:span><text:span text:style-name="T1">陳明忠：民進黨一直在強調二二八是“省籍衝突”，其實並不是真正的省籍衝突，是被統治者與統治者之間的矛盾，主要是當時貪污腐化的不滿。謝雪紅也是以打倒貪官污吏為口號，只不過因為當官的都是外省人，因此有一些誤會，連老師都被連累。當時透過臺灣人的保護來保全外省人的也有很多，各地方都有，但是保護的都不是當官的，都是老師和其他的外省人。</text:span><text:span text:style-name="T3"><text:line-break/><text:line-break/></text:span><text:span text:style-name="T1">近年來，臺灣有皇民化思想復辟的現象，連國民黨都在紀念八田與一（日據時代臺灣水利工程師——觀察者網注），說日本人有多好。最主要就是參加二二八的反日知識份子，後來都加入地下黨，在五〇年代被肅清。</text:span><text:span text:style-name="T3"><text:line-break/><text:line-break/></text:span><text:span text:style-name="T1">反而是和日本勾結的這些人起來，話語權被他們拿走。日據時期皇民化的地主階級，除了像上述所說的“大公企業公司”，因為跟江浙集團的利益衝突而心生不滿之外。土地改革也是一個重要的因素。</text:span><text:span text:style-name="T3"><text:line-break/><text:line-break/></text:span><text:span text:style-name="T1">光復初期，臺灣擁有10甲以上土地的大地主，雖然只占全省家庭戶數的2%，但卻佔有全省總耕地面積的三分之一以上。為了剷除共產黨在農村的支援基礎，五〇年代國民政府在美援機構“農復會”的指導下，推出“三七五減租”、“公地放領”和“耕者有其田”等一連串的土改政策。</text:span><text:span text:style-name="T3"><text:line-break/><text:line-break/></text:span><text:span text:style-name="T1">對於被徵收的土地，是以七成的實物土地債卷和三成的四大公司股票（水泥、紙業、農林和工礦等公營事業股票）作為補償。四大公司的股票本來票面價值是十元，實際上只值二元，這就已經被騙了。徵收的地價，還以戰爭時期的兩年半的收成來計價，還不算期間作物。可說是土地用很便宜的價錢跟你買，但四大公司的股票又以高高的價錢賣給你，引起地主階級很大的不滿。</text:span><text:span text:style-name="T3"><text:line-break/><text:line-break/></text:span><text:span text:style-name="T1">再加上為了安置隨著國民黨撤退來台人員（估計有170萬人），公教人員的工作都被他們拿走，造成地主出身的知識份子找不到工作。那些地主階級的子弟，因為土地沒了、工作也沒了，後來就跑到日本和美國。所以日本的“臺灣獨立青年會”是在1960年成立，美國的“台獨聯盟”隨後在1970年成立，一直要到八〇年代末期，臺灣解嚴後才遷盟回台和民進黨合流。</text:span><text:span text:style-name="T3"><text:line-break/><text:line-break/></text:span><text:span text:style-name="T1">留在臺灣這邊的，一部分人用土地換了四大公司慢慢經營，經營時會不滿，就是因為國民黨帶了170萬人來台，要安插在公營公司裏，但公司不需這麽多人，這樣公司就會賠錢。賠錢的話，銀行就借錢給他們。銀行的錢只借給公營，不借給私人，民間都借不到。(餘略)</text:span><text:span text:style-name="T3"><text:line-break/><text:line-break/></text:span><text:span text:style-name="T1">我們可以說，所謂“台獨”“二二八起源論”並沒有根據，“台獨”真正的起源是“土改”。一方面，日據時期抗日，希望中國走向統一的統左派大致上都被消滅了，沒有被槍斃的也都在坐牢。一方面，這些以皇民化地主階級為大宗的中小企業都起來了，在八〇年代與海外“台獨”匯合，成為今天民進黨的主要成分。</text:span><text:span text:style-name="T3"><text:line-break/><text:line-break/></text:span><text:span text:style-name="T1">所以，二二八的直接後果並不是台獨，台獨是因為國民黨肅清了統左派的力量，加上土改的因素才慢慢崛起。“二二八事件”發生的時候，沒有聽到誰主張台獨，只有美國駐台副領事喬治·柯爾（葛超智）身邊糾集了一些人，像後來當到省民政廳長的蔣渭川，強力鼓催託管論，但是人數很少，影響也有限。(餘略)</text:span></text:p>
      <text:p text:style-name="P1"><text:span text:style-name="T1">謝穎芝   |  2019.11.26 14:39   |   </text:span><text:a xlink:type="simple" xlink:href="http://palinfo.habago.org/Entry?Command=Information_PrintForum&amp;iPage=2#FORUM38157"><text:span text:style-name="T2">#</text:span></text:a></text:p>
      <text:p text:style-name="P3"><text:span text:style-name="T1">嘲諷美國在全世界強行輸入所謂「美國式民主」的ＲＡＰ⋯</text:span><text:span text:style-name="T3"><text:line-break/><text:line-break/></text:span><text:span text:style-name="T1">中国人唱给美国的魔性RAP</text:span><text:span text:style-name="T3"><text:line-break/></text:span><text:span text:style-name="T1">https://reurl.cc/6g9VdV</text:span><text:span text:style-name="T3"><text:line-break/><text:line-break/></text:span><text:span text:style-name="T1">鍾翔宇 - 你所謂的自由民主</text:span><text:span text:style-name="T3"><text:line-break/></text:span><text:span text:style-name="T1">https://reurl.cc/YlG7qx</text:span><text:span text:style-name="T3"><text:line-break/><text:line-break/></text:span><text:span text:style-name="T1">其中第一部 youtube 竟然會以「Video content restrictions」、「內容不當」等奇葩理由下架影片，可見打到美國的痛處了⋯</text:span><text:span text:style-name="T3"><text:line-break/><text:line-break/></text:span></text:p>
      <text:p text:style-name="P1"><text:span text:style-name="T1">林炤育   |  2019.11.26 11:48   |   </text:span><text:a xlink:type="simple" xlink:href="http://palinfo.habago.org/Entry?Command=Information_PrintForum&amp;iPage=2#FORUM38156"><text:span text:style-name="T2">#</text:span></text:a></text:p>
      <text:p text:style-name="P2"><text:span text:style-name="T1">如果沒有選舉，台灣的新聞可以戲稱為交通台或美食台，所以我只好看央視。</text:span><text:span text:style-name="T3"><text:line-break/></text:span><text:span text:style-name="T1">大陸許多非新聞性的節目也相當好看，比如我正在看的"聲動人心"。</text:span><text:span text:style-name="T3"><text:line-break/></text:span><text:span text:style-name="T1">https://youtu.be/uJ86FnrB4lo</text:span><text:span text:style-name="T3"><text:line-break/><text:line-break/></text:span></text:p>
      <text:p text:style-name="P1"><text:span text:style-name="T1">陳真   |  2019.11.26 11:31   |   </text:span><text:a xlink:type="simple" xlink:href="http://palinfo.habago.org/Entry?Command=Information_PrintForum&amp;iPage=2#FORUM38155"><text:span text:style-name="T2">#</text:span></text:a></text:p>
      <text:p text:style-name="P3"><text:span text:style-name="T1">我在英國的老師曾經跟我講過一個親身經歷，他說，Karl Popper有一回在某個地方演講，講到某個觀念，有個學生舉手反駁，Popper沉默了一會兒，想了一想之後，竟然當場說，"看來我是錯的，你才是對的"。</text:span><text:span text:style-name="T3"><text:line-break/><text:line-break/></text:span><text:span text:style-name="T1">我忘了Popper所修正的看法是什麼，但這不是重點，重點是："只要能說得通，我隨時願意改變想法"。</text:span><text:span text:style-name="T3"><text:line-break/><text:line-break/></text:span><text:span text:style-name="T1">我講這故事是要說它的反面表現。很多人剛好相反，他們所採取的態度是："不論如何，我的想法絕不改變"。</text:span><text:span text:style-name="T3"><text:line-break/><text:line-break/></text:span><text:span text:style-name="T1">想法有兩種，簡單可以這麼說：一種主觀，一種客觀；一種唯心是問，此心不渝，一種則是得有個理性基礎，在這基礎上，做出是非判斷。</text:span><text:span text:style-name="T3"><text:line-break/><text:line-break/></text:span><text:span text:style-name="T1">前者無須改變，因為那是你一個人的事，就比方說你愛誰、喜歡吃什麼或有什麼癖好等等。但後者卻是隨時得面臨挑戰，從而做出改變。我們把後者這樣一種認知內容，稱為知識。不管你喜歡也好，不喜歡也罷，知識不會也不應該因為你的個人好惡而有所影響。</text:span><text:span text:style-name="T3"><text:line-break/><text:line-break/></text:span><text:span text:style-name="T1">我常不解，怎麼會有人花錢及浪費時間去購買比方說自由時報來看？這樣一個媒體，有沒有什麼時候是不說謊不造謠不渲染不抹黑的？當我們閱讀一個東西，基本前提不就是建立在一種最基本的 "可信度" 之上？別說媒體，就算是一個人，如果他講的幾乎每一句話全是假的、極度偏頗的、別有居心的，你還會想要掏腰包聽他說話嗎？就跟詐騙集團一樣，誰會想去聆聽詐騙集團講些什麼？毫無意義不是嗎？</text:span><text:span text:style-name="T3"><text:line-break/><text:line-break/></text:span><text:span text:style-name="T1">我對於人渣黨及其一大票綠媒的指控很容易查證：這些人講的話，幾乎全部都是謊言。</text:span><text:span text:style-name="T3"><text:line-break/><text:line-break/></text:span><text:span text:style-name="T1">做為一個正常人，當你聽到這樣一道命題，很容易就能做出判斷不是嗎？你去看看這個黨及其尾巴黨與無數文人走狗及媒體，只須花一點點時間，去查證一下他們的無數言論，難道你不會跟我得出一樣的結論？</text:span><text:span text:style-name="T3"><text:line-break/><text:line-break/></text:span><text:span text:style-name="T1">再比方說，我立下一個命題：半個多世紀來，美國在全世界到處侵略、顛覆，發動戰爭與製造動亂，四處姦殺擄掠，掠奪平民財富，製造幾千萬難民，殺害上千萬人，並且透過美元操弄，傷害弱小國家，掠奪貧民僅有的一點生存依靠。</text:span><text:span text:style-name="T3"><text:line-break/><text:line-break/></text:span><text:span text:style-name="T1">然而，中國卻在全世界四處濟貧與建設，扶助弱小，與人為善，從未侵略，從未發射過一槍一彈。</text:span><text:span text:style-name="T3"><text:line-break/><text:line-break/></text:span><text:span text:style-name="T1">我這兩道命題也很容易查證不是嗎？這時候，你所懷抱的認知態度是哪一種才是重點？是Popper式的？"只要能說得通，我隨時願意改變想法"？抑或是綠色生物式的："無論如何，我都不會改變想法"？</text:span><text:span text:style-name="T3"><text:line-break/><text:line-break/></text:span><text:span text:style-name="T1">這樣一個認知態度的普遍抉擇，事實上型塑甚至決定了一個社會或國家的未來。</text:span><text:span text:style-name="T3"><text:line-break/><text:line-break/></text:span><text:span text:style-name="T1">另外，我在上一則留言中提到這則新聞報導的其中一段訪談 (35分50秒到 41分10秒)：</text:span><text:span text:style-name="T3"><text:line-break/><text:line-break/></text:span><text:span text:style-name="T1">https://www.youtube.com/watch?v=UZEr3ca4N-A</text:span><text:span text:style-name="T3"><text:line-break/><text:line-break/></text:span><text:span text:style-name="T1">我並沒有任何挑選，我只是前天過境香港機場在某個店家剛好看到這段視頻。事實上，包括中央電視台，陸媒相當一致地高水平，遠遠高於西方媒體，而台灣媒體則基本上就是垃圾，大多就是一堆屎，毫無意義。</text:span><text:span text:style-name="T3"><text:line-break/><text:line-break/></text:span><text:span text:style-name="T1">我從20年前在英國開始接觸陸媒(特別是鳳凰衛視)以來，我就很佩服大陸媒體的言論水平，不但內容充滿國際多元，豐富，詳實，非常受用，是真正意義上的媒體。而且，讓人聽了看了就覺得很舒服，很平和含蓄，冷靜客觀，一說一，二說二。</text:span><text:span text:style-name="T3"><text:line-break/><text:line-break/></text:span><text:span text:style-name="T1">不管是哪一類型的節目，包括理性與感性，包括報導與評論，包括知性與文化，全都是頂尖表現；意思是說它充份滿足了該類型節目應有的各種評價之最高標準。不信，你就隨便挑幾個大陸節目看看就知道，十分動人。</text:span><text:span text:style-name="T3"><text:line-break/><text:line-break/></text:span><text:span text:style-name="T1">反觀台媒，我就不多說了，基本上就是一團屎，存心愚化眾人。一個人的心靈，究竟得扭曲猥瑣窩囊低能到何種程度，才能忍受台灣綠媒？</text:span></text:p>
      <text:p text:style-name="P1"><text:span text:style-name="T1">鄭豐遠   |  2019.11.26 08:34   |   </text:span><text:a xlink:type="simple" xlink:href="http://palinfo.habago.org/Entry?Command=Information_PrintForum&amp;iPage=2#FORUM38154"><text:span text:style-name="T2">#</text:span></text:a></text:p>
      <text:p text:style-name="P2"><text:span text:style-name="T1">深圳衛視裡的這個人就是老羊前面說的那個老外。他說他剛到中國時，覺得眾人皆醉我獨醒 (就是覺得中國人全都被洗腦了，只有自己腦袋清楚)，於是整天報福音，分享那些西方媒體的反中反華資訊給身邊的人，甚至包括一些中國地方官員和自己的中國岳父。想不到所有人都不為所動，仍然十分愛國，並沒有因此和他一樣"清醒"過來。</text:span><text:span text:style-name="T3"><text:line-break/><text:line-break/></text:span><text:span text:style-name="T1">在中國住了五年後，他才猛然意識到，這裡政府勤政愛民，眾人安居樂業，自己到底是在反些什麼，自己都說不清楚了。他發現自己才是被洗腦的那個人，眾人皆醒我獨醉，從此想法 180 度大轉變。</text:span><text:span text:style-name="T3"><text:line-break/><text:line-break/></text:span><text:span text:style-name="T1">你看，一個品性和智能正常的西方人，得在中國住上五年，神智才會清醒，才有辦法用一種平實的眼光看待和評價中國。那一般根本沒在中國住過的人，得有多聰慧才有辦法做到? 我看簡直比找到如來神掌的傳人還難。</text:span><text:span text:style-name="T3"><text:line-break/><text:line-break/></text:span><text:span text:style-name="T1">上禮拜我和鈺錠才幫兩個西方好朋友洗腦，看能不能改善反中病情。本來我在公私場合都是絕口不談政治的，之所以破例是因為一來對方品性很好，二來和我們很熟，三來兩人看來是有慧根，所謂慧根就是我觀察他們很久了，發現三年多來他們經常懷疑這個懷疑那個，每天懷疑兮兮，不時和我說這個世界就是個巨大的陰謀，大家都被洗腦了。但這麼嚴重的懷疑論者，竟然對中國之壞之邪惡毫不懷疑，讓我三年多來一直非常無言。</text:span><text:span text:style-name="T3"><text:line-break/><text:line-break/></text:span><text:span text:style-name="T1">我本不想影響他人，別人愛怎麼想怎麼想去，但禮拜六對方烤了一隻巨大的魚請我們吃，魚太好吃了，於是我決定報答他們，對其進行洗腦，從基礎開始教起，也就是鴉片戰爭和八國聯軍。對方聽了十分震驚，似乎長久以來的"信念"有點動搖，看來是半信半疑，但他們知道我們倆不是信口開河的人，也許日後洗腦成功有望。但凡事說不準的，希望友情不會因此就變質。</text:span><text:span text:style-name="T3"><text:line-break/><text:line-break/></text:span><text:span text:style-name="T1">總之，我們活在一個荒唐世界，人若可以穿越時空，將會對許多當下人事物感到不可思議。古代或未來的中國人若穿越到今天，恐怕會對整個世界感到一種巨大的驚駭和悲憤，進而流下熱淚。</text:span></text:p>
      <text:p text:style-name="P1"><text:span text:style-name="T1">陳真   |  2019.11.25 17:38   |   </text:span><text:a xlink:type="simple" xlink:href="http://palinfo.habago.org/Entry?Command=Information_PrintForum&amp;iPage=2#FORUM38153"><text:span text:style-name="T2">#</text:span></text:a></text:p>
      <text:p text:style-name="P3"><text:span text:style-name="T1">一位黨外前輩生了病，我這兩天去大陸看他，為了省錢，買了便宜機票，在香港轉機十幾個小時；原本想離開機場，去香港街頭逛逛，後來覺得沒啥好逛，於是哪都沒去，就窩在香港機場過了一夜，其間看到深圳衛視的一段新聞節目。</text:span><text:span text:style-name="T3"><text:line-break/><text:line-break/></text:span><text:span text:style-name="T1">請看第35分50秒到 41分10秒：</text:span><text:span text:style-name="T3"><text:line-break/><text:line-break/></text:span><text:span text:style-name="T1">https://www.youtube.com/watch?v=UZEr3ca4N-A</text:span><text:span text:style-name="T3"><text:line-break/><text:line-break/></text:span><text:span text:style-name="T1">記者訪問一位加拿大人。短短六分鐘，拜託大家務必把它看完，然後你或許才能理解我要說什麼。我想請大家 ''看" 的，不僅僅是他的發言內容，更是他的發言態度。</text:span><text:span text:style-name="T3"><text:line-break/><text:line-break/></text:span><text:span text:style-name="T1">我平常不太在意一個人持有什麼樣的想法，反倒比較能意識到他和他的想法之間的 "關係"，畢竟話語或概念 "本身" 沒有多大意義，而是說話者本身的生命、態度與行動，賦予了話語或概念應有的意義。</text:span><text:span text:style-name="T3"><text:line-break/><text:line-break/></text:span><text:span text:style-name="T1">很多人都知道真理，而且說不定還能把真理講述得很好，但這事本身沒有意義；即便是人工智慧機器人也能說出真理，但真理本身卻不存在任何意義，直到它和某個人發生關係。</text:span><text:span text:style-name="T3"><text:line-break/><text:line-break/></text:span><text:span text:style-name="T1">關係就跟愛情一樣，像風，肉眼不可見，但我們理當能察覺到它的存在；是這樣一陣愛情的風，使人垂淚，令人動容。</text:span><text:span text:style-name="T3"><text:line-break/><text:line-break/></text:span><text:span text:style-name="T1">這段訪談視頻也許不是一個深刻顯著的好例子，但是道理差不多，從中你能 "看見" 某種義憤以及隨之而來的行動。</text:span><text:span text:style-name="T3"><text:line-break/><text:line-break/></text:span><text:span text:style-name="T1">周星馳的 "西遊降魔" 裏，有一段讓我特別感動：影片一開始，有個可愛的小女孩被水怪吃了，唐僧在師父面前痛哭流涕，一直哭說是自己害死這個小女孩，哭得很傷心，彷彿真的是被唐僧害死似的。</text:span><text:span text:style-name="T3"><text:line-break/><text:line-break/></text:span><text:span text:style-name="T1">小女孩之死，當然不能怪唐僧，但他卻自責、懊惱。他都已經做那麼多了，而且還為此嚐了群眾給的苦頭，但他卻反而還自責自己之無能。</text:span><text:span text:style-name="T3"><text:line-break/><text:line-break/></text:span><text:span text:style-name="T1">人人都說我愛你，但使得愛情能脫離概念層次而能活過來的力量，卻是愛本身；它不是一種話語，而是一種隸屬某個生命之間的 "關係"。</text:span><text:span text:style-name="T3"><text:line-break/><text:line-break/></text:span><text:span text:style-name="T1">講完關係，我也想說說內容。每當我看到大陸的電視節目，往往十分惆悵，怎麼兩岸一海之隔，卻像兩個星球，距離億萬光年。</text:span><text:span text:style-name="T3"><text:line-break/><text:line-break/></text:span><text:span text:style-name="T1">台灣的媒體說有多低能就有多低能，說有多卑鄙就有多卑鄙，說有多猥瑣就有多猥瑣，說有多躁動就有多躁動，每天就是爆奶妹、正妹、女神、男神、D奶，E奶， F奶，G奶；除了造謠抹黑之外就是奶，整個世界就是奶奶奶。</text:span><text:span text:style-name="T3"><text:line-break/><text:line-break/></text:span><text:span text:style-name="T1">一個人生活在這樣一個徹底封閉扭曲的島上， 還能有多少機會成為一個好人或正常人？百分之九十九點九九的機率，或多或少都會受到人格上的污染、品格上的扭曲以及基本理性與是非能力的破壞。</text:span><text:span text:style-name="T3"><text:line-break/><text:line-break/></text:span><text:span text:style-name="T1">相反地，大陸的媒體卻如此有內涵，用英文說就是相當informative，而且客觀、正直、中性、冷靜、理性、平和、平實、可信；你幾乎可以直接引用裏頭的各種數據與事實，我不曾在陸媒上聽過一句謊言。但是台灣卻剛好相反，我幾乎不曾在主流綠媒上聽過一句事實，不是造謠抹黑就是瘋狂扭曲、渲染與誇大，可信度是0。</text:span><text:span text:style-name="T3"><text:line-break/><text:line-break/></text:span><text:span text:style-name="T1">最不可思議的是，台灣人卻以為自己活在什麼充份資訊與言論自由的環境中，非常得意，同時很看不起大陸，以為大陸人很可憐很笨很無知，生活在鐵幕中，每天被洗腦，完全沒有資訊。</text:span><text:span text:style-name="T3"><text:line-break/><text:line-break/></text:span><text:span text:style-name="T1">真是很無言。</text:span></text:p>
      <text:p text:style-name="P1"><text:span text:style-name="T1">鄭豐遠   |  2019.11.25 11:59   |   </text:span><text:a xlink:type="simple" xlink:href="http://palinfo.habago.org/Entry?Command=Information_PrintForum&amp;iPage=2#FORUM38152"><text:span text:style-name="T2">#</text:span></text:a></text:p>
      <text:p text:style-name="P2"><text:span text:style-name="T1">過去練武術，我的先師吳國忠參與過國共內戰，是國民黨軍人，不是那種擺官架子的，而是拿著機關槍手榴彈在前線對著共產黨敵軍掃射，整天與模糊血肉為伍的軍人。隨國民黨來台後，我老師又成了俗稱”水鬼”的蛙人隊隊長，帶隊突襲對岸 47 次，專門執行秘密任務，還曾把對岸的水鬼徒手活捉回台灣。一身本事、戰功彪炳，是中華民國革命軍雜誌第一期 (1955 年前後) 的封面人物，並獲蔣介石召見。</text:span><text:span text:style-name="T3"><text:line-break/><text:line-break/></text:span><text:span text:style-name="T1">我跟著我老師練習太極拳十多年那段日子，因為電腦技術還行，很長一段時間負責各種其他師兄弟無緣觸及的事務，包括校對和輸入他的大量自傳手稿，拍攝剪接各種他的演講和武術視頻，經常就在他家出沒，與老師的兒孫打成一片。由於我不是練武的料，老師對我並不像對徒弟，反倒像對自己晚輩一樣，常會講一些私事，甚至吐吐苦水。十多年來，每週兩三天的相處，我對其人其事瞭解甚深。</text:span><text:span text:style-name="T3"><text:line-break/><text:line-break/></text:span><text:span text:style-name="T1">我要說的是，即便像我老師這樣真刀真槍與共產黨軍隊搏命的一個人，也從來沒有一秒鐘表示過對中國或大陸同胞的恨或反感，與之相反的是一種無時無刻對”家”的渴慕和情感。國共關係緩解、兩岸開放後，我老師頻頻回到溫州的故鄉探親，並把在台灣工作或教學的所得在當地造橋鋪路修祠堂 (當時大陸還很窮)。有一年我跟著一起去，從上海一路走遍浙江省來到溫州，那是我第一次到內地，到那個過去只能從歷史課本上想像的中國大陸。</text:span><text:span text:style-name="T3"><text:line-break/><text:line-break/></text:span><text:span text:style-name="T1">這些事，如今想來仍是感慨萬千。我老師已在前幾年過逝，但我仍經常想起十幾年來他的一些事。比如我師母過去經常和我說:「唉，你老師昨晚又從惡夢驚醒了，出的一身冷汗，我只得安慰他，哄哄他，否則他再難以入眠，今天的課就甭想上了。」</text:span><text:span text:style-name="T3"><text:line-break/><text:line-break/></text:span><text:span text:style-name="T1">八十幾歲的老人還能做些什麼惡夢要讓人哄? 拿著機槍對著同樣是中國人的敵軍掃射，看著砲彈把其他中國人炸得肢離破碎，為了職責在一片血肉模糊的中國人的屍塊上衝鋒和爬行，這就是他的惡夢。</text:span><text:span text:style-name="T3"><text:line-break/><text:line-break/></text:span><text:span text:style-name="T1">看著現在香港和台灣這些 (特別是年輕一代) 近乎智障般的反中反華行徑，看著對岸 (特別是年輕一代) 那樣窮兵黷武的囂張氣焰，我常有一種無語問蒼天的感覺，這些人究竟知不知道自己在說什麼做什麼? 他們到底明不明白什麼是戰爭，什麼是血肉和死亡? 難道我們真的要再親身經歷一場人間悲劇才會懂得一些道理?</text:span><text:span text:style-name="T3"><text:line-break/><text:line-break/></text:span><text:span text:style-name="T1">我的結論也是一樣: 洗腦很重要。大多數人的腦其實根本就不具備思考功能，更不會判斷是非，你不給他洗一洗 (講好聽點是薰陶)，他只會變成惡人的棋子，自甘為傷害同胞的工具。</text:span></text:p>
      <text:p text:style-name="P1"><text:span text:style-name="T1">老羊   |  2019.11.24 07:32   |   </text:span><text:a xlink:type="simple" xlink:href="http://palinfo.habago.org/Entry?Command=Information_PrintForum&amp;iPage=1#FORUM38151"><text:span text:style-name="T2">#</text:span></text:a></text:p>
      <text:p text:style-name="P2"><text:span text:style-name="T1">Ethan,</text:span><text:span text:style-name="T3"><text:line-break/><text:line-break/></text:span><text:span text:style-name="T1">這位 Daniel D 先生前兩個月開始才錄製了比較多的視頻，之前只有零星幾個和他的小生意有關的影片。在這段視頻裡他介紹了他自己以及為何最近會談論與香港有關的主題：https://youtu.be/Y2dExJtBrG8</text:span><text:span text:style-name="T3"><text:line-break/><text:line-break/></text:span><text:span text:style-name="T1">他父親是英國人，母親是南美人，他的妻子則是大陸人；過去的他也反中（共），他從小是成龍的影迷，但是自從成龍公開的表態支持北京政府之後，他就對成龍「非常失望」，這種心態一直到他有機會來到深圳，真正的接觸了大陸人民，了解他們的生活與想法之後才改變。</text:span><text:span text:style-name="T3"><text:line-break/><text:line-break/></text:span><text:span text:style-name="T1">順帶一提，火鍋大王 Nathan Rich 終於正式推出他的 Epic China 紀錄片的第一集 What Is China?</text:span><text:span text:style-name="T3"><text:line-break/></text:span><text:span text:style-name="T1">https://youtu.be/DexC8tbKGok, 他之前聲明過，這不是學術性質的紀錄片，而是以他一個對中國歷史文化好奇而且尊敬，並且對大陸人民（對他的接納）懷著感激的美國人的視角來拍攝的紀錄片。我個人覺得很好看。他也說了，他會試著全面與誠實的拍攝，不會「只說好話」。</text:span><text:span text:style-name="T3"><text:line-break/><text:line-break/></text:span></text:p>
      <text:p text:style-name="P1"><text:span text:style-name="T1">Ethan   |  2019.11.23 21:15   |   </text:span><text:a xlink:type="simple" xlink:href="http://palinfo.habago.org/Entry?Command=Information_PrintForum&amp;iPage=1#FORUM38150"><text:span text:style-name="T2">#</text:span></text:a></text:p>
      <text:p text:style-name="P3"><text:span text:style-name="T1">https://youtu.be/LQx5NKAfueg</text:span><text:span text:style-name="T3"><text:line-break/></text:span><text:span text:style-name="T1">這個之前不知道有沒有人貼過。 有時候看一些比較正常的言論，也比較不會被負能量充滿。</text:span></text:p>
      <text:p text:style-name="P1"><text:span text:style-name="T1">陳志鵬   |  2019.11.23 20:56   |   </text:span><text:a xlink:type="simple" xlink:href="http://palinfo.habago.org/Entry?Command=Information_PrintForum&amp;iPage=1#FORUM38149"><text:span text:style-name="T2">#</text:span></text:a></text:p>
      <text:p text:style-name="P2"><text:span text:style-name="T1">現在臺灣充滿一股令我窒息與絕望的味道。光是臉書和網路媒體，就充斥種種無道德無下限的洗腦訊息，光是香港的部分，就已經持續了半年以上，回想這些訊息，就已經讓我無限的驚恐，難道人性真的如此不堪，為了滿足自己的利益，製作這些損人不利己的訊息，讓兩三個世代的年輕人永遠沈淪，好成為別人手中趁手的人形工具。</text:span><text:span text:style-name="T3"><text:line-break/><text:line-break/></text:span><text:span text:style-name="T1">我身旁四十歲以下的年輕人，幾乎沒有人認為中國是善良的。我每天都被無止境的仇中反華挺香港的言論淹沒，我也沒有勇氣去辯駁，只能置身在這無間地獄，日日忍受腦殘言論的焚燒。有時真的希望自己也成為他們，起碼可以享受「民主」的空氣。</text:span></text:p>
      <text:p text:style-name="P1"><text:span text:style-name="T1">王修亮   |  2019.11.22 22:01   |   </text:span><text:a xlink:type="simple" xlink:href="http://palinfo.habago.org/Entry?Command=Information_PrintForum&amp;iPage=1#FORUM38148"><text:span text:style-name="T2">#</text:span></text:a></text:p>
      <text:p text:style-name="P3"><text:span text:style-name="T1">即使沒有報紙和電視，也躲不掉香港與世界的事，曾經憤怒，然後就只剩黑暗了，沸騰的黑暗。</text:span><text:span text:style-name="T3"><text:line-break/><text:line-break/></text:span><text:span text:style-name="T1">試著不點開訊息，試著當一個城市裡的隱士。</text:span><text:span text:style-name="T3"><text:line-break/></text:span><text:span text:style-name="T1">以為自己可以捨下所有，關在教室與家之間窄窄的甬道裡移動。</text:span><text:span text:style-name="T3"><text:line-break/><text:line-break/></text:span><text:span text:style-name="T1">諸般果然皆捨下了，唯獨陳真的文字難捨。</text:span><text:span text:style-name="T3"><text:line-break/><text:line-break/></text:span><text:span text:style-name="T1">我亦是那個時代走過來的，碰觸過這些文字，踩踏過這些文字，每一個文字都飽含著心跳、鮮血與淚，飽滿的痛，無法只嘆出一口蒼涼的氣息。</text:span><text:span text:style-name="T3"><text:line-break/><text:line-break/></text:span><text:span text:style-name="T1">那些曾經如此誠摯活過的人，那些曾經以為在望的夢想。</text:span><text:span text:style-name="T3"><text:line-break/></text:span><text:span text:style-name="T1">只剩下沸騰的黑暗。</text:span><text:span text:style-name="T3"><text:line-break/><text:line-break/></text:span><text:span text:style-name="T1">有時候無法思想，逃離思想，因為不能讓黑暗吞蝕。</text:span><text:span text:style-name="T3"><text:line-break/></text:span><text:span text:style-name="T1">有時候，只能拼命做著眼前在做的事，維持甬道的存在。</text:span></text:p>
      <text:p text:style-name="P1"><text:span text:style-name="T1">老羊   |  2019.11.22 07:29   |   </text:span><text:a xlink:type="simple" xlink:href="http://palinfo.habago.org/Entry?Command=Information_PrintForum&amp;iPage=1#FORUM38147"><text:span text:style-name="T2">#</text:span></text:a></text:p>
      <text:p text:style-name="P2"><text:span text:style-name="T1">觀察者網兩年半前（委託陳福裕）訪問過陳明忠，值得一讀的訪問稿：</text:span><text:span text:style-name="T3"><text:line-break/></text:span><text:span text:style-name="T1">https://www.guancha.cn/ChenMingZhong/2017_02_28_396327.shtml</text:span></text:p>
      <text:p text:style-name="P1"><text:span text:style-name="T1">陳真   |  2019.11.21 12:44   |   </text:span><text:a xlink:type="simple" xlink:href="http://palinfo.habago.org/Entry?Command=Information_PrintForum&amp;iPage=1#FORUM38146"><text:span text:style-name="T2">#</text:span></text:a></text:p>
      <text:p text:style-name="P3"><text:span text:style-name="T1">黨外時，雖然我很反蔣家，反國民黨，但我完全能理解為何大多數人支持國民黨，支持蔣家，因為蔣家主政下，沒有黑金，沒有人敢貪污舞弊，政治相對乾淨清廉許多，再加上某種歷史情感以及經濟的快速發展，人人有飯吃，明天有希望，社會安定，沒有偷搶拐騙，路不拾遺，夜不閉戶，大家中規中矩過日子。</text:span><text:span text:style-name="T3"><text:line-break/><text:line-break/></text:span><text:span text:style-name="T1">但我很難想像，一個人究竟是要蠢到何種地步或卑劣到何種程度，才會去支持民進黨這樣一個以貪婪無度無法無天的人渣為主體的仆街黨？我能理解各界菁英之卑鄙心態；所謂菁英，永遠就是和政治主流緊密結合，爭相表態。但我不能理解其他無利可圖者，為何會蠢到連民進黨就是個人渣黨這麼明顯的事實都看不出來。</text:span><text:span text:style-name="T3"><text:line-break/><text:line-break/></text:span><text:span text:style-name="T1">真正為民眾福祉犧牲奉獻的無數前輩，跟眼前這些綠油油肥滋滋的人渣政客及文人走狗們，扯得上什麼屁關係？</text:span><text:span text:style-name="T3"><text:line-break/><text:line-break/></text:span><text:span text:style-name="T1">早上聽良哲說陳明忠過世，很難過。台灣幾個人知道陳明忠？當鄭南榕炒作得滿天飛，當那群唯利是圖、充滿國民黨特務的所謂美麗島辯護律師被虛構為民主英雄，當歷史完全被扭曲、被淡化、被消滅，被虛構，被竄改，當忠奸易位，善惡顛倒，幾個人知道陳明忠？</text:span><text:span text:style-name="T3"><text:line-break/><text:line-break/></text:span><text:span text:style-name="T1">差不多36年前，我20歲，全台灣最年輕的黨外人士；透過陳秀賢的連繫，我跑去採訪陳明忠的太太，想為他寫篇文章。寫完之後，我想辦法找人把它印成傳單，在每個黨外群眾場合散發。</text:span><text:span text:style-name="T3"><text:line-break/><text:line-break/></text:span><text:span text:style-name="T1">時隔這麼多年，但我仍清楚記得陳太太在說出第一句話之前，眼淚卻像止不住的水龍頭，無聲無息地一直湧出來...</text:span><text:span text:style-name="T3"><text:line-break/><text:line-break/></text:span><text:span text:style-name="T1">我們奮鬥了一輩子，血淚滄桑，到頭來，卻冒出一群貪婪無度的黨國餘孽及新生敗類掌控了一切，拼命吃喝，掏空台灣，無所不用其極；並且充當漢奸台奸，幹盡一切對台灣對兩岸不利的事。</text:span><text:span text:style-name="T3"><text:line-break/><text:line-break/></text:span><text:span text:style-name="T1">沈從文說，「歷史是一條河」，「從那日夜長流千古不變的水裏頭，使我觸著平時我們所疏忽了若干代若干人類的哀樂」。他說，每當我看著江河水面，似乎就能理解歷史；我的一切思索與孤獨，都跟水有關。</text:span><text:span text:style-name="T3"><text:line-break/><text:line-break/></text:span><text:span text:style-name="T1">我似乎能理解沈從文的這些話。我知道，人的生命很短，不過數十寒暑，但歷史長河卻漫漫無止盡，原本就沒有什麼事業必須以人的一生為單位來完成。每個人一生一世所能做的總和，約莫就像一滴淚水，貢獻給時間的河流。</text:span><text:span text:style-name="T3"><text:line-break/><text:line-break/></text:span><text:span text:style-name="T1">陳真2019. 11. 21.</text:span><text:span text:style-name="T3"><text:line-break/><text:line-break/></text:span><text:span text:style-name="T1">==================</text:span><text:span text:style-name="T3"><text:line-break/></text:span><text:span text:style-name="T1">台灣被關最久的政治犯陳明忠病逝 統派不捨同哀</text:span><text:span text:style-name="T3"><text:line-break/><text:line-break/></text:span><text:span text:style-name="T1">2019/11/21 </text:span><text:span text:style-name="T3"><text:line-break/></text:span><text:span text:style-name="T1">中時電子報 李俊毅</text:span><text:span text:style-name="T3"><text:line-break/><text:line-break/></text:span><text:span text:style-name="T1">永遠的台灣統左派，被關最久的政治犯陳明忠，10月中傳出病危。今天早上4點17分走了，享壽93歲。</text:span><text:span text:style-name="T3"><text:line-break/><text:line-break/></text:span><text:span text:style-name="T1">===============</text:span><text:span text:style-name="T3"><text:line-break/></text:span><text:span text:style-name="T1">【重磅快評】是多大謊言得要國家機器總動員滅火？</text:span><text:span text:style-name="T3"><text:line-break/><text:line-break/></text:span><text:span text:style-name="T1">2019-11-20 </text:span><text:span text:style-name="T3"><text:line-break/><text:line-break/></text:span><text:span text:style-name="T1">聯合報 主筆室</text:span><text:span text:style-name="T3"><text:line-break/><text:line-break/></text:span><text:span text:style-name="T1">蔡總統的「台商回流總金額七千億」，被個小官揭開國王新衣，牛皮戳破好似引起國安危機，國家機器總動員滅火，掰理由、拍影片、揪網軍，他們最後還是兜不出「錢進台灣」的實際金流，竟要人民「只要投資落實，別管錢從那個口袋出來」。</text:span><text:span text:style-name="T3"><text:line-break/><text:line-break/></text:span><text:span text:style-name="T1">錢從台灣的銀行借出，利息用納稅人血汗錢代繳，台商就地取財，執政黨樂賺政治獻金和選票。納稅人還能不關心投資案的錢從誰口袋出來？</text:span><text:span text:style-name="T3"><text:line-break/><text:line-break/></text:span><text:span text:style-name="T1">政府五億元利息補貼，聯手台商編出七千億投資大夢，若成真大家都開心，但誰保證計畫落實？蔡英文軍令狀只限經濟部招商金額，可沒擔保實踐率。過去大選，政策文宣外包產學界作白皮書紙上談兵，現在國家機器全力輔選，部會結合國庫、企業端出「實境秀」，哄大家相信七千億翻轉台灣經濟，但選後呢？</text:span><text:span text:style-name="T3"><text:line-break/><text:line-break/></text:span><text:span text:style-name="T1">蔡英文的謊言，關鍵在「回流」，這七千億投資計畫，沒一毛「錢進台灣」。</text:span><text:span text:style-name="T3"><text:line-break/><text:line-break/></text:span><text:span text:style-name="T1">七千億口水利多，再度炒高工業區土地行情，足夠民進黨選情隨之沖天，台商與蔡政府兩相拉抬，錢照賺還輕鬆避險。金權遊戲騙票又嚴重剝削納稅人，總統府的良心被打假，難怪國家機器總動員滅火。</text:span></text:p>
      <text:p text:style-name="P1"><text:span text:style-name="T1">陳真   |  2019.11.21 09:19   |   </text:span><text:a xlink:type="simple" xlink:href="http://palinfo.habago.org/Entry?Command=Information_PrintForum&amp;iPage=1#FORUM38145"><text:span text:style-name="T2">#</text:span></text:a></text:p>
      <text:p text:style-name="P2"><text:span text:style-name="T1">大陸農民不在執政者考量中是因為施政優先順序沒排在前面，但是台灣農漁民卻剛好相反，它被提昇到一種前線攻擊位置，以此做為一種政治制裁手段或統戰策略。</text:span><text:span text:style-name="T3"><text:line-break/><text:line-break/></text:span><text:span text:style-name="T1">而我要說的是：把台灣農漁民或一般商家、遊覽車及觀光業者當成一種政治祭品，使之破產，使之陷入生活困境是錯的。</text:span><text:span text:style-name="T3"><text:line-break/><text:line-break/></text:span><text:span text:style-name="T1">所謂制裁，是說當對方遭受痛苦時，就會做出符合需求的改變。問題是，一般人民哪來權柄做出什麼國政方針上的改變？即便是個人投票行為也不會改變，反而會更綠，因為只要綠營煽動一下 "這都是共匪害的"，馬上就能掠走一堆選票。</text:span><text:span text:style-name="T3"><text:line-break/><text:line-break/></text:span><text:span text:style-name="T1">也就是說，這樣一種經濟制裁，不但策略上是錯的，心態上尤為可議。如果他是你的同胞，如果你真心拿他當同胞看，你怎麼會樂於見到他們承受巨大傷害，成為一種犧牲品，反倒是那些真正意義上的敵人走狗、漢奸台奸與政治人渣，卻反而被你養得個個白白胖胖，億萬家產。這合理嗎？很變態不是嗎？</text:span><text:span text:style-name="T3"><text:line-break/><text:line-break/></text:span><text:span text:style-name="T1">將來若非要武統不可，道理也一樣，麻煩打擊面精準一點，鎖定人渣，勿傷及無辜。</text:span><text:span text:style-name="T3"><text:line-break/><text:line-break/></text:span><text:span text:style-name="T1">我講的這些道理，無須思索，因為它不是一種概念化的東西，而只是人情之常；理解它，不需雄才大略，而只需要一份最基本的感情。你要打就直接打壞人，怎麼是專門虐待他的左鄰右舍、卻把壞人個個伺候得白白胖胖？</text:span></text:p>
      <text:p text:style-name="P1"><text:span text:style-name="T1">蔡亦鸣   |  2019.11.20 22:52   |   </text:span><text:a xlink:type="simple" xlink:href="http://palinfo.habago.org/Entry?Command=Information_PrintForum&amp;iPage=1#FORUM38144"><text:span text:style-name="T2">#</text:span></text:a></text:p>
      <text:p text:style-name="P3"><text:span text:style-name="T1">连大陆的农民都不在考量范围内，台湾的底层又如何会在官产学媒的结盟中有位置，用温教授的说法就是十九大定调解决“三农（农村农业农民）”问题仍是重中之重，而中国的农业部这些年才升级到二农（农业农村）部。</text:span><text:span text:style-name="T3"><text:line-break/></text:span><text:span text:style-name="T1">顶层想改，中层不满，底层（被）沉默。</text:span><text:span text:style-name="T3"><text:line-break/><text:line-break/><text:line-break/></text:span><text:span text:style-name="T1">前两天看到的温教授2017年演讲文字</text:span><text:span text:style-name="T3"><text:line-break/></text:span><text:span text:style-name="T1">https://zhuanlan.zhihu.com/p/26565045</text:span><text:span text:style-name="T3"><text:line-break/></text:span><text:span text:style-name="T1">中国资产阶级革命与法国大革命</text:span><text:span text:style-name="T3"><text:line-break/><text:line-break/></text:span><text:span text:style-name="T1">1、中国当代资产阶级革命与工人阶级走上历史舞台</text:span><text:span text:style-name="T3"><text:line-break/><text:line-break/></text:span><text:span text:style-name="T1">中国资产阶级革命已经从争取经济利益升级为替代国家政治权力主体的斗争。与此同时，我们在整个20世纪都没有形成欧洲19世纪阶级斗争的经典经验，但在在21世纪的中国，阶级斗争已经成为社会矛盾的主要内容。</text:span><text:span text:style-name="T3"><text:line-break/><text:line-break/></text:span><text:span text:style-name="T1">第一，西方是以19世纪阶级斗争作为经验基础才形成了马克思主义，但在中国的20世纪却一直没有条件“落地”，主要是因为我们事实上并没有发生西方19世纪阶级政治的经验基础。梁漱溟早年讲的中国并无阶级，和孙中山说只有“小贫大贫”之分，先后被我们批判了。由于中国在20世纪是被共产国际定义为资产阶级民主革命，因此苏联长期把对华援助的90%用来支持蒋介石的国民党，认为国民党才是资产阶级革命的主力，这都是按照那套理论形成的。但是对于中国来说，整个20世纪我们只是没有资产阶级的资产阶级革命。</text:span><text:span text:style-name="T3"><text:line-break/><text:line-break/></text:span><text:span text:style-name="T1">第二，中国在21世纪不仅终于有了资产阶级，而且有了资产阶级正在主导的资产阶级革命，甚至有了资产阶级自己制造掘墓人的新的历史现象：工人阶级恰恰形成于资产阶级成为在中国占据相对主导地位的阶段，这个资产阶级要规模化、集约地占有劳动剩余，因此在今天中国资产阶级崛起过程中，大量的打工者是被24小时集中的，吃住都是集中，劳动也是集中，因此中国资产阶级在自己崛起的过程中，制造了其掘墓人——具有高度组织化特质的中国工人阶级。</text:span><text:span text:style-name="T3"><text:line-break/><text:line-break/></text:span><text:span text:style-name="T1">这两大阶级既然都已经走上了历史舞台，那也就是19世纪西方阶级斗争的经验，终于在21世纪的中国开始全面展现，这就是今天中国第一大主要矛盾：阶级矛盾。</text:span><text:span text:style-name="T3"><text:line-break/><text:line-break/></text:span><text:span text:style-name="T1">但是，资产阶级和工人阶级虽然初步构成了中国社会的主要矛盾，但在当前，却仍然是占据矛盾主要方面的资本主流的内部矛盾为主。因为，21世纪的中国已经有2900万家私营个体和外资经济，企业家或管理群体覆盖人口大概是1亿多，这是按照1：2.4或2.5来计算的赡养人口。据此，今天在财产关系上属于资产阶级的人口，大概占总人口的至少15%左右。而当前直接与之发生利益冲突的，主要是体制内的资产阶级，或者叫体制内的财富阶级。体制外的资产阶级占1亿多人口，体制内的财富阶级覆盖人口与体制外差不多。这部分人所依存的利益集团被吴敬琏先生称为“权贵资本主义”。也许不好听，改称为体制内的财富阶级好听些。过去毛泽东说得很清楚：我们搞了几十年，不清楚搞的到底是什么，其实我们搞的是国家资本主义。现在，确实是体制内的财富总量某种程度上大于体制外。</text:span><text:span text:style-name="T3"><text:line-break/><text:line-break/></text:span><text:span text:style-name="T1">因此，中国进入的资产阶级革命阶段，早期主要表现在体制外的资产阶级向体制内的资产阶级要财产权利。当前，已经升级为争取政治权利的斗争，从一般要国有部门让出经济空间，到近年来不再满足于得到人大政协席位当配角，而是提出宪政民主，反对一党制，要争取掌握国家政治权利。</text:span><text:span text:style-name="T3"><text:line-break/><text:line-break/></text:span><text:span text:style-name="T1">到了这个阶段，体制内外两种资本力量的斗争就开始白热化，此前是体制内的财富阶级不断让步，到现在几乎无路可让，于是，两种资本群体之间的经济利益斗争转化为政治矛盾，已经成为21世纪中国主流社会内部的主要矛盾。两大资本群体从经济矛盾转变为政治矛盾的现象不胜枚举。</text:span><text:span text:style-name="T3"><text:line-break/><text:line-break/></text:span><text:span text:style-name="T1">我这两天一直在给大家讲，现在有很多纷繁芜</text:span><text:span text:style-name="T4">杂</text:span><text:span text:style-name="T1">的说法，他背后是什么？说的直白一点就是中国进入二十一世纪，社会结构变化中已经越来越明显地形成了一个新的阶级。整个二十世纪，你们的大学教科书上，或着是高中的教科书上，你们可能都学过。我们的这个二十世纪，从孙中山革命开始，被叫做什么革命？资产阶级民主革命。</text:span><text:span text:style-name="T3"><text:line-break/><text:line-break/></text:span><text:span text:style-name="T1">整个二十世纪，中国有多少资产阶级？非常少。我们为什么把二十世纪的革命叫做资产阶级民主革命呢？你们学的时候，大家不理解，光让你们背！然后，你们会答卷，就行了。所以，这东西呢，等到上了大学，慢慢儿慢慢儿就忘了。很少有人问一声，我们当时学的那些概念，二十世纪中国难道真是资产阶级革命吗？那好了，咱们把这个问题先放下，有时间的时候再琢磨。</text:span><text:span text:style-name="T3"><text:line-break/><text:line-break/><text:line-break/></text:span><text:span text:style-name="T1">那么二十一世纪，这已经十几年了，今年2014年，二十一世纪中国发生这么剧烈的社会变化，归到本质上，是什么？</text:span><text:span text:style-name="T3"><text:line-break/><text:line-break/></text:span><text:span text:style-name="T1">是新生资产阶级正在发动的资产阶级革命，也可以叫资产阶级民主革命。所以我说提出第一个请大家记下来的讨论话题，整个二十世纪中国是几乎没有什么资产阶级，但却被叫做资产阶级革命（时期），二十一世纪中国有了庞大的资产阶级，并且正在发动资产阶级革命，但却没有任何意识形态，任何书，任何高校告诉你们说，现在正在发生资产阶级革命。为什么？</text:span><text:span text:style-name="T3"><text:line-break/><text:line-break/></text:span><text:span text:style-name="T1">年轻人脑子现在混乱，满大街的这些所谓的媒体，包括网络舆论，更大范围的在制造着或着在放大着混乱。人们理不清头绪，根本原因在哪呢？在于对这个社会变化的最本质变化是什么？始终没有哪一个政治家、思想家、教育家，还是什么企业家愿意把这个事情说清楚。</text:span><text:span text:style-name="T3"><text:line-break/><text:line-break/><text:line-break/></text:span><text:span text:style-name="T1">2、法国大革命的背景解读</text:span><text:span text:style-name="T3"><text:line-break/><text:line-break/></text:span><text:span text:style-name="T1">好了，于是乎，有一位政治家，想说，但是又说的比较“顾左右而言他”。提醒大家读一本书，托克维尔的《旧制度与大革命》，《旧制度与大革命》这本书讲的是什么呢？我作为一个比较有点儿个性的，比较不入主流的思想者，我主张大家同时看一本书叫做《九三年》。知道雨果吗？有人看过雨果的这本《九三年》吗？你们可能大部分看过《悲惨世界》，对吧？那雨果的这本书，《九三年》的背景就是法国大革命。</text:span><text:span text:style-name="T3"><text:line-break/><text:line-break/></text:span><text:span text:style-name="T1">那我们就从法国大革命讲起。</text:span><text:span text:style-name="T3"><text:line-break/><text:line-break/></text:span><text:span text:style-name="T1">为什么让大家思考我们现在这个社会结构变化呢？其中，最为本质的变化，是中国正在发生一场新生资产阶级主导的资产阶级革命。我们可以把它叫做资产阶级民主革命，现在这场新生资产阶级主导的资产阶级革命，有点儿像当年的法国大革命。所以有人让你们读《旧制度与大革命》。我说，再捎带文学性的看看雨果的那个《九三年》，你们可能会多一些片段的组合。</text:span><text:span text:style-name="T3"><text:line-break/><text:line-break/></text:span><text:span text:style-name="T1">在这里面呢，试图给你们归结一下，法国大革命，到底它的背景是什么？</text:span><text:span text:style-name="T3"><text:line-break/><text:line-break/></text:span><text:span text:style-name="T1">你们看路易十六，法国大革命发生之前，他不是法国的国王吗？当然，大家也可能多多少少知道一点，路易十六被推上断头台的。所以今天的很多，比较主流的知识分子告诉你们说，如果我们搞英国式的，搞宪政，搞圆桌会议，我们就可以避免出现法国大革命这种把国王和旧贵族都推上断头台，连小孩儿也不放过，都</text:span><text:span text:style-name="T4">杀</text:span><text:span text:style-name="T1">了！意思就是说，好了，你们这些体制内的权贵，你们应该放权力，跟现在的资产阶级谈判，形成圆桌会议，共同推出宪政，叫做宪政改革派。今天各种各样的说法，其他的，你归类包堆儿，基本都属于派生的。</text:span><text:span text:style-name="T3"><text:line-break/><text:line-break/></text:span><text:span text:style-name="T1">但是，没有人告诉你们，英国为什么是圆桌会议，法国为什么是大革命？所以，年轻孩子们，你们现在在学知识，我不要求你们听我的，我只要求你们多一点参考的东西，大家多一点思考的材料，谁对谁错，在我这儿并不重要。因为我觉得，人们不外乎是对历史在做一个解释，特别是那些把历史做成规律性解释的这种研究，或这种学者，往往是要小心的，因为历史是很难被总结出的，有太多太多的偶然性。因此，直到今天，请你们注意就是在整个所谓的高等教育他所灌输给大家的知识体系，这个知识体系的重要内容就是人文社会科学领域内的知识，人文社会科学领域内的知识到底是不是科学？至今，仍然很难被确定下来。</text:span><text:span text:style-name="T3"><text:line-break/><text:line-break/></text:span><text:span text:style-name="T1">因此，我们说，当我们对过去发生过的历史现象要做分析的时候，一个负责任的学者，首先应该声明的是，我所讲的一切，只是一种解释！我并不要求你们必须要把这套东西背下来，然后当成什么这个那个的，我只要求参考，参考而已！讨论的时候，你们可以有其他各种各样不同的解释。</text:span><text:span text:style-name="T3"><text:line-break/><text:line-break/></text:span><text:span text:style-name="T1">好了，那我这个解释是什么呢？现在告诉你们。</text:span><text:span text:style-name="T3"><text:line-break/><text:line-break/></text:span><text:span text:style-name="T1">法王路易十六，是一位在法国历史上很开明的统治者。他比他的前几任都开明的多。路易十四、路易十五都不如他开明，都比他要保守的多。那所谓国民议会，你们想象的那个，不同阶级的代表统治者们，坐在一起，共商大事。那在法国是在路易十六重新恢复的。此前，路易十四、路易十五都是禁止的。那所谓国民议会，主要是谁呢？别以为会有工人、农民，没！贵族、教士和第三等级。什么叫第三等级呢？有钱的，土豪！什么人呢？商人、工业家、银行家、律师这部分人组成了叫做第三等级。当然，没有工人、农民的事儿。所以我说政治上开明，法王路易十六应该说是相当开明的。那对外开放，我们今天都讲改革开放，政治改革，法王改革了，对外开放，法王路易十六，跟英国签订了《英法通商协定》。对外开放了，英国的工业品源源不断进入法国。良政嘛？然后，我们再看社会政策，路易十六为了安抚人心，大量做社会支出，搞基本建设，也是好事儿吧？这些好事儿放在一块儿，麻烦了。</text:span><text:span text:style-name="T3"><text:line-break/><text:line-break/></text:span><text:span text:style-name="T1">先说，对外开放签订了《英法通商协定》。英国正式完成了工业革命之后，用机器大量地生产出来了廉价工业品，打垮了法国企业，造成了大量的失业，于是乎，城市贫困率大幅度增加。同时，农业歉收，再加上这时候，正是英国的海外殖民地大量获取各种各样的农产品，使得英国的农产品价格很低，这个农业竞争，法国也竞争不过。英国是到处去开大种植园，英国人那个年代正是变成日不落帝国的时候，他已经完成了对美国的殖民，也已经打进了非洲。他在美洲经营种植园，开矿，然后用非洲的黑人去做奴隶，然后用船给运回来，正在做这样的奴隶制三角贸易。于是乎，法国农业歉收，农民流离失所，大量的人涌进城市当中想打工，但城市的工业企业，倒了！于是乎，城市贫民大量增加。政府应对这种局面，你的社会开支其实导致财政的压力增大，债务大幅度上升。据有的研究者说，当年法国的债务对它的财政是九十倍。你等于寅吃卯粮，后人也还不上去，债务增加也意味着你所有的行政开支都得下降，开支不了啦！那几项，当年法国的改革开放政策，包括政治上宽松的政策等等，这时候你政治上也宽松了，比如第三等级说了，你想要让我们多交税，你才能缓解你的问题，那我们就得要权利。那当贵族和教士不同意过多的向土豪们交权，贵族说，我们几百年才形成这些精气神儿，你们就是一帮土豪，就掠夺、偷啊、抢啊，剥削穷人你们才那样的嘛！不行，贵族不放权。教士说，你们哪有文化？这文化都在我们教会这儿呢！教士们也认为他们不放，都不应该放，所以贵族和教士都不承认，说第三等级，土豪！现在我们社会上，对于第三等级，对于我们现在的土豪们，大家也多多少少带点儿那个嘲笑。虽然你富了，但你穷的就剩俩钱啦！一般人都会嘲笑，土豪没文化，土豪就剩下钱了，叫土豪金，这到处都是土豪的笑柄。当年在法国也是这样，比如说，土豪们，第三等级拉出去开会，就开的叫“网球场会议”。这个国王的地盘你不让我单独开会，我们拉出去到土豪们打网球的地儿，开了个网球场会议。“网球场会议”提出的东西就是代表我们的利益，要求你给我权利。于是乎，早期的所谓人权，可指的不是老百姓，不是指那些嗷嗷待哺的、失了业的、流动打工的、打又打不到工的，不是指的这些人，指的是我们这些土豪要权利。这套诉求又对当时宏观形势于事无补。这边的土豪们正在开会，正在跟国王争抢权利。那头儿呢，贫民已经忍不住了。于是乎，就爆发了街头政治。贫民就上街了，你们看这个，街垒战，那个是攻克巴士底狱。最著名的那幅油画，一个代表所谓新生资产阶级革命的法国女士举着三色旗。三色旗，大家知道，人们把法国大革命，给了他一个标志，就变成这张图。那么贫民怎么能跟军队打呢？其实也不可能是出现贫民直接就把政权给颠覆了。因为什么呢？法王路易十六本身，他并没有真正出动军队。巴士底狱，其实就那些，顶多就是武警，看监狱的。巴士底狱因为墙厚一点儿，大家说那是关押的囚犯，就打，打不下来。后来，你们都知道，有一个很标志的事件。大家到处找，说不行，得找新式大炮，最终终于找到一门！一门新式炮打破了巴士底狱的大门，守军就投降了。这场攻克巴士底狱为代表的巴黎革命，就算成功了。接下来，各位，推动法国改革开放和政治改革进程的法王路易十六在贫民暴动之后，也被从凡尔赛宫拉回了巴黎。贫民表决怎么处理，之后表决的结果，怎么样？断头台！然后就是雅各宾专政。但是结果是什么？结果是拿破仑专政！拿破仑原来是干嘛的？炮兵旅长，一个旅长他怎们就能专政呢？是因为找到一门新式大炮就能攻占巴士底狱，那拿破仑这个炮兵旅长手里，可都是新式大炮！这个世界在第一次大战之前，最强的兵种。西方打我们靠的两个东西，叫做坚船利炮！用那坚船载着利炮就把你打败了。所以不要以为，大家说当年清朝一百万军队怎么打不过几万洋兵？坚船利炮这四个字儿能说明问题。法国大革命把国王推上断头台靠的也是一门炮打下巴士底狱，一个旅的炮兵打下法国。打下法国之后，怎么着呢？各位，革命的结果是什么？拿破仑称帝，拿破仑恢复帝制，法国大革命很有意思！今天让你们看，我讲这个故事，我自然有我讲这个故事的用意，告诉各位，跟今天很多东西有相似性。我们也在对外开放着，是不是？我们现在对外开放，中国一共二十几个大类的工业生产，三分之二是外资控制的，像极了法国。法国当时对英国开放，英国当时世界上最先进的国家，开放的结果是法国经济垮掉。法国政府、国王大规模投资于基本建设，大量推进社会开支，因为贫困太多，结果什么？财政高负债！我们现在，大家都知道，中国也存在着严重的债务危机。好了，资产阶级崛起，土豪们要权！从过去要钱到现在要权。很相似啊！过去要求的是国企放开竞争性经营领域，现在要求什么呢？要求是让政治权利。就像当年法国大革命，第三等级，土豪们跟贵族和教士谈判差不多？但是，我再问个问题，这世界上可有任何资产阶级革命，在革命成功获得权力之后，向弱势群体、普通劳苦大众分享权力？历史上有没有？毛主席，算你个，好！我问的是，世界范围内资产阶级获取权力愿意跟大众分享的，请务必给我个邮件或给我短信。然后我好好的做点儿研究，我满世界找，还真找不到。</text:span><text:span text:style-name="T3"><text:line-break/><text:line-break/></text:span><text:span text:style-name="T1">曼德拉呢？</text:span><text:span text:style-name="T3"><text:line-break/><text:line-break/></text:span><text:span text:style-name="T1">我今年上半年会出一本书，讲新兴七国，我叫E7，讲的就是新兴七国的比较研究，其中包括南非。为什么发展中国家上不去，南非、印尼都是我的研究对象。等到上半年，我这本书出来的时候，建议大家看看。就知道南非为什么上不去了，为什么曼德拉到死也没解决问题了。</text:span><text:span text:style-name="T3"><text:line-break/><text:line-break/></text:span><text:span text:style-name="T1">各位注意，我一开始说，中国现在的社会复</text:span><text:span text:style-name="T4">杂</text:span><text:span text:style-name="T1">的局面，其中最为本质的就是新生资产阶级革命，那这个资产阶级革命有一个特点，跟法国大革命有相似性，资产阶级仍然是新生的土豪，对吧？他们要权，那他们打算不打算跟中国最大多数的劳苦群众分享权益呢？这就该你们回答了。刚才你们回答的很干脆，世界上没有。中国有吗？可能吗？我的结论是不可能。因为，我客观上有条件跟他们在一起。从咱们一般的阶级分下来说，从财产关系来说，我也属于中产阶级。从收入上来说，我典型的属于中产阶级的中中层。到不了中上，但也不在中下，我算中中层，再加上我又是一个有一定社会反应的学者，我原来又是一个叫做中青年改革群体中的一个，我们是八十年代开始搞改革的。因此，我周围的这些人基本上都是在这个圈子里面，当然我的接触就比你们更多一点。我的这帮朋友们，中产阶级正在发动这种政治上变革的这些人有个说法儿，很有意思，叫做什么呢？叫做“官、产、学、媒”四大强势结盟。包括工农吗？没有。官，体制内的官员，主张改革的这部分拉出来；产，产业界、工商界；学，学术界的那些大腕儿；媒，就是媒体，今天的这些媒体。这四部分就叫做四大社会强势群体，官产学媒四大强势结合。那今天你们看这个社会是不是这样呢？果然是。这个提法很早了，至少十几年前就已经提出了，四大强势结盟。那非强势的社会一般群体，特别是打工的、农民或者是一般市民，不再是这个四大强势结盟的范围内，这也像极了当年的法国大革命，不在第三等级之内。我如果说的稍微更过分一点儿，我说错了，你们批评。请问，今天的所谓两会难道不是已经变成富人俱乐部了吗？有几个真正的工人代表、农民代表在两会上？两会难道不就有点儿像国民会议？那现在能够叫板的，媒体比较围着的，主要是那些具有强势地位的学、产，媒加上自己了。官中的主要是围的那些比较能够批判传统体制的，尽管这种能够不断的从体制中分化出来，但毕竟是官的身份。我们现在看到的是，体制内的一部分和体制外的主流正在合流。但是，麻烦在哪？那我们对于现在的这个现象，可以不可以用前人所形成的思想理论来加以剖析、认识、然后形成指导呢？也仍然是一个值得讨论的问题。我们就看到，中国现在正在发生着这样重大的社会演变的时候，你们看到的，无论是主流的媒体，还是高校的课堂，还是政治家的演说，几乎都没有谁能够真正的这么解释。而我刚才那套解释，我也得借法国大革命来说事儿！尽管我一上来就告诉大家，我的认识是这个社会正在发生有资产阶级的资产阶级革命，二十世纪叫无资产阶级的资产阶级革命。上次被人家说是，你们叫资产阶级革命，其实，我们是吗？不是。那进入二十一世纪，你有了！但我们却不承认。主流的意识形态，这个思想体系视而不见，就有点儿像大家说的那个鸵鸟，明明你这正在发生一个世界上都发生过的资产阶级革命，但你的主流意识形态，主流思想体系，没有反应，鸵鸟！那他们怎么办呢？好了，土豪们，大家也都知道，法国大革命时代就属于那个没文化的一代。这一批人，他现在他有文化吗？每个人都觉得我成为土豪多难呐。如果不是我奋斗，我怎么能有今天啊？每个人都开始给大家灌心灵鸡汤，就是开始有那些房地产大腕儿也开始写鸡汤啦，就变成鸡汤制造者，这还是好的。他还是想让你们喝点儿鸡汤，他当年组织了（很多有土豪金了）很多来添金的，就形成了今天大家所说的各种各样的土豪们开始介绍土豪文化，就弄得这个社会变成一种什么呢？励志！什么励志呢？你跟土豪一样，喝了点儿鸡汤，你就励志了，大家开始打鸣了。玩儿法呢？今天社会的这种俗文化变好玩儿了，再下一等级，叫做烂俗文化，干脆说，人为财死，鸟为食亡；人不为己，天诛地灭。乱七八糟的这套东西，于是乎就黄赌毒泛滥，你看那些偷东西、抢东西、</text:span><text:span text:style-name="T4">杀</text:span><text:span text:style-name="T1">人的，他几乎就没有一个罪恶感，人们说是因为中国人没有宗教，我说你胡扯，历史上，中国人什么没有宗教？中国人宗教是高文明的，难道它会让你去作恶吗？烂俗文化已经到了一种让人发指的地步。那我们的土豪们怎么能建立起文化呢？建立不起来，他只能照搬西方的，今天这个社会上弥漫的，其实就是照搬来的意识形态。那这个西方意识形态，现在控制着我们的思想阵地，控制着舆论阵地，就弄得大家以为我们只有把西方的那套制度搬过来，我们才有可能走出一条什么什么改革大道。但是，似乎谁都不敢说有问题，谁要敢说有问题，就不行。于是乎，西方照搬出来的这个东西到中国变成了一个法西斯，你们注意，思想领域、教育领域、学术领域、娱乐领域几乎是清一色的走向法西斯，非我族类，其心必异，然后是党同伐异、结党营私。然后只要你加入我这派，你什么都好。你只要敢提一点儿不同意见，立刻就鸣鼓而攻之。这怎么行呢？还是表明土豪没文化，文化怎么可以这样呢？文化是多样的，是包容的。</text:span></text:p>
      <text:p text:style-name="P1"><text:span text:style-name="T1">陳真   |  2019.11.20 16:20   |   </text:span><text:a xlink:type="simple" xlink:href="http://palinfo.habago.org/Entry?Command=Information_PrintForum&amp;iPage=1#FORUM38143"><text:span text:style-name="T2">#</text:span></text:a></text:p>
      <text:p text:style-name="P2"><text:span text:style-name="T1">蔣介石有句名言："凡是可以用錢解決的，都不是困難的事"。也許，許多政治盤算就是這樣，與其打走狗，不如把他餵飽；只要有得吃，就不會作亂，頂多做做樣子，喊喊口號。也許這就是為何綠營人渣能夠在大陸上吃得開的原因。</text:span><text:span text:style-name="T3"><text:line-break/><text:line-break/></text:span><text:span text:style-name="T1">個別狀況下，我們在意的是是非對錯，但在大範圍上來講，政治考慮的卻是利害，而非善惡。我們覺得這樣子餵狗很荒唐，很不道德，但政治卻往往有更大的利害考量，畢竟人會與人交手，但不會把狗當成對手；你只要讓狗吃飽，某個意義上也就等於控制了他，讓他做不了亂，因為吃喝才是狗兒們的最終圖謀。</text:span><text:span text:style-name="T3"><text:line-break/><text:line-break/></text:span><text:span text:style-name="T1">當走狗有這麼多好處，這也說明了為何人們好好的人不當，卻偏要當狗，爭先恐後昧著良知睜眼說瞎話。不但坐擁資源權位，吃喝不盡，而且到處都能吃，吃對岸，吃島內，吃美國，吃日本，透過各方衝突與對立，取得各種覓食機會；不需專長，不用工作操勞，錢多事少離家近免經驗可，只須喊喊愛台灣顧主權，沒事就發送各種親中賣台的大帽子，搞搞仇中反華的活動，也就是走狗們的日常了。</text:span><text:span text:style-name="T3"><text:line-break/><text:line-break/></text:span><text:span text:style-name="T1">我能理解，做為一個真正意義上的執政者，為何得去餵養敵人走狗的原因。</text:span><text:span text:style-name="T3"><text:line-break/><text:line-break/></text:span><text:span text:style-name="T1">這些話，這些隱喻類比，說起來很難聽，但政治現實大抵如此。</text:span></text:p>
      <text:p text:style-name="P1"><text:span text:style-name="T1">邹子恒   |  2019.11.20 00:25   |   </text:span><text:a xlink:type="simple" xlink:href="http://palinfo.habago.org/Entry?Command=Information_PrintForum&amp;iPage=1#FORUM38142"><text:span text:style-name="T2">#</text:span></text:a></text:p>
      <text:p text:style-name="P3"><text:span text:style-name="T1">瑞典司法系统真是连掩盖做美国狗的遮羞布都不要了吗？</text:span><text:span text:style-name="T3"><text:line-break/><text:line-break/></text:span><text:span text:style-name="T1">--------------------------------</text:span><text:span text:style-name="T3"><text:line-break/></text:span><text:span text:style-name="T1">证据不足，瑞典检方放弃对阿桑奇强奸指控调查</text:span><text:span text:style-name="T3"><text:line-break/><text:line-break/></text:span><text:span text:style-name="T1">观察者网</text:span><text:span text:style-name="T3"><text:line-break/></text:span><text:span text:style-name="T1">https://www.guancha.cn/internation/2019_11_19_525724.shtml</text:span><text:span text:style-name="T3"><text:line-break/><text:line-break/></text:span><text:span text:style-name="T1">据英国广播公司（BBC）19日消息，瑞典检方宣布放弃对维基解密创始人朱利安·阿桑奇（Julian Assange ）强奸指控的调查。</text:span><text:span text:style-name="T3"><text:line-break/><text:line-break/></text:span><text:span text:style-name="T1">瑞典检方在斯德哥尔摩召开新闻发布会，称虽然“受害者”被认为是可信的，但随着时间流逝，有关案件的口头证词已被“削弱”，证据不足以继续追查这一案件。</text:span><text:span text:style-name="T3"><text:line-break/></text:span><text:span text:style-name="T1">--------------------------------</text:span><text:span text:style-name="T3"><text:line-break/></text:span><text:span text:style-name="T1">Julian Assange: Sweden drops rape investigation</text:span><text:span text:style-name="T3"><text:line-break/><text:line-break/></text:span><text:span text:style-name="T1">https://www.bbc.com/news/world-europe-50473792</text:span></text:p>
      <text:p text:style-name="P1"><text:span text:style-name="T1">郭青雲   |  2019.11.19 23:17   |   </text:span><text:a xlink:type="simple" xlink:href="http://palinfo.habago.org/Entry?Command=Information_PrintForum&amp;iPage=1#FORUM38141"><text:span text:style-name="T2">#</text:span></text:a></text:p>
      <text:p text:style-name="P2"><text:span text:style-name="T1">陳醫生說得沒錯。</text:span><text:span text:style-name="T3"><text:line-break/><text:line-break/></text:span><text:span text:style-name="T1">共產黨在這幾十年的統戰方向，出了很大的問題，僅僅去拉攏在地的資本和權貴階層，而忽視普通百姓的根本需求。</text:span><text:span text:style-name="T3"><text:line-break/></text:span><text:span text:style-name="T1">不僅在台灣餵飽了一大批在大陸賺錢搞反中仇華的綠色資本家，在香港更是如此。</text:span><text:span text:style-name="T3"><text:line-break/><text:line-break/></text:span><text:span text:style-name="T1">香港迴歸後的種種亂象，乃至於如今的矛盾總爆發，完全是共產黨無底線縱容香港地產資本的惡果，上層謀反，百姓離心離德，這些全都可以預見，實在是令人無言。</text:span><text:span text:style-name="T3"><text:line-break/><text:line-break/></text:span><text:span text:style-name="T1">共產黨這些做法的原因有很多種猜測，最有可能的一個就是，共產黨中把持對港台工作的那些人，也是人渣，他們勾結在一起為彼此賺取利益，絲毫不在乎如此會為中華帶來什麼樣的後果。</text:span><text:span text:style-name="T3"><text:line-break/><text:line-break/></text:span><text:span text:style-name="T1">共產黨宣言中說，無產者沒有祖國，而放眼當今的世界，卻是權貴和資本家沒有祖國。</text:span><text:span text:style-name="T3"><text:line-break/><text:line-break/></text:span><text:span text:style-name="T1">幸好的是，自從2016年，國台辦當時的副主任涉嫌嚴重違紀因而落馬之後，共產黨的對台工作是走向正軌了。</text:span><text:span text:style-name="T3"><text:line-break/></text:span><text:span text:style-name="T1">最近的對台26條，民進黨很是將其妖魔化，不知道台灣普通百姓是否有感呢。</text:span><text:span text:style-name="T3"><text:line-break/><text:line-break/></text:span><text:span text:style-name="T1">另外一提，我於今年六月份在台灣旅遊了七天，六月一日在台北旁觀了挺韓大遊行，之後在高雄逗留數日，期間接觸了很多台灣普通民眾，大家都非常熱情好客，我很是感動。</text:span><text:span text:style-name="T3"><text:line-break/><text:line-break/></text:span><text:span text:style-name="T1">希望能有天再去台灣。</text:span></text:p>
      <text:p text:style-name="P1"><text:span text:style-name="T1">陳真   |  2019.11.19 19:06   |   </text:span><text:a xlink:type="simple" xlink:href="http://palinfo.habago.org/Entry?Command=Information_PrintForum&amp;iPage=2#FORUM38140"><text:span text:style-name="T2">#</text:span></text:a></text:p>
      <text:p text:style-name="P2"><text:span text:style-name="T1">青雲好，</text:span><text:span text:style-name="T3"><text:line-break/><text:line-break/></text:span><text:span text:style-name="T1">希望祖國可以打擊得更精準一點，別打到無辜百姓。隨便講就一堆，比方說第一個該打擊的就是自由時報及聯邦集團的林榮三家族。</text:span><text:span text:style-name="T3"><text:line-break/><text:line-break/></text:span><text:span text:style-name="T1">還有比方說鄭麗君老公沈學榮，大陸生意也是做很大，億來億去。但這絕對比不上人渣黨的一門忠烈薛凌家族，包括薛凌、陳勝宏及其政二代何志偉，人家可是開銀行：陽信銀行及一堆相關企業與投資，財源滾滾。</text:span><text:span text:style-name="T3"><text:line-break/><text:line-break/></text:span><text:span text:style-name="T1">韓國瑜打腫臉充胖子，想買豪宅，結果連頭期款都付不出來，只好認賠三百萬出場。可是，你看人家薛凌，一年買賣房屋土地竟然高達97次！！平均三天買賣一次。厲害吧！這個才叫做炒房炒地皮。</text:span><text:span text:style-name="T3"><text:line-break/><text:line-break/></text:span><text:span text:style-name="T1">當然，不是炒越多次越厲害，人家蔡英文隨便炒兩次就賺個好幾億，那才叫做高手。</text:span><text:span text:style-name="T3"><text:line-break/><text:line-break/></text:span><text:span text:style-name="T1">至於在匪區賺匪幣念匪書的民進黨人及其家族 (包括那些最會演台獨愛國戲的尾巴黨)，幾乎可以寫上一本巨冊。</text:span><text:span text:style-name="T3"><text:line-break/><text:line-break/></text:span><text:span text:style-name="T1">綠營大賺人民幣或與對岸你儂我儂忒煞情多的普遍現象，連李登輝都看不下去，兩年前，直接點名蔡英文，要她「別只顧著在大陸賺錢」，指的是她身邊一堆民進黨人就是大陸的撈客。</text:span><text:span text:style-name="T3"><text:line-break/><text:line-break/></text:span><text:span text:style-name="T1">你可能會覺得很奇怪，平常人稍微跟對岸有點往來，親中賣台的大帽子馬上就扣上來，為什麼這些「帽子鋪掌櫃的」(吾友柏楊先生語)，自己卻能夠在大陸大展鴻圖無往不利？</text:span><text:span text:style-name="T3"><text:line-break/><text:line-break/></text:span><text:span text:style-name="T1">說起來，這就是祖國的不對了。簡單這麼說，親中是無利可圖的，這年頭，傻瓜才親中。要喊台獨建國才會有得撈。你用肚臍想也知道，你親中，共產黨會鳥你嗎？當然不會。可是，如果你喊台獨喊得有聲有色，那麼，共產黨就得想辦法拉攏你，事實不就是這樣嗎？</text:span><text:span text:style-name="T3"><text:line-break/><text:line-break/></text:span><text:span text:style-name="T1">賴清德的心腹子弟黃偉展出來參選議員，說得很坦白，報載，他私下對小三說，「選議員都是為了要去中國大陸做生意，錢比較重要」。黃還說，「很多民進黨官員都去大陸做生意，這根本不算什麼。去大陸投資，人家也要看你是不是個咖， 如果選上議員，去大陸投資就更方便了。」</text:span><text:span text:style-name="T3"><text:line-break/><text:line-break/></text:span><text:span text:style-name="T1">總之，祖國的這點政策是有問題的，該打擊的不打，反而奉為上賓，供其吃香喝辣。無辜百姓卻反而成為政治祭品。這樣一種作法的理論根據是說，「惠台讓利」沒有用，台灣人不會因此感謝祖國。問題是，施惠於人渣難道就有用？</text:span></text:p>
      <text:p text:style-name="P1"><text:span text:style-name="T1">郭青雲   |  2019.11.19 15:50   |   </text:span><text:a xlink:type="simple" xlink:href="http://palinfo.habago.org/Entry?Command=Information_PrintForum&amp;iPage=2#FORUM38139"><text:span text:style-name="T2">#</text:span></text:a></text:p>
      <text:p text:style-name="P3"><text:span text:style-name="T1">關於台灣的農漁業產品，大陸這邊普遍都知道台灣南部的農民漁民都是人渣黨的票倉，所謂“抬出個西瓜也能凍蒜”。</text:span><text:span text:style-name="T3"><text:line-break/></text:span><text:span text:style-name="T1">所以，拒絕購買台灣農漁業產品，也算是某種程度上希望能夠精準打擊人渣黨。</text:span><text:span text:style-name="T3"><text:line-break/><text:line-break/></text:span><text:span text:style-name="T1">陳醫生說得有一點是對的，大部分人的選擇其實只在於他所成長的環境，跟他本身的善惡並無太大關係，一個正直的好人，如果成長在台灣南部，被無良媒體蒙蔽，那麼他毫無疑問肯定會憎恨中國。畢竟這樣一個邪惡國家，怎麼可能不恨它呢。</text:span><text:span text:style-name="T3"><text:line-break/><text:line-break/></text:span><text:span text:style-name="T1">我們無法理解他們，就像他們無法理解我們為什麼恨美國一樣，大家明明在生活中都是好人，都為了心中的正義和公理和愛而做出選擇，卻因為接觸的訊息不同，就站在了彼此的對立面。</text:span><text:span text:style-name="T3"><text:line-break/><text:line-break/></text:span><text:span text:style-name="T1">這是一個無解的悲劇，而我想不出任何可以依靠個人力量來化解這個悲劇的方法。</text:span></text:p>
      <text:p text:style-name="P1"><text:span text:style-name="T1">陳真   |  2019.11.18 02:28   |   </text:span><text:a xlink:type="simple" xlink:href="http://palinfo.habago.org/Entry?Command=Information_PrintForum&amp;iPage=1#FORUM38138"><text:span text:style-name="T2">#</text:span></text:a></text:p>
      <text:p text:style-name="P2"><text:span text:style-name="T1">今天晚餐時，學姊提到香港動亂到這種程度，而那些綠油油的人竟然還能高喊民主自由，真是很不可思議。她還提到玻利維亞的左派民選政府，最近被美國顛覆了，目前同樣陷於可怕的動亂之中。<text:line-break/><text:line-break/>我的想法是：世上這一切不斷複製的醜事，完全就是一種赤裸裸的鬥爭與戰爭，倘若以為裏頭有著什麼理念討論之空間，那真的是一種很可笑的妄想。政治宣傳戰當然就是存心睜眼說瞎話，存心造謠。<text:line-break/><text:line-break/>我還跟學姊說，很難想像台灣之現實處境變化如此之快，幾乎是一轉眼的時間，一種局面居然就產生了，完全被掌控了，就像被敵軍佔領一樣，成為一種淪陷區，而我們就身陷淪陷區裏頭，安危難料；我們得認清自己這樣一種處境。而且，依我看，這局面是完全回不了頭了。<text:line-break/><text:line-break/>一種局面，就像一種化學反應一樣，當它越過了某個關鍵點，便回不了頭，將會一直發展到最後盡頭，直到分出勝負。<text:line-break/><text:line-break/>我不知道有多少人能體會或認同我這番 "危言聳聽"，但事實就是如此。我幾乎沒想到，我這一生竟然會真的遇上這樣一種局面。<text:line-break/><text:line-break/>底下是 Noam Chomsky幾天前所發表的一篇聲明，譴責美國在玻利維亞製造動亂，發動軍事政變，驅逐合法民選總統。<text:line-break/><text:line-break/>陳真<text:line-break/><text:line-break/>2019. 11. 18.<text:line-break/><text:line-break/>=================<text:line-break/><text:line-break/>We Stand Against the Coup in Bolivia (statement from Noam Chomsky and Vijay Prashad)<text:line-break/><text:line-break/>Noam Chomsky and Vijay Prashad denounce the escalation of the coup attempt against democratically elected President Evo Morales<text:line-break/><text:line-break/>November 09, 2019 by Peoples Dispatch<text:line-break/><text:line-break/>In response to the escalation of the coup attempt by the Bolivian right-wing opposition against the democratically elected government of Evo Morales, intellectuals Noam Chomsky and Vijay Prashad have joined people across the world in saying “The world is with Evo” (#ElMundoConEvo) and decrying the ongoing coup efforts.<text:line-break/><text:line-break/>Below is the statement in English and the Spanish version follows:<text:line-break/><text:line-break/>In Bolivia, a coup d’état is brewing against the elected government led by Evo Morales. Sections of the armed forces – including the police – have openly indicated that they are willing to allow fascistic militia groups to attack the presidential palace in La Paz. This is a very serious situation.<text:line-break/><text:line-break/>Evo Morales has invited the four major parties to sit down and talk about the way forward for Bolivian democracy. He has asked for the creation of a dialogue to prevent a return to the days of military dictatorships and the rule of the oligarchy. Morales has called upon the United Nations, the Organization for American States, the Vatican and others to assist in a path away from the coup.<text:line-break/><text:line-break/>The coup is driven by the Bolivian oligarchy, who are angered by the fourth election loss by their parties to the Movement for Socialism. The oligarchy is fully supported by the United States government, which has long been eager to remove Morales and his movement from power. For over a decade, the US embassy’s Center of Operations in La Paz has articulated the fact that it has two plans – Plan A, the coup; Plan B, assassination of Morales. This is a serious breach of the UN Charter and of all international obligations.<text:line-break/><text:line-break/>We stand against the coup, and with the Bolivian people. We hope that they will be able to withstand what is thrown against them in the days to come.<text:line-break/><text:line-break/>El Mundo Con Evo. So are we.<text:line-break/><text:line-break/>9 November 2019</text:span></text:p>
      <text:p text:style-name="P1"><text:span text:style-name="T1">陳真   |  2019.11.18 01:43   |   </text:span><text:a xlink:type="simple" xlink:href="http://palinfo.habago.org/Entry?Command=Information_PrintForum&amp;iPage=1#FORUM38137"><text:span text:style-name="T2">#</text:span></text:a></text:p>
      <text:p text:style-name="P3"><text:span text:style-name="T1">每天累到爆炸，腦袋昏沉，拉雜講幾個想法：<text:line-break/><text:line-break/>一，故事先於事實<text:line-break/><text:line-break/>常舉個例：Karl Popper 曾在課堂上要學生觀察黑板，學生們一頭霧水，因為要觀察黑板的「什麼」？你總得先給我一個 "theory"，然後我才知道在這個 theory 底下我該做些什麼樣的觀察。<text:line-break/><text:line-break/>事實不存在，存在的是故事。我得先有個「故事」，然後才有辦法理解事實。故事就是那個藉以觀察事實的 "theory"，那個看待人事物的眼光。<text:line-break/><text:line-break/>心智科學有這麼一種說法，涉及人們的理解與認知過程。簡單說：有些人，在他觀看一個東西之前，他會「先」觀看它的存在位置，亦即探察它是處於一種什麼樣的座標底下？它的意義位置如何？「然後」才形成對於該事物的理解。<text:line-break/><text:line-break/>這樣一種心智過程，也許是比較所謂「聰明」的。反過來說其實也一樣。比方說，平常你常會看到一些腦殘，他們似乎從來不曾意識到他們的腦袋被安裝了什麼樣的「意義座標」，卻一味在各種單一事件上反覆做出「既定的」結論；就像人形鸚鵡一樣，如雷貫耳蠢話講不停，聽了實在很煩。<text:line-break/><text:line-break/>需要被質疑的不僅僅是單一事實本身，更是背後那個意義座標 (或者說故事)；只要這個「故事」不被質疑，就算你提供再多事實也不會有用，他永遠會依附在某個既定的結論上。<text:line-break/><text:line-break/>依我看，過去幾百年來，人類最大的騙局就是「民主自由」，就像一種催眠符咒，一種屬於歹徒犯罪集團之間的通關密語，只要抬出這幾個字，便可為所欲為。<text:line-break/><text:line-break/>二：概念與現實(reality)的範疇差異<text:line-break/><text:line-break/>做為一個哲學家，我常覺得自己好像是個倉庫管理員。概念就是倉庫，而實例就是它的內容物。究竟哪些東西可以擺進某個倉庫裏，其實是很可疑的，充滿獨斷、曖眛與弔詭；你幾乎找不到任何足以普遍成立的對應關係。也就是說，概念與現實兩者之間是一種「隱喻式的」(metaphorical) 關係本質，而不具有任何必然的對應關係。<text:line-break/><text:line-break/>但是，說謊家們或詐騙集團卻故意混淆了這樣一個範疇差異 (categorical difference)，把每個概念講得好像「蘋果就是一種水果」那樣天經地義理所當然。問題是，故事與事實之間，或概念與現實之間，卻不存在這樣一種彷彿「自然存在物」(natural kinds)般的關係。<text:line-break/><text:line-break/>三：現實定義了概念，but not vice versa<text:line-break/><text:line-break/>我注意到一種心智低能的普遍現象。簡單這麼說：我發現，也許是因為概念本身的抽象性帶來一種高尚或優越的錯覺，很多人似乎以概念為依歸，卻從來不問它究竟在現實中意味著什麼。所謂「民主自由」這類政治犯罪集團最常使用的辭彙，就是一例。<text:line-break/><text:line-break/>你看，比方說大腸花，腦殘們蠢血沸騰說要反黑箱、捍衛民主，你聽了，是不是很想去撞牆？怎麼會有這麼蠢的人，真是很難想像，永遠都是固定那幾句腦殘咒語。<text:line-break/><text:line-break/>牙醫們，當他看到你牙齒蛀了，壞了，可以幫你補一補，大不了抽神經或拔牙。但是，當你看到人們腦殘了，即便蘇格拉底復活或維根斯坦再世，恐怕也只能仰天長嘯，無計可施。<text:line-break/><text:line-break/>要是有人可以發明一種聰明丸，吃了之後智商可以瞬間增加100，也許世界和平就能實現，因為政治詐騙集團將找不到受害者。<text:line-break/><text:line-break/>四，歹徒才是敵人，人民不是<text:line-break/><text:line-break/>關於兩岸人民對立，這沒什麼好否認。政治歹徒的目標就是希望人們分裂、對立與仇恨。而我要說的是，歹徒們才是我們所有人的敵人。各地人民應該團結、互助，而不是輕易遭到歹徒們的仇恨煽動，進而互相殘殺。<text:line-break/><text:line-break/>五，誰掌握了麥克風，誰就有權說故事<text:line-break/><text:line-break/>我是贊成洗腦的。為什麼呢？因為你不洗，歹徒們卻洗得特別賣力，於是後果就是人們全都腦殘了，而你卻還傻傻地期待他們將能學會獨立思考。<text:line-break/><text:line-break/>獨立思考即便是可能的，它也只會屬於極少數聰慧者。對於絕大多數人，你最好還是想辦法「騙」他。但我們這種「騙」並不是要讓他變壞變笨，而是要讓他回歸思想與語言之正途。套句齊克果的話，是要把他「騙進真理裏頭來」。我們平常瞎掰一堆故事給小孩聽，不就是為了把他「騙進真理裏頭來」嗎？<text:line-break/><text:line-break/>你別期待人們會自行思索出真理，用哄的用騙的、拐彎抹角告訴他答案，恐怕才是正途。問題是：你得先掌握麥克風才行。<text:line-break/><text:line-break/>就世界的層級來說，掌握麥克風的憑藉，就是拳頭，而非真理本身。先有拳頭，才有真理。</text:span></text:p>
      <text:p text:style-name="P1"><text:span text:style-name="T1">詹富傑   |  2019.11.17 23:16   |   </text:span><text:a xlink:type="simple" xlink:href="http://palinfo.habago.org/Entry?Command=Information_PrintForum&amp;iPage=1#FORUM38136"><text:span text:style-name="T2">#</text:span></text:a></text:p>
      <text:p text:style-name="P2"><text:span text:style-name="T1">鄙人關注巴勒網已有一段時日，從眾多留言中獲得些許啟發，故斗膽在此一言：已知港台兩地諸多年輕人思考空洞，即使能從互聯網上獲得許多資訊增加知識，在分辨是非善惡一事上卻懵懂無知，造成「平庸的邪惡」，並親手毀壞自己的未來。<text:line-break/><text:line-break/>甚至有人以「革命無罪，造反有理」為藉口（矛盾的是這概念出自他們討厭的共產黨）來進行各種破壞行為，這些青年的價值觀大概還有「反共複國」（像打倒中國，獨立建台灣國或光復香港等等，雖然有些口號用了幾十年，年輕人會取笑上代人卻不自知，比起長輩他們更愚蠢），傲慢與偏見常存於眾人中，難以教化。<text:line-break/><text:line-break/>對於現今種種亂象，我抱持一種疑問，為何少有志之士以其人之道，還治其人之身：面對無知愚昧的青年，要投其所好，給各種爆料文，懶人包和直播、音樂、電影，乃至圖文漫畫、遊戲以及文學創作，讓世人選擇，為善為惡，操之在己。</text:span></text:p>
      <text:p text:style-name="P1"><text:span text:style-name="T1">黄川   |  2019.11.17 18:26   |   </text:span><text:a xlink:type="simple" xlink:href="http://palinfo.habago.org/Entry?Command=Information_PrintForum&amp;iPage=1#FORUM38135"><text:span text:style-name="T2">#</text:span></text:a></text:p>
      <text:p text:style-name="P3"><text:span text:style-name="T1">安仔网友你好。<text:line-break/>买办/让利之类</text:span><text:span text:style-name="T4">远</text:span><text:span text:style-name="T1">称不上主要问题。分清主要矛盾次要矛盾，政治课上都学过。<text:line-break/>农渔产品在两岸贸易中只是微不足道的一块，两岸贸易中机电产品（半导体归于此类）占到5～6成，其余排行前列的是金属制品，化工，光学，医疗设备，大体上是一个互惠互利的关系。台积电一家就比所有的农渔民加起来还要多的多了。<text:line-break/>可以看到的是，台积电在美方的压力之下，不管是主动还是被动，客观上仍然在正常地向大陆厂商供货，在大陆的“分厂”，也如期推进着。<text:line-break/>大陆的半导体企业也存在着大量的台湾工程师（另一大来源是韩国）在关键的岗位上作出贡献。类似中芯国际这样的，基本上就是台湾班底办起来的。<text:line-break/>可以提供更好更广阔的平台来让各地的人才施展抱负，我们应该为此自豪才是。监管层实际的政策，不管是惠台xx条还是准国民待遇之类，也都是朝这个方向前进。<text:line-break/><text:line-break/>题外话：大陆其实也存在着不少“太阳花”之类的政治投机份子，甚至一些官方自媒体号的编辑也是如此，导致了某些“舆论”的流行。幸运的是在目前大陆的政治结构下，仅仅是叫的响罢了，对实际政策影响不大。如果我们看过了对岸各种“太阳花”式的政治表演，却不能警醒，反而自身堕入其中，那才是悲哀。</text:span></text:p>
      <text:p text:style-name="P1"><text:span text:style-name="T1">林炤育   |  2019.11.17 13:11   |   </text:span><text:a xlink:type="simple" xlink:href="http://palinfo.habago.org/Entry?Command=Information_PrintForum&amp;iPage=1#FORUM38134"><text:span text:style-name="T2">#</text:span></text:a></text:p>
      <text:p text:style-name="P2"><text:span text:style-name="T1">乾淨<text:line-break/>https://youtu.be/hEof5qkM8xI</text:span></text:p>
      <text:p text:style-name="P1"><text:span text:style-name="T1">孫從輔   |  2019.11.17 12:16   |   </text:span><text:a xlink:type="simple" xlink:href="http://palinfo.habago.org/Entry?Command=Information_PrintForum&amp;iPage=1#FORUM38133"><text:span text:style-name="T2">#</text:span></text:a></text:p>
      <text:p text:style-name="P3"><text:span text:style-name="T1">在美國之音上看到川普赦免美軍戰犯的新聞，感慨有三：<text:line-break/><text:line-break/>1. 在美國價值觀裡，美軍濫殺無辜可赦免，但對揭露美軍濫殺無辜的人則要趕盡殺絕。<text:line-break/><text:line-break/>2. 濫殺三名無辜平民的小士兵還得先受審再赦免，濫殺百萬平民的高官享盡榮華富貴，無人究責。<text:line-break/><text:line-break/>3. 美國之音這種官方宣傳機構刊載這種"醜事"，反映的不是他們報導公正，而是他們根本不覺得這是對美國極負面的報導，因此無需擦脂抹粉。這才是最可怕的地方。<text:line-break/><text:line-break/>新聞在此： https://tinyurl.com/seerdmx</text:span></text:p>
      <text:p text:style-name="P1"><text:span text:style-name="T1">安仔   |  2019.11.17 12:08   |   </text:span><text:a xlink:type="simple" xlink:href="http://palinfo.habago.org/Entry?Command=Information_PrintForum&amp;iPage=1#FORUM38132"><text:span text:style-name="T2">#</text:span></text:a></text:p>
      <text:p text:style-name="P2"><text:span text:style-name="T1">子恒，你说的没错。其实大陆的老百姓并不关心产地，何况在没有严格溯源系统的情况下，我也不知道标注产地是否真实。水果等农产品几乎没有品牌，购买决策主要还是看性价比。也就是看上去是否诱人，价格是否愿意负担，以及吃过后是否值得回购。<text:line-break/><text:line-break/>至于陈真医生说的那种“台湾人又来骗钱了”的言论，我所理解的，并不是针对农渔民，而是国民党这些买办集团。能上网发表这些言论的，基本都是九零后，他们是网络一代，没吃过苦，也受不得气，更看不惯“跪台办”很长一段时间带坏的风气。陈真医生，若您搬出台湾农渔民，真的就是把简单矛盾扩大化了，等于拿农渔民去挡国民党的枪。你说的道理很对，我们被人看不起过，自然懂得不应该去看不起别人。但正面怼那些网友，不会有任何作用，反而还会加剧矛盾。其实，中央出台的那些直接针对台湾人民的优惠政策，不正正起到化解民间矛盾的作用吗？而且这些政策的持续出台，当然也考</text:span><text:span text:style-name="T4">虑</text:span><text:span text:style-name="T1">了大陆网友这些甚嚣尘上的言论。<text:line-break/><text:line-break/>还有一个因素就是，很多时候，台湾的农渔产品，大陆官方是给了补贴或者摊派采购量的，这些“统战”支出“湿湿碎”，但却是对大陆农渔民的不公平。老实说，如果完全市场行为，我看台湾农渔产品面对激烈的竞争，也不见得能在大陆卖的好。<text:line-break/><text:line-break/>赶时间，胡言乱语说一堆，别介意。</text:span></text:p>
      <text:p text:style-name="P1"><text:span text:style-name="T1">Ethan   |  2019.11.17 11:30   |   </text:span><text:a xlink:type="simple" xlink:href="http://palinfo.habago.org/Entry?Command=Information_PrintForum&amp;iPage=1#FORUM38131"><text:span text:style-name="T2">#</text:span></text:a></text:p>
      <text:p text:style-name="P3"><text:span text:style-name="T1">關於兩岸人民的對抗，其中很大一部分還是受到話術與輿論戰的洗腦影響而產生的對立二分法。 人渣之所以人渣，在於他們把自我的主張包裝成台灣人的主張，把自己的意識形態或主張前面都加上台灣人，台灣人，吃台灣米，講台灣話，愛台灣，....這是一種挑撥分化的操作，我並把最後的砲火引給全部的人承受， 把大家跟人渣綁在同一輛戰車上。<text:line-break/><text:line-break/>現實上，大部分的人都會陷入這種情緒的操控之中， 不論你在對立面的哪一邊，都陷入了這種分化對抗的陷阱裡面。<text:line-break/><text:line-break/>挑出來，精準打擊，會是對人渣最痛的方法。<text:line-break/><text:line-break/></text:span></text:p>
      <text:p text:style-name="P1"><text:span text:style-name="T1">謝穎芝   |  2019.11.17 11:07   |   </text:span><text:a xlink:type="simple" xlink:href="http://palinfo.habago.org/Entry?Command=Information_PrintForum&amp;iPage=1#FORUM38130"><text:span text:style-name="T2">#</text:span></text:a></text:p>
      <text:p text:style-name="P2"><text:span text:style-name="T1">西方媒體現在紛紛轉向報導事實，現在只剩下鬼島的民進黨倭奴政府與香港的港獨媒體繼續混淆視聽，因為近期台港兩方都有選舉，消費「返送終」暴力事件成為鬼島執政者施政無能的遮羞布，也成為港獨廢青合理化暴力行為的漂白布～<text:line-break/><text:line-break/>https://reurl.cc/24lzEa ／ https://reurl.cc/QpVe4o</text:span></text:p>
      <text:p text:style-name="P1"><text:span text:style-name="T1">林炤育   |  2019.11.17 09:38   |   </text:span><text:a xlink:type="simple" xlink:href="http://palinfo.habago.org/Entry?Command=Information_PrintForum&amp;iPage=1#FORUM38129"><text:span text:style-name="T2">#</text:span></text:a></text:p>
      <text:p text:style-name="P3"><text:span text:style-name="T1">美国如何发动政府、企业、媒体，围猎阿桑奇？<text:line-break/>2019年11月16日<text:line-break/><text:line-break/>https://youtu.be/s1bpVWJN69E</text:span></text:p>
      <text:p text:style-name="P1"><text:span text:style-name="T1">邹子恒   |  2019.11.17 07:14   |   </text:span><text:a xlink:type="simple" xlink:href="http://palinfo.habago.org/Entry?Command=Information_PrintForum&amp;iPage=1#FORUM38128"><text:span text:style-name="T2">#</text:span></text:a></text:p>
      <text:p text:style-name="P2"><text:span text:style-name="T1">回应安仔先生：韩国瑜的“货卖出去”在物理上是和大陆紧密联系到一起的，但是在大陆舆论中不紧密。我考</text:span><text:span text:style-name="T4">虑</text:span><text:span text:style-name="T1">较不完备，可能有以下一些因素：<text:line-break/>1.台湾生产的农渔产品相对于大陆消耗体量来说较少，关系到的人也相应较少。同时政治上的表现差却能传播很广。<text:line-break/>2.在大陆的蔬菜水果店之类，像日本那样高度包装的不多，购买这些产品时，关心品相更甚于产地，所以不是很关心是否台湾产/东南亚产，除非爆发政治风波时。<text:line-break/>3.在市场经济环境下，假使生产者提供了物美价廉的产品，使得在同样的收入下能提高些生活水平，消费者一般也不抱有对其的感恩之情，因为“付过钱了”。<text:line-break/></text:span></text:p>
      <text:p text:style-name="P4"><text:span text:style-name="T1">陳真   |  2019.11.16 23:55   |   </text:span><text:a xlink:type="simple" xlink:href="http://palinfo.habago.org/Entry?Command=Information_PrintForum&amp;iPage=2#FORUM38127"><text:span text:style-name="T2">#</text:span></text:a></text:p>
      <text:p text:style-name="P2"><text:span text:style-name="T1">一些「廢話」<text:line-break/><text:line-break/>陳真2019. 11. 16.<text:line-break/><text:line-break/>大陸網上似乎有這麼一種甚囂塵上的說法，句型大約是這樣：台灣人又來騙錢了，大陸又要讓利了，應該讓台灣人敬酒不吃吃罰酒才對，幹嘛讓利？何必讓台灣人來賺錢？他們還不是只想來賺人民幣云云。<text:line-break/><text:line-break/>很多在台灣高舉仇中反華立場者，卻又去大陸撈錢，講一套做一套；別人跟大陸稍有往來就是賣台，但自己卻又拼命兩頭賺。對於這一類綠色人渣，我贊成應該統統掃地出門，甚至應該研擬現代社會應有的群族平等法，把散播仇恨語言與思維者，一概繩之以法。<text:line-break/><text:line-break/>在西方社會不就是這樣嗎？難道你能夠在西方社會任意發言辱罵任何一個族群是「賤畜」而不會遭到法律嚴懲？<text:line-break/><text:line-break/>簡單說，我認為應該用更嚴厲的政策制裁那些鼓動仇中反華者。但是，台灣農漁民何辜？你要懲罰也該懲罰為惡者才對啊，怎麼是一竿子打翻一船人呢？甚至把台灣人全當成要飯似的那樣一種傲慢的態度，並且對之造成實質的傷害。<text:line-break/><text:line-break/>台灣人不是大陸人民的同胞嗎？兩者有什麼差別嗎？你要仇視鄙視或施加懲罰，應該只針對那些帶頭者，針對那些藉著鼓吹仇中反華獲取各種政治利益者，而不是敵視或鄙視所有台灣人，也不是無差別地懲罰所有台灣人--特別是懲罰那些最為弱勢的農漁民。<text:line-break/><text:line-break/>如果你真心把台灣人當成同胞，而不是只想「收回」台灣，那麼，你絕對不會樂意見到台灣人受苦。真正死有餘辜者是那些勾結外人傷害台灣與大陸以謀取一己政治利益者。但是，農漁民何辜？<text:line-break/><text:line-break/>台灣農漁民把貨賣到大陸，有何可鄙或可議之處？台商去大陸發展事業，又有何可鄙可議之處？這是大陸人的施捨嗎？你若真心把台灣人當成同胞，你會有這種傲慢的施捨心態嗎？你若真心把台灣人當成同胞，你一定會希望台灣人能過上好一點的生活，而不是以此做為一種無差別的懲罰，更非心存傲慢。<text:line-break/><text:line-break/>再說，買賣雙方是一種互惠關係，而非施捨。大陸跟台灣買農漁產品，難道大陸受到什麼損失嗎？台商去大陸發展事業，難道大陸是受害者而非受益人？<text:line-break/><text:line-break/>很多西方人也是很傲慢，動不動就叫人滾回自己的國家。道理講輸人，馬上就會來一句「滾回你自己的國家」。可是，我們來到異國它鄉求學，對西方人的大學或各種研究機構來講，難道不是一種巨大的貢獻？難道一所大學之所以能夠成為什麼世界名校，不就是因為它的多元成份所帶來的豐富且無可取代的創造性與創新能力？<text:line-break/><text:line-break/>即便是所謂「外勞」也一樣。台灣很多外籍勞工，台灣人往往對之充滿鄙夷，甚至把他們當成好像來乞討似的，充滿不屑，彷彿我們「施捨」了他們一碗飯吃。可是，事實是這樣嗎？外籍勞工用他們的青春和血淚乃至生命，對台灣的貢獻還不夠巨大嗎？我們應該心存感謝感恩才對，怎麼反而還鄙夷他們呢？<text:line-break/><text:line-break/>更何況，你要知道，單就個人而言，誰也不比誰差。今天他們之所以飄洋過海來到台灣，過著極端辛苦的日子，領取微薄薪資，賣命工作，難道是因為我們台灣人的人種或是你個人比較優秀？當然不是。那只是因為不同的國家有不同的造化，使得許多個人無法發揮他們應有的天賦。<text:line-break/><text:line-break/>即便是最極端的狀況，比方說全世界有幾千萬境外難民，被迫逃離家園，來到異國它鄉；他們往往被迫只能從事一些非其專業本身的低階勞力工作。這並不是因為他們不夠優秀或不夠努力，更不是因為他們不知廉恥跑來要飯吃，而是政治使然。他們本身並不虧欠誰，也絕不矮人一截。<text:line-break/><text:line-break/>大家懂我的意思嗎？同理，台灣農漁貨賣不出去，或是許多產業無法發展，無法與人公平競爭，不就是因為政治使然？大陸幾乎可以掌握台灣對外的生存命脈不是嗎？台灣就像個孤兒一樣，根本無法與外界發展任何正常的國家關係，大陸不就是導致這樣一個困境的「凶手」？也就是說，你一方面製造了台灣人的困境，一方面卻又嘲弄說台灣人又要來撈錢了，又要來騙大陸讓利了，這樣的心態合理嗎？<text:line-break/><text:line-break/>即便我們理解在某種政治現實下，大陸只好這麼做，以顧全某種所謂大局，但是，這不就意味著台灣許多人之生活困境，並非因為他們不夠努力或不夠優秀所致，而是純粹政治使然。台灣這麼小，大陸那麼大，個人再怎麼優秀，再怎麼努力，依然得受制於政治現實。<text:line-break/><text:line-break/>總之，台灣人或有其愚昧之處，以致於政治受害，但大陸人不也一樣有其盲點，把某種不公平的政治現實，變成一種彷彿理所當然的優勢與傲慢。<text:line-break/><text:line-break/>巴勒網反美反日反以色列，但我們從來不會對廣大的美國人日本人及猶太人有一絲鄙視、厭惡或仇恨。為什麼呢？因為我們應該是一體的，而不是對立的。我們應該採取對立態度的是那些掌握權勢胡作非為的人渣與各方走狗，而不是一時無力與之對抗的一般大眾。<text:line-break/><text:line-break/>我們應該聯手去對抗政治為惡者，而不是在人民之間畫分你我，製造對立。最樂意看到兩岸人民對立與仇視、最好是打起仗來的是誰呢？第一是美國和日本，其次就是那些藉著仇中反華獲取政治利益者。<text:line-break/><text:line-break/>除此之外，絕大多數人或多或少都有著某種程度的無辜。即便是一個仇中反華的台灣腦殘者，依然應該被大陸人接納為同胞才對。你應該反對其言行，但不應視之為敵。<text:line-break/><text:line-break/>今天，任何一個大陸人如果他出生在台灣，在台灣長大，他將有百分之九十九點九九九的機率成為一個仇中反華的腦殘者，畢竟只有極少數人能夠倖免於從小到大鋪天蓋地的洗腦教育與媒體。<text:line-break/><text:line-break/>同理，今天任何一個台灣人，如果出生在大陸，在大陸長大，他將有極大可能支持兩岸統一，並且支持共產黨。這不是因為他很聰明、很有智慧或很有國際觀，而是因為他所接受的教育，以及他所過的生活，自然就會讓他產生那樣一種政治態度。<text:line-break/><text:line-break/>我寫這些，當然不是針對誰，而是針對大陸上這樣一種似乎相當普遍的傲慢氛圍。對此我總覺得很可悲。我們的痛，難道不也應該是你們的痛？我們的不足，難道不也應該是你們的匱乏？我們難道不就是你們？我和你之間難道不是同胞？為何我們的悲劇卻成為你們的笑柄？<text:line-break/><text:line-break/>1997年，我剛去英國念書時，那時大陸仍然一窮二白，許多台灣留學生一講起大陸人，每一句都是鄙夷，每一句都是嘲笑，笑他們窮，笑他們沒文化沒品味，連穿衣服都土裏土氣。我記得那幾年經常為此和台灣人起衝突。大陸人窮，有何可笑可鄙之處？對岸同胞的困厄，難道不就是我們台灣人的匱乏？同胞的不足，難道反而彰顯了你的崇高與傲慢？<text:line-break/><text:line-break/>我不知道大家聽懂不懂我在說什麼。越是顯而易見的道理，似乎越是難以表達。可是，這樣一些簡單的道理，難道不是廢話嗎？難道還需要講解，人們才能懂？<text:line-break/><text:line-break/>前天下班後沒有馬上回家，跑去六合夜市吃晚餐，那時候大約是晚上十點，整個夜市人煙稀少到你幾乎可以在裏頭打籃球那般空曠冷清。我看了，心裏說不出的難過。<text:line-break/><text:line-break/>今天，倘若我在大陸上目睹這樣一種民生蕭條，難道你以為我會很開心很驕傲，而不是一樣悲從中來？</text:span></text:p>
      <text:p text:style-name="P1"><text:span text:style-name="T1">安仔   |  2019.11.16 15:44   |   </text:span><text:a xlink:type="simple" xlink:href="http://palinfo.habago.org/Entry?Command=Information_PrintForum&amp;iPage=2#FORUM38126"><text:span text:style-name="T2">#</text:span></text:a></text:p>
      <text:p text:style-name="P3"><text:span text:style-name="T1">韩国瑜的民生政策还是和大陆人有直接关系的，他的“货出去”还不就是卖来大陆吗？只不过他上任后对高雄的行政效率市政建设之类的做了什么改革，那就真的只有高雄人知道了。问题是，他现在选总统，大陆人自然更不关心他对高雄做了什么了。<text:line-break/><text:line-break/>不过也是，我是站着说话不腰疼。而我之所以提韩国瑜，是因为本来比较当他是个人物。像他这样靠草根靠接地气选上的人物，完全可以用另一种姿态来竞选总统，也就是继续以民生为主。他“关心”香港能加分吗？我倒是不认为，他去和民主进步党比民主自由普世价值这些屁话，是比不过的。反而他要是一副别他妈问我香港，别人的民主关我屁事，我只要台湾人有民主台湾人有钱赚就行了。他学特朗普来一波台湾优先，我想一定有奇效。他要是学马英九，那就没意思了。说多了，就此打住。<text:line-break/><text:line-break/>其实国民党里我最看不起的就是蒋万安，不提他，只是因为他根本不配拿来讨论，浪费时间。</text:span></text:p>
      <text:p text:style-name="P1"><text:span text:style-name="T1">邹子恒   |  2019.11.16 11:52   |   </text:span><text:a xlink:type="simple" xlink:href="http://palinfo.habago.org/Entry?Command=Information_PrintForum&amp;iPage=2#FORUM38125"><text:span text:style-name="T2">#</text:span></text:a></text:p>
      <text:p text:style-name="P2"><text:span text:style-name="T1">从我经常浏览的网站上来看，大陆网友大部分不喜欢韩国瑜，因为他的民生政策和大陆人没有直接关系，在大陆传播不广、不受重视，但是他在两岸问题、香港问题、奉承美日上的白痴言论广为流传，有“韩四靠”的美名。</text:span></text:p>
      <text:p text:style-name="P1"><text:span text:style-name="T1">林炤育   |  2019.11.16 10:10   |   </text:span><text:a xlink:type="simple" xlink:href="http://palinfo.habago.org/Entry?Command=Information_PrintForum&amp;iPage=1#FORUM38124"><text:span text:style-name="T2">#</text:span></text:a></text:p>
      <text:p text:style-name="P2"><text:span text:style-name="T1">2000年8月15日邁克·華萊士在北戴河採訪了時任中共中央總書記的江澤民，<text:line-break/>江泽民与华莱士谈笑风生（中文字幕 - 20分钟精华版）<text:line-break/>https://youtu.be/ez7jYxFrRII<text:line-break/><text:line-break/><text:line-break/>Yuan Ren<text:line-break/>2 年前<text:line-break/>本来以为香港记者那一段最大的败笔就是“谈笑风生”，堂堂国家元首竟然以一段采访为荣，实在有辱身份。看了这一段才明白所谓的“谈笑风生”的真实意思：华莱士那么咄咄逼人我都能游刃有余，你们那点毛毛雨，图样图森破！<text:line-break/><text:line-break/>H W<text:line-break/>4 天<text:line-break/>2019-11-12 今天看到长者的视频，才惊觉长者一直以来的忍辱负重，中国的伟大复兴任重道</text:span><text:span text:style-name="T4">远</text:span><text:span text:style-name="T1">。<text:line-break/><text:line-break/>x Andy<text:line-break/>1 年前<text:line-break/>你们发现没？镜头角度故意拍江的大头（占整个屏幕），而华莱士却是正常角度拍摄。（美国媒体从一开始就想看中国的笑话）<text:line-break/><text:line-break/>这个采访本身就是歧视的，华莱士问的问题是歧视，摄像师拍摄也是歧视，美国从一开始就是歧视中国，故意想拍江泽民被华莱士羞辱整惨的样子。<text:line-break/><text:line-break/>结果，你们看到了。长者不仅自如的全身而退，保住了中国的大国风范，还把华莱士整了个自闭症。真的厉害，算是经典反</text:span><text:span text:style-name="T4">杀</text:span><text:span text:style-name="T1">了</text:span><text:span text:style-name="T5">👍🏻</text:span><text:span text:style-name="T1"><text:line-break/><text:line-break/>Tomas YSP<text:line-break/>2 個月前<text:line-break/>把老江放在2019年，现在的国力，根本不会搭理这个华莱士，典型的傲慢与偏见，这种论调我们已经看穿了。老江说他跟华莱士谈笑风生，其实是高看了，华莱士跟老江根本不是一个层次的<text:line-break/>----------------<text:line-break/><text:line-break/>精華版比完整版少了些內容，如南斯拉夫大使館被炸等<text:line-break/><text:line-break/>长者的魅力之谈笑风生(48分鐘)<text:line-break/>https://youtu.be/BO23ZWII8R8<text:line-break/><text:line-break/>S D<text:line-break/>6 個月前<text:line-break/>炸大使馆那一段，华莱士完美地展现了人类无耻的极限。<text:line-break/>-----------------<text:line-break/><text:line-break/>因為64及清洗法輪功，西方媒體趁勢與流亡海外的民運人士、法輪功信徒合流，大肆抹黑醜化江。我與大陸許多人一樣，受到西方媒體的影響，以前也是對江持負面看法比較多。<text:line-break/><text:line-break/><text:line-break/>江做過的幾件大事<text:line-break/><text:line-break/>定位法輪功為邪教<text:line-break/>禁止軍隊經商<text:line-break/>建立國家防火牆<text:line-break/>加入WTO<text:line-break/></text:span></text:p>
      <text:p text:style-name="P1"><text:span text:style-name="T1">林炤育   |  2019.11.16 08:16   |   </text:span><text:a xlink:type="simple" xlink:href="http://palinfo.habago.org/Entry?Command=Information_PrintForum&amp;iPage=1#FORUM38123"><text:span text:style-name="T2">#</text:span></text:a></text:p>
      <text:p text:style-name="P3"><text:span text:style-name="T1">我太太那邊的親戚嫁到香港。她的先生在廣州工作，兒子來台灣讀大學。父子兩人都常回香港參加反送中。<text:line-break/>這4個多月，我常開一個螢幕工作一個螢幕看香港直播，看到許多油管上沒有的畫面，比如看到老師帶著小學生上街頭，比如看到2個90歲甚至我懷疑是百歲人瑞橫著拐杖，攔著港警阻止他們前進。<text:line-break/>香港人支持反送中的比例可能超過大家想像。<text:line-break/><text:line-break/><text:line-break/>江泽民怒斥香港记者<text:line-break/>https://youtu.be/ygARoqMJyto<text:line-break/><text:line-break/>x Sd<text:line-break/>3 天前<text:line-break/>以前看江主席还觉得他再耍威风，现在看确实在替这些受西方影响的记者着想，替他们考</text:span><text:span text:style-name="T4">虑</text:span><text:span text:style-name="T1">问题，回头看看历史，领导人确实是领导人，我们普通人还差得</text:span><text:span text:style-name="T4">远</text:span><text:span text:style-name="T1">，感谢中国国家领导人，为你们喝彩<text:line-break/><text:line-break/>许波<text:line-break/>3 天前<text:line-break/>时隔多年，回来给长者点个赞，说声抱歉，时间真是能证明很多东西</text:span></text:p>
      <text:p text:style-name="P1"><text:span text:style-name="T1">老羊   |  2019.11.16 05:38   |   </text:span><text:a xlink:type="simple" xlink:href="http://palinfo.habago.org/Entry?Command=Information_PrintForum&amp;iPage=1#FORUM38122"><text:span text:style-name="T2">#</text:span></text:a></text:p>
      <text:p text:style-name="P2"><text:span text:style-name="T1">@王修亮老師<text:line-break/><text:line-break/>你做的教育當然有意義，而且有非常大的意義。當你寫下「在這種教材與教育中成長，自然就會成為現在香港街上無知的青年」的時候，不就已經清楚呈現教育的影響力了嗎？<text:line-break/><text:line-break/>至於你的朋友為何支持那些人？我認為第一、香港人對內地有深入骨髓的優越感，但是近年隨著大陸經濟實力的不斷提升與越加開放的環境，香港過去因為大陸的封閉才得以發展的機會正加速的流失，這帶給港人很大的焦慮；原本自己看不起的內地人居然過得越來越好，卻不反思過去的發展只是歷史的機遇，優越感只是奴才心態的另一面表現，而奴才經常有條「鄙視鏈」，他們甘願做白人（包括日本人）的奴才，但是覺得自己比別的奴才（內地人）高級，被自己認為的奴才爬到頭上是不可容忍的。<text:line-break/><text:line-break/>第二、他們的生活只是受到影響，但是影響還不夠大；這和某好萊塢樣板愛心女星對伊拉克說出「雖然他們一無所有，但他們有了自由」是同樣的心態。外媒風向最近開始有點轉了，這改變當然不是因為他們良心發現，而是在香港有資產的資本家因為連月的動亂終於受到了影響。香港動亂從一開始，英國政府就不斷的說些美麗但是惡毒的語言，好了，現在英國也開始召喚在香港的英國學生回國了，不繼續支持港生的民主運動了。誰知道他們是不是真的擔心學生安危，還是擔心他們在香港「學壞了」。<text:line-break/><text:line-break/>我部分在台灣的老同學也相繼在臉書上寫了鼓勵、支持港青的話；他們私下都是很好的人，但是對於任何港青引起的暴力事件，不是說他們在對抗威權，就是說那些是邪惡的中國政府派人偽裝的假視頻。無一例外的，所有的這些人都是中產階級甚至小資本家；他們可以優雅、安全的在電腦前論述著民主的偉大和追求民主的壯烈，實際上，這些人認識的民主和從瓊瑤小說認識的愛情沒兩樣。更糟的是，他們早就把自己的世界觀當作宗教一樣信奉著。神說不可殺人？只要把一個人說成是女巫或是撒旦化身就能殺了；對這些人來說，這不叫做雙重標準，而是「正邪不兩立」。我經常會想到林語堂寫的「蘇東坡傳」裡提到的「神聖的目標是危險的；目標越神聖，為了達到目標的手段就會愈趨下流」。<text:line-break/><text:line-break/>正因為人可以如此的蠢，如此的壞，所以教育才有非常重大的意義。<text:line-break/><text:line-break/></text:span></text:p>
      <text:p text:style-name="P1"><text:span text:style-name="T1">王修亮   |  2019.11.16 04:37   |   </text:span><text:a xlink:type="simple" xlink:href="http://palinfo.habago.org/Entry?Command=Information_PrintForum&amp;iPage=1#FORUM38121"><text:span text:style-name="T2">#</text:span></text:a></text:p>
      <text:p text:style-name="P3"><text:span text:style-name="T1">我以前認識的香港朋友是支持暴民的，明明自己住在香港，明明自己也受到干擾，不明白他為何支持。問了半天也說不出所以然，就只說港警很暴力，中國很壞，那些年輕人都是不得已。<text:line-break/><text:line-break/>正當的法治執行被說成暴力，而挑沒有反抗能力的無辜來傷害、縱情任性的暴力叫做勇敢爭自由。<text:line-break/><text:line-break/>看過一些香港通識教育的高中課本，內容極盡誤導之能，從各種角度灌輸學生厭惡中國，鼓勵學生從負面角度看香港政府，並且引導學生運用抗爭、不服從的方式表達意見。<text:line-break/>書上教導，教師也灌輸，香港的教師竟然還做得出鼓勵甚至要求學生罷課、支持暴亂的事情來。<text:line-break/>在這種教材與教育中成長，自然就會成為現在香港街上無知的青年。<text:line-break/><text:line-break/>不明白政治的運作，也不明白香港政府為何如此平淡。<text:line-break/>但是我看得出來香港這一整代是整個毀壞掉了，不僅是年輕人，也包含壯年人，壯年的中產階級如同我那位朋友，非常支持港獨暴力，我也不明白原因。<text:line-break/><text:line-break/>有時候只能不去想，想到就彷彿腳踩在雲端上，更大的不明白與不踏實，為甚麼有人可以如此無情殘酷?為甚麼有人可以自然又理直氣壯的兩套標準?是真的不懂還是無恥到不在乎?<text:line-break/><text:line-break/>每次說這些事我就因為不明白而語無倫次，有時候真是不知道自己做的教育有甚麼意義。</text:span></text:p>
      <text:p text:style-name="P1"><text:span text:style-name="T1">陳真   |  2019.11.16 01:27   |   </text:span><text:a xlink:type="simple" xlink:href="http://palinfo.habago.org/Entry?Command=Information_PrintForum&amp;iPage=1#FORUM38120"><text:span text:style-name="T2">#</text:span></text:a></text:p>
      <text:p text:style-name="P2"><text:span text:style-name="T1">今日香港，明日台灣的首部曲<text:line-break/><text:line-break/>陳真 <text:line-break/>2019. 11. 16.<text:line-break/><text:line-break/><text:line-break/>燒人，燒法院，燒公車，燒銀行，燒商店，燒地鐵，拿弓箭射人，一天之內扔出上千顆汽油彈，四處縱火，四處發動無差別攻擊，稍有不敬就往死裏打...<text:line-break/><text:line-break/>有人能說出這些香港暴民和一堆腦殘人渣究竟是在爭取什麼嗎？他們打出的口號說是「為自由而戰」，那究竟又是為了什麼樣的「自由」而戰？我不相信一個具有最基本誠實信念的人會真的相信這些什麼民主自由的鬼話。<text:line-break/><text:line-break/>97年後的香港之所謂民主自由，遠超過英國殖民時期。英國人統治時期可以允許港人發表反英言論嗎？可以允許港媒主張共產主義或香港獨立嗎？馬上把你報社整個查封不是嗎？英國人可以允許港人選舉嗎？可以允許你有一絲絲違法示威的可能性嗎？英國人屠殺異己會手軟嗎？即便是今天的英國和美國，對於示威群眾執法之嚴厲，更是遠超過港警的一萬倍。<text:line-break/><text:line-break/>每年有個所謂「人類自由指數」（Human Freedom Index）的國際評比報告，大約是十多年前由美國五大智庫之一的卡托研究所 (Cato Institute)及加拿大Fraser Institute 和德國Friedrich Naumann Foundation for Freedom等機構所共同研擬並逐年發佈的一份全球國家與地區人類自由度評比。<text:line-break/><text:line-break/>以2015年為例，全球「人類自由指數」第一名就是香港，其次是瑞士、芬蘭、丹麥、紐西蘭、加拿大、澳洲、愛爾蘭、英國及瑞典。台灣則排名全球第24名。去年(2018年) 年底，評比全球一百六十二個國家或地區，前三名依序是：紐西蘭、瑞士、香港。台灣排名第10，美國第17，日本第31。<text:line-break/><text:line-break/>這些評比，向來帶有強烈的政治意圖，表面上掛的是羊頭，骨子裏賣的是狗肉，因此我並不推崇其客觀性與參考價值。但我想說的是，如果由美國保守智庫所控制的國際評比，全世界「人類自由指數」排名第一的香港，居然都能抹黑成恐怖殘酷的獨裁地獄，這意味著什麼？這意味著這純粹就是一場人為製造的戰爭，跟一切理性議論毫無關係；這完全不是在跟你講道理的時候，這純粹就是由美國和英國所長年策畫的一場又一場顛覆動亂。<text:line-break/><text:line-break/>以美國為首的西方國家，幾十年來在全球各地就是不斷製造這樣一種顛覆動亂，以民主自由之名，行顛覆敵人政權或侵略之實。所謂什麼拯救香港的民主與自由，純粹就是睜眼說瞎話完全眛著良心的一種齷齪宣傳戰，藉以達成血腥動亂的目的；最好能進一步逼迫解放軍出面鎮壓，擴大衝突，再度炮製「港版六四」，那才是美英等國的真正盤算。<text:line-break/><text:line-break/>二十幾年來，我深入了解並參與國內外各種反戰活動，反對科索沃戰爭以及數不清的血腥侵略屠殺與軍事佔領，包括阿富汗、伊拉克、利比亞、敘利亞、烏克蘭及葉門等等等等等。這一切極其血腥殘忍的動亂與戰爭，統統都是由美國一手主導。另一方面，我也深入了解美國CIA 在近十多年來如何側重發展對於年輕人的滲透與洗腦...這一切動亂都不是偶然，而是一種對外作戰政策，統統都循著類似的模式進行策畫與發展。<text:line-break/><text:line-break/>這些東西，我寫過幾百萬字，很不想一再重覆；只能說：弄清楚這一切一點都不困難，只是看你有無意願理解事實真相而已。特別是2006年阿桑吉的「維基解密」成立之後，揭露美國數千萬筆密件，想要了解這些基本國際現實以及侵略戰爭之極端血腥與非人性之醜陋真相，可說是毫無困難，問題只是在於你究竟有沒有一絲絲熱情想要理解基本事實。<text:line-break/><text:line-break/>從南斯拉夫內戰到柯索沃戰爭及巴爾幹半島大大小小的武裝衝突，一直到現在的中東無數血腥動亂，數百萬甚至上千萬人死亡，淪為戰火亡魂，數千萬男女老幼淪為境外難民，所有這一切，請問哪一次不是由美國所一手策動或積極介入並且盡全力供應軍火與金錢及發動主流媒體各項宣傳戰，藉以製造分裂，擴大各方衝突，進一步挑起各宗教派系與不同族群之間的仇恨、對立與殺戮。<text:line-break/><text:line-break/>南斯拉夫內戰發生時，我早已退出民進黨，但我當時仍然還是個不懂國際事務的傻逼。在那之前，我跟所有人一樣，以為美國重視人權，愛好民主與自由。但是，1995年的某一天，我最喜歡的導演之一，也就是描繪南斯拉夫內戰的「地下社會」導演Emir Kusturica，卻公開指控說：「這一切全是美國在搞鬼」。<text:line-break/><text:line-break/>我聽了很訝異，南斯拉夫內戰為何是美國在背後煽風點火？美國不是要去「拯救」他們嗎？兩年後 (1997年)，我飄洋過海來到英國求學，一場又一場的恐怖血腥侵略戰爭，很快就讓我整個清醒了！<text:line-break/><text:line-break/>但我對於巴爾幹半島的一系列戰爭與衝突，其中有一點，至今難以理解，亦即為何原本相安無事甚且相處友好的各個族群，透過西方主流媒體的妖魔化特定族群及推波助瀾，竟然會在極短時間內反目成仇，互相凌虐與屠殺？<text:line-break/><text:line-break/>可悲的是，二十幾年來，同樣的事就眼睜睜地在世界各地各種動亂與衝突中一再發生。原來人是如此容易被政治操弄、洗腦的一種生物，原本的好鄰居、好同學、好朋友、好老師及好牧師與好神父等等等，一夕之間就有可能成為必須互相斬首示眾或輪姦至死的仇敵，在西方媒體永無止盡的造謠及當事國之國內外政客聯手煽動下，互相砍殺，然後接著就是西方列強的侵略、掠奪與大屠殺。幾十年來就是不斷玩這一套。<text:line-break/><text:line-break/>我不認為香港動亂能輕易善了，特別是島內選舉當前，做為一種助選工具，更不可能旋即結束。我想說的仍是標題那句話：今日香港，也許就是明日台灣的首部曲。我對國際政治有個重要心得就是：很多你認為不可能發生的事，事實上都有可能發生；人性的脆弱及易於操弄，似乎遠超乎我們的預期與想像。<text:line-break/>一些無恥言論。收錄於下，給骯髒醜陋歷史留個標本：<text:line-break/><text:line-break/>蔣萬安說，「香港的學生及年輕人，無懼港警強力鎮壓，為了捍衛自由與民主，向全世界發聲及吶喊，對於這樣的勇敢，我必須要給予最高的敬意。」<text:line-break/><text:line-break/>人渣黨的尾巴黨所謂「時代力量」智庫則是譴責港警是：「魔警屠城」，還造謠說港警「對手無寸鐵的民眾開槍」，「行徑蠻橫，無法無天」，「已越過紅線」，「為香港的未來走向給出極度危險的訊號」；並預言「下一步不是戒嚴鎮壓，就是全面抗暴」。因為，「在街頭另一端等待著的，不是早已失控的港警，而是恐怕更加失控的中國解放軍」。<text:line-break/><text:line-break/>美國前駐聯合國大使 Nikki Haley 則強調：「香港不能倒下。如果香港倒下，下一個就是輪到台灣」，台灣也將失去自由。因此她要「呼籲世人多關注香港，跟那些為自由而戰的示威群眾站在一起」。<text:line-break/><text:line-break/>其它還有很多綠營諸尾巴黨的無恥言論。不知道各位看了這樣一些睜眼瞎話，心裏做何感想。</text:span></text:p>
      <text:p text:style-name="P1"><text:span text:style-name="T1">蔡亦鸣   |  2019.11.16 00:51   |   </text:span><text:a xlink:type="simple" xlink:href="http://palinfo.habago.org/Entry?Command=Information_PrintForum&amp;iPage=1#FORUM38119"><text:span text:style-name="T2">#</text:span></text:a></text:p>
      <text:p text:style-name="P3"><text:span text:style-name="T1">盛世之下的一点异味，除了沉默和窒息，不知道能做些什么。<text:line-break/>敬这苦人多的世道。<text:line-break/><text:line-break/><text:line-break/>https://www.sohu.com/a/353668949_120146415<text:line-break/>广州环卫工之死：喝酒被扣分开除 常年打扫城中村<text:line-break/>2019-11-14 17:08<text:line-break/><text:line-break/><text:line-break/>摘要：10月27日，一名广州环卫工人被发现猝死在出租屋。“胖”是他给很多人留下的唯一印象。生前，他负责清扫城中村的四条巷子，常年与垃圾、老鼠、废纸盒打交道。出事两天前，他遭到了环卫站的解雇。<text:line-break/><text:line-break/>文&amp;;#124;程静之 编辑&amp;;#124;王珊<text:line-break/><text:line-break/>余有德昨天死了，也许是在前天，没人知道确切的时间。10月27日这天下午三点，他的房门反锁着。房东撬开了沾满黑色污垢的网格窗。刚一翻身进房间，房东以为他只是睡着了，但随着打开的日光灯散发出第一溜亮光，死亡的气氛就笼罩在这间不足三十平米的出租屋里。<text:line-break/><text:line-break/>十月末的广州仍散发着夏日的余热，房间粉色的窗帘半拉着。他半躺在席梦思床上，衣服的纽扣敞开，露出肥胖的肚皮。顺着嘴角流出的血迹已经干了，凝结在右半边的脸庞上。他双手握着拳头，放在胸前，没穿鞋袜的双脚已呈现出一片乌黑的颜色。<text:line-break/><text:line-break/>如果不是这桩意外，很少有人会注意到这间藏在城中村里的出租屋。进门的客厅里，摆放着一台老式电视机和冰箱，到处都是废纸盒和瓶子。一名女工友首先发现了端倪，是她打电话告诉房东，“这个人已经有两天没见到了。”<text:line-break/><text:line-break/>即便是在生命的最后一刻，余有德也穿着那件灰色的工作服。这足以显示他的身份——一名环卫工人，负责清扫长湴村西街的四条巷子。<text:line-break/><text:line-break/>这里是广州东北部著名的城中村。绞在一起的电线在紧密的楼房间钻进钻出，内衣裤随意晾挂在上面，阳光找不到一丝照进来的缝隙。环卫工、建筑工人、外卖小哥、餐厅酒店服务员聚集在这儿。顺着巷外的街道，路两旁是炒饭、烧烤、肠粉各种小吃店，卖水果的流动商贩，以及围拢在空地上下象棋的无业游民。<text:line-break/><text:line-break/>早几年，巷子里还没打水泥路的时候，沟道里的垃圾堆成半人高，住户与老鼠、蟑螂结伴生活。工友徐平记得有一次，老鼠被垃圾桶里的味道吸引，一个个扑通掉下去，第二天早上，里面竟有几十个。<text:line-break/><text:line-break/><text:line-break/>一名扫巷子的环卫工 程静之 摄<text:line-break/><text:line-break/>余有德负责的是徐平隔壁的巷子。两人时而碰到，笑嘻嘻递上一根烟，也不说话，抽完又分开了。每天清晨5点，垃圾箱刮擦着狭窄的水泥路面，发出“哗啦哗啦”的声响。余有德拿着红扫帚和铁皮畚斗，开始了一天的工作。<text:line-break/><text:line-break/>一名外卖小哥经常在刮擦声中醒来。头一天夜里，他放在家门口的垃圾，总在此刻被收进黑色的垃圾箱。扎着长马尾辫的胖女人骑电动车从这里过，她要赶着将《广州日报》投进家家户户的报箱，垃圾箱为她让出了窄巷的一侧，胖女人道了声“谢谢”，又接着赶自己的路。一名早起跑步的家政阿姨对他的唯一印象是——“一位胖胖的大叔”，她抱怨着余有德偶尔上工</text:span><text:span text:style-name="T4">迟</text:span><text:span text:style-name="T1">到，有时还会忘记带走她家门前的垃圾。<text:line-break/><text:line-break/>余有德确实算不上勤快。他嗜酒贪睡，还有些贪图小便宜。工友徐平回忆，每次上工，他都会拖着一辆蓝色掉漆的三轮车，凡是能兑钱的瓶子、废纸箱，在这辆车里越垒越高。棋牌室的女老板把一些瓶瓶罐罐攒着留给他，以感谢他每次清理客人吃剩的烟头。晚上歇工，他就把这车“垃圾”推回出租屋，一个星期卖一次，也是一笔五十甚至上百块的收入。这足以维持他三天的酒饭钱。<text:line-break/><text:line-break/>很少有人留意，一条紫红色的伤疤，像一条蚯蚓，盘在他左手的手腕上。筋脉已经断了，五指不能弯曲，他只能将扫把夹在腋下，手掌再搭把力，把垃圾送进畚斗，动作因此显得笨拙。<text:line-break/><text:line-break/>在余有德对外的说法里，两年前的一天早上，屋子没开灯，他不小心从床上跌落，手腕滑在碎了的酒瓶上。但工友徐平说，余有德爱打六合彩，每周开两期，都要下个六千、八千块，赢了请喝酒水饮料，输了默不作声。他最终欠了两万元的外债，下狠心断了筋脉。<text:line-break/><text:line-break/>他常光顾一家广式烧腊快餐店。只消十元，就能点上三个肉菜，素菜不要钱。饭店老板记得，上午十一点歇工，他就坐在最后一排靠墙的位置，固定喝一种叫“老村长”的白酒——瓶盖一打开，或许能中个五块十块，或者再来一瓶。嗜酒让他落下了严重的胃病，他只能用勺子喝白粥。徐平知道他去医院洗过两次胃，此外没听说过其他病，去年的体检报告上，各项指标也显示正常。<text:line-break/><text:line-break/>余有德曾有一段赊了两百多元的饭债，后来悉数还回。饭店老板的小孙子很喜欢他，见到就喊，“爷爷，爷爷”。老板担心他上了年纪，劝他，“再多喝一点，（生命）很快就没信号了。”余有德不听，有天中午，老板气得将一次性杯子丢了出去，“你以后不要来这里吃了！”他果真不再来了，去了另一家湘菜馆。<text:line-break/><text:line-break/>死讯来得太过突然。消息很快在工友群里传开，警察和法医也很快赶来。下午六点下班后，工友徐平到了现场，已有七八个环卫工被拦在警戒线之外。透过撬开的窗户往里面张望，徐平只看到了他的半张脸，三四只苍蝇围在上面盘旋。<text:line-break/><text:line-break/>嘈</text:span><text:span text:style-name="T4">杂</text:span><text:span text:style-name="T1">的议论声中，有的笃定他是喝酒醉死的，也有人怀疑他是吃药自</text:span><text:span text:style-name="T4">杀</text:span><text:span text:style-name="T1">。警方勘查未见他</text:span><text:span text:style-name="T4">杀</text:span><text:span text:style-name="T1">痕迹，尸体没有解剖，法医</text:span><text:span text:style-name="T4">鉴</text:span><text:span text:style-name="T1">定完毕，天河公安通报称，初步推断是猝死。<text:line-break/><text:line-break/>徐平觉得这个结局也没什么不好，他手上有毛病，又没别的谋生路子，家人也不剩什么了。<text:line-break/><text:line-break/><text:line-break/>余有德家，打了封条的窗户。程静之 摄<text:line-break/><text:line-break/>余有德只有一个儿子。孩子两岁时，妻子提出离婚。多年过去，他已经57岁了，还一直单着。他在环卫站干了近六个年头，再过三年，就到了退休年龄。他和徐平约定，等买满了15年的社保，就一起回老家，在新盖的一座带了三个隔间的平房里，安度晚年。<text:line-break/><text:line-break/>然而，在10月27日这天晚上，徐平拨通了他儿子的电话，“你爸爸死了。”电话那头，儿子很久没有发出声音。他在河北打工，第二天坐火车赶到广州。<text:line-break/><text:line-break/>年近三十，儿子圆圆的脸上仍布满青春痘，皮肤黝黑，身高不足一米六。他和父亲很久没见了，再次见到父亲，是在殡仪馆一个四四方方的玻璃柜里。父亲身上盖着一块红布，头上戴着一顶红帽子，嘴巴微张着，露出焦黄的牙齿。<text:line-break/><text:line-break/>儿子从工友那里得知，就在尸体被发现的两天前，余有德遭到了环卫站的解雇。10月25日上午九点半，不识字的余有德被班长叫到办公室，在一张纸上签了字。十点多，徐平见他闷着头，坐在一家麻将馆外的木沙发上，一副满是忧伤的样子。<text:line-break/><text:line-break/>“我现在签字了，开除了。“他用一口家乡话对徐平说。<text:line-break/><text:line-break/>徐平批评他，“太差劲了！失业金能拿到吗？”问题没搞明白，随随便便就签了字。<text:line-break/><text:line-break/>但徐平明白，环卫站开除余有德是有理由的。10月23日那天，余有德中午喝了酒，在一棵大树下的矮凳上，睡过了钟点。次日下午，他又一次睡倒在了巷子里，身体笔直，双手握拳贴在两侧，没有鼾声，两名质检员怎么也唤不醒。“老余，怎么搞的啊？”徐平也来叫他，没有动静。最终，四个人将他抬上那辆掉漆的三轮车，送到出租屋，平放在床上，各自离开了。那次，余有德被一次性扣了5分，一年累计下来，已达到20分的开除线。<text:line-break/><text:line-break/>余有德所在的环卫队，以扣分严格著称。班长和质检员同时查岗，一人拍照取证，一人开罚单。一名环卫工暑天拉肚子，离岗二十多分钟，被扣两分；一名工人感冒批假未准，晕倒在马路上，后来查出感染了肺炎，住院一个多月；一名工人晚上九点多胃出血入院，次日未到岗，算旷工，扣分。<text:line-break/><text:line-break/>对环卫工人严苛的要求不仅发生在长兴街道。11月5日，一条“环卫工人用高压水枪打黄叶”的短视频登上微博热搜。环卫工说，在郑州东区的一条街道上，领导要求“六个看不见”：树叶、烟头、白色垃圾、小广告、乱停的共享单车、脏车。为了达到要求，他们便用水冲击，促使黄叶加速落下。<text:line-break/><text:line-break/>对于长兴街道的环卫工来说，几片被忽略的纸片或者烟头，都有可能成为扣分目标，一分就意味着被扣五十元。多名工人表示，全站300余人被扣过分，如果拒绝在罚单上签字，一分就会变成两分。<text:line-break/><text:line-break/>同在广州天河区的五山街道，扣分制度则不尽相同。一位班长说，要扣除一名工人的分数，需要多张照片取证。他们“以奖代罚”，每个季度发放油粮，以此调动工人的积极性。但这些福利，长兴站的工人称，需每年缴纳120元的“会费”才能拿到，他们也没有收到工资条。<text:line-break/><text:line-break/><text:line-break/>一个环卫工人在垃圾投放点。<text:line-break/><text:line-break/>长兴街道的大部分工人年过五十，来自湖南的各个乡镇，经老乡介绍来到环卫站工作。在此之前，他们扫过客运站的厕所，在家具厂流水线做过工，当过保安，环卫这份工作算是</text:span><text:span text:style-name="T4">稳</text:span><text:span text:style-name="T1">定，不出什么事，能干到退休。何况这个年纪，他们没有什么更好的选择。<text:line-break/><text:line-break/>但城中村清扫难度大，去年七月，在广州市的一次卫生大检查中，长兴街道环卫站排在了倒数第一。为此，站里扣除了每人120元。<text:line-break/><text:line-break/>即便如此，环卫工仍守护着这一片领地。白天，人们在村外的美食广场进进出出，很少闯进他们的世界。马路岔出的一条小道往里延伸，干了的油污板结在路面，巷口贴满了各种租房小广告，共享单车倒翻在了沟道里。伴随他们工作的，是空调水滴落的“滴答”声，儿童播放动画片的声音，以及棋牌室里传出的麻将摩擦声。<text:line-break/><text:line-break/>凌晨四点，未苏醒的城市向他们展现出另一种面貌。夜不归宿的男男女女，醉倒在了夜宵档口或人行道上，等待他们清理的是旁边一堆一堆的呕吐物，散发着酒糟过期的气味。一位流浪汉时常裹在白色的编织袋里，睡在丰巢快递的取件柜旁，闪着灯光的货车从他身边“呼呼”驶过。<text:line-break/><text:line-break/>穿着工作服的酒店保洁阿姨，会在这个点下班回来。凌晨交接班的出租车师傅也回来了。鱼塘边的深夜垂钓者和守在垃圾点旁边的拾荒者，则一夜没有离开。等到上午十一点，这些人消失不见，三十多岁的站街女从几个特定的巷口冒出来。她们脸上抹了一层厚厚的脂粉，红唇，穿着黑色丝袜、高跟鞋，指甲大多涂成鲜亮的颜色。她们热情地向环卫工打招呼，相中的自然是他们的腰包。<text:line-break/><text:line-break/>一名环卫工还见过，来不及赶往医院的妇人，躺在一座祠堂前的空地上即将生产。二十来个路人背对产妇，围城一个大圈。救护车开不进村子，医护人员抬着担架赶到时，孩子的头已经露了出来。<text:line-break/><text:line-break/>他们每天要面对烂淤泥里的臭老鼠，树根下的龙虾皮、田螺壳、烧烤竹签，草丛里的猫屎和狗屎，还有随风乱跑的零食袋和餐盒。如果碰上下雨天，垃圾就像上了胶水，牢牢地粘在地面，蓄满雨水的垃圾桶有两百斤重，难以拖动。<text:line-break/><text:line-break/>徐平偶然发现，嚼槟榔能掩盖大部分臭味。他从此越嚼越凶，一天要消耗二十四个槟榔。<text:line-break/><text:line-break/>在各种垃圾中，环卫工窥见了人们的生活。城中村人口流动频繁，徐平一年能遇到十几次搬家。废弃的床、柜子、桌凳，全部堆在门口，徐平得把它们搬到马路上，等待固定的人收走。每逢周末，各种水果、零食制造了假日的快乐，额外的七八桶垃圾也被制造出来。<text:line-break/><text:line-break/>城市失去了他们，将无法正常运转。徐平三四年才能回一次老家。余有德找不到人搭伙过年，城中村之外，火车站和银行是他与这座城市唯一的连接。因为不识字，他不敢去其他地方。一年腊月二十九，老乡陪他过了一次生日。余有德搞了一大桌的菜，搁多了酱油的菜黑麻麻的，徐平不敢下筷，“干杯，干杯”，一个劲儿敬酒。<text:line-break/><text:line-break/>下班后，许多工友冲完凉，换上褂子、T恤，聚集在一家麻将馆里。余有德还是穿着那一身灰色的衣服，招呼老乡，“打麻将，打麻将！”但麻将馆的老板说，他出牌太慢，很少有人愿意陪他打，他就一个人躺在沙发上打瞌睡。一次，工友们开玩笑，拿着黑笔在他脸上画满了圈圈道道，他也不生气，洗把脸，就回家去了。<text:line-break/><text:line-break/>楼房间的沟道狭窄，为了捡拾里面的垃圾，环卫工总会被一楼的防盗窗和空调边角刮伤，一名工人因此随身常备创口贴。一些楼上的租户，把窗子一开，甩手将垃圾袋丢下，最害怕的是遇到丢酒瓶，一名工人被砸在了耳朵上，立马去医院打了“补丁”，还有的酒瓶擦身而过，随着“哗啦”一声，碎了一地。<text:line-break/><text:line-break/>余有德身子肥胖，难以钻进一些狭窄的沟道，卫生死角打扫不到位，常因此被扣分。班长开罚单，他不问缘由，从不辩解，总是爽快签字。<text:line-break/><text:line-break/>如今，他已经从这些气味和危险中得到了解脱。徐平最后一次见到他，是在他被解雇那天。下午，徐平和他打了最后一场麻将。他依然出牌很慢，拿定主意后，左手的四指，笨拙地把牌往前推倒。傍晚六点散场，他输了80元，拿着一瓶白酒，朝出租屋的方向慢慢走去。<text:line-break/><text:line-break/>天色黑沉，昏黄的路灯已经亮起，照在他身上。徐平望着那一崴一崴的背影，渐渐淹没在来往的人潮中。<text:line-break/><text:line-break/>两天后，余有德被发现猝死在了出租屋里。他的房间被打上了封条，岗位也被新的工人接替。<text:line-break/><text:line-break/>很少有居民注意巷子发生了什么变化。也有心细的发现了，猜测“胖大叔”被调去了新岗位，有人半打趣地说，“升官了吧。”他们不知道的是，10月29日那天，余有德就已经火化了。他被装进一个小小的瓦罐坛子。次日，儿子把坛子捧在胸前，外面盖上了一层布。徐平将他们送上了去往火车站的出租车。<text:line-break/><text:line-break/>列车不断向北方穿行。不消几个小时，他就彻底离开了这座对他来说依然陌生的城市。</text:span></text:p>
      <text:p text:style-name="P1"><text:span text:style-name="T1">陳真   |  2019.11.16 00:35   |   </text:span><text:a xlink:type="simple" xlink:href="http://palinfo.habago.org/Entry?Command=Information_PrintForum&amp;iPage=1#FORUM38118"><text:span text:style-name="T2">#</text:span></text:a></text:p>
      <text:p text:style-name="P2"><text:span text:style-name="T1">守不住香港中大 校長籲全員撤離<text:line-break/><text:line-break/>中廣新聞網<text:line-break/><text:line-break/>2019年11月15日<text:line-break/><text:line-break/>香港中文大學校長段崇智今天發表公開信，指出中大校園已經被上千名蒙面者佔領，情況完全失控，校方呼籲中大學生為了自己安全，立即離開學校，直到校方確保校園安全之後，重新要求學生返校為止。（葉柏毅報導）<text:line-break/><text:line-break/>香港中文大學之所以會被反送中示威者佔領，原因固然很多，不過主要還是因為中大校園內的二號橋，銜接著香港地鐵「東鐵線」，以及交通要道「吐露港公路」，示威者一旦掌握了這兩條路線，就可以癱瘓半個香港的交通，這也就是為什麼香港警方日前不顧外界視聽，要強行闖入中文大學的理由。<text:line-break/><text:line-break/>中大校長段崇智在公開信中表示，示威者佔領中大校園後，不斷從中大二號橋投擲雜物到吐露港公路，嚴重影響交通，中大無法維護好校園安全，對於受影響的市民及道路使用者，致以深切歉意。<text:line-break/><text:line-break/>段崇智也說，他相信闖入與佔領中大校園的，並不是中大學生，也不相信中大學生會做出傷害中大的事。現在，所有進出中大校園的人，竟然必須向蒙面示威者出示身分證明「非常荒謬」，他身為中大校長，只能宣佈中大暫停運作，所有成員儘速離開，繼續留在校園的人，中大無法保障他們的安全。<text:line-break/><text:line-break/>段崇智表示，大學是作學問的地方，不能涉入政治紛爭，校方將尋求相關部門協助，解除當前危機。</text:span></text:p>
      <text:p text:style-name="P1"><text:span text:style-name="T1">陳真   |  2019.11.16 00:22   |   </text:span><text:a xlink:type="simple" xlink:href="http://palinfo.habago.org/Entry?Command=Information_PrintForum&amp;iPage=1#FORUM38117"><text:span text:style-name="T2">#</text:span></text:a></text:p>
      <text:p text:style-name="P3"><text:span text:style-name="T1">唱點韓流的反調 (十二)<text:line-break/><text:line-break/>陳真<text:line-break/><text:line-break/>2019. 11. 16.<text:line-break/><text:line-break/>韓國瑜對香港動亂發表了底下這樣一篇腦殘聲明：<text:line-break/><text:line-break/>--------------<text:line-break/>【解決香港情勢，我挺港人全面民主普選】<text:line-break/><text:line-break/>各位香港的好朋友，我要再次表達對於香港情勢的高度憂慮，並對港警進入校園一事，我完全無法接受，校園是不可侵犯的。我們一再強調「暴力無助於解決爭議，唯有對話才是唯一的方法」。香港如同一張有四隻腳的桌子支撐著，這四隻腳就是：廉能、法治、效率、自由化，如今卻面臨法治跛腳，讓桌子失去平衡面臨倒塌。<text:line-break/><text:line-break/>我要強力表達我們立場，香港政府以及北京政府都應該傾聽人民的聲音。對於這起事件，我們認為：台灣民主要影響香港，就要對民主表態。要解決香港問題，就要貫徹民主普選，也就是雙普選的精神，香港人民有權利直接選出自己的特首，直接選出自己的議員。<text:line-break/><text:line-break/>我們關心事件中的傷者，並呼籲香港政府與人民，回歸理性討論，真誠對話，尋求民主自由的共識。也希望香港政府在提出維持秩序的方案時，可以持續和抗議民眾溝通互動。同時正視香港人民的言論與集會自由權益。<text:line-break/><text:line-break/>-----------------<text:line-break/>韓國瑜幾度挑戰我的忍耐底線。但就這篇聲明而言，我雖不滿，但仍在忍耐範圍。他強調「法治的跛腳」，意思就是說應該以法論處、制止一切犯罪行為。這才是他想講的，但你在台灣若這樣講，大概就不用選了，所以只好搭配其它一堆腦殘聲明。<text:line-break/><text:line-break/>比方說什麼「港警不能進入校園」，真是胡扯。一個學校被一群暴徒佔領，四處縱火、打人、破壞，別說校園，就算教堂，警方或軍隊也應該立即進入處理犯罪問題，保障眾人的基本安全才對。除非不具有任何緊急性，這時候才需要問問校方的態度。你家若失火了或被歹徒綁架當成犯罪基地了，難道消防隊員或警方也要先按門鈴請求你同意進入救火救人？<text:line-break/><text:line-break/>當年黃信介在美麗島事件中遭到逮捕，但他身為立委，立法院是民意機關，警方要抓他之前，當然得先請求立院同意，畢竟這又不是什麼緊急事件。但是，如果今天立法院發生犯罪事件，警方當然還是可以直接進入處理。這樣一些道理不是顯而易見嗎？這有什麼好爭議的嗎？<text:line-break/><text:line-break/>香港一些來自內地的教授或大學生，或是曾經發表反對暴亂的意見者，在校園內紛紛遭到人身安全的立即性威脅時，警察接獲報案，當然有權進入處理。討論這東西實在有夠低能。<text:line-break/><text:line-break/>不過，我想說的是：<text:line-break/><text:line-break/>一，兩岸事務並不是政治或選舉的一切，另外還有內政與民生問題，一樣重要。<text:line-break/><text:line-break/>二，我不會為了這樣一篇空洞的腦殘聲明就因此而唾棄韓國瑜。那不就是政治幼稚病嗎？島內現實有可能讓一個政治人物講出百分百的良心話嗎？當他被迫表態，除了瞎掰一些空話，難道能夠像我們一樣大聲譴責美國之一手操弄香港動亂？<text:line-break/><text:line-break/>三，別說韓國瑜之四面楚歌萬箭穿心之難以應付，就以我們自身來講，又有幾個人敢在台灣像我這樣不顧後果說出自己內心真正的想法？極為罕見不是嗎？在大陸罵香港暴民很容易，因為在大陸這是全民共識，但在台灣卻很難，因為仇中反華挺暴民才是全民共識。<text:line-break/><text:line-break/>同樣地，今天如果我是住在香港或在香港工作，我就不敢保證我還敢說完整的良心話了，除非我能確保不給家人親友帶來危險。<text:line-break/><text:line-break/>各位懂我的意思嗎？道德譴責某種行為很容易，問題是，當你處在同樣的情境下，你難道就一定可以做得更好？<text:line-break/><text:line-break/>前些天路經台南成功大學，看見校內外到處是反中挺暴民的標語，真是很可悲；在整個台灣學界、醫界，亦是如此，幾乎一面倒。問題是，我不相信所有人都腦殘了，整個學界醫界難道沒有一個稍微腦袋清楚的人？當然有，而且我相信為數應該還不少。問題是：人性就是這樣，明哲保身最重要，大家統統沉默是金，連屁都不敢放一個；敢於橫眉冷對千夫指的人畢竟是極少數。<text:line-break/><text:line-break/>當然，我不是說韓國瑜如何眛著良心說話都沒關係，而是說，截至目前為止，尚可忍受。哪天他如果像蔣家那個不肖子孫蔣萬安那樣講話 (蔣萬安說他要「向香港學生致上最崇高的敬意」)，我就會像拋棄垃圾那樣拋棄韓國瑜。<text:line-break/><text:line-break/>蔣介石再怎麼獨裁，好歹是個愛國主義者，不會出賣國家，如今卻出了這樣一個認賊作父的腦殘子孫。</text:span></text:p>
      <text:p text:style-name="P1"><text:span text:style-name="T1">謝穎芝   |  2019.11.15 23:37   |   </text:span><text:a xlink:type="simple" xlink:href="http://palinfo.habago.org/Entry?Command=Information_PrintForum&amp;iPage=1#FORUM38116"><text:span text:style-name="T2">#</text:span></text:a></text:p>
      <text:p text:style-name="P2"><text:span text:style-name="T1">德國之聲等主流媒體之所以轉向，是因為美帝等歐美殖民國家發現「玩不下去了」，不是他們「良心發現」⋯<text:line-break/><text:line-break/></text:span><text:span text:style-name="T5">👉</text:span><text:span text:style-name="T1">《香港失控vs.美國失算？北京稱心如意？》https://reurl.cc/VamX7N<text:line-break/></text:span><text:span text:style-name="T5">👉</text:span><text:span text:style-name="T1">《BBC最初的視頻也是剪輯版，後來雖放出完整版》https://reurl.cc/L1QdV9<text:line-break/></text:span></text:p>
      <text:p text:style-name="P1"><text:span text:style-name="T1">陳真   |  2019.11.15 23:27   |   </text:span><text:a xlink:type="simple" xlink:href="http://palinfo.habago.org/Entry?Command=Information_PrintForum&amp;iPage=1#FORUM38115"><text:span text:style-name="T2">#</text:span></text:a></text:p>
      <text:p text:style-name="P3"><text:span text:style-name="T1">版主是指我嗎？<text:line-break/><text:line-break/>沒有啊，我不曾提到德國之聲。西方主流媒體基本上都差不多：爛，很爛，或爛到爆炸。<text:line-break/><text:line-break/>至於德國之聲，我沒有特別印象，平常也不會去看主流媒體。為什麼呢？因為你哪需要看呢？既然是主流聲音，那就表示它肯定是如雷貫耳，每天疲勞轟炸，你就算不想知道也很難不是嗎？<text:line-break/><text:line-break/>沒有所謂 "香港反對派" 這種東西，當你被一群瘋狗咬了，你不會去問狗反對些什麼；狗是不會有意見的。也就是說，在街頭打砸搶縱火打人殺人的這些人，並非事件的 "主體"(subject)，不具有任何實質意義。當有人放出一群瘋狗到處咬人，你不會把目光放在狗身上，而是會找出背後主人，了解他縱狗咬人的目的與盤算究竟有多深。<text:line-break/><text:line-break/>我對香港暴亂沒有這方面的任何疑問。狗當然是不用問牠了，就連背後主人也不用多問，因為整個事情並沒有什麼地方令人不解。<text:line-break/><text:line-break/>若要說有何不解之處，那就是我們並非十分清楚 "仇中亂港搞港獨" 這樣一個長久經營的美、英既定策略，究竟如何執行之技術性細節；至於相關人士或團體是哪些人渣，這點當然毫無疑問；有疑問的是運作細節，比方說任務與組織橫向、縱向如何連繫，人員如何動員，以及最重要的物資與龐大資金如何透過洗錢、如何透過 "假投資真顛覆" 的各種管道與細節等等。<text:line-break/><text:line-break/>理解一場動亂、政變或戰爭或事件，你只要掌握人與錢及物資之運作細節與流向，大概就等於掌握了全部。<text:line-break/><text:line-break/>政治如果曾經教懂了我什麼，那就是：政治上不會有偶然。不會突然就風起雲湧爆發什麼感人肺腑的什麼運動，不會湊巧每次要舉行總統大選，就突然會從天上自動掉下各種禮物，一下反ECFA，一下反服貿，反貨貿，一下又來個什麼大腸花野百合，或突然連子彈都會轉彎...這一切都是人為設定，照著劇本走。只有對政治很外行的人，才會連這樣一個 "基本常識架構" 都無法掌握。<text:line-break/><text:line-break/>換個方式說：你不可能了解一個事件，除非你先了解某個政治架構。我常舉個例，這類例子舉了20幾年，舉到我都不好意思了。我的例子是說，倘若你拿一小塊木頭給我看，上面寫個 "帥" 或寫個 "炮"，我不可能明白這東西的意思，除非我能明白它究竟屬於什麼樣的意義架構。<text:line-break/><text:line-break/>也就是說，小木頭上寫個 "帥" 或 "炮"，它本身是無法產生意義的，除非有個隸屬架構(比方說棋局)，方才賦予它應有的意義。我們唯有在一個適當的意義架構上來看待事情，才有可能對任何單一事件產生基本的理解。在這個基礎上，也才有所謂觀點上的歧異與多元。</text:span></text:p>
      <text:p text:style-name="P1"><text:span text:style-name="T1">張華   |  2019.11.15 20:58   |   </text:span><text:a xlink:type="simple" xlink:href="http://palinfo.habago.org/Entry?Command=Information_PrintForum&amp;iPage=1#FORUM38114"><text:span text:style-name="T2">#</text:span></text:a></text:p>
      <text:p text:style-name="P2"><text:span text:style-name="T1">香港<text:line-break/>這個更可怕, 燒人.<text:line-break/><text:line-break/>https://bit.ly/376B4yA<text:line-break/><text:line-break/>我知道版主不怎麼喜歡德國之聲,不過這次對香港大專學界發言人的專訪, 總算讓我得到反對派稍微官方一點的想法....<text:line-break/><text:line-break/>https://bit.ly/2OcfDDE</text:span></text:p>
      <text:p text:style-name="P1"><text:span text:style-name="T1">安仔   |  2019.11.15 11:42   |   </text:span><text:a xlink:type="simple" xlink:href="http://palinfo.habago.org/Entry?Command=Information_PrintForum&amp;iPage=2#FORUM38113"><text:span text:style-name="T2">#</text:span></text:a></text:p>
      <text:p text:style-name="P2"><text:span text:style-name="T1">就暴徒区别对待白种人和华人这一件事来说，与其说是洗脑，不如说是命令。这些所谓勇武派，都是拿了钱的。白人不能碰，不然西方媒体不好交代。<text:line-break/><text:line-break/>暴力的第一目标是大陆人，第二目标是香港人，这些都可以拉仇恨，把事搞大，逼港府戒严甚至逼中央派兵。而白人媒体其实就是在看低等动物内讧而已。当然，在没时间或是情绪暴躁的时候，这些暴徒会无差别对待黄种人，你看不是有日本人和台湾人被打的头破血流吗？<text:line-break/><text:line-break/>香港现在这种局面，追溯起来，北京当年是有责任的，回归后没有去殖民化。但是客观上说，当年的中国，也不具备能力更没有实力去处理香港问题，何况还有一帮贪官污吏太子党把香港当洗钱中心呢，更加没法搞。<text:line-break/><text:line-break/>但是现在北京有实力有能力了，党内腐败势力也倒的倒散的散了，为啥还不出手？我只是个小市民，不知道中央想怎样。但是我的看法，就是中央绝对不要出手，就是要让香港烂下去。<text:line-break/><text:line-break/>我们粤语有句老话“针不刺到肉不知痛”，那些暴徒不可怕，可怕的是那些沉默的大多数。他们才是这些暴徒的土壤，他们之前是一边政治正确的骂着共产党，一边和自己说乱不了多久的，起码这些小孩子为大多数人出来抗争，有时过火点，就忍忍吧。好了，现在已经“恐怖主义化”了，连锁反应之下，沉默的大多数们收入降低甚至失业，生活质量下降甚至每天都有被爆头的风险，他们会改变吗？他们会重新思考香港的未来吗？他们会站出来维护自己的家园吗？现在才是考验港人治港的时候，香港只有香港人自己能救。<text:line-break/><text:line-break/>最后提一下韩国瑜，选总统就要发表脑残声明拉拢脑残粉了吗？谴责港警真能吸引选票吗？还是他真的脑残到真的在谴责港警？校园不可侵犯？输出台湾民主？普选？他难道不知道港中大已经变成暴徒训练营，暴徒在校园纵火破坏？他难道他不知道北京如果完全放手让香港普选，马上香港就变成乌克兰？就他这种投机的政客嘴脸，我最看不起。这就是大陆人讨厌国民党多过讨厌民进党的原因，起码民进党都是赤裸裸的小人，直接干就完了。国民党那个装模作样一肚子坏水的伪君子，你干他之前还要皱着眉冲他笑一笑。呸！<text:line-break/><text:line-break/>下面附上中央政法委前两天通过旗下新媒体帐号发的文章《香港暴徒的酬劳曝光，“</text:span><text:span text:style-name="T4">杀</text:span><text:span text:style-name="T1">警”最高给2000万“抚恤金”！》的链接：<text:line-break/><text:line-break/>http://m.sohu.com/a/353596479_357727<text:line-break/><text:line-break/></text:span></text:p>
      <text:p text:style-name="P1"><text:span text:style-name="T1">鄭豐遠   |  2019.11.15 06:49   |   </text:span><text:a xlink:type="simple" xlink:href="http://palinfo.habago.org/Entry?Command=Information_PrintForum&amp;iPage=2#FORUM38112"><text:span text:style-name="T2">#</text:span></text:a></text:p>
      <text:p text:style-name="P3"><text:span text:style-name="T1">同樣去指責暴徒，同樣去拆除路障，如果你是白人，暴徒讓你三分，如果你是華人，那就等著挨揍或被殺。這樣的一種差別究竟意味著什麼?<text:line-break/><text:line-break/>這說明人真的是能被洗腦的一種生物，智能和任何哺乳動物沒有本質上的差別。只要你拳頭大到掌握了洗腦機器，你就能夠把他洗成一隻瘋狗，只認特定的主人。</text:span></text:p>
      <text:p text:style-name="P1"><text:span text:style-name="T1">怡靜   |  2019.11.14 22:08   |   </text:span><text:a xlink:type="simple" xlink:href="http://palinfo.habago.org/Entry?Command=Information_PrintForum&amp;iPage=2#FORUM38111"><text:span text:style-name="T2">#</text:span></text:a></text:p>
      <text:p text:style-name="P2"><text:span text:style-name="T1">我不了解香港，只去過兩次香港，都是在９７後，第一次是跟父母，還沒去之前我以為我不會喜歡香港，我個人偏見就是，這應該是個中不中西不西的奇怪城市。沒想到第一次的旅遊經驗還蠻不錯的，隔幾年我和妹妹兩人買了機加酒又去了一次香港，大體上玩得也挺愉快的，除了有一件事讓我耿耿於懷。<text:line-break/><text:line-break/>因為購買的是旅行社的機加酒套裝行程，所以送了兩人免費的巴士票可以從機場直接坐巴士到飯店十分便利，在機場時我東問西問才知道要先拿旅行社給的兌換卷到某租車櫃檯兌換乘車卷，我找到租車櫃檯時因為已經有一組租車的客人在辦理手續，我坐在旁邊等候他們辦完才上前洽詢，我不知道這位西裝畢挺的中年服務人員到底有什麼問題，難道只是因為我說的是普通話？他對我露出嫌惡的表情，用不悅的語氣不耐煩地回答我的問題，你可以想像這樣的畫面：一個自以為高尚人士經過路邊看到流浪漢露出一副鄙夷態度，我的形容絕不誇張，因為他的嘴臉表情多年後仍停留我腦海揮之不去，只要有人提到香港我就想起這件事（好啦我很會記恨啦），原本我想當場發飆，但實在不想敗壞興致，畢竟才剛抵港啊！<text:line-break/><text:line-break/>我想起剛剛坐在椅子上等候前一組客人時，這位先生可不是這樣的態度，他笑容可掬，辦妥後還對客人鞠躬，原來這組客人是打扮入時的西方白人啊..........<text:line-break/></text:span></text:p>
      <text:p text:style-name="P1"><text:span text:style-name="T1">鄭永承   |  2019.11.14 17:44   |   </text:span><text:a xlink:type="simple" xlink:href="http://palinfo.habago.org/Entry?Command=Information_PrintForum&amp;iPage=2#FORUM38110"><text:span text:style-name="T2">#</text:span></text:a></text:p>
      <text:p text:style-name="P3"><text:span text:style-name="T1">https://www.youtube.com/watch?v=C476JXKrycQ<text:line-break/><text:line-break/>同樣的事情，不同的人種，得到的反應，不是說想說怎麼華人被打外國人沒被打這件事情，而是指這整件事情的荒謬。</text:span></text:p>
      <text:p text:style-name="P1"><text:span text:style-name="T1">陳真   |  2019.11.14 16:05   |   </text:span><text:a xlink:type="simple" xlink:href="http://palinfo.habago.org/Entry?Command=Information_PrintForum&amp;iPage=2#FORUM38109"><text:span text:style-name="T2">#</text:span></text:a></text:p>
      <text:p text:style-name="P2"><text:span text:style-name="T1">https://www.youtube.com/watch?v=78I3eyakWt8</text:span></text:p>
      <text:p text:style-name="P1"><text:span text:style-name="T1">吳宜修   |  2019.11.14 11:58   |   </text:span><text:a xlink:type="simple" xlink:href="http://palinfo.habago.org/Entry?Command=Information_PrintForum&amp;iPage=2#FORUM38108"><text:span text:style-name="T2">#</text:span></text:a></text:p>
      <text:p text:style-name="P3"><text:span text:style-name="T1">腦殘或存心使壞的人究竟是處在一個怎麼樣的生存處境，能夠罔顧一切明白攤在眼前的事實呢？對我來說這不只是一個困惑，同時也是對我自己內心的控訴和拷問，因為我曾經是一個太陽花政變的支持者。<text:line-break/><text:line-break/>我支持某項主張而不對其內涵提出質疑，並不是，或我認為並不是我對事實毫不關心，而是相反。對於世上一切不公不義之事，人總有一股激情去面對，即使不過是愚人的幻想，也會把這最高貴之物奉為神明，且少有人會質疑，惶論承認，自己的上帝是戲仿的贗品，是對高貴者的拙劣模仿，因為這等同瀆神。<text:line-break/><text:line-break/>我之所以不再支持，痛恨版上各位所不齒的那群人渣，甚至我自己，並非我習得了批判能力，能作為一個個人獨立思考，而是我的信仰，被柏拉圖《普羅泰戈拉》中的蘇格拉底擊垮了，我那希波克拉底式的愛欲斷開了與「啟蒙」的連結，我不再把信仰奠基在人人可以憑自身理性去追求自由的宣言之上。<text:line-break/><text:line-break/>我下意識地害怕獨立思考，因為哪怕只是提個問題，那也要求揭示自身存在的意義，總是先有一個「我」才可能「有問題」。言論自由因此與其說是一種權利，不如說是一種內省的重負，以致我想逃離，甚至憎恨這種自由。古希臘格言「認識你自己」成了我的惡夢，如同俄荻浦斯王不清楚俄荻浦斯這希腊語詞的惡夢。<text:line-break/><text:line-break/>我支持太陽花政變，因為一切事實皆在我的精神中重構，而這精神的視界如何全憑我內心的神明，憑我願意認誰為高貴。很可惜，我當時信的是一種極俗的啟蒙，好引尼采充滿魔力的格言卻忽視尼采對其粗心讀者的警告，我不久後才明暸我是那末人，一個爭取吊車尾的嬉鬧者，一個不如高貴者高貴之人以模仿會使其痛苦之方式取樂。<text:line-break/><text:line-break/>我不是一個獨立之人，比起沉思，我更需要安慰，也更容易受社會的智術師們拐騙，只是不知是否偶然地，大量譯介到中國的古希臘著作及古典研究讓我感受到自然之光天然的不平等，而作為一個普通人我更願意接受這些偉大教師及其現代追隨者的教悔，並把靈魂托付於其中。<text:line-break/><text:line-break/>我不知道如何表達那個支持暴動，「腦殘」的我的生存處境，因為我也像陳真先生一樣懷疑腦殘是否有救，對我而言自己是否有救，不同世界的人是否能交流。只是希望這些支言片語是一個有意義的嘗試。</text:span></text:p>
      <text:p text:style-name="P5">陳真   |  2019.11.14 01:06   |   <text:a xlink:type="simple" xlink:href="http://palinfo.habago.org/Entry?Command=Information_PrintForum&amp;iPage=1#FORUM38107"><text:span text:style-name="T6">#</text:span></text:a></text:p>
      <text:p text:style-name="P6">卡韓政變 (195)：綠色思維的三種可能 <text:line-break/><text:line-break/>陳真 2019.11.14. <text:line-break/><text:line-break/><text:line-break/>我常常對於綠色生物的思維方式感到很納悶，世界上怎麼會有這樣的人？他們難道真的完全看不見自己的荒唐？ <text:line-break/><text:line-break/>比方說，批評韓國瑜什麼買七千萬的房子，講得咬牙切齒。可是，韓和他太太工作了一輩子，都已經六十多歲了，還各自曾當過十多年民意代表與公職，還辦了一所私立小學，倘若再加上祖產，難道不能存上個一兩千萬？ <text:line-break/><text:line-break/>反倒是人渣黨的許多檯面人物，年紀輕輕，財產卻比韓國瑜多上數十倍 (而且我相信他們底下有很多人頭，藉以避人耳目)，這些人的財產才是有問題。為什麼呢？因為我認識其中一些人幾十年，我沒法想像如何可能以那樣一種千百倍於常人的速度累積財富。 <text:line-break/><text:line-break/>而且，韓一家五口，在台北買個七千萬房子很可惡嗎？原本以為可以貸款七成，後來改為只能貸五成，韓付不起頭期款，只好退掉契約，認賠三百萬轉讓。這意味著韓和太太兩人根本拿不出三千萬。 <text:line-break/><text:line-break/>這樣一件再正常也不過的事，竟然會讓你「憤怒」不已？倘若真的如此「憤怒」，那麼，面對人渣黨根本數不清的政治暴發戶，大撈黑心錢，面對動輒幾億暴利的炒地皮大王蔡英文及其家族，你卻反而一點都不生氣，反而歌頌擁戴之，這不是發神經嗎？ <text:line-break/><text:line-break/>類似的例子千千萬萬，永遠就是兩套標準，是不是會讓人很納悶，世界上怎麼會有綠色生物這樣一種奇怪的思維？對於好事或正常事很憤怒很生氣，對於貪贓枉法危害社會天理不容的事卻反倒無所謂，甚至讚美有加，力挺到底。 <text:line-break/><text:line-break/>最近看到幾位過去台大的同事公開表演他們對於韓國瑜買房的「憤怒」，我雖不訝異，但仍然很不解、很不屑，怎麼會有人不誠實到這種地步？拿著顯微鏡，一粒小灰塵都能誇大渲染得「憤怒」不已，可是，面對一整座臭氣沖天的綠色垃圾山，卻說好香好美。 <text:line-break/><text:line-break/>怎麼會有人自欺欺人到這種程度？答案只有三種可能，一腦殘，二黑心，三是兩者兼具。</text:p>
      <text:p text:style-name="P5">陳真   |  2019.11.13 20:12   |   <text:a xlink:type="simple" xlink:href="http://palinfo.habago.org/Entry?Command=Information_PrintForum&amp;iPage=1#FORUM38106"><text:span text:style-name="T6">#</text:span></text:a></text:p>
      <text:p text:style-name="P7">卡韓政變 (194)：衝組不死，庶民長存 <text:line-break/><text:line-break/>陳真 2019.11.13. <text:line-break/><text:line-break/>台灣反對運動中，「衝組」扮演的角色和影響為何？這題目太籠統，沒法答。 <text:line-break/><text:line-break/>「衝組」就是類似現在的韓粉，韓家軍，差別只是在於過去的衝組通常就是街頭上被打被抓、但平常在媒體上同樣是不斷被抹黑被羞辱被嘲弄與醜化的對象，但他們依舊奮不顧身，故謂之「衝組」。 <text:line-break/><text:line-break/>我的黨外夥伴們幾乎都是衝組，愛恨分明，充滿熱情，但也因此很容易被政客所操弄及利用。我們負責衝撞，負責受傷，負責前途不保，負責家破人亡，而人渣政客們則是負責收割，負責撈錢，負責吃香喝辣，負責環肥燕瘦夜夜笙歌，負責爭權位搶資源。 <text:line-break/><text:line-break/>我的好朋友詹益樺，就是衝組的一個典型人物，不求名利，不計毀譽，不顧一己安危。他比我年長六、七歲，但我比他更早投入黨外，算起來是我的「學弟」。你知道他為何加入黨外嗎？我是聽他說的： <text:line-break/><text:line-break/>他工專沒念完就去跑船，跑遠洋，過得很辛苦，看不到希望。差不多是1985年或更早，在一次船難中被洋人救起，好像是在紐西蘭或澳洲我不是很確定，只記得他說洋人收留他養傷，還讓他住進洋人的家裏，讓他感受到一種人與人之間的溫暖以及良好的社會制度。 <text:line-break/><text:line-break/>於是，當他回到台灣，便決定投入黨外，立法院的招牌就是在一次抗爭中被他拆下來當場砸爛的，因為他說裏頭養著一堆不顧蒼生不知民間疾苦的老賊。後來，他從事農運，來到高雄找戴振耀，因而成為我的同志。 <text:line-break/><text:line-break/>阿樺學識不多，但平常很喜歡討論各種概念的意義；言談中常提起兩個字：「尊嚴」。有幾次，他憤憤不平地說，他這輩子絕不願意再讓自己的尊嚴遭到踐踏。他指的就是農漁工生活之辛苦與艱難；彷彿人民生活安康只是權貴政治的一種施捨，而不是廣大人民所應得。 <text:line-break/><text:line-break/>他對此總是表現得非常非常憤怒。許多時候，我心裏是這麼想的：「阿樺所講的，我都認同。但是，透過他異樣的憤怒，彷彿讓我更深體會了這些想法的真實意義與價值。」 <text:line-break/><text:line-break/>回歸正題。所謂「衝組」的政治意義不容易談，畢竟指涉不明，但是道德意義自然是比較好談，較為明確。這樣一種草根力量，依我看，恐怕才是影響島內政治走向的一個主要力量 (外部力量當然還是美國說了算)，畢竟引領政治的，不會是政治權位本身，而是它背後的力量與堅持、價值與思維。  <text:line-break/><text:line-break/>它的頭一次集結就是所謂「黨外」，反貪腐，反酬庸，反分贓，反東廠，反軍購，反權貴，反剝削，要求社會安全與福利，要求重視弱勢群體，重視人民的實質生活、尊嚴與自由。也正因為如此，衝組的主體當然就是農漁工，因為他們往往是不良政治的第一線犧牲者。 <text:line-break/><text:line-break/>這回是第二次集結，我稱它是二次黨外是有點道理的，只是說來話長。 <text:line-break/><text:line-break/>我不認為它會消失，即便韓國瑜落選，它也不會消失。為什麼呢？因為人永遠都不可能放棄那最基本的希望。個人有可能絕望，但群體不會，因為人們所要求的，並不是什麼高遠抽象的特殊理念或理想，而僅僅只是要求政治之所以值得存在的基本功能。一旦這些基本要求遭到背叛，人民就會再度集結；其中較為熱情投入者，就是過去所謂的衝組。 <text:line-break/><text:line-break/>正面 (positive) 陳述不好說清楚一個東西的意義，但是負面陳述卻很容易反駁。簡單說我想說的： <text:line-break/><text:line-break/>矮化、醜化或鄙視、敵視這股力量是很荒唐、扭曲且外行的。菁英們往往很喜歡用所謂「魯蛇」(類似草包) 去理解與評價這樣一些人事物，彷彿他們是一種需要「憐憫與關注」的什麼「失敗者」，彷彿大家投入政治就得撈上一點功名權位才具有政治意義、才算是個「成功者」似的。這樣一種理解方式真是非常詭異、扭曲、病態且低俗，那就好像說甘地及其不合作運動是魯蛇一樣荒唐。 <text:line-break/><text:line-break/>我的意思是說：它所成就的不是一些個人職位，而是整個政治的走向、內涵與堅持。往後不管怎麼改朝換代，不管兩岸分合，它都不會消失。一時的壓抑與操弄有可能，但它始終長存。我很不想用所謂「民意」這類充滿特定政治意涵的空洞辭彙，也許你可以說它是一種民心，而「衝組」或當今所謂「庶民」，就是這股力量的主體。 <text:line-break/><text:line-break/>對岸共產黨之所以深得民心，恰恰就是因為他履行了政治之所以值得存在的基本承諾。</text:p>
      <text:p text:style-name="P5">陳真   |  2019.11.13 17:41   |   <text:a xlink:type="simple" xlink:href="http://palinfo.habago.org/Entry?Command=Information_PrintForum&amp;iPage=1#FORUM38104"><text:span text:style-name="T6">#</text:span></text:a></text:p>
      <text:p text:style-name="P6">卡韓政變 (193)：一人打全部 <text:line-break/><text:line-break/>陳真 2019.11.13. <text:line-break/><text:line-break/><text:line-break/>根據我對台灣選舉與政治操作幾十年來比內幕還精準的理解，韓國瑜會贏。 <text:line-break/><text:line-break/>至於民調，不管外部或內部都一樣，意義不大，因為，在綠媒鋪天蓋地的抹黑下，  支持韓國瑜已經變成一種可恥可笑羞於說出口的事，即便周圍同事明明支持韓國瑜，也都完全不敢聲張，表態率是0。 <text:line-break/><text:line-break/>透過電話進行調查，當然比較敢講，但也還是會有所隱藏。台灣人很懂得明哲保身，怕落單，怕被點名做記號，因此，只要是主流犯忌的事，馬上就會改口或閉嘴。 <text:line-break/><text:line-break/>用肚臍想也知道，韓國瑜如果真的輸給那個人渣十幾二十趴，人渣黨還會每天傾全力抹黑嗎？當然不可能。因為，當兩者落差真的如此巨大時，勝者一方就會盡量保持低調，盡量不去談對手，把他進一步邊緣化，然後躺著選就會贏了。 <text:line-break/><text:line-break/>但是，人渣黨現在的打法卻剛好相反，剛好是輸者一方的作法，拼死命攻擊、抹黑贏者，非常瘋狂。 <text:line-break/><text:line-break/>人渣黨凡事無能，但有兩樣本事卻是世界級，一是貪贓枉法五鬼搬運的各種手法，一是層出不窮日新月異的選舉奧步。這個黨這麼會選舉，怎麼可能連基本戰略都弄錯？若民調可信，怎麼可能明明大贏家，卻每天不斷抬舉大輸家？有可能這麼笨嗎？當然不可能。事實就是人渣黨目前就是輸的一方，於是他只好瘋狂死命地抹黑造謠韓國瑜。 <text:line-break/><text:line-break/>不過，我的輸贏預測僅限於目前。人渣黨一定會有無數奧步逐一出籠，絕對是你想不到的奧步，就比方說去年誰會知道他們會藉著一邊投票一邊開票長達幾小時這樣一種奧步來贏得台北市長選舉，或是比方說誰會知道投票前幾個小時公關公司竟然會弄出一個周子瑜被迫效忠祖國的影片。光是這影片本身，一來一往就影響了至少一百二十萬票，一舉打趴新黨，一手扶植出人渣黨的尾巴黨什麼時代力量的。 <text:line-break/><text:line-break/>人渣黨的選舉作風已經是一種黨的體質，自古已然，出神入化，非常會選舉，造謠抹黑只是基本功，根本就是奧步天才。對此我很悲觀。就這點來看，韓國瑜除非贏很多很多很多，否則到最後還是會被翻盤。 <text:line-break/><text:line-break/>特別是現在真正意義上的黨國餘孽、民主殺手宋盼仔那個無恥到爆的人渣和姓郭的姓柯的將會人渣勢力大集合，一來助人渣黨當選總統，一來開發自己的國會實力即政黨票和立委票，互相利益交換，總之對韓很不利。宋楚瑜會騙走很多藍的票，但他騙不走綠的，因為綠的向來黨性極端忠貞。 <text:line-break/><text:line-break/>這都還沒講到國民黨那群以吳敦義為首的權貴份子，他們勢必也會明的暗的全都來，努力扯韓國瑜後腿。因為，注意聽哦：這些人跟綠營的政治距離，其實遠遠小於他們和韓的距離。 <text:line-break/><text:line-break/>也就是說，韓國瑜是一個人對抗島內所有政治舊勢力，唯一依靠就是不離不棄的部份民心與民意。目前看來依然佔上風，但往後兩個月種種不可思議的奧步將會陸續登場，輸贏就很難說了。</text:p>
      <text:p text:style-name="P5">案有書   |  2019.11.13 17:29   |   <text:a xlink:type="simple" xlink:href="http://palinfo.habago.org/Entry?Command=Information_PrintForum&amp;iPage=1#FORUM38103"><text:span text:style-name="T6">#</text:span></text:a></text:p>
      <text:p text:style-name="P7">想聽聽陳真大大講述台灣反對運動，衝組扮演的角色和影響。</text:p>
      <text:p text:style-name="P5">黄川   |  2019.11.13 12:04   |   <text:a xlink:type="simple" xlink:href="http://palinfo.habago.org/Entry?Command=Information_PrintForum&amp;iPage=1#FORUM38102"><text:span text:style-name="T6">#</text:span></text:a></text:p>
      <text:p text:style-name="P6">一个疑问。 <text:line-break/>目前看到的台湾选举民调，多数都是蔡大幅度领先韩，然而民进党目前的表现还真不像大幅度领先的样子。 <text:line-break/>这是由于“内部真实民调”实际很焦灼？</text:p>
      <text:p text:style-name="P5">陳真   |  2019.11.13 11:39   |   <text:a xlink:type="simple" xlink:href="http://palinfo.habago.org/Entry?Command=Information_PrintForum&amp;iPage=1#FORUM38101"><text:span text:style-name="T6">#</text:span></text:a></text:p>
      <text:p text:style-name="P7">巴勒網言論相彷，很少綠的，並非因為我們管制異議，而是因為綠的除了抹黑、侮辱或是講一些讓人很想撞牆的腦殘言論之外，我還真不曾遇過一個會講道理的綠營支持者。 <text:line-break/><text:line-break/>撇開抹黑、羞辱與造謠的低能文字之外，我發現，綠的有一種發言特徵就是：很多結論，卻無議論；很多宣稱，很多claim,  卻沒有任何argument，好像只會宣示立場，宣示既定的結論或偏見，其它什麼都不會。 <text:line-break/><text:line-break/>當然，他們表面上也會做出好像在做argument的樣子，但有其外觀，卻無絲毫內涵。也許你會說，那只是一些低能網軍，不具代表性。可是，即便是學者專家也一樣，比方說卡韓政變 (192) 所提到的那位翁達瑞教授，你看他寫的一些東西，無數的 "既定" 立場，無數的獨斷宣稱，但看不到任何argument，全是空洞修辭。 <text:line-break/><text:line-break/>綠的腦袋運作似乎是這樣："先" 鎖定某種立場，然後 "再" 想辦法用盡抹黑、羞辱、瞎掰與造謠來捍衛立場，打擊敵人。他們好像缺乏一種運用證據或證詞的基本能力；似乎連什麼是思維或立場的證據或根據都不知道。 <text:line-break/><text:line-break/>當我們做出某種argument時，首先就該想到：倘若我的論理方式能夠成立，將會連帶產生何種邏輯上的必然後果？綠的似乎完全不在乎這些，他們似乎認為，一切標準都不具有一致性，一點小事就能拿來罵藍的，但是一大卡車的大事，卻不准用來罵綠的。他們的論理標準或道德標準就是沒有標準，只要能把你說爛鬥臭就行。 <text:line-break/><text:line-break/>我相信綠和腦殘幾乎可以畫上等號，但僅僅只是 "幾乎"，而非全部。也就是說，這當然不一定是出於當事人的心智無能，一部份是出於他們獨斷地選擇了一種他們根本無法辯護的立場，畢竟誰能把一群人渣辯護成偉人？誰能把血腥侵略屠殺辯護成只是放煙火？</text:p>
      <text:p text:style-name="P5">陳真   |  2019.11.13 11:09   |   <text:a xlink:type="simple" xlink:href="http://palinfo.habago.org/Entry?Command=Information_PrintForum&amp;iPage=1#FORUM38100"><text:span text:style-name="T6">#</text:span></text:a></text:p>
      <text:p text:style-name="P6">我還看了其它幾集，很好笑。我訂閱了。謝謝介紹。 <text:line-break/><text:line-break/>不過，我對死刑那一集的觀點無法認同。幾十年前我是反對死刑的，但後來覺得死刑不一定不人道，因此改採不置可否的立場。 <text:line-break/><text:line-break/>但我發現，反對廢除死刑的人背後有一種報復或懲罰心態。對此，我甚至也不反對報復或懲罰。人渣黨有一大半的檯面人物，其貪贓枉法惡行之重大，我看就算槍斃100次都不為過。 <text:line-break/><text:line-break/>不過，我想說的是：就算報復也該報復在蓄意為惡的人身上，而不是報復在根本不知道自己在做什麼的人身上；或者應該說，我們只能報復在現實意義下的蓄意作為。 <text:line-break/><text:line-break/>我反對的是對於精神病人之無差別報復。很多精神病人之所以犯下刑案，是因為他的精神狀態讓他無法理解現實意義。比方說曾經有個病人砍下自己媽媽的頭，提著頭在街上晃，說他把魔鬼殺死了。在他的妄想世界裏，他殺死的不是媽媽，而是一隻魔鬼。這就是一種完全脫離現實的妄想。因此，當事人並無絲毫為惡之意圖，反倒是想要幫助大家消滅惡魔。 <text:line-break/><text:line-break/>這時候，你懲罰他或報復他，有意義嗎？這樣一種報復或懲罰不是很可笑嗎？他並非惡人，亦無惡意或犯意，他的違法行為並非出於惡，而是出於他無法適當理解現實。你就算把他千刀萬剮，他也不知道自己錯在哪。 <text:line-break/><text:line-break/>台灣社會對精神病不但徹底無知，而且充滿誤解，持有一種好萊塢式的低能看法，彷彿精神病只是一種什麼 "心結"，是當事人自己 "心裏想不開" 的問題。這樣一種對於精神病之荒唐理解方式，在理解水平上，就跟五百年前的中古世紀巫婆觀差不多。事實上，精神病就是一種生理上的病，就跟所有疾病例如癌症、腦膜炎、糖尿病、骨折等等等，本質上沒兩樣，差別只是在於它的生病位置在於精神、思考與認知狀態。 <text:line-break/><text:line-break/>權利與義務往往是相對的，當一個人得了精神病，很可能會被家屬透過法院送來精神科鑑定，進行監護宣告或輔助宣告，剝奪其行為能力之法律意義，因此就無法處分財產，無法交易買賣不動產，無法簽署契約等等。因為，經過判定，他已經不具有充份的行為能力。 <text:line-break/><text:line-break/>如果你能接受這樣一種法律程序，如果你能接受過去所謂禁治產宣告或監護宣告等等等，意即你同意有些人確實不具有充份的行為能力。這時候，為什麼你卻要他負起完整的行為後果之法律懲罰？完全沒有道理不是嗎？ <text:line-break/><text:line-break/>今天，比方說一個三歲小孩，看見銀行櫃台上有鈔票，伸手去拿，當成玩具，難道就以偷竊罪來懲罰他？ <text:line-break/><text:line-break/>很多小孩子喜歡伸手亂摸、亂掀裙，難道你就用性騷擾防治法來給他定罪？他對你的性器官或胸部屁股等等，根本無動於衷不是嗎？也就是說，他並不是跟我們活在同樣的世界，他並無犯行之惡意，憑什麼要他接受(完整的)法律懲罰？ <text:line-break/><text:line-break/>我不是說精神病一概無罪，而是說他畢竟是個精神病人，他的病很可能影響他的現實判斷。這時候，我們應該仔細去分析與判斷他究竟還擁有 "多少" 行為能力，然後做出相對應的懲罰或裁處。這不是一個非黑即白的判斷，而是有著程度之分。就如同輔助宣告就相當於過去所說之精神耗弱，還不到監護宣告之心神喪失。 <text:line-break/><text:line-break/>簡單說就是：法律不該只是一種單純的行為主義概念，應該沒有一種法律是那麼幼稚吧？人們對惡行的憤怒毫無問題，問題是惡行並不是一種缺乏認知與判斷的單純行為，它還有個 "惡" 字，意味著它並不是一種行為 "本身"，而是產生該行為的背後認知與精神狀態及決策能力。 <text:line-break/><text:line-break/>我儘可能用最通俗的話來講了。我知道，在台灣，只要稍微站在嫌犯的立場上說話，往往就會犯眾怒。不過，就算拿槍抵著我的頭，我還是會為病人說話。大家應該好好理解精神病人；病人和罪人畢竟是兩種不同概念。他並不邪惡，他只是缺乏適當的認知基礎。</text:p>
      <text:p text:style-name="P5">周舟   |  2019.11.13 10:53   |   <text:a xlink:type="simple" xlink:href="http://palinfo.habago.org/Entry?Command=Information_PrintForum&amp;iPage=1#FORUM38099"><text:span text:style-name="T6">#</text:span></text:a></text:p>
      <text:p text:style-name="P7">早上看報，關於香港愈演愈烈的衝突，「仇恨」和「攬炒」是關鍵字。 <text:line-break/><text:line-break/>究竟是哪來的深仇大恨，非得打到頭破血流？街頭格鬥的雙方彼此是陌生人，流著同樣的血液，說同樣語言，在同一塊土地長大，只因為分屬不同陣營就火拼起來。一百年前在台灣層出不窮的械鬥，也是同樣的概念，因為肌肉不對等、地位不公平，大家都覺得只有把對方殲滅，自己才能擁有美好的生活和未來。 <text:line-break/><text:line-break/>前陣子在MOD看的巴勒斯坦電影「菜鳥新編劇」，用輕快的手法，呈現出這種荒謬的日常狀態：巴勒斯坦電視台禮聘法國巨星，以1967年的以巴衝突為背景，演出一檔愛情諜報劇「台拉維夫大火」，其中的愛國和報仇意味不言可喻。女主角是巴國間諜，受命去色誘以色列軍官，並取得情報。 <text:line-break/><text:line-break/>原編劇不懂希伯來文，沙朗姆憑著叔叔引介到劇組當助理，因為住在以色列占領區，耳濡目染，幫忙把這個以色列軍官的角色修改得更真實。沙朗姆每天要經過以色列檢查站才能回家。檢查站長官艾希的老婆也是這齣連續劇的戲迷，發現沙朗姆帶在身上的劇本，便用各種威脅利誘的方式要求沙朗姆改寫，把以色列軍官塑造成更正向迷人的男主角。 <text:line-break/><text:line-break/>被艾希改過的劇本，大受好評，氣走了正牌編劇，沙朗姆被扶正為正式編劇，從來沒寫過東西的他只好向艾希求助。原本的敵人成了合作的伙伴，但也因為立場不同、權力不對等，這段怪異的友誼頻頻出包，讓觀眾大笑之餘，也不得不省思人性的可愛，和戰爭的荒謬。 <text:line-break/><text:line-break/>今日的兩岸處境，和以巴的狀況相去太遠，但冷戰的氣氛卻不惶多讓。只要我引用親中文章，或者轉述大陸朋友有趣的觀點，身邊立刻有人警告我「不要被統戰了」，至於內容是什麼，他們一概捂耳不聽。 <text:line-break/><text:line-break/>我們對「敵人」的仇恨，究竟是出於切身的慘痛經驗，還是因各種政治宣傳而引發的想像和恐懼？</text:p>
      <text:p text:style-name="P5">林炤育   |  2019.11.13 07:44   |   <text:a xlink:type="simple" xlink:href="http://palinfo.habago.org/Entry?Command=Information_PrintForum&amp;iPage=1#FORUM38098"><text:span text:style-name="T6">#</text:span></text:a></text:p>
      <text:p text:style-name="P6">星爺配音的徒弟[宅卡啦] 台灣司法系列 <text:line-break/><text:line-break/>宅卡啦之【大腸花國賠公道何在？】向基層員警致敬 <text:line-break/>https://youtu.be/HQE5N1wlSFY <text:line-break/><text:line-break/>廢死不可！宅卡啦帶你看見刑場的秘密！ <text:line-break/>https://youtu.be/UrVu0SQd87k <text:line-break/><text:line-break/>恐龍法官之呆丸司法院(怨?) <text:line-break/>https://youtu.be/60eIi4ceqoA <text:line-break/><text:line-break/>下面有錯，請刪</text:p>
      <text:p text:style-name="P5">陳真   |  2019.11.13 01:49   |   <text:a xlink:type="simple" xlink:href="http://palinfo.habago.org/Entry?Command=Information_PrintForum&amp;iPage=1#FORUM38096"><text:span text:style-name="T6">#</text:span></text:a></text:p>
      <text:p text:style-name="P7">我常懷念我的忘年之交--柏楊先生。 <text:line-break/><text:line-break/>陳真 2019. 11. 13. <text:line-break/><text:line-break/>====================== <text:line-break/>【Yahoo論壇／翁履中】看，誰還敢不為君王唱贊歌！ <text:line-break/><text:line-break/>翁履中 <text:line-break/>美國Sam Houston州立大學政治系助理教授 <text:line-break/><text:line-break/>2019年11月11日  <text:line-break/><text:line-break/>「不為君王唱贊歌，只為蒼生說人話。」這是一生追求人權及言論自由的知名作家柏楊所留下的名言，更是知識分子和學者應該有的堅持。在威權體制下，學者想表達不同的意見，必須有極大的道德勇氣。可是，想不到在以民主自豪的台灣，學者也必須要有更大的勇氣才敢表達不同看法，因為被政治意識形態綁架的媒體和網路鄉民，現在居然也扮演起威權體制中打壓異見的角色。 <text:line-break/><text:line-break/>國內知名政治學者，也是韓國瑜國政顧問團成員的廖達琪教授，日前在媒體的談話節目上，針對憲法對總統職權的定義提出個人的見解，她認為政府的施政不需要全然仰賴總統，而應該取決於整體行政團隊的能力。這番言論被放大解讀，認為這是試圖合理化政治人物能力不足，也可以擔當總統大位的說詞。經過媒體大肆報導，加上網路鄉民留言謾罵，甚至還有號稱旅外學者撰文點名批判，含沙射影抹黑廖教授的學術成就。說穿了，所有的抨擊都只因為廖教授支持的不是蔡英文總統而已。 <text:line-break/><text:line-break/>就事論事，中華民國憲法中對於總統和行政院長的職權區分，確實有討論的空間。台灣政治學界，每年也都針對憲法的總統制或是半總統制，舉行研討會進行討論。甚至連前行政院長賴清德都曾經主動拋出憲改議題，主張削弱總統權力，改為「偏向內閣制的雙首長制，由行政院長來主導施政的想法。既然總統的角色和權力大小值得討論，為何因為支持立場不同，學者就要受到人身攻擊式的全面批判？ <text:line-break/><text:line-break/>保障學術自由和學者的言論是維繫民主的關鍵，也是研究全球民主化學界的共識，因為學者不僅代表著一個國家內部多元的意見，也反映出這個社會的理想性有多高。當學術界對當權者只敢順從而不敢堅持反對意見，民主就會出現失敗的危機。 <text:line-break/><text:line-break/>言論自由是台灣自豪的價值，任何人對學者的意見都可以有不同的看法，可是因為顏色不同，學者發表言論就會引來網路霸凌，甚至是對學者個人不理性的批判，引起寒蟬效應，讓不同立場的學者專家就此噤聲，難道捍衛民主價值的台灣社會，已經不能接受不同意見？ <text:line-break/><text:line-break/>為了確保政治正確，也為了不要讓自己成為箭靶，學術圈內的學者就算對網路霸凌學者言論的現象不滿，卻也不太願意淌渾水，說真話。如同美國人權鬥士馬丁路德金恩博士所言，一個社會面臨最大的悲哀，不是壞人的囂張氣焰，而是好人的過度沉默。 <text:line-break/><text:line-break/>在台灣許多人常常同情中國大陸的學者，因為擔心共產黨的打壓而不敢說話，可是，看到台灣學者因為顏色不同，政治不正確，就被批判得體無完膚。在非藍即綠的氛圍中，原本應該大膽表示不同看法的學者，被形式所迫，就算有異見，也最好忍氣吞聲，甚至學著向有權力的一方靠攏。惡質的媒體，加上不理智的網路鄉民，濫用了言論自由賦予人民的權利，卻不知道這樣的做法，不只傷害了台灣民主，更一步一步的推近了台灣社會與惡之間的距離。如果不能捍衛不同言論的發言權，未來誰敢說真話？誰還敢不為君王唱贊歌？</text:p>
      <text:p text:style-name="P5">陳真   |  2019.11.13 01:38   |   <text:a xlink:type="simple" xlink:href="http://palinfo.habago.org/Entry?Command=Information_PrintForum&amp;iPage=1#FORUM38095"><text:span text:style-name="T6">#</text:span></text:a></text:p>
      <text:p text:style-name="P6">風評：只准小姐炒地賺錢，不准庶民賠錢賣房 <text:line-break/><text:line-break/>主筆室 <text:line-break/>2019. 11. 08. <text:line-break/><text:line-break/><text:line-break/>國民黨總統參選人韓國瑜曾經在南港買房，「意外」成為選戰話題，韓國瑜四點聲明強烈質疑洩漏交易資訊（個資）者背後的動機；蔡英文總統回應，「說有國家機器介入，要有證據」，「花這麼多錢買房子，不是一般庶民可以負擔得起的。」一樁甚至沒交屋的房屋買賣，立刻有了兩個爭議點：一是國家機器，二是庶民能不能買房賣房？完整呈現民進黨選戰黑打的一貫手法。 <text:line-break/><text:line-break/>先說國家機器，韓國瑜買賣房屋時，他與妻子李佳芬均非公職，沒有財產申報義務，交易全都露，能洩露個資的一是國稅局二是建商，建商是國營事業台肥，不論何者，都是「國家機器」；倒是民進黨立委林俊憲直指韓國瑜「找人施壓」特權要台肥借貸二成，是否也該拿出證據，韓國瑜找了什麼人？施了什麼壓？開了幾次協調會？ <text:line-break/><text:line-break/>林俊憲的無證據指控，韓國瑜一個問題都答不了，只能反問：「我失業，能找什麼人施壓？」真為台肥建案舉行過協調會的台北市副市長黃珊珊出面說明，陳情人不是韓國瑜，會協調此案因為時任台肥董事長的是親民黨籍的鍾榮吉，而她當時甚至不認識韓國瑜；台肥則出面，借貸兩成是「通案」，不是「個案」，為什麼是「通案」？因為打房政策讓本來五千萬以上豪宅，可以貸七成的價款打壓到只能貸五成，不只韓國瑜，還有許多買家也負擔不起（八十幾戶），最後在律師協調下請示金管會，才做成通案決策。重點是，發覺自己根本負擔不起貸款的韓國瑜，認賠賣出，根本沒用上貸款。 <text:line-break/><text:line-break/>20191024-台北副市長黃珊珊24日赴市議會報告並備質詢。（盧逸峰攝） <text:line-break/>台北副市長黃珊珊曾為台肥建案，帶陳情人與台肥協調，是通案，與韓國瑜無關（盧逸峰攝） <text:line-break/><text:line-break/>整件事單純得很，就是韓國瑜買了一戶他根本負擔不起的豪宅，最後只能認賠殺出，如果他因此不是庶民，只能說韓國瑜是不夠富有的「非庶民」。至於有人指責韓國瑜抱著現金七千二百萬買房子，若非惡意就是完全狀況外的胡說八道。 <text:line-break/><text:line-break/>蔡英文自己是富家小姐出身，大學開跑車，家住陽明山別墅，台北敦南有豪宅，選新北市長不掛戶籍直接買一棟房，年紀輕輕三十三歲就擁有內湖十五筆土地，幾年脫手即刻入袋數千萬，行政院副院長卸任持有宇昌生技，當選民進黨主席準備選舉，立刻轉手又賺一筆，她爸爸經商有道，她理財也不遑多讓，要論財產，韓國瑜大概只得她的零頭，她自己有錢，看不得別人自比庶民，這是什麼道理？ <text:line-break/><text:line-break/>韓國瑜是不是庶民？可以討論，所謂「禮不下庶民，刑不上大夫」（禮記），「庶民」一詞，本是封建時代有別於貴族的平民（非賤民），後代則泛指無官爵的平民，而非「貧民」。「官爵」的定義放寬而言，就是文武百官，換言之，不吃公糧的就是庶民，用白話文講就是尋常老百姓，和有錢沒錢，基本無關，但有點學問的叫自己布衣，經商有錢的叫商賈，還是庶民。 <text:line-break/><text:line-break/>打選戰不外揭人短揚己長，韓國瑜買賣房子一切合法，又不是弊案，非其短，愈揭愈凸顯蔡英文出身富裕的階級差異；蔡英文好歹當了三年半多的總統，總要展現領導能力與國政願景之長，每天圍著韓國瑜的芝麻綠豆事團團轉，連韓國瑜半夜洗個衣服，蔡英文都有話說，簡直成了大選配角，對民眾強烈質疑的分贓酬庸，不依不撓照吃不誤，投不了韓的中間選民，又如何投蔡？</text:p>
      <text:p text:style-name="P5">陳真   |  2019.11.13 00:24   |   <text:a xlink:type="simple" xlink:href="http://palinfo.habago.org/Entry?Command=Information_PrintForum&amp;iPage=1#FORUM38094"><text:span text:style-name="T6">#</text:span></text:a></text:p>
      <text:p text:style-name="P7">(續前) <text:line-break/><text:line-break/>同樣地，我也長期被一種納悶所困擾，亦即：怎麼會有人天才到那種程度？！ <text:line-break/><text:line-break/>比方說牛頓。重點不僅僅在於他的想法本身之艱難與否，更是在於他為何能 "憑空" 想出那樣一些從來沒有人會去想到的東西？ <text:line-break/><text:line-break/>科學如此，藝術亦然。 <text:line-break/><text:line-break/>我目前的電腦桌面是這一張： <text:line-break/><text:line-break/>https://bit.ly/2XdsCJl <text:line-break/><text:line-break/>這是電影中的一幕。男主角搭機返鄉，後座有個媽媽帶著一個調皮搗蛋的小朋友，一直在偷偷逗弄男主角，後來還伸出手來把男主角的眼睛朦住。我對這電影的前六分鐘，真是嘆為觀止： <text:line-break/><text:line-break/>https://tw.iqiyi.com/v_19rr73l3ss.html <text:line-break/><text:line-break/>真是很難想像，怎麼會有人天才到這種程度？！導演究竟是怎麼辦到的？ <text:line-break/><text:line-break/>天才帶來一種啟蒙、愉悅與安慰，包括美學上的、心智上的，更帶來一種超越語言的默然。但是，愚蠢到爆~炸~，卻帶來一種無言，一種很想撞牆的無奈。</text:p>
      <text:p text:style-name="P5">陳真   |  2019.11.12 23:56   |   <text:a xlink:type="simple" xlink:href="http://palinfo.habago.org/Entry?Command=Information_PrintForum&amp;iPage=1#FORUM38093"><text:span text:style-name="T6">#</text:span></text:a></text:p>
      <text:p text:style-name="P6">我常被這樣一種納悶所困擾： <text:line-break/><text:line-break/>我能理解愚蠢，但很難想像愚蠢到明明蠢到爆~炸卻又自以為很聰明。真是很難想像怎麼會有人蠢到這種程度，真是很無言。底下這則留言就是一例。 <text:line-break/><text:line-break/>我真的很想知道：當一個人蠢到這種程度時，那麼，他在現實世界中究竟怎麼過活？究竟做什麼樣的工作？還是說這只是一個小學生？抑或是 AI (機器人)的虛擬留言？ <text:line-break/><text:line-break/>記得大約二十年前，幾位台灣的哲學研究生，看我不爽，為了炫耀他很厲害，竟然說要考我維根斯坦。結果，他竟然還真的出了一個解釋名詞的考題。我一看，差點昏倒，那個題目的水平大約就等於是考一個化學家 H2O 是什麼東西一樣。當下我真是很無言，很想捏LP自殺，算是被他考倒了。 <text:line-break/><text:line-break/>底下這留言也給我帶來同樣的效果。</text:p>
      <text:p text:style-name="P5">尚法托   |  2019.11.12 22:15   |   <text:a xlink:type="simple" xlink:href="http://palinfo.habago.org/Entry?Command=Information_PrintForum&amp;iPage=1#FORUM38091"><text:span text:style-name="T6">#</text:span></text:a></text:p>
      <text:p text:style-name="P7">實在很不想說，但是各位，哈馬斯也是「恐怖主義分子」，他們還向以色列發射火箭彈呢。以色列從來就向世界宣稱，巴勒斯坦人大多都是支持哈馬斯的暴徒，他們襲擊以色列軍人，破壞以色列社會的寧靜。聽起來熟悉嗎？我對別人究竟要捍衛誰的利益、選擇怎樣的道路無所謂了，無愧於心就好。只是一個很卑微的請求，某些人可否言行一致些，不要再假惺惺地批評美國和以色列的粉紅清洗、戰爭罪行，也不要再標榜自己有多進步，假裝自己多左翼。不論你是否同意主張、口號或是行動，一個自詡左翼的人，至少應該首先正視國家的暴力。 <text:line-break/><text:line-break/>「讓我掛念的是人，不是國家」，希望各位還記得這句話</text:p>
      <text:p text:style-name="P5">陳真   |  2019.11.12 20:35   |   <text:a xlink:type="simple" xlink:href="http://palinfo.habago.org/Entry?Command=Information_PrintForum&amp;iPage=1#FORUM38090"><text:span text:style-name="T6">#</text:span></text:a></text:p>
      <text:p text:style-name="P6">今日香港，只是明日台灣的序幕 <text:line-break/><text:line-break/>陳真 2019. 11. 12. <text:line-break/><text:line-break/><text:line-break/>半個多世紀來，美國在全世界各地就是這樣幹的：抬舉一些人渣為民主英雄、自由鬥士或學運社運明星，培植傀儡政權或政治代理人 (簡單說就是養一堆光鮮亮麗的走狗)，支援武器、器材和大量資金與資源，然後隨便找個藉口，以民主自由與人權為名，鼓動鬧事。 <text:line-break/><text:line-break/>然後，西方主流媒體 (全是官方喉舌) 就會配合官方瘋狂起鬨造謠渲染與煽動，看能不能往內戰的方向推進發展，總之是越亂越好！然後美軍介入，拯救「受壓迫的苦難人民」，輸出「民主」，「捍衛人權」，以集體暗殺 (通常會有所謂暗殺名單。其實都是「明」著殺。) 或發動內戰等手段，顛覆敵對政權，屠殺異己與平民百姓，姦殺擄掠，無所不用其極，殺害數千萬人，不斷擴張帝國版圖。 <text:line-break/><text:line-break/>相對來講，香港動亂只是小兒科，也許連小兒科都稱不上；並不是因為美國很仁慈，而是因為祖國仍有一定的保家衛國能力，而非不堪一擊。要不然，美軍早已進入香港大開殺戒，然後說這是為了捍衛民主自由與人權。 <text:line-break/><text:line-break/>對於香港動亂，美國目前最渴望的就是希望解放軍趕緊派兵鎮壓，那或許就能進一步策動發展成為一種內戰或都市游擊戰，藉以拖垮大陸。 <text:line-break/><text:line-break/>「維基解密」幾年前發布了九百多份密件，揭露香港這些民主人渣包括黎智英等漢奸如何和 CIA 共謀策動過去幾年來的各種香港動亂 (包括所謂佔中及操它X的什麼雨傘革命等等等)，並且長期豢養一群政治代理人，整天興風作浪，鼓吹港獨。但你不能說那是一種 CIA 的「密謀」或「陰謀」，因為他們始終是如此明目張膽，如入無人之境。香港，基本上就是一個不設防的城市。  <text:line-break/><text:line-break/>CIA 在世界各地培植顛覆勢力所投入的金錢，以香港最多，高達數百億。精確數字待查，但百億以上跑不掉。但我始終認為，香港動亂或內戰只是序幕，只是前戲，台灣才是壓軸，台灣才是核彈級的美製人肉炸彈，中美日後攤牌的最後武器。台灣若繼續被人渣黨這些美國走狗給惡搞下去，這個噩夢就會自我實現。 <text:line-break/><text:line-break/>也許你會以為我想太多，但是，凡是長期看我的文字的人，理當清楚我不是那種言過其實或信口開河的人。我知百說一，不妄言，而且只做描述，不喜預測。我有一種數學哲學家的個性，喜歡確定性，看重「必然」，輕忽「偶然」；一個事情倘若沒有充份把握，我不會做出論斷。但這當然不意味著我所言必然為真，但它至少極具參考價值，畢竟要弄清楚這一切，毫無困難。 <text:line-break/><text:line-break/>島嶼長年為人宰制，但咱們的命運或多或少仍掌握在自己手上，即便是一條狗，也該想辦法掙脫噩運。 <text:line-break/><text:line-break/>不過，我知道我的期望很可能落空，因為每當我意識到四周盡皆愚人腦殘 (特別是年輕一代近乎無腦)，我就會想到 Emir Kusturica 的「地下社會」裏那句宿命預言般的台詞：「大難臨頭」。  <text:line-break/><text:line-break/>附錄：  <text:line-break/><text:line-break/>很難想像怎麼會有人會對這些「為自由而戰」的腦殘人渣感到肅然起敬。 <text:line-break/><text:line-break/>這裏有比較完整的影片，這個人先是跟對方起衝突，再被人縱火： <text:line-break/><text:line-break/>http://i.imgur.com/MNuV9tY.mp4 <text:line-break/><text:line-break/>底下這視頻懇請全部看完，別說你很忙或沒興趣： <text:line-break/><text:line-break/>https://www.youtube.com/watch?v=IGH70JACJug   <text:line-break/><text:line-break/>請看前面25秒： <text:line-break/><text:line-break/>https://www.youtube.com/watch?v=c6_CIyLe4So <text:line-break/><text:line-break/>圍毆一個阿伯致死(？)： <text:line-break/><text:line-break/>https://www.youtube.com/watch?v=YE6o8hRbwOw   <text:line-break/><text:line-break/>到處打人： <text:line-break/><text:line-break/>https://www.youtube.com/watch?v=JmQZOyDA9go   <text:line-break/><text:line-break/>請從一分四十秒看到結束： <text:line-break/><text:line-break/>https://www.youtube.com/watch?v=8wBJdoKJF1U   <text:line-break/><text:line-break/>底下是台灣綠蛆們的評論。台灣社會竟然能容許這樣一些反文明反人性的仇恨語言，甚且以之為傲：  <text:line-break/><text:line-break/>發信站: 批踢踢實業坊(ptt.cc), 來自: 114.136.148.0 (臺灣) <text:line-break/><text:line-break/>文章網址: https://bit.ly/2qKM5F4 <text:line-break/><text:line-break/>推 eddisontw: 香港燒鵝好吃  59.125.98.167 台灣 11/11 14:11 <text:line-break/><text:line-break/>噓 ed123123: 港警殺人 畜生東西  223.140.28.143 台灣 11/11 14 <text:line-break/><text:line-break/>推 bart102617:  一臉中國臉  1.160.128.235 台灣 11/11 14:14 <text:line-break/><text:line-break/>推 zzing: 好屌是在變魔術吧 有燒跟沒燒一樣  223.136.182.170 台灣 11/11 14:14 <text:line-break/><text:line-break/>推 charco: 沒燒警局已經很和平了 106.104.136.28 台灣 11/11 14:18 <text:line-break/><text:line-break/>噓 azt911231: 垃圾黑警公然放火燒人 42.77.97.186 台灣 11/11 14:21 <text:line-break/><text:line-break/>推 lostman: 港警直接把人燒死了   114.45.156.180 台灣 11/11 14:23 <text:line-break/><text:line-break/>skywalker019: 被燒的是中共同路人，大家可以解散了1.163.32.34 台灣 11/11 14:24 <text:line-break/><text:line-break/>推 whiteseyes: 火烤就是美味 125.231.221.228 台灣 11/11 14:26 <text:line-break/><text:line-break/>推 diadem1122: 刺激刺激 223.137.195.206 台灣 11/11 14:26 <text:line-break/><text:line-break/>推 peterandwolf: 垃圾黑警被燒死自找的 218.255.163.204 香港 11/11 14:33 <text:line-break/><text:line-break/>推 mymicos: 破爛翻譯：大叔罵黃絲不認自己是中國人 101.15.192.29 台灣 11/11 <text:line-break/><text:line-break/>utuyuy: 對付親中份子 就是要這樣 223.138.253.175 台灣 11/11 14:38 <text:line-break/><text:line-break/>推 s910443ttw: 爽耶，希望也能來台灣燒死支持統一的 223.136.68.108 台灣 11/11 14:48 <text:line-break/><text:line-break/>推 ethan30213: 舔共仔燒了溫馨。125.230.251.14 台灣 11/11 14:50 <text:line-break/><text:line-break/>s910443ttw: 哇操！我看了好多次超紓壓的，支持支那的人通通應該來一發 223.136.68.108 台灣 11/11 14:50 <text:line-break/><text:line-break/>s910443ttw: 爽，殺光支那狗，殺就對了 223.136.68.108 台灣 11/11 14:52 <text:line-break/><text:line-break/>推 s910443ttw: 殺光支那狗，殺就對了 223.136.68.108 台灣 11/11 14:54 <text:line-break/><text:line-break/>zzff92: 當暴政成為真實 反抗就是義務 唯有用更暴力的行徑 才能使中共同路人覺醒 180.217.202.112 台灣 11/11 14:55 <text:line-break/><text:line-break/>推 kzlivetune：只有我邊看邊笑嗎 好好笑 42.76.228.177 台灣 11/11 14:56</text:p>
      <text:p text:style-name="P5">傅怡鈞   |  2019.11.12 15:30   |   <text:a xlink:type="simple" xlink:href="http://palinfo.habago.org/Entry?Command=Information_PrintForum&amp;iPage=2#FORUM38089"><text:span text:style-name="T6">#</text:span></text:a></text:p>
      <text:p text:style-name="P6">看到香港一連的假抗議真暴力事件不窮，心中挺來氣，然而面對台灣的挺港(港獨)主流意識，一切是非黑白通通可以顛倒 <text:line-break/><text:line-break/>當我個人約兩個月前看見港渣開始對一般百姓攻擊時，除了氣直接會想到「打一般百姓跟爭取民主自由有什麼關係」，其後越來越多香港百姓、內陸人民及極少數外國人被打，但台灣主流一樣在挺，是非在哪? <text:line-break/><text:line-break/>昨天香港一早的搶槍，後來的潑水火燒人(極其殘忍)，以及晚間的圍毆燒被害人雙腳事件，心中真的憤怒止不住髒話，這些是人嗎? <text:line-break/><text:line-break/>然而當我表達與批評港渣假和理非及暴力行為時，受到的是反責，「你有精神病」「你好好賺錢就好不關你的事」「不然你出去跟他們戰啊」 <text:line-break/><text:line-break/>「忍」是一件很難很難的事，似乎比起事實與是非，其他人更會在我的情緒上做出批評，對於攤擺在那的暴力非法他們都不在乎 <text:line-break/><text:line-break/>氣到一個極點出現在心底的感受是難過，似乎明白為何有人會期盼主再來了，無奈，是我有病嗎....</text:p>
      <text:p text:style-name="P5">林炤育   |  2019.11.12 11:11   |   <text:a xlink:type="simple" xlink:href="http://palinfo.habago.org/Entry?Command=Information_PrintForum&amp;iPage=2#FORUM38088"><text:span text:style-name="T6">#</text:span></text:a></text:p>
      <text:p text:style-name="P7">香港街頭玩的就是殺戮或生存遊戲，刺激危險腎上腺暴表，個個都變成野獸、喪屍。 <text:line-break/><text:line-break/>(轉) <text:line-break/>香港街頭的真人遊戲 <text:line-break/><text:line-break/><text:line-break/>一直搞不懂，港府都撤例了，這些年輕人還天天上街去攻擊警察是為什麼，難道都吸了毒？ <text:line-break/>看了這篇才恍然大悟，原來這些青少年都是遊戲玩家，大家都只是跟著攻略手冊照作，越級打怪。 <text:line-break/>一份帶著血腥的遊戲指南 <text:line-break/><text:line-break/>就像我們熟悉的RPG遊戲一樣，點入「香城Online」的頁面，就會看到各種各樣暴徒所需要的物品，遊戲作者還幫你分門別類地整理好：頭盔、眼罩、口罩、四肢防護、手套、盾、輸出篇、工具篇、裝備概覽圖。每個類別里都有十幾項詳細的產品介紹，還根據之前上街與警方對峙的經驗，用1～5顆星來標明其實用程度，並詳列穿戴方法、注意事項、使用心得、可以去哪裡購買以及大概價位。最後一頁的裝備概覽圖，則用圖像化的方式，把一名黑衣人應該如何穿着、要準備什麼東西一目了然地全部列出，甚至還分成了新手篇、滅火整蠱裝備、建築補給裝備、物資兵和近戰遠攻。 <text:line-break/><text:line-break/>「香城Online」把「玩家」，也就是暴徒依照能力分成5個等級，從等級1「行完就走」、等級2「後排和和理非/發夢新手」、等級3「發夢經驗者」、等級4「中上玩家」到最高等的「戰士玩家」。每個等級下有不同的「主線任務」，還有相應的職業，包括戰士、長槍手、遠程攻擊手、建築工人、道具師、哨兵、通訊兵、醫療兵、高速運輸兵、普通運輸兵和補給兵等等，以此分配每個黑衣人負責採取的行動。1級「行完就走」旁特意標出「歡迎所有新玩家」「危險性極低」，生怕你不來玩。 <text:line-break/><text:line-break/>二、港警被醜化為「黑狗怪」 <text:line-break/><text:line-break/><text:line-break/>三、鼓吹「打爆」警察，殺警煽動毫不掩飾 <text:line-break/><text:line-break/>有人也許會問了：真的會有人在看了這些東西之後「深受啟發」，立刻奉令承教、上街打砸嗎？這個問題好回答，因為具體的案例可謂是一抓一大把。比如10月1日在荃灣挨了一槍的那個高中生暴徒曾志健，就是全副武裝、手持鐵棍沖在最前線，一個典型的5級「戰士玩家」。看看他用來襲警的那根鐵棍，「香城Online」里寫的明白，這是「擲彈兵」職業的標配，4星推薦，「有怪獸落單都可以用」。 <text:line-break/><text:line-break/>四、用「發夢」做擋箭牌，其心可誅 <text:line-break/><text:line-break/>儘管「香城Online」通篇都是遊戲詞彙、行文風格更是輕佻、甚至不乏幽默，但這些都絲毫掩飾不了文字背後血淋淋的事實。諷刺的是，遊戲的主頁上居然明晃晃地掛着一個「愛（mian）國（ze）聲明」，寫道「請各位網民保持理智，分清虛擬與現實，切勿沉迷。網頁只供遊戲用途，並不誘使或鼓吹任何行動，更不建議任何人士於現實中使用暴力或犯罪。 」在連登上，還有一些假惺惺的聲明：「近日好多反送中暴徒破壞香港……，此Online Game與黃屍的暴力行為沒有任何關係！犯法的事我們不做！我們有怒氣就一起打遊戲發泄啦！」「支持香港政府！擁護一國兩制！支持香港警察！反對暴力！有怒氣要玩電子遊戲發泄！！」這種「反串聲明」，作用有點像海峽對岸「陰間論壇」PTT的「做夢文」，一方面迴避遭到煽動罪起訴的風險，一方面又用諷刺的手法明確表達了這些人的真實立場。 <text:line-break/><text:line-break/>與這些聲明所說的恰恰相反，這個「遊戲」作者的目的，就是企圖使「玩家」喪失理智、混淆虛擬與現實，「於現實中使用暴力或犯罪」。他們用遊戲的話語和場景來包裝暴力活動，無非就是為了利用那些正處於愛玩年齡的懞懂孩子，讓他們可以毫無顧忌地干出駭人的勾當，反正這一切都只是一場「遊戲」而已！</text:p>
      <text:p text:style-name="P5">周舟   |  2019.11.12 08:01   |   <text:a xlink:type="simple" xlink:href="http://palinfo.habago.org/Entry?Command=Information_PrintForum&amp;iPage=2#FORUM38087"><text:span text:style-name="T6">#</text:span></text:a></text:p>
      <text:p text:style-name="P6">豐遠說的火鍋大王的視頻，我昨晚在臉書上分享，立刻有位遠在美國的博士朋友po了一則訊息打我臉說，據某位香港業界人人士的錄音說法，那位被燒傷的人是收了200萬元的特技演員。另一位波蘭朋友則對我說，他在共產黨統治下長大，深知共產黨一向擅長製造暴力，再推稱是反對者所為。 <text:line-break/><text:line-break/>看了這些堅定反共者的回應，我真是無言，只能貼個連結，請他們去看一下德國之聲質問示威者代表邵嵐的影片。香港新聞不可信，火鍋大王親中，德國之聲的訪談難道也是收了老共的錢？ <text:line-break/><text:line-break/>一旦有了預設立場，原本善良的人，就選擇性裝瞎，寧可守著自以為是的理念，也不願相信自己的眼睛。</text:p>
      <text:p text:style-name="P5">陳真   |  2019.11.12 02:44   |   <text:a xlink:type="simple" xlink:href="http://palinfo.habago.org/Entry?Command=Information_PrintForum&amp;iPage=2#FORUM38086"><text:span text:style-name="T6">#</text:span></text:a></text:p>
      <text:p text:style-name="P7">我女兒對吃飯興趣不大，必須「配」故事吃，才吃得下；不用配菜，只要有故事聽，白米飯都能直接吃。還好我有永遠說不完的故事，有些故事我是主角。前天就給他講了一個鬼屋探險的故事。 <text:line-break/><text:line-break/>話說我念小學一年級時，和一群同學在台南永福國小後方的一個「小山丘」玩，傳說中那裏有個鬼屋 (其實不是鬼屋，只是極端破舊，裏頭住著一個貧窮拾荒老婦)。 <text:line-break/><text:line-break/>那天，我和幾個同學在鬼屋附近玩，一邊繪聲繪影地研究屋子裏頭可能有什麼恐怖景象，例如一堆白骨什麼的。有幾位同學於是就起鬨，對著屋子丟石頭，其他兩位還跑去踹門。所謂「門」，不過就是一塊腐爛蛀空的板子，就「掛」在門口。經某位同學這麼一踹，竟然破了個大洞，整片倒下來。不久，從屋內應聲衝出一個「巫婆」，也就是那個拾荒老婦。我們一群人嚇得做鳥獸散，只聽到背後傳來阿婆的陣陣叫罵聲。 <text:line-break/><text:line-break/>隔天上學，老師臉色凝重，說學校接獲「報案」，說有疑似本班同學打破人家的大門，要求那天所有在現場者統統站起來。我站起來了，但是大部份同學都還是坐著。老師要我們自己承認那天是誰去踹破阿婆家的大門。無人應聲。老師很生氣，就說若無人自首就全班都罰，然後下午會請阿婆來班上指認凶手。 <text:line-break/><text:line-break/>後來，我就「自首」了，但門根本不是我踢破的，而且我還是那個在現場叫大家不要丟石頭不要踹大門的人。 <text:line-break/><text:line-break/>老師看我「自首」，嘴裏說他不相信是我，但仍叫我去教室外罰站，還兩手各提著一個水桶，罰站示眾。 <text:line-break/><text:line-break/>故事講到這裏，小孩就已經把飯吃光了，其實故事還有個更重要的主角內心「旁白」沒講，那就是我當下為什麼決定硬著頭皮主動揹黑鍋的原因。那是因為，我知道「凶手」是誰，當時在場的同學也都知道。那個「凶手」比我矮，平常就坐在我的左前方，我能清楚看見他的表情，充滿恐懼。就因為這樣一個神情，突然讓我當下心生不忍，於是決定為他揹這黑鍋。我若不揹，一旦阿婆來指認，他的下場就更慘了。 <text:line-break/><text:line-break/>我還來不及講這一段內心獨白，小孩就把飯吃完了。少講了這一段，整個故事聽起來變得很驚悚，小孩聽得似乎很緊張，她大概也搞不清楚把拔為何要跑出來揹黑鍋。如果她能理解，就能明白這並不是一個驚悚懸疑的故事。 <text:line-break/><text:line-break/>不過，最後我有給她一個「彩蛋」，我問她說，「妳知道這鬼屋是誰的家嗎？」她當然不知道，搖搖頭。我湊近她耳邊故做神祕狀，輕聲地說：「胡適」。 胡適跟他爸剛來台灣時，就住在這。 <text:line-break/><text:line-break/>小孩當然不知道誰是胡適，但也許有一天會知道。當那一天來臨時，我說不定已不在人世。各位還活著的，不妨告訴她更多有關她把拔的故事。我相信，故事不會僅僅只是故事，它會帶給我們許多想像，帶來無數悲歡。</text:p>
      <text:p text:style-name="P5">陳真   |  2019.11.12 02:00   |   <text:a xlink:type="simple" xlink:href="http://palinfo.habago.org/Entry?Command=Information_PrintForum&amp;iPage=2#FORUM38085"><text:span text:style-name="T6">#</text:span></text:a></text:p>
      <text:p text:style-name="P6">寫什麼都ok。巴勒網的天條就是任何一個留言板應有的天條，亦即不去議論無法議論的個別人事物。留言板畢竟不是聊天室，也不是寫 email的地方。 <text:line-break/><text:line-break/>這應當很容易理解，但實際上能理解的人似乎少之又少，可能是因為網路世界把應有的基本價值都給摧毀了。 <text:line-break/><text:line-break/>同樣的話講過幾百萬次，能懂的，或者說願意懂的，自然就會懂。 <text:line-break/><text:line-break/>以上是昨天寫的，沒寫完，續著寫。現在寫東西就跟水管漏水一樣，點點滴滴，抓住幾秒鐘的空檔就寫上幾個字，沒法像過去那樣一氣呵成；我的時間已經壓縮到甚至一星期睡不到30個小時，挺苦的。 <text:line-break/><text:line-break/>天條就是想寫什麼就請儘管寫，謙遜也好，囂張也行，善意也好，懷著邪惡也罷，統統沒關係；不但沒關係，而且應該去除這類無關言論的思維。公眾留言板的意思就是我們只看你的言論 "本身"，我們不會去管你是不是心地善良，是不是謙恭有禮，是不是溫柔體貼，是不是工作認真或孝順父母，也不會分析你個人有著何種內心狀態，更不會教你應該怎麼表現美德或怎麼說話寫字，更絕不可能去討論你和你家人的關係。 <text:line-break/><text:line-break/>每個人都可以講到自己，但是，當人們講到自己時，他並不是要邀請大家來討論他這個人。當他講到自己的比方說兒子時，也不是要邀請大家來讚美或批評他的兒子。 <text:line-break/><text:line-break/>如果我們不堅守這個天條，所謂言論自由將失去一切意義。因為，所謂自由的意思就是畫出界線，在某個界線裏頭你是自由的。沒有界線，也不會有自由。我想，天底下不會有比巴勒網天條更寬闊的界線了，因為這條線恰恰就只畫在語言的某個極限上，亦即我們不應該去議論那些無法客觀議論的個別人事物。 <text:line-break/><text:line-break/>你私下寫信給某個朋友，因為你認識他，他認識你，你們之間私底下愛怎麼寫就怎麼寫。但是，公眾論壇卻有著不特定對象，沒有人有義務被人公開指指點點任何個人事物，除非他是個動見觀瞻隨時可以為自己澄清的公眾人物。 <text:line-break/><text:line-break/>簡單這麼說，公眾論壇就是談論公眾可以談論的東西，至於別人是不是很謙虛、很有禮貌或很孝順，根本無法議論也不該議論不是嗎？你可以儘情談自己，但是，當你談到別人時，請針對他的言論與思想，而不是針對他這個人的內心或個性或表達方式或任何無從客觀評價的個別人事物。 <text:line-break/><text:line-break/>重覆講同樣的話，真是很煩。如果有人說 "陳真，你不要煩哦，要有耐心"，那你就是犯了天條。我 "有沒有耐心" 這個問題要怎麼談？沒法談也不該談不是嗎？</text:p>
      <text:p text:style-name="P5">孫從輔   |  2019.11.12 01:22   |   <text:a xlink:type="simple" xlink:href="http://palinfo.habago.org/Entry?Command=Information_PrintForum&amp;iPage=2#FORUM38084"><text:span text:style-name="T6">#</text:span></text:a></text:p>
      <text:p text:style-name="P7">我年輕的時候受約翰亞當斯的話感動，即吾輩學習政治和戰爭，使子輩有機會學習數學與哲學，使孫輩有權利學習繪畫，詩歌，與音樂。漸漸懂事以後，我悲觀地認為這句話是不可能實現的。人在成長過程中永遠有好戰好鬥的劣根性，如果沒有外加的嚴正教育，戰爭和暴力就會自發出現，用不可挽救的方式教訓人們。子輩如果只學數學與哲學，他們中的一些人就會無腦反抗數學與哲學，孫輩如果只學繪畫，詩歌，與音樂，他們中的一些人就會向那些東西宣戰。把所有事物戰光之後，他們就會自相殘殺。如果電子遊戲或VR科技還有點用的話，就應該用於讓孩子們親身體驗祖先們曾經遭到的苦難，體驗世上其它人的苦難，體驗他們後代將會遭遇到的苦難，使他們不用親歷戰爭就能學到教訓，將好戰的心轉為奮鬥的心，用於正途。 <text:line-break/><text:line-break/>約翰亞當斯的原話如下： <text:line-break/>I must study politics and war that my sons may have liberty to study mathematics and philosophy. My sons ought to study mathematics and philosophy, geography, natural history, naval architecture, navigation, commerce, and agriculture, in order to give their children a right to study painting, poetry, music, architecture, statuary, tapestry, and porcelain. </text:p>
      <text:p text:style-name="P5">鄭豐遠   |  2019.11.11 19:55   |   <text:a xlink:type="simple" xlink:href="http://palinfo.habago.org/Entry?Command=Information_PrintForum&amp;iPage=2#FORUM38083"><text:span text:style-name="T6">#</text:span></text:a></text:p>
      <text:p text:style-name="P6">就在我貼出上一篇留言後幾秒鐘，火鍋大王發佈了下面這個影片: <text:line-break/><text:line-break/>shorturl.at/BKQU7 <text:line-break/><text:line-break/>我想請問大家看了作何感想? 我們寫了那麼多有關遊戲，但我們真的是在討論遊戲嗎? 世界各地層出不窮的暴力和恐怖攻擊，包括這樣把一個僅是意見和你不同的人活活燒死的意圖，難道是一種正常人性? 難道不經滋生和灌輸就常存你我心中? <text:line-break/><text:line-break/>就連一隻狗要打架也知道什麼叫分寸，是什麼東西把一個好好的人給教育成這樣的暴徒和罪犯? <text:line-break/><text:line-break/>人們都嚮往獨立人格，都討厭家長主義，稍經洗腦，幾乎無一例外都會舉起自由的大旗，然後此從一切都走了樣，徹底變了質。中國內地的諸多管制和不便，如今看來都成了先見之明，沒有這個家長，這個國家恐怕要再次任人魚肉和欺凌，陷入另一場煉獄。</text:p>
      <text:p text:style-name="P5">鄭豐遠   |  2019.11.11 19:28   |   <text:a xlink:type="simple" xlink:href="http://palinfo.habago.org/Entry?Command=Information_PrintForum&amp;iPage=2#FORUM38082"><text:span text:style-name="T6">#</text:span></text:a></text:p>
      <text:p text:style-name="P7">昨天刪了一則留言。實在很無奈，因為我對所謂管理一點興趣也沒有，人為什麼不學著自己管理自己的言行? 都已經做出警告了，還一定要逼人動手。 <text:line-break/><text:line-break/>至於什麼電玩只是電玩，電玩和現實無關，不影響人在真實世界的思維和言行，除非是腦殘，不然真的有人信嗎? 你信嗎? 我隨便用中英文的"香港"和"俠盜獵車手" (Grand Theft Auto) 去搜尋，就找到一堆連結，下面只是其中幾個，我沒細看，不想浪費時間在關注這些香港腦殘的資訊上。 <text:line-break/><text:line-break/>https://bit.ly/2O1STWP <text:line-break/><text:line-break/>https://bit.ly/2Q76Buf (請看第二頁) <text:line-break/><text:line-break/>https://bloom.bg/32DIiGM <text:line-break/><text:line-break/>俠盜獵車手 (Grand Theft Auto) 就是那個惡名昭彰的遊戲，連不玩遊戲的我都聽過。這遊戲讓你扮演黑道份子整天在城市開車開直昇機橫衝直撞，搶劫襲警殺人虐待強姦樣樣來，武器更是應有盡有，讓你隨心所欲愛幹什麼就幹什麼。我要是有小孩，他敢玩一秒鐘試試看，不賞你一頓揍我不叫你老子。 <text:line-break/><text:line-break/>人都有少年時，但人應該學著長大。不但人如此，社會更是如此。台灣和香港就像兩個小屁孩，整天就只知道耍脾氣鬧事，無限放大自己的重要性。事實上你有那麼重要嗎? 重要到比整個中國十四億人 (實際人口十五多億) 的未來福祉更重要? <text:line-break/><text:line-break/>出了國，少了各種思想箝制，關注上了對岸的袓國，我才知道原來過去四十年是活在這樣一種極其幼稚腦殘、思維如電玩遊戲般的社會，我才明白一個成熟的人和國家是什麼樣子。</text:p>
      <text:p text:style-name="P5">陳真   |  2019.11.11 17:42   |   <text:a xlink:type="simple" xlink:href="http://palinfo.habago.org/Entry?Command=Information_PrintForum&amp;iPage=2#FORUM38081"><text:span text:style-name="T6">#</text:span></text:a></text:p>
      <text:p text:style-name="P6">寫什麼都ok, 巴勒網的天條就是任何一個留言板應有的天條，亦即不議論無法議論的個別人事物。留言板畢竟不是聊天室，也不是寫 email的地方。這應當很容易理解，但實際上能理解的人似乎少之又少，可能是因為網路世界把應有的基本價值都給摧毀了。 <text:line-break/><text:line-break/>同樣的話講過幾百萬次，能懂的，或者應該說願意懂的，自然就會懂。</text:p>
      <text:p text:style-name="P5">蘇秀慧   |  2019.11.11 13:09   |   <text:a xlink:type="simple" xlink:href="http://palinfo.habago.org/Entry?Command=Information_PrintForum&amp;iPage=1#FORUM38080"><text:span text:style-name="T6">#</text:span></text:a></text:p>
      <text:p text:style-name="P6">我還記得陳真醫師寫文章時，常說他只是在對自己講話。（這是我理解的文句，陳真醫師的原文我就不完整貼上了，所以我的理解也可能有誤。） <text:line-break/><text:line-break/>有時候，我們以為自己正在與別人「對話」、討論或分享，但其實我們只是在「自說自話」，因為對方「倒底在說什麼？」，我們未必真懂或全懂。而有時，我們看了別人說了什麼話，於是想與別人「對話」，卻往往是「不請自來」，因為我們並沒有真正明白，其實對方只是在抒發自己的想法、自言自語，如果我們真想加入他的話題，在態度上，我們也許會更謙遜些說：我可以跟你講講我的心得嗎？ <text:line-break/><text:line-break/>因為這樣的想法，我更少說了會讓自己覺得後悔的話，變得更沈默。但當我做不到的時候，我也常後悔自己回了某個貼文。</text:p>
      <text:p text:style-name="P5">陳真   |  2019.11.11 01:40   |   <text:a xlink:type="simple" xlink:href="http://palinfo.habago.org/Entry?Command=Information_PrintForum&amp;iPage=1#FORUM38079"><text:span text:style-name="T6">#</text:span></text:a></text:p>
      <text:p text:style-name="P7">平常生活中很害怕跟人講話，原因很多，但基本上就是不對等：情感上的不對等，知識上的不對等，經驗上的不對等，智能上的不對等...等等等。 <text:line-break/><text:line-break/>所謂多情總被無情惱，人們無所無謂地跟你談，那要怎麼談？打屁聊天當成一種閒聊話題嗎？ <text:line-break/><text:line-break/>知識也一樣，我懂的，也許是你的1000000倍 (但你卻以為你比我懂或跟我一樣懂)，請問怎麼談？我都已經飛到冥王星了，你還在談沖天炮。 <text:line-break/><text:line-break/>智能上的不對等亦然。生命經驗更是相去不知多少光年那般遙遠；我局內，你局外，我以命相許，你以屁相應，怎麼談？ <text:line-break/><text:line-break/>真理雖然不是多數決，但多數一方或主流一方往往以為自身就是真理，於是表現出一種傲慢態度，即便是個腦殘，都能對你大小聲地批評指教。 <text:line-break/><text:line-break/>我有個座右銘，是從沈從文那邊學來的，叫做 "夾著尾巴做人"。簡單說就是忍忍忍忍忍忍忍，七個忍字，凡事能忍則忍，忍耐當下，把一切希望寄託給一個無法預見的未來。 <text:line-break/><text:line-break/>為了避免忍不住，平常盡量不聞不問不聽不看，盡量不要知道周遭人們怎麼說怎麼做。不過，有時候還是會不小心看到，然後很可能忍不住就操他x了，然後就會給自己惹來事端與報應。 <text:line-break/><text:line-break/>許多時候，我很希望能看到人性能有更多型態的表現，但是大多時候人性就是那麼一回事，很容易類型化，少有例外。一旦遇到例外，往往讓我驚為天人。 <text:line-break/><text:line-break/>在生活四周，在職場上，在你的工作圈子裏，人性幾乎都是可預期的。比方說，我常看到一些學界或醫界人士或同事，迫不及待地公開讓大家知道他有多綠，有多仇中，有多愛民進黨黨國，有多麼不屑韓國瑜。經驗讓我完全可以論斷：所有這些人的人品和智能，不但蠢，而且壞，往往兩者皆難以恭維。有例外嗎？我還不曾看過一個例外。(檯面上那些親綠敗類就更不用說了。) <text:line-break/><text:line-break/>不過，大家可別搞錯我的定義，我指的是那些積極表態者。 <text:line-break/><text:line-break/>許多時候，我想到這樣一些人，總覺得很不可思議。難道他們沒有一點良知？沒有一點智能？還是說，問題是出在他們根本就缺乏熱情？也就是說，事實上他們根本不在乎那些他們所積極表態的那些人事物。因為，他們要是有一絲絲在乎，除非真的蠢到爆，否則肯定馬上能清楚地判斷是非善惡，而絕不可能做出完全相反的荒唐評價，絕不可能把人渣說成好人，卻把好人抹黑成人渣。 <text:line-break/><text:line-break/>德蕾莎有句話說得挺有道理。她說："愛的反面不是恨，而是漠然。" 簡單說就是不在乎。你其實不可能和任何 "不在乎" 的人談些什麼。</text:p>
      <text:p text:style-name="P5">孫韋懷   |  2019.11.10 18:11   |   <text:a xlink:type="simple" xlink:href="http://palinfo.habago.org/Entry?Command=Information_PrintForum&amp;iPage=1#FORUM38077"><text:span text:style-name="T6">#</text:span></text:a></text:p>
      <text:p text:style-name="P6">關於在遊戲裡殺人的問題，可以參考一下佛教的觀點（專業術語如果用錯請見諒）。殺業分四個階段：對象、動機、過程和結果，擁有這四部分才構成完整的殺業。例如到餐廳，我指向一尾活魚，有了對象；因為我想滿足自己的口舌之欲而要殺魚，有了很壞的動機；我或者廚師揮刀砍向魚，有了過程；最後魚因我而死，是結果。如果少了任何一部分，都不是完整的殺業。而反過來說，觸及了這之中的任何一個階段，都是犯下了部分殺業。 <text:line-break/>《安德的遊戲》這小說裡，主角以為自己在打電動，實際上殺了很多生命。有的人在打遊戲時，雖然消滅的只是電子數據，卻起殺人的殺心來消滅它們。電影裡，壞蛋用盡一切手段，最後主角運氣好沒死掉。這等等很多例子中的人，沒有犯下完整的殺業，但確實觸犯了殺業，犯下了罪。 <text:line-break/>我的觀點：1.遊戲不只是遊戲。2.如果公平對待，我對所謂的善惡無所謂。3.現實不公平，我討厭在不公平裡找自己以為的公平的人。</text:p>
      <text:p text:style-name="P5">鄭豐遠   |  2019.11.10 17:42   |   <text:a xlink:type="simple" xlink:href="http://palinfo.habago.org/Entry?Command=Information_PrintForum&amp;iPage=1#FORUM38076"><text:span text:style-name="T6">#</text:span></text:a></text:p>
      <text:p text:style-name="P7">和同胞"討論"實在很累，面對一個根本不知道是誰的人 (不會有人姓"神"名"犬"吧? 鈺錠說一定是某個日本動漫看太多的小屁孩，who knows，題外話)，電動打太多，講一些屁話空話，唯一不講道理，然後不高興了就大扣帽子，扣完了說道不同不相為謀，要拍拍屁股走人。 <text:line-break/><text:line-break/>華人圈子，特別在網上，似乎永遠就是在這樣的水平上打轉。我從二十五年前開始使用網路，頭幾年的 BBS 只能使用英文註冊，後來不用 BBS 後，我就一直是使用真實姓名發表所有的文字。想來自己應該也算一個例外，二十五年來我沒見過多少華人使用真名，永遠都是䁥名，永遠都是那麼陰暗和下流。好在巴勒網是一個例外，所以"道不同不相為謀"說的沒錯，不想來的就別來了吧，省得浪費大家時間。 <text:line-break/><text:line-break/>我自然是無法代表巴勒網，但我是巴勒網網管，擁有絕對權力，只是我絕少使用。這位什麼神犬再犯，我就直接刪除留言，不再客氣，勿謂言之不預也。 <text:line-break/><text:line-break/>至於如果有人因為我講了那句我感覺製作和販賣槍戰遊戲的人應該被定罪判刑而感到不爽的，請問這是太天真還是太善良? 第一我有說這是我的一種實際主張嗎? 我只是說一種我心裡對這類遊戲產業的強烈反感，但人們要賣就去賣，要玩就去玩，我一點關注的興趣都沒有，人自己照顧好自己的靈魂就好。 <text:line-break/><text:line-break/>第二如果有人主張製作和販賣槍戰遊戲的人應該被定罪判刑，那也絕對不是什麼異想天開，更非大扣帽子。剛剛隨便用關鍵字搜尋一下，就找到這篇文章，有興趣的自己看。 <text:line-break/>https://www.eurogamer.net/articles/2013-02-01-shooters-how-video-games-fund-arms-manufacturers <text:line-break/><text:line-break/>這文章大意是講說美國這些槍械製造商，和遊戲公司有著千絲萬縷的關係，直接或間接和遊戲公司合作，在各種槍戰遊戲中 (比如 Call of Duty, Medal of Honor, Battlefield, Bullet Storm, Grand Theft Auto, Mortal Kombat, Splatterhouse）呈現該公司完全擬真的槍枝，進而促使年輕一代在遊玩後對槍械產生興趣，成年後就可以進行收割，讓他們成為買槍的顧客。各大遊戲公司對此三緎其口，絕口不提自己與槍枝製造商的合約內容，槍械製造商倒是很樂意自己能透過這些遊戲來促銷並影響未來客戶。 <text:line-break/><text:line-break/>擁槍在美國是整個社會多大的隱患，應該不用我多說了吧? 你還要說遊戲只是遊戲嗎? 僅僅是小型槍械，透過遊戲就能取得如此巨大的利潤，那些真正的大型軍火商難道會放過這塊肥肉嗎? 而所謂利潤絕對不只是金錢而已，更牽涉到對人們的洗腦和一整個國家和文化的霸權。 <text:line-break/><text:line-break/>好來汙電影常有人批評，但戰爭遊戲產業幾十年來我從來沒見過有人探討這個問題，答案在我看很簡單，這東西水太深，無人敢觸碰。 <text:line-break/><text:line-break/>還是那句話，大家是太天真還是太善良，才會覺得遊戲只是遊戲?</text:p>
      <text:p text:style-name="P5">神犬   |  2019.11.10 15:49   |   <text:a xlink:type="simple" xlink:href="http://palinfo.habago.org/Entry?Command=Information_PrintForum&amp;iPage=1#FORUM38075"><text:span text:style-name="T6">#</text:span></text:a></text:p>
      <text:p text:style-name="P6">先在留言中宣揚“製作、販賣槍戰遊戲應該是一種罪，該被判刑”的人， <text:line-break/>結果反過來指責別人扣你帽子。 <text:line-break/><text:line-break/>呵呵 <text:line-break/><text:line-break/>道不同不相為謀 <text:line-break/><text:line-break/>如果你有資格代表巴勒網，又有資格代表巴勒網認為我這叫扣帽子的行為， <text:line-break/>然後這又叫做是在巴勒網的一種禁忌言論，而你的言論不是的話， <text:line-break/><text:line-break/>那沒問題，好棒棒，你留我走，彼此都不需要再浪費隻言片語在那雞同鴨講了。 <text:line-break/></text:p>
      <text:p text:style-name="P5">鄭豐遠   |  2019.11.10 15:10   |   <text:a xlink:type="simple" xlink:href="http://palinfo.habago.org/Entry?Command=Information_PrintForum&amp;iPage=1#FORUM38074"><text:span text:style-name="T6">#</text:span></text:a></text:p>
      <text:p text:style-name="P7">實在是很雞同鴨講，一個人 (如果他有名有姓的話) 愛玩什麼看什麼吃什麼，誰管得著你啊? 何必因為別人講了幾句不中聽的話，就要緊張地為此辯護? 愛玩就去玩啊，到底有什麼問題? <text:line-break/><text:line-break/>至於遊戲是不是只是遊戲，這麼明白的事何必爭辨? 前面那位 Kevin (again who's Kevin?) 的第一篇留言提到這連結 (沒看內容，因為直接看連結本身就知道要說什麼): <text:line-break/><text:line-break/>https://www.techbang.com/posts/73972-moment-of-victory-modern-warfare-leaves-russias-flying-pot-and-players-are-unhappy <text:line-break/><text:line-break/>這不就直接說明了遊戲不只是遊戲? 當你遊戲的內涵帶有某種屬性 (比如戰爭)，它很可能就會因此觸犯了某些族群，怎麼連這個也要辨? <text:line-break/><text:line-break/>如果你是台灣人，你能接受一款遊戲是漢人屠殺原住民，或是國民黨屠殺本省人嗎? <text:line-break/><text:line-break/>如果你是大陸人，你能接受一款遊戲是日本人屠殺東北人或南京人嗎? <text:line-break/><text:line-break/>答案如果是否定的，那你就不會說遊戲只是遊戲，技術只是技術，可以超然於一切之上。電動玩家或電競選手也不只是玩家或選手，你得先是俄國人或中國人或美國人等，然後才是一個俄國玩家或中國玩家或美國玩家, etc。你沒辦法說我只是個玩家，然後對此一切都不在乎。 <text:line-break/><text:line-break/>一個人如果對某種底線不在乎，那通常並不是因為他壞，往往只是因為那不是屬於"他的"底線，所以他本身還沒有被傷害和波及。等到同樣的傷害有一天降臨到他自己身上，他很快就會明白了 (如果他還有點骨氣的話)。 <text:line-break/><text:line-break/>再說一次，一個人想幹什麼就去幹，沒人管你。巴勒網從來就不是針對個人打口水仗的地方，別老是因為別人說了幾句不中聽的話就要大扣帽子，什麼"可能在你眼中，那只是些在遊戲中殺比較多人的沒有同理心的殘暴之徒而已吧。但對我不是，如此而已。"，這種帽子屬於巴勒網言論禁忌，請勿以身試法。</text:p>
      <text:p text:style-name="P5">神犬   |  2019.11.10 10:40   |   <text:a xlink:type="simple" xlink:href="http://palinfo.habago.org/Entry?Command=Information_PrintForum&amp;iPage=1#FORUM38073"><text:span text:style-name="T6">#</text:span></text:a></text:p>
      <text:p text:style-name="P6">子貢欲去告朔之餼羊，子曰：「賜也！爾愛其羊，我愛其禮。」 <text:line-break/><text:line-break/>同樣的槍戰遊戲，也許你看到的滿是戰爭的醜惡，或者某遊戲的其中一個支線任務的扭曲歷史的屠殺伊拉克平民的殘暴行為，令你覺得異常可恨可恥。 <text:line-break/>對我而言，雖然我其實沒玩過該款遊戲，不過我覺得製作公司理應刪除該任務，或者還原該任務的歷史真相。 <text:line-break/><text:line-break/>至於其他的，就我對所謂的殺戮遊戲的淺淺認識(真的是非常淺，所以有說錯處，歡迎指正)， <text:line-break/>有款叫GTA5的遊戲，基本上是架空美國加州的城市背景，在遊戲裡面可以殺警察、殺市民、開車亂撞等等，裡面的主角有三個，兩白一黑，也許我們可以問一下為何主角不能是亞洲人，不過在遊戲中可以被殺的絕大多數人，畢竟也同樣是白人或黑人，如果這遊戲被殺的人都是亞洲人的話，那問題就大了，另外如果你高興的話，大可用MOD將主角面貌改成臺灣人然後在裡面大殺特殺架空的美國人出氣，再將影片上傳YOUTUBE。另外有玩家自製MOD暗殺總統任務，youtube影片是搜得到的，基本上就是殺川普，有的點擊還挺高的。 <text:line-break/><text:line-break/>還有就是有款叫做世紀帝國的古早戰略遊戲，不知道是三代還是幾代，總之是有核彈的那代， <text:line-break/>遊戲模式是選世界各地的不同種族，進行戰略對戰，然後可以選擇不列顛人當對手，你選擇中國人當自己，然後研發科技炸英國人(不列顛人，它的設定應該在是美國建國以前的時代)，或者直接生產士兵去英國屠殺，如果你要把那個點擊滑鼠的行為稱為“屠殺”的話。而畢竟這是戰略遊戲，賣點不是血腥，所以裡面的人大概只有米粒大小。 <text:line-break/><text:line-break/>至於明明我對殺戮遊戲的認識明明如此之淺(我覺得肯定是在普遍槍戰玩家的平均值下面不少的認識程度了)，卻還要替殺戮遊戲說話呢，因為我從我淺淺的遊玩體驗中看到的，從來不是你所看到的。 <text:line-break/><text:line-break/>我真正算是有“稍微玩過”的“殺戮”遊戲，其實也就CSO與絕地求生等多人線上對戰遊戲。 <text:line-break/>一個是線上玩家組兩隊互相開槍廝殺，殺到剩下最後一人，或者裝彈拆彈成功的該方獲勝。 <text:line-break/>一個是百人荒島求生的大逃殺遊戲。 <text:line-break/><text:line-break/>我喜歡對戰遊戲，不管是籃球、棒球、卡片遊戲、象棋、圍棋、或者是所謂的殺戮遊戲等等， <text:line-break/>而不管是跟自己水平相近的對手進行對戰，想辦法提升自己的水平，再跟更高一級水平的對手進行對戰，都是一件很有趣的事情。 <text:line-break/><text:line-break/>而對於那些站在殺戮遊戲頂端的職業玩家們，我看到的是頭腦、反射神經、高超技術、團隊合作、勤奮苦練等等與任何球類、棋類競技，乃至世間一切職業的沒有任何分別的高貴品質，以及追求卓越，追求更強，追求站在頂端的那顆堅毅之心。 <text:line-break/><text:line-break/>可能在你眼中，那只是些在遊戲中殺比較多人的沒有同理心的殘暴之徒而已吧。 <text:line-break/><text:line-break/>但對我不是，如此而已。 <text:line-break/><text:line-break/>再次強調，我口中“遊戲只是遊戲”一詞的語境，僅僅只是在說，不管是我，還是這些站在殺戮遊戲頂端的職業玩家們，不會因為在遊戲中點擊滑鼠開槍射擊對手的動作，就自我投射到現實的任何醜惡戰爭罪行。 <text:line-break/><text:line-break/>在遊戲中開槍擊殺對手，就好比是在籃球場投進了一顆三分球，或者棋盤上下了一著妙手一樣，當你勤修苦練的技術獲得了應有的豐碩成果，那是會令人感到興奮的。 <text:line-break/><text:line-break/>你要理解成其他意思，或者覺得我還是沒同理心，那我也沒辦法。 <text:line-break/><text:line-break/>畢竟我不是個看到豬被長刀刺穿喉嚨就放棄吃肉的人， <text:line-break/>在第一次看到我媽殺魚的時候，我心裡或許會覺得有那麼一丁點不舒服， <text:line-break/>但也僅止於此，晚上看到餐桌上的紅燒魚，照樣吃得高興。 <text:line-break/><text:line-break/>但我在第一次玩槍戰“殺戮”遊戲的時候，甚至不會看到殺魚的那種不舒服感，這也是我一再強調的重點，虛擬跟現實的區別。 <text:line-break/><text:line-break/>我殺人了嗎？但是怎麼沒人因我而死？ <text:line-break/><text:line-break/>上述言論全建立在一個前提，也就是我從不覺得玩“殺戮”遊戲有任何罪惡之處。 <text:line-break/><text:line-break/>但即便是在另一個前提，也就是有人是帶著罪惡念頭在玩殺戮遊戲的情況下，我依舊不覺得是錯的。 <text:line-break/><text:line-break/>當然，還有就是你所說的雙標問題了， <text:line-break/>就像對馬英九丟鞋時拍手叫好，球場吉祥物抱住蔡英文拍照時卻痛罵不夠尊重總統的那群人一樣， <text:line-break/>那就是雙標人渣，沒什麼好說的。 <text:line-break/><text:line-break/>只準美國扭曲屠殺伊拉克的歷史，卻不準任何人在遊戲中殺川普，那無疑也是一種雙標。 <text:line-break/><text:line-break/>當然，這個雙標只成立在我們確實不能在遊戲中殺美國人，殺川普。 <text:line-break/><text:line-break/></text:p>
      <text:p text:style-name="P5">鄭豐遠   |  2019.11.10 08:28   |   <text:a xlink:type="simple" xlink:href="http://palinfo.habago.org/Entry?Command=Information_PrintForum&amp;iPage=1#FORUM38072"><text:span text:style-name="T6">#</text:span></text:a></text:p>
      <text:p text:style-name="P7">陳真說的，也約略是我的感覺。基於職業和個人興趣，我經常關注各種影音相關的技術，尤其是 3D (現代製造業和娛樂業的一個核心)，有空時我便會了解一下這些技術在遊戲方面的進展。我發現，這種所謂戰爭遊戲，已經形成一種特定的文化圈，就像吸毒者有吸毒的圈子那樣。不同國家的人們甚至會"組隊"，互相在網上廝殺，美國人殺俄國人，俄國人殺中國人，中國人殺韓國人，殺不完，互相叫囂辱罵、興奮異常，以之為樂。 <text:line-break/><text:line-break/>許多中國同胞對之也非常熱衷，甚至對遊戲中的武器 (全和現實武器一模一樣) 如數家珍，所謂"軍武迷"。今天用什麼槍斃了你，明天用什麼砲轟爛你，爽得不得了。這些遊戲許多又是完全複製真正的戰爭場景，什麼諾曼地登陸，什麼德軍總部，什麼中東任務，而人們竟然對此都不以為意。 <text:line-break/><text:line-break/>身為華人，我就不明白，如果今天有一款遊戲叫遠東戰爭，讓你扮演日本人，開著飛機坦克轟炸瀋陽和盧溝橋，讓你拿著武士刀在南京大開殺戒，肆意強姦婦女，享受畫面上的血肉橫飛和哀嚎，你還會覺得好玩嗎? 你還會覺得"遊戲只是遊戲"嗎? <text:line-break/><text:line-break/>我知道我此言一出，肯定要倒霉了，巴勒網上的中國同胞肯定要群起攻之。但這不折不扣就是我想說的; 如果你懂得自身受害的痛苦和血淚，怎麼別人戰場上的痛苦和血淚你就不懂了呢? 還是我們只在乎中國人受的傷害和屈辱，別人家受的傷害和屈辱就不是個事了? 哪怕再大的戰場也只是一場遊戲? 難道說我們比較在乎痛苦發生在誰家，而不是在乎痛苦本身? <text:line-break/><text:line-break/>鈺錠經常和我說，身為一個女生，如果要擇偶，她很在乎一個男生是怎麼開車的。只要看看一個男的怎麼開車，她就能判斷這個人的基本品性。開車如此，遊玩更是如此。很多時候我也想學著和大多數人一樣，拿起遊戲裡的槍，對著虛擬的敵人大開殺戒，享受一下屠殺的快感，看看這樣會不會讓我和多數人一樣有著充份的腎上腺素水平。但二三十年來別說玩，我就連下載一款遊戲也做不到，往往只能乾瞪著別人打打殺殺，心中充滿疑惑和不解。但就連乾瞪著幾分鐘，我也常遭到鈺錠的唾棄，好像我在做什麼見不得人的事一樣。 <text:line-break/><text:line-break/>為免口水，在此澄清，我在這個世界上已經活了 44 個年頭，如今我慢慢學會了一件事，那就是人的眼光和思維應該具備一種細膩性，你才有辦法適度擴展對一件人事物的看法和理解。我要澄清的是，我不想讓人以為我是什麼和平主義者，或以為我是什麼見血就怕的"心地善良"的柔弱性格 (我敢說要講殺，我一輩子殺生殺得絕對比大多數人多得多了，全是開腸剖肚、滿手血腥，我眉頭從來也不曾皺過一下)。螢幕上再殘忍的畫面，我也不會有什麼感覺的。 <text:line-break/><text:line-break/>我只是要說，每件事都可能有其兩面性，端看你在說什麼，因為你可能是在講完全不一樣的事，一碼事只能一碼談。一個人有沒有可能對工業化和戰爭感到反感，卻又極其贊同發展工業和國防? 一個人有沒有可能對民族主義感到厭惡，卻又相信愛國精神的重要性? 一個人有沒有可能看到武器或軍隊就討厭，卻又讚美崇尚軍人的情操? <text:line-break/><text:line-break/>在我看，這是完全有可能的，我對這些事物完全就是這些態度，但我不是精神分裂，一碼事往往只能一碼談，你得看你究竟是在談什麼。總之我不是"真的"反戰，我只是反對製造痛苦，並且對人們於痛苦之缺乏理解和完全麻痺感到不解。 <text:line-break/><text:line-break/>同樣的，我也並不是說人一定要有某種特定思維高度和情懷; 我自己和多數人也並沒有兩樣，但最低限度我知道自己是普通人，而世上仍有不普通之人，不普通之事。</text:p>
      <text:p text:style-name="P5">老羊   |  2019.11.10 07:28   |   <text:a xlink:type="simple" xlink:href="http://palinfo.habago.org/Entry?Command=Information_PrintForum&amp;iPage=1#FORUM38071"><text:span text:style-name="T6">#</text:span></text:a></text:p>
      <text:p text:style-name="P6">「始作俑者，其無後乎」 <text:line-break/><text:line-break/>以前中學讀到這段話的時候不是很理解；不用真人殉葬，改用假人不是很好嗎？孔子不爽什麼呢？後來才知道原來在「俑」之前還有所謂的「芻人」，就是用稻草紮成人形的陪葬品。俑因為和芻人相比太逼真，所以孔子不認可。 <text:line-break/><text:line-break/>我可以理解神犬的想法，我在網路科技公司做事，周圍的同事多數為軟體工程師，很多人都喜歡電玩，自然有一定數量的人喜歡類似 Call of Duty 或是「惡靈古堡」之類打打殺殺的遊戲，但是他們沒有人有暴力傾向，也不支持真正的戰爭。 <text:line-break/><text:line-break/>姑且不管這些遊戲的故事如何（哪一方是正義之師，哪一方是邪惡組織，遊戲開發商如何利用這種「置入行銷」把意識形態注入玩家的潛意識，或是強化既定偏見），這裡有個問題： <text:line-break/><text:line-break/>隨著 VR 技術的逐漸成熟，戰爭類型的電玩還會更進一步的逼真，那麼這些遊戲到底是能夠幫助玩家釋放壓力，還是會養大暴力的「胃口」？ <text:line-break/><text:line-break/>我沒有答案；因為我對開槍打人的電玩也一直有一定程度的排斥，所以我沒有個人經驗。但是從另一方面來說，我練劍道練了十幾年，我們可是實實在在拿著竹劍互相攻擊；雖然心裡面並不存在要傷害對方的念頭，但是動作上是不折不扣的鬥毆，而且有時也會有肉體上的實質傷害。所以我和我的同事們誰更暴力呢？其實我個人相信絕大多數的電玩玩家並沒有真正的暴力念頭，就像我練劍的時候完全沒有視對方為「敵人」一樣。偶爾發生暴力犯罪（比如在美國的大規模槍擊案），媒體可能會說警方在犯人家中搜出大量暴力電玩，那其實是廢話；以這類電玩的普及程度，要在青壯年男性家中搜出這些東西有什麼奇怪的。 <text:line-break/><text:line-break/>真正的問題不在於武術和戰爭電玩哪個更暴力，而是像陳真說的，是個人「理解」的問題。理解與否也不是對與錯的問題。 </text:p>
      <text:p text:style-name="P5">陳真   |  2019.11.10 01:24   |   <text:a xlink:type="simple" xlink:href="http://palinfo.habago.org/Entry?Command=Information_PrintForum&amp;iPage=1#FORUM38068"><text:span text:style-name="T6">#</text:span></text:a></text:p>
      <text:p text:style-name="P7">禮記說：「鄰有喪，舂不相；里有殯，不巷歌。」聖經說，「與哀哭的人同哀哭」。當然，這不是法律，你要哭要笑要歡呼高歌要敲鑼打鼓要街頭熱舞統統不犯法。你也可以說這是你的「自由」。但是，許多時候，「自由」不但有害，而且可悲，甚且可恨。 <text:line-break/><text:line-break/>一個人，如果他親身經歷過某種殺戮或創傷，成為受害者，我猜，他大概就不會以為遊戲只是遊戲，他應該就不會想在遊戲裏頭享受一下自己或自己所愛的人所曾經歷的傷害。 <text:line-break/><text:line-break/>昨天去高雄電影圖書館看大島渚的「絞死刑」。這片我二十幾年前就看過兩次，評價一般，但裏頭有一幕讓我很感動。主角念著一封也許是寫給自己、也許是寫給自己的姊姊卻沒寄出的信。信有點長，大意是說：當我發現我愛上姊姊，當我想到我所愛的人的死亡時，我似乎才體會了死亡的意義。當我愛上我姊姊時，我的世界似乎變寬了，方才有了他人的容身之處... <text:line-break/><text:line-break/>信的原文比我轉述的要優美許多，但大意如此。我要說的是：也許當你真實理解了某種東西，你對它才會產生某種感情，才不會以為「遊戲只是遊戲」。 <text:line-break/><text:line-break/>小時候，我爸常說二戰時美軍轟炸台南的事。比方說，他提到有一回美軍突然無預警飛抵台南上空，彈如雨下，整條海安路的人都拼命跑，想逃命。我爸說，有個人跑得特別快，跑在大家前面，有點得意，還回頭看。可是，就在下一秒鐘，一顆炸彈當場把他炸得支離破碎。我爸說，那位死者的一條大腿就在他眼前噴出來，血淋淋地掛在電線桿上。 <text:line-break/><text:line-break/>當時，我們這些小朋友聽了這段敘述，無不哈哈大笑，想像一條大腿掛在電線桿上，大家都覺得很滑稽，很好笑。我爸說：「你們不要笑，這不是在講笑話。」小朋友們一聽，反而爆出更多笑聲。 <text:line-break/><text:line-break/>小朋友心思單純，未經世事，但他總該有長大的一天。 <text:line-break/><text:line-break/>三十幾年前，有個家教學生，當她知道我是黨外人士時很興奮，笑呵呵地一直說「好刺激哦」。後來，當她知道我租的房間曾經被人入侵搗毀，搜走一些錄影帶和錄音帶，於是在那段期間 (也就是我首次在校園公開主張台獨之後)，我每天在床頭角落藏了一把小刀，以防不測時，她當場笑得雙頰泛紅，就像一朵燦爛的玫瑰花，一直說「好刺激哦」，還問我有沒有覺得「很刺激」？ <text:line-break/><text:line-break/>我相信，當她有一天倘若知道更多有關我家破人亡的事情，知道更多有關我的父母因為我的黨外經歷而遭受何種羞辱與擔憂恐懼時，應該就不會覺得「好刺激、好好玩哦」。 <text:line-break/><text:line-break/>這一切，其實跟「自由」無關，跟「感情」和「理解能力」比較有關。 <text:line-break/><text:line-break/>如果遊戲想要怎麼搞只是一種自由，那就應該一視同仁才對。比方說，我建議開發幾款遊戲，例如用核彈殲滅美國，最好是具體呈現美國人如何在高溫中溶化或蒸發或燒為一團黑炭，應該很刺激很好玩才對；或是弄一款遊戲，描繪如何在紐約及華盛頓到處展開大屠殺，或是仔細描繪如何把歐巴馬和希拉蕊及布希等血腥戰犯處死，看是要五馬分屍，或是千刀萬剮，或是刖刑，或是把這些血腥人渣做成人彘更好，應該會很好玩很有趣很刺激才對。 <text:line-break/><text:line-break/>不知道什麼是人彘的，請看這裏： <text:line-break/><text:line-break/>https://bit.ly/2pKGcI1 <text:line-break/><text:line-break/>我也建議，不妨還原納粹屠殺猶太人的歷史場景，或是開發一款血洗以色列的遊戲，反正遊戲只是遊戲。如果屠殺、活埋數千名伊拉克人的事都能做成遊戲，為何上述這些我所建議的遊戲就犯大忌？憑什麼？這道理會很難懂嗎？ <text:line-break/><text:line-break/>這其實不是自由，這叫做主流人們永遠可以任意且儘情地糟蹋弱者，然後說這是言論自由，說這只是遊戲。那個什麼「我是查理」的事件，基本上就是這樣；當你不把別人當人看時，你就有可能招來弱勢一方的報復。 <text:line-break/><text:line-break/>大島渚的「絞死刑」也約略談到這一點：你日本人侵略屠殺那麼多朝鮮人，還把人家抓來當奴隸，卻說這是愛國。然而，當別人僅僅只是殺你兩個人時，卻彷彿罪大惡極，必須處死。這裏頭難道沒有一絲不平之處？ <text:line-break/><text:line-break/>另外，氣味也者，並不是一種行為主義式的概念，並不是從行為上去判斷，並不是喜歡玩殺戮遊戲者就是不良氣味。(我有那麼庸俗腦殘嗎？) 如果氣味只是一種行為概念，那還叫做氣味嗎？</text:p>
      <text:p text:style-name="P5">神犬   |  2019.11.09 22:07   |   <text:a xlink:type="simple" xlink:href="http://palinfo.habago.org/Entry?Command=Information_PrintForum&amp;iPage=1#FORUM38067"><text:span text:style-name="T6">#</text:span></text:a></text:p>
      <text:p text:style-name="P6">感謝陳真醫師的留言 <text:line-break/><text:line-break/>而我之前的留言主要是在回應鄭豐遠先生的“製作和販賣這種(戰爭)遊戲應該是一種罪，應該被判刑”的這點。 <text:line-break/><text:line-break/>而我說遊戲只是遊戲這句話所要表達的，主要是希望強調我所認為的在電玩遊戲裡殺人跟在現實殺人的巨大差異。 <text:line-break/><text:line-break/>我始終不認為玩家們會因為在遊戲中用滑鼠點擊殺死了更多的人，就讓他們更加接近了一點那些在世界各地濫殺平民的邪惡美軍。 <text:line-break/><text:line-break/>不管製作、販賣、遊玩這種遊戲，都不該是一種罪，也不該受到懲罰。 <text:line-break/><text:line-break/>也許這有可能是一種微小的惡，建立在如果玩家們確實是帶著惡意去進行遊戲的話。 <text:line-break/>然而玩家們玩遊戲的原因千百種，真要探討起來的話，幾千幾萬字都說不完了。 <text:line-break/><text:line-break/>或許真的有人連點擊滑鼠開槍的動作都不忍做，認為這跟真的在殺人沒兩樣，而這令他們感到作嘔，但至少我從來沒有做過這樣的聯想，我相信絕大多數的槍戰玩家，也都不曾這樣想過。 <text:line-break/><text:line-break/>比起不忍點擊滑鼠在遊戲中殺人的慈悲者而言，槍戰玩家們的氣味也許有邪惡了一點，但這氣味有更加接近屠殺現實平民的邪惡美軍了嗎？ <text:line-break/><text:line-break/>抱歉，我還是沒辦法這麼認為。 <text:line-break/><text:line-break/>這中間當有一道壁壘分明的界限，當你跨過了，惡才會變成罪。 <text:line-break/><text:line-break/>比如職業格鬥家與街頭械鬥的小混混 <text:line-break/>喜歡看強姦A片的人與真正的強姦犯 <text:line-break/>只看二次元的蘿莉控與現實的兒童性侵犯 <text:line-break/><text:line-break/>或許惡的氣味本質是一樣的 <text:line-break/>但比起後者來說，前者肯定不該受到任何懲罰吧。 <text:line-break/><text:line-break/><text:line-break/></text:p>
      <text:p text:style-name="P5">陳真   |  2019.11.09 18:21   |   <text:a xlink:type="simple" xlink:href="http://palinfo.habago.org/Entry?Command=Information_PrintForum&amp;iPage=2#FORUM38066"><text:span text:style-name="T6">#</text:span></text:a></text:p>
      <text:p text:style-name="P6">遊戲當然不會「只是」遊戲。 <text:line-break/><text:line-break/>小時候讀了很多小說，那時候不知道它是「小說」，也不知道它的意義與價值，總之就是一種「故事書」。讀了古今中外許多小說之後，「我」肯定不是原來那個「我」，因為小說也不會「只是」小說。天底下不會有個東西「只是」那個東西。 <text:line-break/><text:line-break/>我從七歲起就不再吃肉，父母直到過世都不知道原因，為何一個據說連看電影都會拿著雞翅膀邊啃邊看、特別愛吃肉的學齡前小孩，突然有一天永遠不再吃肉？原因是，有一天，我經過一個屠宰場，看見一頭豬被人用長刀刺入咽喉，牠痛得大叫，掙脫繩索，四處亂竄，咽喉處還插著那把長刀，發出淒厲哀嚎。 <text:line-break/><text:line-break/>在那天之後，我就不再吃肉。我第一次逃家出走，就是在七歲那一年，我媽拿了一碗雞湯要逼我喝，但我心意已決，於是情急之下就從窗戶逃走，竄入草叢，徹夜不歸。在那之後，我爸媽從此就不敢再逼我吃肉，只是他們始終不知道原因。 <text:line-break/><text:line-break/>在那之後，每到夜裏，我常趴在我的小房間窗前，望向黑夜，望向屠宰場的方向，一聲聲微弱的哀嚎經常隨著微風飄進我房裏。 <text:line-break/><text:line-break/>但是很奇怪，在我當時的想像中，我並不覺得恐怖或害怕，而是感到一種彷彿帶點悲傷的希望，總覺得在那一片漆黑的荒野盡頭，在那台南的運河邊，彷彿有著一座美麗的大森林。 <text:line-break/><text:line-break/>這意味著什麼，我自己也不知道。但我知道，一頭豬的哀嚎，不會僅僅「只是」一頭豬的哀嚎。生活中每一樣東西，好的壞的，美的醜的，都不會僅僅「只是」那個東西，而是會悄悄跑到我們的生命裏頭，成為我們的一部份。 <text:line-break/><text:line-break/>遊戲當然也不會「只是」遊戲。但是，應該沒有人說要查禁什麼吧。不管遊戲是什麼內容，我向來對此很不以為然，用英文說就是 disapprove；倒不是說它好或不好，而是說那些東西不是我的菜，我沒法從中獲得一絲滿足。 <text:line-break/><text:line-break/>小時候，我家隔壁的隔壁就是一家電動玩具店，我不常打，但我每次打的時候，常會圍上來一群人，發出讚嘆聲。如果打電動有奧運比賽，我當時很可能就會代表參賽了，但它依舊從來不是我的菜。什麼東西是不是誰的菜，在我看來意義重大。為什麼呢？因為，不如就這麼說吧： <text:line-break/><text:line-break/>倘若概念是個網子，那麼，情感、氣質、品味...等等等的綜合物，就說是一個人的氣味吧，更是一種網子。 <text:line-break/><text:line-break/>概念是個網，這很容易理解。比方說，我不需要知道某個人對於「所有」人事物的「一切」判斷與選擇，但是，我僅僅只需知道他的「某個」判斷與選擇，我大概就能知道他對於各種人事物的幾乎所有判斷與選擇。為什麼呢？因為概念與評價是個網子，我只需知道其一，就能知全部。 <text:line-break/><text:line-break/>比方說，你看到一個英粉，對蔡啥小那個人渣推崇得不得了，對韓國瑜卻非常不屑。這時候，你大概就能知道此人的智商與品格，你也能知道他對於世界上各種人事物的理解方式與態度。為什麼呢？因為「認知」是個網子，藉以形成一個概念之網；當你知其一，你就幾乎能知全部。 <text:line-break/><text:line-break/>認知與概念如此，氣味更是如此。什麼樣的氣味會吃些什麼樣的菜，什麼樣的人如何覓食，如何存活在這世界上，如何看待人事物，基本上也形成了一個網，套句維根斯坦的術語，你可以說這是一種「form of life」 (生命形式)；在不同的生命形式底下，各自玩不一樣的「語言遊戲」(language game)。你有你的「遊戲」，我有我的，不一樣的物種，各自有不同的「遊戲」。並不是說我要查禁你的遊戲，而是說，你的遊戲並不是我的菜，我沒有那種品味。 <text:line-break/><text:line-break/>前天和學姊被迫去參加一個課程，主辦單位中午提供便當。學姊看到我吃便當的樣子，說我好像每天吃「盒飯」的工人模樣。我聽了很開心，我跟她說，「看來我確實言行合一」。 <text:line-break/><text:line-break/>我總希望成為「一個像守門校工那樣的人」(維根斯坦語)，並非只是空口說白話，而是整個生命便是如此。 <text:line-break/><text:line-break/>盒飯就是便當，這詞是她從周星馳的「新喜劇之王」中學來的，裏頭的女主角是個「魯蛇」，常常想要領盒飯吃。學姐認為我吃盒飯的樣子跟基層工人沒兩樣。她在我身上「看到」的東西，就是一種氣味。氣味雖然肉眼看不到，但你若仔細用心「看」，就能「看出」人與人的不同氣味。</text:p>
      <text:p text:style-name="P5">神犬   |  2019.11.09 16:40   |   <text:a xlink:type="simple" xlink:href="http://palinfo.habago.org/Entry?Command=Information_PrintForum&amp;iPage=2#FORUM38065"><text:span text:style-name="T6">#</text:span></text:a></text:p>
      <text:p text:style-name="P7">美軍開直升機屠殺平民，這自然可恥可恨。 <text:line-break/><text:line-break/>然而遊戲就只是遊戲。 <text:line-break/><text:line-break/>我不認為絕大多數的所謂槍戰玩家愛好者是因為一款戰爭遊戲中可以開槍殺人、可以屠殺平民，所以覺得好爽好棒棒才去玩的。 <text:line-break/><text:line-break/>事實上，我想絕大多數人都能分辨的出來，在遊戲中點擊滑鼠開槍殺敵與在現實中拿刀砍人之間有多麼大的區別。 <text:line-break/><text:line-break/>不過退一萬步來講，就算有人真是喜歡在遊戲中開槍殺人才玩的，那就該禁止戰爭遊戲嗎？ <text:line-break/>在虛擬空間中釋放自己心中的魔鬼，又何錯之有？ <text:line-break/><text:line-break/>再者，若戰爭遊戲該禁，那戰爭電影該禁？戰爭小說該禁？戰爭漫畫該禁？ <text:line-break/><text:line-break/>金古黃三大名家的武俠小說，在兩岸三地過往數十年的不同時間點中，都曾被列為禁書。 <text:line-break/><text:line-break/>美國禁止強姦主題的Ａ片、日本不禁止強姦主題的Ａ片、韓國的色情直播只準露兩點、臺灣禁止Ａ片、中國大陸也禁止A片，然而私下違法ＡＰＰ、違法直播無數，發展興盛程度與否，端看該年度上頭嚴不嚴打。 <text:line-break/><text:line-break/>你又比較喜歡哪一種的所謂管制呢？ </text:p>
      <text:p text:style-name="P5">蔡亦鸣   |  2019.11.09 03:54   |   <text:a xlink:type="simple" xlink:href="http://palinfo.habago.org/Entry?Command=Information_PrintForum&amp;iPage=2#FORUM38064"><text:span text:style-name="T6">#</text:span></text:a></text:p>
      <text:p text:style-name="P6">在当代一片追求爽快的主流杀戮游戏里，有一款德国游戏非常格格不入。 <text:line-break/>英文名Spec Ops: The Line，大陆叫“特殊行动：一线生机”，台湾叫“特種戰線”。是游戏界的《黑暗的心》，《现代启示录》。 <text:line-break/>主流游戏玩多了的人我很推荐试试这款，当“你”迎来结局时，看看自己究竟是何感受。</text:p>
      <text:p text:style-name="P5">陳真   |  2019.11.09 01:21   |   <text:a xlink:type="simple" xlink:href="http://palinfo.habago.org/Entry?Command=Information_PrintForum&amp;iPage=2#FORUM38062"><text:span text:style-name="T6">#</text:span></text:a></text:p>
      <text:p text:style-name="P7">卡韓政變 (192)：瞧！翁達瑞這個教授！ <text:line-break/><text:line-break/>陳真 2019.11.09. <text:line-break/><text:line-break/><text:line-break/>誰是翁達瑞？不知道。他的一些文章末尾作者介紹寫著「北美知名商學教授」。可我從未聽聞，算我孤陋寡聞吧。 <text:line-break/><text:line-break/>寫這種反駁文章很煩，因為瑣碎且枝節，更重要的還是那句老話：你很難反駁一大團缺乏實質認知意義的修辭，你更不可能反駁胡言亂語，同時也很難反駁一種根深蒂固的低能偏見，就比方說你很難反駁一個相信地下電台大力神仙丸的人之根深蒂固的信念，除非他從頭接受教育，人生重新走一回；要不就是他得透過某種同樣與認知無關之「信心」，「願意」拋棄成見，「願意」相信你所言。 <text:line-break/><text:line-break/>這樣一種「幾乎不可能反駁」的困境，意味著所謂溝通，不管是哪一種溝通--理性上的、美學的、道德的、情感的、經驗的...等等等，其實都有著某種極限；這樣一種極限，就算不是範疇上的 (categorical)，至少也是本質上的。 <text:line-break/><text:line-break/>剛剛看到翁教授底下這篇文章「瞧，廖達琪這個教授！」： <text:line-break/><text:line-break/>https://bit.ly/33wF892 <text:line-break/><text:line-break/>他針對廖達琪教授個人羞辱了一遍，說她「花錢買論文」，說她「缺乏邏輯訓練」，說她連當學生的資格都沒有，說她七十多篇國內外論文「琳瑯滿目的著作」全「都不值錢」，說她這樣那樣，非常難聽。問題是，翁教授自己卻又表明不是念政治學，無法評價廖教授的「學術貢獻」；既然無法評價，又如何可能論斷一個人「琳瑯滿目的著作」全「都不值錢」？這不是鬼扯蛋嗎？這擺明了這並不是一種理性評價，而是一種羞辱與抹黑。 <text:line-break/><text:line-break/>羞辱一個人有兩種方法，一理性，二修辭。絕大多數人採用後者，翁教授更是不例外，問題是，他卻假扮成前者，假裝訴諸理性，連「邏輯」都搬出來了。翁教授羞辱廖教授缺乏「邏輯訓練」，但我看不出廖有何邏輯問題。然而，翁教授的「邏輯」能力卻很顯然令人難以恭維。套句翁教授罵廖教授的話：我的學生如果說理能力如此差勁，我真的會想去撞牆，更不用說什麼邏輯了。翁教授所談的東西，只是如此簡單的一些事，何必裝模作樣講什麼邏輯？ <text:line-break/><text:line-break/>翁是這麼寫的： <text:line-break/><text:line-break/>「韓國瑜國政顧問團的召集人之一，中山大學政治研究所教授廖達琪...為韓國瑜辯護。廖達琪盛裝上電視，講到激動處身體前後搖晃，雙手還上下左右揮舞。」 <text:line-break/><text:line-break/>(陳真按：這樣一種羞辱方式很低級不是嗎？旁人難道不也可以用同樣的方式來羞辱翁先生？) <text:line-break/><text:line-break/>翁還說： <text:line-break/><text:line-break/>「廖達琪擁有美國名校的 (博士) 學位，但她不是我的博士生，因為我的學生會有邏輯訓練與學術倫理，不可能像廖達琪一樣在電視上強詞奪理。」   <text:line-break/><text:line-break/>翁接著說廖達琪「如何強詞奪」。翁說： <text:line-break/><text:line-break/>「學者為總統候選人助選，是基於知識良知與學術清譽，所以發言內容須根據事實並符合邏輯。...廖達琪宣稱總統職位不重要，不該管那麼多事，不需要知道那麼多事，行政院才是重要機關。這些說詞完全背離事實！總統可以把內政授權行政院長，但國防外交不得假手他人。在台灣的憲政體制，總統並不是虛位元首！  <text:line-break/><text:line-break/>廖達琪為何如此強詞奪理呢？或許她心虛，因為韓國瑜的能力普受外界質疑。...廖達琪只好扭曲事實，宣稱總統不該管那麼多事，不需要知道那麼多事！如果廖達琪知道韓國瑜懂的不多，...基於學術良知，廖達琪應該拒絕為韓國瑜背書。令人不解的是，廖達琪卻用『削足適履』的邏輯，暗示『懂的不多』的候選人，剛好適合『不該管那麼多事』的總統職位。如果廖達琪這個邏輯正確，那總統根本就不用選了。我們乾脆修憲，來個『全民總統大抽籤』！被抽中的總統不該管那麼多事，可以整天打牌抱女人，過著喝酒打屁的快樂日子！這真的是我們要的總統嗎？當然不是！廖達琪在電視上的說詞，既違反事實，也不符邏輯！」 <text:line-break/><text:line-break/>大家看完這樣一些文字，應該很想去撞牆吧！一個人蠢沒關係，可怕的是，蠢蛋卻以為自己很聰明。 <text:line-break/>翁先生的思考方式基本上是這樣： <text:line-break/><text:line-break/>先獨斷地一口咬定韓國瑜「什麼都不懂」，然後再把韓國瑜進一步抹黑一番，說他「整天打牌抱女人，喝酒打屁」(陳真按：這當然完全不是事實。但我們倒是可以說蔡英文及其家族忙著四處炒地皮)，於是，凡是支持韓國瑜的讀書人就很可能「缺乏學術良知」，然後就從廖達琪教授的論文中尋找哪裏少加個複數s，哪裏時態應是過去式，或是哪裏少加了一個定冠詞 "the" 等等文法問題上，進一步無限上綱，抹黑廖達琪不學無術、泯滅學術良知云云。 <text:line-break/><text:line-break/>可我很納悶，依翁教授低能到爆的發言水平，他的論文要不要攤開來給大家看？我相信，錯誤與荒謬之處，恐怕只會更多而非更少。這樣一種低能的抹黑伎倆實在很低級很幼稚不是嗎？這就好像我們輕易可以在任何一個人的言行或寫作中，挑出一些問題或失言，然後開始無限上綱說：「你看你看！這也叫做學者？這樣一種醫生！還有醫德嗎？讀過書嗎？」 <text:line-break/><text:line-break/>網路世界，幾乎全是這樣一種為抹黑而抹黑的修辭伎倆。翁教授顯然也不例外，但他口頭上卻邏輯邏輯邏輯個不停，彷彿充滿理性。他是以為大家都是腦殘嗎？ <text:line-break/><text:line-break/>至於台灣究竟是總統制或內閣制或雙首長制，沒有人搞得清楚。黨外時期，常有人開玩笑說，蔣經國當行政院長就是內閣制，蔣經國當總統就是總統制。黨外及早期民進黨，可能是因為認為不可能當總統，所以大力鼓吹總統應虛位化，實施內閣制。可是，當綠營自己一旦掌權，卻反而趕緊擴大總統實權，至於過去不斷鼓吹的內閣制就從此管他娘了。 <text:line-break/><text:line-break/>也就是說，廖達琪的說法，你可以不認同其觀點，但她一點也沒有任何所謂「不符事實」或「不合邏輯」之處。台灣的憲政體制，事實上就是如此具有「彈性」。你看，蔡英文為了拉攏蘇貞昌，不就讓他擁有比過往行政院長更多的權力？ <text:line-break/><text:line-break/>反倒是翁教授才有一堆邏輯謬誤。比方說，人家廖教授只是說總統職位不需「懂很多」，翁就把它進一步無限上綱成阿貓阿狗都可以一起來全民抽籤當總統。我實在很不想在這麼低能的錯誤上講什麼邏輯，若是硬要說的話，這就是一種「非演繹性」的謬誤(non-deductive fallacy)，一種 slippery slope (滑坡謬誤)。 <text:line-break/><text:line-break/>舉個例，很多反動物權的人很喜歡說：蚊子不是動物嗎？蟑螂不是動物嗎？憑什麼保護貓狗牛羊，不保護蟑螂蚊子？你覺得這種腦殘批評值得議論嗎？哪天你跟我借10塊錢買麵包，我說不行不行，我若借你10塊錢，哪天你若跟我借100萬，我豈不是要破產？ <text:line-break/><text:line-break/>翁教授的胡扯瞎掰式「邏輯」，罄竹難書。比方說，在一篇罵呂秀蓮竟然想選總統的文章中： <text:line-break/><text:line-break/>https://bit.ly/34HQgAm <text:line-break/><text:line-break/>翁教授說道： <text:line-break/><text:line-break/>「為了總統連署過關，呂秀蓮跟 (藍營的) 葛永光和羅智強攜手合作。...呂秀蓮與魔鬼交易，最終目標不是當選總統，而是為了拉下蔡英文。」 <text:line-break/><text:line-break/>(陳真按：幫忙連署就是「與魔鬼交易」？翁教授還活在蔣家年代嗎？) <text:line-break/><text:line-break/>翁說： <text:line-break/><text:line-break/>「我發現呂秀蓮最近變年輕了，而且在鏡頭前笑的好燦爛！」 <text:line-break/><text:line-break/> (陳真按：應該是笑「得」好燦爛。套句翁教授的「邏輯」，這是什麼學術能力？連小學中文也不會寫嗎？) <text:line-break/><text:line-break/>翁說： <text:line-break/><text:line-break/>「顯然的 (陳真按，應該是顯然「地」)，呂秀蓮笑的燦爛 (陳真按：又來了！是笑「得」燦爛)，不是因為選情看好，而是因為她享受宣布參選之後所得到的鎂光燈。」 <text:line-break/><text:line-break/>(陳真按：這就是一種唯心式的抹黑，指控一些當事人完全無法反駁、當然也無法驗證的心理現象。呂秀蓮又不是路人甲，她怎麼會因為什麼鎂光燈而「笑得燦爛」？)  <text:line-break/><text:line-break/>翁說： <text:line-break/><text:line-break/>「呂秀蓮一輩子參與民主運動，還因為美麗島事件坐牢！現在坐在她旁邊的人，竟然包括她一輩子對抗的『黨國』餘孽！ <text:line-break/><text:line-break/>(陳真按：葛永光及1970年才出生的羅智強，怎麼會是黨國餘孽？反倒是蔡英及其家族成員才是如假包換、舊黨國關係極深、真正意義上的黨國餘孽。翁教授連這一點基本事實也不清楚嗎？)  <text:line-break/><text:line-break/>翁說： <text:line-break/><text:line-break/>「為何呂秀蓮要拉下蔡英文呢？根據呂秀蓮自己的說法...是因為她『痛恨當權派收割民主成果！』...我用白話文來翻譯這句話：『一樣是未婚女性，為什麼坐牢的是呂秀蓮，當選總統的卻是蔡英文！』從『痛恨當權派收割民主成果』這句話，我們才知道，一輩子倡導『女性主義』的呂秀蓮，也逃不過『女人為難女人』的魔咒。」 <text:line-break/><text:line-break/>(陳真按：真是很會瞎掰抹黑，居然能扯到女人之間的內心嫉妒。我真不敢相信我的眼睛。怎麼會有人寫文章這麼低能低級，卻又教訓別人要懂得說理。) <text:line-break/><text:line-break/>翁說： <text:line-break/><text:line-break/>「蔡英文以一介女流當選總統。這是所有女性主義者的集體成就，但呂秀蓮卻選擇『女人為難女人』 ！從『痛恨當權派收割民主成果』這句話，我們也才知道，一輩子投入『民主運動』的呂秀蓮，原來『民主素養』 如此低落！更荒謬的是，呂秀蓮把參與民主運動，當成出任總統的先決條件。」 <text:line-break/><text:line-break/>(陳真按：這就是睜眼說瞎話，故意扭曲栽贓，真的很可恥。) <text:line-break/><text:line-break/>翁說： <text:line-break/><text:line-break/>「換句話說，(呂秀蓮認為)，沒有參與民主運動，就沒有資格享受民主成果。如果呂秀蓮的說法成真，等美麗島世代全數凋零後，台灣就沒人有資格出任總統了。從今以後，所有台灣總統都是民主成果的『收割者』，也因此要被呂秀蓮『痛恨』！呂秀蓮此次參選總統，已在台灣民主運動史上樹立一個『晚節不保』的典範。」  <text:line-break/><text:line-break/>各位看完這樣一些腦殘文字，不知心中做何感想？很想撞牆對不對？呂秀蓮幾時說過那樣一些話？為何要如此栽贓？當我們說「某些賊竊取了某種東西」，意思居然變成「大家都是賊」！翁教授的理解能力真是低能到爆炸！但我不相信會有人蠢到這種地步。也就是說，這一切其實都只是一種修辭，一種刻意的扭曲與抹黑，而無絲毫理性成份。</text:p>
      <text:p text:style-name="P5">鄭豐遠   |  2019.11.08 21:59   |   <text:a xlink:type="simple" xlink:href="http://palinfo.habago.org/Entry?Command=Information_PrintForum&amp;iPage=2#FORUM38061"><text:span text:style-name="T6">#</text:span></text:a></text:p>
      <text:p text:style-name="P6">請問我們是在討論個人喜好或怎麼選購遊戲嗎? 拜託饒了我吧，我是在請人推薦遊戲給我玩嗎? 巴勒網有這麼下流嗎? <text:line-break/><text:line-break/>我不是說遊戲裡不該有戰爭，應該說戰爭不該成為一種遊戲，各位難道沒看過阿桑吉和曼寧揭發的那段影片嗎，你看到美軍用直升機瘋狂掃射轟炸無辜的路人包括小孩，就像在打遊戲那樣，你覺得這種畫面很刺激嗎? 適合用來效仿成為娛樂的媒介嗎? <text:line-break/><text:line-break/>人們的腦袋究竟是有什麼毛病，竟然能容忍這些以美國為主的主流勢力製作和宣揚這種所謂"遊戲" (許多竟然還以完全真實的戰爭為主題來打造)，不但不反感，竟然還群起興奮地遊玩，以之為樂。</text:p>
      <text:p text:style-name="P5">kevin   |  2019.11.08 20:19   |   <text:a xlink:type="simple" xlink:href="http://palinfo.habago.org/Entry?Command=Information_PrintForum&amp;iPage=2#FORUM38060"><text:span text:style-name="T6">#</text:span></text:a></text:p>
      <text:p text:style-name="P7">那樓下我可以推薦模擬城市系列與大都會:天際線這兩種遊戲,蓋個人們夢想中的家園很讚</text:p>
      <text:p text:style-name="P5">鄭豐遠   |  2019.11.08 20:04   |   <text:a xlink:type="simple" xlink:href="http://palinfo.habago.org/Entry?Command=Information_PrintForum&amp;iPage=2#FORUM38059"><text:span text:style-name="T6">#</text:span></text:a></text:p>
      <text:p text:style-name="P6">這二三十年來，我一直不明白，怎麼會有人喜歡玩這種遊戲? 和平慣了的你我，是不是真的不明白什麼是槍，什麼是砲，什麼是戰爭? 殺人砍人真的很有趣嗎? 看著別人被子彈打爆頭，或被炸得血肉橫飛很有快感嗎? <text:line-break/><text:line-break/>我不反對電玩遊戲，我從小還是電玩高手之列，算是人家說的骨灰級玩家，但我實在不明白，這種所謂拿槍拿砲打打殺殺的遊戲，也能稱得上遊戲嗎? 請問是什麼樣的心智狀態，會喜歡上這種東西? <text:line-break/><text:line-break/>作為一個遊戲愛好者，這二三十年來飽嘗無數的挫折，因為幾乎找不到一個能玩的遊戲，也找不到任何同好。人們整天就是忙著殺人砍人，為之興奮不已。我曾許多次心裡出現強烈感覺，那就是製作和販賣這種遊戲應該是一種罪，應該要判刑才對，因為這些所謂"遊戲"，究竟是讓人們更快樂了，還是更躁動更暴力更失去人性? 答案應該很明顯。</text:p>
      <text:p text:style-name="P5">kevin   |  2019.11.08 16:54   |   <text:a xlink:type="simple" xlink:href="http://palinfo.habago.org/Entry?Command=Information_PrintForum&amp;iPage=2#FORUM38058"><text:span text:style-name="T6">#</text:span></text:a></text:p>
      <text:p text:style-name="P7">我有買那款遊戲來玩,玩起來很讚沒有錯,但是抹黑俄羅斯這部份真的太厚顏無恥了!搞爛伊拉克 葉門 敘利亞 利比亞的是美國而非俄羅斯,俄羅斯反而擔任值得信任的穩定力量,好啦!當作發生在平行時空的故事也可,但也應該反省一下自己怎麼被罵作賊喊捉賊 縱火喊救火</text:p>
      <text:p text:style-name="P5">kevin   |  2019.11.08 16:50   |   <text:a xlink:type="simple" xlink:href="http://palinfo.habago.org/Entry?Command=Information_PrintForum&amp;iPage=2#FORUM38057"><text:span text:style-name="T6">#</text:span></text:a></text:p>
      <text:p text:style-name="P6">現實當中佔領別人國家把別人國家弄得一團亂的是老美吧.....俄羅斯反而在中東擔任穩定力量,結果遊戲居然玩起作賊喊捉賊..... <text:line-break/><text:line-break/>https://www.4gamers.com.tw/news/detail/40946/call-of-duty-modern-warfare-grosses-600m-in-opening-weekend <text:line-break/><text:line-break/>數字證明，由 Infinity Ward 原班團隊人馬打造的《決勝時刻：現代戰爭》（Call of Duty: Modern Warfare）重啟版確實是門能賺錢的作品，動視暴雪（Activision Blizzard）透過新聞稿表示，本作上市首週突破 6 億美元營收。 <text:line-break/><text:line-break/>根據官方公告，《現代戰爭》第一週的銷售達到 6 億美元，這個數字不僅是動視歷來《決勝時刻》遊戲上市首週營收的最高紀錄，還超過廣受好評的電影《小丑》首週票房兩倍，也比前作《決勝時刻：黑色行動 4》首週營收還多出 1 億美元。 <text:line-break/><text:line-break/>雖然營收數字開出好成績，但是這次的《現代戰爭》評價卻是呈現兩極化的褒貶不一，在海外知名評分網站 Metacritic 雖然獲得 82 分的佳作水平，但在玩家評分方面僅得到 3.2 分的總合評價，在負評中有多數來自俄羅斯玩家留言抗議。 <text:line-break/><text:line-break/>會造成俄羅斯玩家如此反彈，主因便是重啟版《現代戰爭》的劇情戰役中，描述了虛構的中東國家「烏茲斯坦」爆發數十年的內戰，國內極端的恐怖份子與當地反抗軍彼此對峙，而美國與俄羅斯也因為該國的恐怖份子引發的恐怖攻擊而介入這場中東內戰。 <text:line-break/><text:line-break/>事實上，重啟版《現代戰爭》的劇情便是將 90 年代的中東波灣戰爭與近代的敘利亞內戰作基礎發想，然而在劇情中卻描述恐怖份子的化學武器為俄羅斯提供，且在「死亡公路」章節明顯影涉波灣戰爭的「死亡高速公路」轟炸事件。 <text:line-break/><text:line-break/>根據維基記載，1991 年 2 月 26 日，伊拉克軍隊開始退出科威特，在從科威特通向伊拉克的高速公路上，伊拉克軍隊和伊拉克和巴勒斯坦平民組成了一條長龍，而這支隊伍被聯合國盟軍飛機猛烈轟炸，許多平民因此喪生。然而，在遊戲中「死亡公路」章節開頭，則是描述成俄羅斯軍隊轟炸平民，雖然這是虛構的故事，但同樣令俄羅斯玩家不滿抗議。 <text:line-break/><text:line-break/>在《現代戰爭》中有爭議的不只是「死亡公路」，就連下一章節「烽火家園」中描述反抗軍首領「法菈赫」的幼年，也呈現了俄羅斯軍人的殘酷無情。這些虛構的劇情設計皆引發俄羅斯玩家不滿，批評故事是「美國思想宣傳」（American propaganda），而 BBC 也在最近報導俄羅斯電視媒體討論《現代戰爭》的劇情。 <text:line-break/><text:line-break/>儘管動視強調遊戲劇情都是虛構的，但是因為遊戲劇情與現實的歷史有驚人的相似之處，尤其是掩蓋了美國在波灣戰爭所犯下的戰爭罪，在遊戲任務中改成了俄羅斯變成罪犯，讓《現代戰爭》受到抨擊無可厚非。 <text:line-break/><text:line-break/>不過，即便在這樣的批評聲浪下，《決勝時刻：現代戰爭》仍開出亮眼的營收成績。就目前來看，《現代戰爭》除了劇情有爭議外，先不提一些莫名其妙的小 Bug，多人模式的地圖設計缺失也成為玩家揶揄的主題，連「撞門也能上 PotG」的狀況都有。 <text:line-break/><text:line-break/>由 Infinity Ward 開發的《決勝時刻：現代戰爭》新作已在 10 月 25 日於 PS4、Xbox One、PC Battle.net 正式發售。</text:p>
      <text:p text:style-name="P5">kevin   |  2019.11.08 16:46   |   <text:a xlink:type="simple" xlink:href="http://palinfo.habago.org/Entry?Command=Information_PrintForum&amp;iPage=2#FORUM38056"><text:span text:style-name="T6">#</text:span></text:a></text:p>
      <text:p text:style-name="P7">請陳真醫師來看啥叫做作賊喊捉賊,縱火喊救火..... <text:line-break/>https://www.techbang.com/posts/73972-moment-of-victory-modern-warfare-leaves-russias-flying-pot-and-players-are-unhappy <text:line-break/><text:line-break/>剛剛上市的《決勝時刻：現代戰爭》（下文簡稱《現代戰爭》），評分爆炸了——往壞的那方面。這一代《決勝時刻》原本在媒體和玩家心中的印象還挺不錯的。光是衝著劇情模式回歸，普萊斯上尉這樣的經典角色再度出場，就已經足夠讓不少系列的老玩家喊著要「買爆」。然而這幾天，這款遊戲的差評突然出現了爆炸性的增漲。到現在為止，在Metacritc上已經出現了兩千多條負面評論，玩家評分跌到了3.3分。 <text:line-break/>這一切，都是遊戲裡一個劇情任務鬧的。 <text:line-break/><text:line-break/>在《現代戰爭》裡，有一個叫做「死亡公路」（Highway of Death）的任務。按照遊戲的設定，俄羅斯人在入侵虛構的中東國家「烏茲克斯坦」（沒有「別」）時，曾經在這條公路上殺死了沿公路撤退的難民，犯下了不可饒恕的戰爭罪行。 <text:line-break/><text:line-break/>熟悉現實中當代戰爭歷史的人，看到這兒可能已經發現問題在哪兒了。「死亡公路」並不是一個編劇發明出來的詞彙，而是一個真實發生過的著名歷史事件。 <text:line-break/>現實中的「死亡公路」事件，發生在1991年2月。此前，美軍的沙漠風暴行動大獲成功，伊拉克的主力部隊沿著科威特到巴士拉的兩條公路潰敗。美軍趁勢發起襲擊，光是在80號公路上就擊毀了1400-2000台車輛。 <text:line-break/><text:line-break/>這場襲擊引起了軒然大波。在美軍摧毀的車輛裡，除了坦克和裝甲車，還有不少民用的豐田、大眾和摩托車。這是因為在伊拉克軍隊撤退的時候，有大量科威特和巴勒斯坦難民同行。 <text:line-break/>襲擊現場慘不忍睹，「死亡公路」也因此得名。部分照片和畫面由於太過慘烈，甚至媒體都達成了不予公開的共識。一開始，美軍高層還試圖為襲擊辯護，但是隨著平民死亡的證據越來越多，這些辯護只能越描越黑。迫於壓力，時任總統喬治‧布什宣佈停火，草草結束了戰爭。 <text:line-break/>這麼一對比，《現代戰爭》裡的「死亡公路」不但用了海灣戰爭「死亡公路」的名字，甚至連劇情都原樣照抄，只是把戰爭犯罪掉了個頭安在了俄羅斯的頭上。而現實中造成「死亡公路」慘劇的英美軍隊，在遊戲裡依然大體是代表正義的一方，確實有點諷刺。 <text:line-break/>這下可把俄羅斯玩家們氣壞了，紛紛到社群媒體上表達不滿：平時給我們安一些莫須有的罪名也就算了，你們自己幹過的破事還要隔空甩到我們頭上，也有點太那啥了。 <text:line-break/><text:line-break/>對此，《現代戰爭》的劇情總監則是這麼回應的：遊戲完全是虛構的，是從過去50年的全球各地的戰爭裡面尋求的靈感，沒有特別針對哪一起事件。另外，遊戲裡，美軍也有壞人，俄羅斯也有英雄，他們沒有故意抹黑俄羅斯的意圖。 <text:line-break/>這話看起來挺有道理，但是仔細一想又不太對勁。真要是「不打算針對誰」的話，為什麼不索性把整個背景設定都改成架空的，別讓真實存在的國家參戰呢？當然這麼論下去，就要涉及到很多和創作自由相關，扯不清的問題了。 <text:line-break/><text:line-break/></text:p>
      <text:p text:style-name="P5">李宣樂   |  2019.11.07 17:08   |   <text:a xlink:type="simple" xlink:href="http://palinfo.habago.org/Entry?Command=Information_PrintForum&amp;iPage=1#FORUM38055"><text:span text:style-name="T6">#</text:span></text:a></text:p>
      <text:p text:style-name="P6">陳真醫師您好 <text:line-break/><text:line-break/>在版上看文多年了，基於您曾說的"臭味相投"，有時看著看著眼淚便潺潺而下，總有想說點什麼的時候，可是又深怕多說點什麼只是顯得自己貧乏無知，於是又趕緊收手。對於冒犯一事請不要介意，看完心得我是有所收穫的。祝福平安</text:p>
      <text:p text:style-name="P5">陳真   |  2019.11.07 02:13   |   <text:a xlink:type="simple" xlink:href="http://palinfo.habago.org/Entry?Command=Information_PrintForum&amp;iPage=1#FORUM38054"><text:span text:style-name="T6">#</text:span></text:a></text:p>
      <text:p text:style-name="P7">宣樂你好， <text:line-break/><text:line-break/>對不起，希望我對你提起的那部電影的想法，不會讓你或讓任何人感到冒犯。我最怕人家問我意見，因為我的意見通常不受歡迎，因此常使我感到為難，不知該說實話或說場面話。 <text:line-break/><text:line-break/>其實，我反倒很納悶怎麼會有人喜歡那樣一部片 ("小丑")？多麼可笑膚淺的理解方式不是嗎？"邊緣人" 怎麼會那樣囂張跋扈？怎麼會那樣脆弱？邊緣人是像我這樣才對：小心翼翼，夾著尾巴做人，儘可能把自己的需求減到最少，儘可能不去麻煩大家，連呼吸都深怕打擾了這個世界。 <text:line-break/><text:line-break/>平常連點餐、買票、搭車、生病找醫生等等等，每個環節我都怕；連面對服務生我都很緊張，連跟服務生多要一根湯匙的膽量我也沒有。學姊可作證，她常說 "你連去跟服務生多要一根吸管也不敢？" 可我就是不敢 (她其實也不敢，所以我們常會互相推來推去，無人敢出面)。為什麼呢？因為我總覺得自己卑微到當我提出 "多要一根湯匙或吸管" 的要求時，我會覺得很不安。 <text:line-break/><text:line-break/>流浪狗如果會說話，一定會對我所言大表認同，因為牠們就是我，我就是牠們。 <text:line-break/><text:line-break/>邊緣人更不可能像電影演的那麼脆弱，被人羞辱幾句就崩潰，就要殺人、使性子，那我豈不是得毀滅宇宙才能甘心了。那樣一種驕縱，應該是公子哥兒或小公主的習性吧，怎麼會是邊緣人？邊緣人即便被人打罵羞辱得全身是傷，也只會躲入洞穴，午夜夢迴暗自療傷止痛。 <text:line-break/><text:line-break/>看過流浪狗吧，常被人欺負，牠會因此耍性子嗎？當然不會。有時夜裏看完診，下了班，夜深人靜，看到醫院附近草叢裏或垃圾堆旁蜷著身子休息的流浪狗的背影，我心裏都特別感動，很寧靜，很無辜；若是冬天或下雨天，你還會看到牠們睡覺休息時身子冷得微微顫抖。 <text:line-break/><text:line-break/>甘地說得對，"有多少無辜，就有多少力量"。我並不看輕自己，也不看輕自己的同類，其實我是完全肯定這樣一種力量的。說起來，這又是另一回事了。 <text:line-break/><text:line-break/>不過，一部電影之理解深度，畢竟跟道德正不正確無關，而是跟美不美有關；"小丑" 這片，在我看來毫無美感可言。 <text:line-break/><text:line-break/>我不認為藝術必須是道德的，但它終究必須是美麗的、動人的。當然，我也不會說它是爛片；它當然不是那種好萊塢式的超級賣座科技大爛片。"小丑" 不爛，只是空有形式與技術，卻無內涵，就跟塑膠花一樣，空洞蒼白，你根本不會想靠近它。 <text:line-break/><text:line-break/>藝術無關道德。比方說，我非常喜歡蘇古諾夫的 "The Sun"，百看不厭。它是在描寫日本裕仁天皇。天皇是個戰爭罪犯，但他依舊是個 "人"。"The Sun" 與其說是在描寫天皇，不如說它是在描寫所有人的存在處境，理解之細膩與悲憫，能讓人悲從中來。</text:p>
      <text:p text:style-name="P5">李宣樂   |  2019.11.06 16:35   |   <text:a xlink:type="simple" xlink:href="http://palinfo.habago.org/Entry?Command=Information_PrintForum&amp;iPage=1#FORUM38053"><text:span text:style-name="T6">#</text:span></text:a></text:p>
      <text:p text:style-name="P6">陳真醫師您好，不好意思因為自己的猶豫不決現在才回覆留言。知道陳真醫師十分忙碌，能看到您寫的觀影心得很感謝。看完後內心也有所收穫，再次謝謝！</text:p>
      <text:p text:style-name="P5">陳真   |  2019.11.06 00:45   |   <text:a xlink:type="simple" xlink:href="http://palinfo.habago.org/Entry?Command=Information_PrintForum&amp;iPage=1#FORUM38052"><text:span text:style-name="T6">#</text:span></text:a></text:p>
      <text:p text:style-name="P6">(後記) <text:line-break/><text:line-break/>這樣一種假聲援真抹黑，背後依然有著一種一以貫之的「綠色邏輯」，亦即「目的之工具化」，簡單說就是掛羊頭賣狗肉；充份利用或轉化各種所謂「理想」或漂亮概念來做為一種政治工具，一種打擊敵人的武器，一種政治宣傳，乃至一種謀取私利與權位的敲門磚與晉身階；他不是真的在乎某種目的或某個事件的內在價值，而是利用它來做為一種手段，藉以達成其它目的。 <text:line-break/><text:line-break/>做為台灣社運界的元老，從人權到環保，從政策到救援，從工運到農運，從婦女到小孩，從醫界到學界，從政治到文化與教育，參與創立各種社運團體，十餘年的青春血淚成果，到頭來，隨著政治力的大舉介入與收編，竟然全部變了質，統統變成政治打手。迄今不變的，大概就只有以悟泓為首的動保運動。 <text:line-break/><text:line-break/>我是後知後覺者，差不多直到1994-1995年，我方才意識到這個問題。很大程度上，我是受到當年趙剛老師寫的一本書叫做「小心國家族」的啟發，另一方面當然就是來自社運中的直接經驗。 <text:line-break/><text:line-break/>在這些滿口理想的圈子中，你會發現，參與者似乎不是真的在意他們所從事的所謂社運之真實內涵，而是在意是否能藉著它來打擊政敵 (萬惡的國民黨)，是否能藉著它來累積一己知名度或所謂「政治資源」。一旦累積了足夠的政治資源，就準備「鯉躍龍門」，掠奪權位，取得分贓國家資源的長期飯票。 <text:line-break/><text:line-break/>他們當然不會說分贓或掠奪；用他們充滿理想的術語來說就是「我願意承擔更大的責任，進入國會，進入體制，為大家拼命，實踐理想」。可是，這些社運撈仔，當他權位在握時，可還記得初衷？ <text:line-break/><text:line-break/>其實，你不能用「莫忘初衷」來期許他，因為他的初衷從來都不是羊頭，而是狗肉。羊頭成為手段，狗肉反倒變成目的。你看，聲援阿桑吉，居然也能轉化成「仇中保台」，轉化成「捍衛民主陣營」。這種顛倒基本是非的語言功力，總是一再突破我的想像。</text:p>
      <text:p text:style-name="P5">陳真   |  2019.11.05 20:27   |   <text:a xlink:type="simple" xlink:href="http://palinfo.habago.org/Entry?Command=Information_PrintForum&amp;iPage=1#FORUM38051"><text:span text:style-name="T6">#</text:span></text:a></text:p>
      <text:p text:style-name="P7">民進黨的尾巴黨們聲援阿桑吉？ <text:line-break/><text:line-break/>陳真 <text:line-break/><text:line-break/>2019. 11. 05. <text:line-break/><text:line-break/>蠢話或鳥話往往讓人無言，為什麼呢？因為它就是一堆毫無意義的鬼扯蛋。再深奧的說法都有可能反駁，但你如何可能去反駁一堆瞎掰胡扯的低能鬼話？難道要從ㄅㄆㄇㄈ開始教起？ <text:line-break/><text:line-break/>我看到今年5月13日的一則「聲援阿桑吉」的苦勞網新聞。我的天啊，看了之後差點沒昏倒。這是抹黑，哪是聲援？「聲援者」包括三個黨，全是人渣黨的尾巴黨：樹黨、綠黨、社會民主黨。另外還有一個人渣黨的附隨組織--完全變了質的國際特赦組織台灣分會。 <text:line-break/><text:line-break/>他們的「聲援」是這麼說的，我真的是被打敗了，很無言。 <text:line-break/><text:line-break/>樹黨指出： <text:line-break/><text:line-break/>「台灣是全球民主陣營的一員，自當加入聲援 (阿桑吉)。因為，台灣和許多民主國家，都面臨層出不窮的假新聞，甚至來自有敵意國家以假新聞蓄意攻擊。」 <text:line-break/><text:line-break/>很離譜吧！台灣是「全球民主陣營的一員」，所以應該聲援阿桑吉？可是，阿桑吉不就是這些無惡不作的「民主陣營」所要追殺的共同敵人嗎？因為他洩露了「奉行國家恐怖主義聯盟」數以千萬計的血腥惡行(Noam Chomsky 語，並指出台灣亦是這個國家恐怖主義聯盟的成員之一--其實台灣只是負責出錢、跑腿的走狗)。 <text:line-break/><text:line-break/>至於聲援阿桑吉的理由，竟然說什麼是因為「台灣和許多民主國家都面臨假新聞的攻擊」，聽到這種蠢話，我真是很無言。阿桑吉就是駭出這些所謂「民主國家」幾千萬筆密件，揭露這些奉行國家恐怖主義聯盟罄竹難書之血腥惡行，因此才遭到這些所謂「民主國家」長達十餘年的追殺。 <text:line-break/><text:line-break/>寫這種反駁腦殘的文章真是很痛苦。腦殘是沒法反駁的，依我看是沒藥醫。 <text:line-break/><text:line-break/>綠黨則更離譜了。他說：「解基解密所揭露的內容」，加上阿桑吉「近幾年與俄國過從甚密，帶來人權侵害的隱憂。」進而呼籲，「資訊之公開，應避免成為極權主義介入他國內政的工具」，然後鼓勵「無論是英國或美國，都是民主典範的國家，兩國應有其表率風範，落實對新聞自由的保障。」 <text:line-break/><text:line-break/>最後，大家並一致譴責阿桑吉，叫他應「主動面對」性侵指控。國際特赦組織台灣分會甚至還有模有樣地說，阿桑吉的性侵「如果犯行證據足夠，正義應該要得到伸張。」因為，「新聞自由誠然有其正當性，但是對於身體自主權的尊重，也是全球綠人的核心價值」。   <text:line-break/><text:line-break/>各位，很不可思議吧！我真不敢相信我的眼睛。不過，我知道這些尾巴黨或附隨組織個個智商高到爆表，絕非腦殘。他們只是裝蒜。再說，阿桑吉目前的一大堆可判死罪的罪名，跟之前耐人尋味的所謂性侵有何關係？ <text:line-break/><text:line-break/>社會民主黨更是鬼扯瞎掰無恥到爆。這個鳥人黨說：阿桑吉的處境跟台灣很類似 (陳真按：我看不出類似在哪)。為什麼類似呢？因為二戰後，「日本殖民者離開台灣後，美國為了發展遠東政策，於是要求另一殖民者中國來佔領台灣。到了1950年代，美國又在冷戰體制下支持敗退來臺的國民黨政權，默許白色恐怖國家暴力在這塊土地上發生」。 <text:line-break/><text:line-break/>媽的！原來台灣不屬於中國，原來是美國要求中國來佔領台灣，並且支持一個萬惡的國民黨來發展美國的遠東政策。 <text:line-break/><text:line-break/>這些綠油油的尾巴黨，到底還有什麼鬼話是說不出口的？他們是以為大家全是腦殘嗎？ <text:line-break/><text:line-break/>(後記) <text:line-break/><text:line-break/>這樣一種假聲援真抹黑，背後依然有著一種一以貫之的「綠色邏輯」，亦即「目的之工具化」，簡單說就是掛羊頭賣狗肉；充份利用或轉化各種所謂「理想」或漂亮概念來做為一種政治工具，一種打擊敵人的武器，一種政治宣傳，乃至一種謀取私利與權位的敲門磚與晉身階；他不是真的在乎某種目的或某個事件的內在價值，而是利用它來做為一種手段，藉以達成其它目的。 <text:line-break/><text:line-break/>做為台灣社運界的元老，從人權到環保，從政策到救援，從工運到農運，從婦女到小孩，從醫界到學界，從政治到文化與教育，參與創立各種社運團體，十餘年的青春血淚成果，到頭來，隨著政治力的大舉介入與收編，竟然全部變了質，統統變成政治打手。迄今不變的，大概就只有以悟泓為首的動保運動。 <text:line-break/><text:line-break/>我是後知後覺者，差不多直到1994-1995年，我方才意識到這個問題。很大程度上，我是受到當年趙剛老師寫的一本書叫做「小心國家族」的啟發，另一方面當然就是來自社運中的直接經驗。 <text:line-break/><text:line-break/>在這些滿口理想的圈子中，你會發現，參與者似乎不是真的在意他們所從事的所謂社運之真實內涵，而是在意是否能藉著它來打擊政敵 (萬惡的國民黨)，是否能藉著它來累積一己知名度或所謂「政治資源」。一旦累積了足夠的政治資源，就準備「鯉躍龍門」，掠奪權位，取得分贓國家資源的長期飯票。 <text:line-break/><text:line-break/>他們當然不會說分贓或掠奪；用他們充滿理想的術語來說就是「我願意承擔更大的責任，進入國會，進入體制，為大家拼命，實踐理想」。可是，這些社運撈仔，當他權位在握時，可還記得初衷？ <text:line-break/><text:line-break/>其實，你不能用「莫忘初衷」來期許他，因為他的初衷從來都不是羊頭，而是狗肉。羊頭成為手段，狗肉反倒變成目的。你看，聲援阿桑吉，居然也能轉化成「仇中保台」，轉化成「捍衛民主陣營」。這種顛倒基本是非的語言功力，總是一再突破我的想像。</text:p>
      <text:p text:style-name="P5">陳真   |  2019.11.05 11:21   |   <text:a xlink:type="simple" xlink:href="http://palinfo.habago.org/Entry?Command=Information_PrintForum&amp;iPage=1#FORUM38050"><text:span text:style-name="T6">#</text:span></text:a></text:p>
      <text:p text:style-name="P6">依台灣法令，警方得以盤查，要求出示身份證什麼的。如果你不想出示其實也可以，但有可能會因此被帶回派出所調查三小時(以內)。當然，過程中隨時可以表示異議，並要求做出異議書面紀錄，日後可做法律用途，警方不得拒絕。 <text:line-break/><text:line-break/>查明身份我覺得是ok，但是檢查皮包或隨身物品，那就太超過了，因為那已經是屬於搜索的範圍。警方又沒有搜索票，也沒有任何具體事實足以表明當事人有自傷或傷人之虞，警方是沒有權力動手搜查或搜身的。我猜，有兩種可能，一是 AIT 授意，二是警方看你一個人勢單力孤，故意找點麻煩。一的可能性高，或一二兼具。</text:p>
      <text:p text:style-name="P5">陳真   |  2019.11.05 01:17   |   <text:a xlink:type="simple" xlink:href="http://palinfo.habago.org/Entry?Command=Information_PrintForum&amp;iPage=1#FORUM38049"><text:span text:style-name="T6">#</text:span></text:a></text:p>
      <text:p text:style-name="P7">我想把每一次的聲援阿桑吉活動之相關記錄，放在首頁。像這樣： <text:line-break/><text:line-break/>https://bit.ly/2PI8U6R <text:line-break/><text:line-break/>很多事，做過之後，久了就忘，或是當下感受不見了。因此，留點記錄也許多少有點意義。知識或資料可以隨時取得，但實質經驗卻屬私密且稍縱即逝。 <text:line-break/><text:line-break/>三十幾年前，有一些頗有歷史感的黨外前輩 (例如劉峰松老師) 經常跟我說，"陳真，你寫東西這麼快，而且每天接觸那麼多人那麼多事，為什麼不逐日做記錄？給這時代留下一點東西？" 他們說得對： <text:line-break/><text:line-break/>"時間過得很快，這些當下看起來也許有點乏味的第一手經驗或觀察，其實將來就是一種史料，而且也許比較忠實，比較不會被時間和記憶及日後思維給扭曲。你只要每天花個30分鐘，幾十年下來，就能做好這樣一件事。" <text:line-break/><text:line-break/>當時，表面上我都會回答說，"我全記在腦子裏，不會忘"。話雖如此，其實對於此一說法我也挺能認同，只是我年少赤貧，歲月顛簸，寫作極其不易。要是以我現在的生活條件及電腦打字之快，四十年寫下來，足以寫成數百書冊，也許對後人會有一點點意義。 <text:line-break/><text:line-break/>很多東西，也許你以為你總會記得，其實不然，你不但會忘，而且會忘得根本連自己忘記什麼都不知道，I forgot what I forgot。 So... <text:line-break/><text:line-break/>當然，各人作風與習性不同，無須勉強。</text:p>
      <text:p text:style-name="P5">吳聲志   |  2019.11.04 23:31   |   <text:a xlink:type="simple" xlink:href="http://palinfo.habago.org/Entry?Command=Information_PrintForum&amp;iPage=1#FORUM38048"><text:span text:style-name="T6">#</text:span></text:a></text:p>
      <text:p text:style-name="P6">周六靜站，我站在AIT斜對面的大街上， <text:line-break/>戴著聲援阿桑吉的牌子，抬頭剛好就是美國國旗， <text:line-break/>心裡覺得悶悶的，沒有其他特別的想法， <text:line-break/>不知不覺就過了兩小時。 <text:line-break/>聲志</text:p>
      <text:p text:style-name="P5">世主   |  2019.11.04 01:12   |   <text:a xlink:type="simple" xlink:href="http://palinfo.habago.org/Entry?Command=Information_PrintForum&amp;iPage=1#FORUM38047"><text:span text:style-name="T6">#</text:span></text:a></text:p>
      <text:p text:style-name="P7">昨天靜站，只發出兩張傳單，一張是給一位善意的警察，因為他微笑地問我們在抗議什麼，我簡單說明了一下後，問他要不要傳單，傳單寫得比較清楚，他說好；另一張是一位來自附近的上班族，很像公務員，我們聊了一下，他知道阿桑吉，也覺得阿桑吉正處於最脆弱的階段，我說傳單寫得比較清楚，問他要不要拿一張，他頻點頭，說好！拿了之後，很客氣地說了聲謝謝。 <text:line-break/><text:line-break/>因為我們兩兩站在AIT對街十字路口，紅燈時很多車停下來會朝我們看，旁邊也正好是公車站牌，我看到一些乘客和駕駛都有朝向我們望，有幾輛車故意駛近看，有一個人還念了"阿桑吉"，然後說誰呀？覺得周六這個路口有很多車經過，至少有人注意阿桑吉這個人了。 <text:line-break/><text:line-break/>其實我站在AIT對面，最希望給AIT裡面的人看，我相信裡面的值班人員或警衛也有支持阿桑吉的人，因為每個人都有一顆不想傷害人的良心，這顆心也是自己最清楚最能面對。 <text:line-break/><text:line-break/>靜站下半場，從我的角度看過去陳真阿忠那邊，一度出現一道強烈的亮光照在陳真身上，是太陽落下前的奮力餘暉，光線很溫柔很神聖很亮，把陳真的白髮和白襯衫照得一片泛白，差點以為是阿桑吉顯靈了、還是天使落凡助陣，覺得很神奇，隨著光束慢慢收窄消失，幻境結束，我們也差不多五點收工了。 <text:line-break/><text:line-break/>覺得十幾位警察便衣們很辛苦，陪我們站足兩小時，走時有揮手跟他們說辛苦了！ <text:line-break/><text:line-break/><text:line-break/></text:p>
      <text:p text:style-name="P5">王修亮   |  2019.11.03 23:03   |   <text:a xlink:type="simple" xlink:href="http://palinfo.habago.org/Entry?Command=Information_PrintForum&amp;iPage=1#FORUM38046"><text:span text:style-name="T6">#</text:span></text:a></text:p>
      <text:p text:style-name="P6">和幾位熟悉又陌生的夥伴，站在金湖路AIT的路口，看著陳真和阿忠在警察包圍圈裡平淡的拿著牌子。 <text:line-break/><text:line-break/>風很大，隨著風飄來斷續隱微的勸告聲：「你也體諒大家一下………」 <text:line-break/><text:line-break/>我心裡大致知道是什麼様的狀況，少年時總為這樣的勸告難堪，總覺得自己欠了全世界的人情，總覺得自己怎麼堅持都不對。 <text:line-break/><text:line-break/>後來慢慢明白，有人想醒，也總是有人想睡，還有人半睡半醒。要說睡的人對還是醒的人對？這沒法子說的，是非對錯是人文的創造，說到後面總是虛無。 <text:line-break/><text:line-break/>憑感覺做事嗎？現在最流行的方式就是「憑感覺做事」，其實社會化的感覺是無思考無意識的，依憑的都是黑沉的慾望。 <text:line-break/>人早已失去天然的純淨，只剩下人工社會裡黑沉的慾望。 <text:line-break/><text:line-break/>偶而總有那麼個人勇敢地點個火，燃亮一盞燈，照見四周的真實。 <text:line-break/><text:line-break/>站在這裡，不過就是想接近這個火而已，在沉靜的黑暗之中，在寂寞匆忙又悄無聲息、來不及思考也不知道要思考的黑暗之中，只是想藉著這火，照亮一下現在是什麼？現在有什麼？ <text:line-break/><text:line-break/>想在這霎那的火光中看一眼真實，或許不會有任何改變，但只是看一眼真實。 <text:line-break/><text:line-break/>睡的儘管睡，半睡半醒渾渾噩噩的也儘管渾渾噩噩，醒著的人接過了火，未必能擁有保全、未必欣喜或悲傷，也只是想看一眼真實。 <text:line-break/><text:line-break/>站在這裡，只是相信自己活著的世界裡，真的還存有一點火光。</text:p>
      <text:p text:style-name="P5">陳真   |  2019.11.03 21:59   |   <text:a xlink:type="simple" xlink:href="http://palinfo.habago.org/Entry?Command=Information_PrintForum&amp;iPage=1#FORUM38045"><text:span text:style-name="T6">#</text:span></text:a></text:p>
      <text:p text:style-name="P7">正王在巴勒網的內部群組裏頭說，明天 (周一) 下午一點到三點，要一個人去 AIT前舉牌，問說該注意些什麼。我這回覆，因為充滿個人色彩，不好意思把它寄到別人的信箱裏那般粗暴，因此就貼在這。 <text:line-break/><text:line-break/>台灣警察一般來說都還挺文明，大多溫和、客氣。但是，AIT 裏面那些警衛就不會跟你客氣了，他們是採美國標準。不過，理論上他們不能出面，只能在他們所強調的「美國人的領土」上執行所謂安全任務。 <text:line-break/><text:line-break/>但是，曾有幾次，我在舊的 AIT 大門口被裏面的警衛跑出來撂狠話，說我死定了，說哪天要給我難看，說我吃飽太閒等等，這些應該都算是一種超乎職責的行為。這部份當然就無法預期。不過，他們不會動粗，因為沒必要，頂多說說無聊話。 <text:line-break/><text:line-break/>警察過來關心時，也許會叫你走開，然後瞎掰一堆鬼話說你違法之類。可是，兩個人以內都不違法。就算超過三人在禁制區內，若要驅散或逮捕，程序上也應先舉牌警告，拿麥克風公開要你解散，警告兩次之後才能抓人。 <text:line-break/><text:line-break/>我覺得，一個人行動，安全倒是其次，主要難堪之處是一人面對千夫指的尷尬。雖然現場不會有千夫，甚至往往空無一人，但你心裏會明白，那些不在現場的「 千夫」何止千夫，不在現場的人們其實對你是漠然的，訕笑的，乃至鄙夷與厭惡，覺得你很怪，很無聊，覺得你是不是有病或人格是不是有什麼缺陷等等等。 <text:line-break/><text:line-break/>但我常如此自處：我管不著外界怎麼看，那些統統都不是我所能控制，我唯一能管轄的就只是方寸之間自己的一顆心。我會問自己心裏在想什麼？我這顆心夠純粹嗎？我是出於一種愛嗎？如果是的話，我有何可畏懼？有何好懼怕？有何可羞愧？如果阿桑吉如同我的親友家人一般，我怎麼可能遺忘了他？我怎麼可能會因為一己落單遭受誤解鄙夷而感到羞愧？ <text:line-break/><text:line-break/>我常覺得，世上每件事都可以用愛情來理解，特別是政治。我很喜歡婁燁的「頤和園」，彷彿它說中了某種連我自己都說不上來的年少熱情。Emir Kusturica 也曾經說「我的電影之所以能感動一些人，也許是因為我使用了一種永遠不會退流行的古老配方--愛情」。 <text:line-break/><text:line-break/>婁燁在接受採訪時，談到自己拍「頤和園」這部電影，他說： <text:line-break/><text:line-break/>「有一種東西，它會在某個夏天的夜晚，像風一樣突然襲來，讓你措不及防，無法安寧，與你形影相隨，揮之不去，我不知道那是什麽，只能稱它為愛情...所有這一切 (政治)，就像他們之間發生的愛情一樣。所以我覺得就是說，愛情實際上是整個世界的一片葉子——如果整個世界是一棵樹的話，愛情是這棵樹上的一片葉子。那麽，一片葉子上面你就可以讀到整棵樹的資訊。所以，不用這麽麻煩，我只要表達愛情就可以了。當我說清楚了愛情，也就說清楚了這個世界。」 <text:line-break/><text:line-break/>愛情當然也包括親情，包括人對動物、對萬物的一種情感狀態。我們就是在這個基礎狀態上渡過每一個日子不是嗎？沒有它，生命根本不值得活。 <text:line-break/><text:line-break/>許多時候，我很不喜歡所謂抗議或抗爭這類字眼或概念。當警察說：「你們來抗議，如何如何...」時，我很想說：「我不是來抗議。我是為了愛情而來。」 <text:line-break/><text:line-break/>我這些話，當然不是用來勉勵任何人，而僅僅只是說給自己聽。我知道，當我這麼活，我就沒有白白來到這世上，沒有辜負了生命的種種悲歡。</text:p>
      <text:p text:style-name="P5">不笑生   |  2019.11.03 11:05   |   <text:a xlink:type="simple" xlink:href="http://palinfo.habago.org/Entry?Command=Information_PrintForum&amp;iPage=1#FORUM38044"><text:span text:style-name="T6">#</text:span></text:a></text:p>
      <text:p text:style-name="P6">最近有一部講述街頭運動的紀錄片要上映了，主角是曾心儀和康惟壤 <text:line-break/>這部片叫做狂飆一夢 </text:p>
      <text:p text:style-name="P5">陳真   |  2019.11.03 02:44   |   <text:a xlink:type="simple" xlink:href="http://palinfo.habago.org/Entry?Command=Information_PrintForum&amp;iPage=1#FORUM38043"><text:span text:style-name="T6">#</text:span></text:a></text:p>
      <text:p text:style-name="P7">聲援阿桑吉站樁記實 (一) <text:line-break/><text:line-break/>陳真 <text:line-break/><text:line-break/>2019. 11. 02. <text:line-break/><text:line-break/><text:line-break/>今天，我兩點半就一個人抵達 AIT，沿著階梯走近辦公室入口，裏頭的警衛馬上跑出來對我鬼叫鬼叫。我順勢往裏頭一看，很訝異，裏面居然佈滿警衛，如臨大敵，個個瞪大眼睛朝我看。今天是周末，AIT 不上班，幹嘛派那麼多警衛留守？他們是不是原本以為會有千軍萬馬來抗議？ <text:line-break/><text:line-break/>接著，就出來了三、四個警衛，其中有兩、三個流裏流氣像流氓，言語猥瑣挑釁、酸言酸語，素質相當差。其中一個我之前在 AIT 舊址就見過，曾經在我靜站時，湊近我耳邊說悄悄話，威脅說一旦哪天他脫掉制服，在街上遇到我，我就死定了。 <text:line-break/><text:line-break/>戡察完地形之後，其他人也來了。我們就兩個人站在禁制區內，也就是靠著「美國在協會」的那面牆，其他人則退到對街。 <text:line-break/><text:line-break/>在我們開始靜站之前，就來了十多個帶槍的警察及便衣，團團圍住，一直要我們離開，說禁制區不准集會遊行。我說，我們只有兩個人在禁制區內，不構成集遊法成立要件。但這些警察一直講一些很狀況外的話，例如什麼「不管幾個人，身上有標語就不行」，要我們「守法」，不要讓他們「為難」。我一直回答說，「我們做我們該做的，你們該做什麼就做，如果我們違法，就逮捕我們。」 <text:line-break/><text:line-break/>就像鬼打牆一樣，一堆警察纏著我和阿忠，反覆講同樣的話。後來，有個警察說：「就算對街也是禁制區，因為還不到50公尺，所以你們還是違法」。我說，「反正我們就是決定要這樣做了，你們該做什麼就做什麼，不用感到為難。」 <text:line-break/><text:line-break/>整個過程大概就是這樣，一群警察 (人數比我們多) ，陪我們靜站。有位女警(套句台灣媒體流行用語：馬尾正妹女警)，拿著錄影機站在我面前錄個不停。我很納悶，就算喜歡我也不用一直錄影啊。我站著一動也不動，她就算錄兩小時，我也還是維持同樣姿勢，有什麼好錄的？後來，大約將近一個小時之後，她的主管來了，才叫她別錄了。 <text:line-break/><text:line-break/>記得上回我在以色列辦事處被抓，法官開庭檢閱我的犯罪證據，一堆照片攤開桌上，自言自語說：「為什麼每一張都一樣？」我告訴他說：「因為我從頭到尾都沒有動。」 <text:line-break/><text:line-break/>AIT新址那地方，過往行人稀少，舉著牌子站在那裏，其實很醒目。有個路人遛狗經過，比著大拇指對我喊「加油」。有位警察也跟我詢問了有關阿桑吉的一些事，我覺得他聽了之後應該也會覺得美國不應該傷害阿桑吉。 <text:line-break/><text:line-break/>後來，幾個警察知道我遠從高雄上來台北，似乎很驚訝。有位據說是派出所主管，問說「為什麼不選 AIT 有上班的時間來抗議？」我說：「因為我們也要上班啊！」他聽了之後，表現得很開心。我不知道他在開心什麼。 <text:line-break/><text:line-break/>今天特別開心遇到一位睽違二十五年、久別重逢的好朋友。他也來參加救援阿桑吉的活動。 <text:line-break/><text:line-break/>朋友說，他想要每周一的下午一點到三點，獨自去AIT 靜站。我覺得一個人可能會有點壓力，也比較孤單，同時也比較會遇到一些狀況，因此我建議他最少應該兩個人才去站。我說我會在這群組上及留言板上問問有無其他人也能同行。 <text:line-break/><text:line-break/>如果有人可以周一下午一點一起去的話，請出聲。謝謝。 <text:line-break/><text:line-break/>另外，每個周一都去靜站當然很好，可是，這樣會不會太累？阿桑吉的事，肯定是長期抗戰，連他還有沒有活路，我其實也毫無把握。我只能說，我們會一直記著他，想辦法發出一點聲音，不會把他給忘了。 <text:line-break/><text:line-break/>因此，要不要考慮「偶而」周一去就行，不要「每」周一，因為我覺得「每周」去，要撐個幾年或幾十年會很辛苦。長久保有熱情很不容易，畢竟這些事都不是人們所關注的熱門活動。你看，巴勒網站了12年，卻越站人越少，往往只剩我和阿忠及修亮。 <text:line-break/><text:line-break/>每次小貓兩三隻舉個不合時宜的牌子站在那裏時，我都能從過往路人的某種眼角餘光及神祕微笑表情中讀出他們的心意。他們心裏一定在想：「真好笑，哪來的這些怪人？站在這裏幹啥呢？是不是腦子有病啊？」 <text:line-break/><text:line-break/>路人真的很「善良」，通常都不會用正眼看我，而是用餘光。我能理解這樣一種「體貼」，因為當我們平常看到路邊一些「很可憐」或「很可笑」的怪人或病人時，我們都不好意思直接正視，彷彿我們燦爛的眼光一旦正視對方時，將會讓對方頓時產生自卑感而無地自容。大家能聽懂我說的意思嗎？題外話。 <text:line-break/><text:line-break/>今晚回到家，小孩問我，阿桑吉有救出來了嗎？我說「還需要一些時間，可能要等到妳念幼兒園大班看看救不救得出來」。 <text:line-break/><text:line-break/>我原本是想跟她說：「可能要等到妳讀高中，看要不要換妳來接手救他。」但我不想讓小孩太過於失望，所以把「高中」改成「幼兒園大班」。其實，別說等她上高中(2031年)，就算念完大學我都不知道阿桑吉命運如何。 <text:line-break/><text:line-break/>出門北上靜站前夕，小孩交待我別當「班長」，因為前兩天她問我「是不是所有人都會被警察抓走？」我說「不會，通常只會抓一個帶頭的」。小孩說：「什麼是帶頭的？」我說：「就是班長啊。」 <text:line-break/><text:line-break/>小孩說，「那你不要當班長啊。」我說：「我不當班長，那你要警察把世主阿姨抓走嗎？」她說：「那就大家都不要當班長啊。」我說，「不行，警察會問說你們之中誰是班長？總要有一個人出來當班長。」小孩說：「你就說我們這班沒有班長啊。」 <text:line-break/><text:line-break/>我接不上話了。(通常這時候我就會說「等妳長大就知道了。」)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